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17.08pt" svg:y="36.28pt">
            <draw:object draw:notify-on-update-of-ranges="Sheet1.Z2:Sheet1.Z12 Sheet1.A2:Sheet1.A1000 Sheet1.B2:Sheet1.B1000 Sheet1.Y2:Sheet1.Y82 Sheet1.Z2:Sheet1.Z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71239" calcext:value-type="float">
            <text:p>4.7123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 + SIN([.C3]) * [.D3]" office:value-type="float" office:value="-0.0999847677230578" calcext:value-type="float">
            <text:p>-0.099984767723058</text:p>
          </table:table-cell>
          <table:table-cell table:formula="of:=[.B2]+ COS([.C3]) * [.D3]" office:value-type="float" office:value="0.00174534333762093" calcext:value-type="float">
            <text:p>0.001745343337621</text:p>
          </table:table-cell>
          <table:table-cell table:formula="of:=[.C2] +0.0174533" office:value-type="float" office:value="4.7298433" calcext:value-type="float">
            <text:p>4.7298433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SIN([.AA3]) * [.AB3]" office:value-type="float" office:value="-0.895968138816032" calcext:value-type="float">
            <text:p>-0.895968138816032</text:p>
          </table:table-cell>
          <table:table-cell table:style-name="ce2" table:formula="of:=[.Z2]+ COS([.AA3]) * [.AB3]" office:value-type="float" office:value="0.0850946192572491" calcext:value-type="float">
            <text:p>0.085094619257249</text:p>
          </table:table-cell>
          <table:table-cell table:style-name="ce2" table:formula="of:=[.AA2] + 0.15708" office:value-type="float" office:value="4.80708" calcext:value-type="float">
            <text:p>4.80708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table:formula="of:=[.A3] + SIN([.C4]) * [.D4]" office:value-type="float" office:value="-0.199923846814298" calcext:value-type="float">
            <text:p>-0.199923846814298</text:p>
          </table:table-cell>
          <table:table-cell table:formula="of:=[.B3]+ COS([.C4]) * [.D4]" office:value-type="float" office:value="0.00523539640238792" calcext:value-type="float">
            <text:p>0.005235396402388</text:p>
          </table:table-cell>
          <table:table-cell table:formula="of:=[.C3] +0.0174533" office:value-type="float" office:value="4.7472966" calcext:value-type="float">
            <text:p>4.7472966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SIN([.AA4]) * [.AB4]" office:value-type="float" office:value="-1.76759360947206" calcext:value-type="float">
            <text:p>-1.76759360947206</text:p>
          </table:table-cell>
          <table:table-cell table:style-name="ce2" table:formula="of:=[.Z3]+ COS([.AA4]) * [.AB4]" office:value-type="float" office:value="0.309302199199721" calcext:value-type="float">
            <text:p>0.309302199199721</text:p>
          </table:table-cell>
          <table:table-cell table:style-name="ce2" table:formula="of:=[.AA3] + 0.15708" office:value-type="float" office:value="4.96416" calcext:value-type="float">
            <text:p>4.96416</text:p>
          </table:table-cell>
          <table:table-cell table:style-name="ce2" table:formula="of:=[.AB3]" office:value-type="float" office:value="0.9" calcext:value-type="float">
            <text:p>0.9</text:p>
          </table:table-cell>
        </table:table-row>
        <table:table-row table:style-name="ro1">
          <table:table-cell table:formula="of:=[.A4] + SIN([.C5]) * [.D5]" office:value-type="float" office:value="-0.299786794836004" calcext:value-type="float">
            <text:p>-0.299786794836004</text:p>
          </table:table-cell>
          <table:table-cell table:formula="of:=[.B4]+ COS([.C5]) * [.D5]" office:value-type="float" office:value="0.0104690960894173" calcext:value-type="float">
            <text:p>0.010469096089417</text:p>
          </table:table-cell>
          <table:table-cell table:formula="of:=[.C4] +0.0174533" office:value-type="float" office:value="4.7647499" calcext:value-type="float">
            <text:p>4.7647499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SIN([.AA5]) * [.AB5]" office:value-type="float" office:value="-2.59341399995136" calcext:value-type="float">
            <text:p>-2.59341399995136</text:p>
          </table:table-cell>
          <table:table-cell table:style-name="ce2" table:formula="of:=[.Z4]+ COS([.AA5]) * [.AB5]" office:value-type="float" office:value="0.667101979340259" calcext:value-type="float">
            <text:p>0.667101979340259</text:p>
          </table:table-cell>
          <table:table-cell table:style-name="ce2" table:formula="of:=[.AA4] + 0.15708" office:value-type="float" office:value="5.12124" calcext:value-type="float">
            <text:p>5.12124</text:p>
          </table:table-cell>
          <table:table-cell table:style-name="ce2" table:formula="of:=[.AB4]" office:value-type="float" office:value="0.9" calcext:value-type="float">
            <text:p>0.9</text:p>
          </table:table-cell>
        </table:table-row>
        <table:table-row table:style-name="ro1">
          <table:table-cell table:formula="of:=[.A5] + SIN([.C6]) * [.D6]" office:value-type="float" office:value="-0.399543192540742" calcext:value-type="float">
            <text:p>-0.399543192540742</text:p>
          </table:table-cell>
          <table:table-cell table:formula="of:=[.B5]+ COS([.C6]) * [.D6]" office:value-type="float" office:value="0.017444848161718" calcext:value-type="float">
            <text:p>0.017444848161718</text:p>
          </table:table-cell>
          <table:table-cell table:formula="of:=[.C5] +0.0174533" office:value-type="float" office:value="4.7822032" calcext:value-type="float">
            <text:p>4.7822032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SIN([.AA6]) * [.AB6]" office:value-type="float" office:value="-3.35309477659358" calcext:value-type="float">
            <text:p>-3.35309477659358</text:p>
          </table:table-cell>
          <table:table-cell table:style-name="ce2" table:formula="of:=[.Z5]+ COS([.AA6]) * [.AB6]" office:value-type="float" office:value="1.14968370050288" calcext:value-type="float">
            <text:p>1.14968370050288</text:p>
          </table:table-cell>
          <table:table-cell table:style-name="ce2" table:formula="of:=[.AA5] + 0.15708" office:value-type="float" office:value="5.27832" calcext:value-type="float">
            <text:p>5.27832</text:p>
          </table:table-cell>
          <table:table-cell table:style-name="ce2" table:formula="of:=[.AB5]" office:value-type="float" office:value="0.9" calcext:value-type="float">
            <text:p>0.9</text:p>
          </table:table-cell>
        </table:table-row>
        <table:table-row table:style-name="ro1">
          <table:table-cell table:formula="of:=[.A6] + SIN([.C7]) * [.D7]" office:value-type="float" office:value="-0.499162653137363" calcext:value-type="float">
            <text:p>-0.499162653137363</text:p>
          </table:table-cell>
          <table:table-cell table:formula="of:=[.B6]+ COS([.C7]) * [.D7]" office:value-type="float" office:value="0.0261605277358118" calcext:value-type="float">
            <text:p>0.026160527735812</text:p>
          </table:table-cell>
          <table:table-cell table:formula="of:=[.C6] +0.0174533" office:value-type="float" office:value="4.7996565" calcext:value-type="float">
            <text:p>4.799656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SIN([.AA7]) * [.AB7]" office:value-type="float" office:value="-4.0279299901368" calcext:value-type="float">
            <text:p>-4.0279299901368</text:p>
          </table:table-cell>
          <table:table-cell table:style-name="ce2" table:formula="of:=[.Z6]+ COS([.AA7]) * [.AB7]" office:value-type="float" office:value="1.74516454365576" calcext:value-type="float">
            <text:p>1.74516454365576</text:p>
          </table:table-cell>
          <table:table-cell table:style-name="ce2" table:formula="of:=[.AA6] + 0.15708" office:value-type="float" office:value="5.4354" calcext:value-type="float">
            <text:p>5.4354</text:p>
          </table:table-cell>
          <table:table-cell table:style-name="ce2" table:formula="of:=[.AB6]" office:value-type="float" office:value="0.9" calcext:value-type="float">
            <text:p>0.9</text:p>
          </table:table-cell>
        </table:table-row>
        <table:table-row table:style-name="ro1">
          <table:table-cell table:formula="of:=[.A7] + SIN([.C8]) * [.D8]" office:value-type="float" office:value="-0.598614831547124" calcext:value-type="float">
            <text:p>-0.598614831547124</text:p>
          </table:table-cell>
          <table:table-cell table:formula="of:=[.B7]+ COS([.C8]) * [.D8]" office:value-type="float" office:value="0.0366134799289942" calcext:value-type="float">
            <text:p>0.036613479928994</text:p>
          </table:table-cell>
          <table:table-cell table:formula="of:=[.C7] +0.0174533" office:value-type="float" office:value="4.8171098" calcext:value-type="float">
            <text:p>4.8171098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SIN([.AA8]) * [.AB8]" office:value-type="float" office:value="-4.60130288041964" calcext:value-type="float">
            <text:p>-4.60130288041964</text:p>
          </table:table-cell>
          <table:table-cell table:style-name="ce2" table:formula="of:=[.Z7]+ COS([.AA8]) * [.AB8]" office:value-type="float" office:value="2.43888172571824" calcext:value-type="float">
            <text:p>2.43888172571824</text:p>
          </table:table-cell>
          <table:table-cell table:style-name="ce2" table:formula="of:=[.AA7] + 0.15708" office:value-type="float" office:value="5.59248" calcext:value-type="float">
            <text:p>5.59248</text:p>
          </table:table-cell>
          <table:table-cell table:style-name="ce2" table:formula="of:=[.AB7]" office:value-type="float" office:value="0.9" calcext:value-type="float">
            <text:p>0.9</text:p>
          </table:table-cell>
        </table:table-row>
        <table:table-row table:style-name="ro1">
          <table:table-cell table:formula="of:=[.A8] + SIN([.C9]) * [.D9]" office:value-type="float" office:value="-0.697869433647102" calcext:value-type="float">
            <text:p>-0.697869433647102</text:p>
          </table:table-cell>
          <table:table-cell table:formula="of:=[.B8]+ COS([.C9]) * [.D9]" office:value-type="float" office:value="0.048800520668038" calcext:value-type="float">
            <text:p>0.048800520668038</text:p>
          </table:table-cell>
          <table:table-cell table:formula="of:=[.C8] +0.0174533" office:value-type="float" office:value="4.8345631" calcext:value-type="float">
            <text:p>4.8345631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SIN([.AA9]) * [.AB9]" office:value-type="float" office:value="-5.0590950380739" calcext:value-type="float">
            <text:p>-5.0590950380739</text:p>
          </table:table-cell>
          <table:table-cell table:style-name="ce2" table:formula="of:=[.Z8]+ COS([.AA9]) * [.AB9]" office:value-type="float" office:value="3.21375354762833" calcext:value-type="float">
            <text:p>3.21375354762833</text:p>
          </table:table-cell>
          <table:table-cell table:style-name="ce2" table:formula="of:=[.AA8] + 0.15708" office:value-type="float" office:value="5.74956" calcext:value-type="float">
            <text:p>5.74956</text:p>
          </table:table-cell>
          <table:table-cell table:style-name="ce2" table:formula="of:=[.AB8]" office:value-type="float" office:value="0.9" calcext:value-type="float">
            <text:p>0.9</text:p>
          </table:table-cell>
        </table:table-row>
        <table:table-row table:style-name="ro1">
          <table:table-cell table:formula="of:=[.A9] + SIN([.C10]) * [.D10]" office:value-type="float" office:value="-0.796896225498081" calcext:value-type="float">
            <text:p>-0.796896225498081</text:p>
          </table:table-cell>
          <table:table-cell table:formula="of:=[.B9]+ COS([.C10]) * [.D10]" office:value-type="float" office:value="0.0627179376590937" calcext:value-type="float">
            <text:p>0.062717937659094</text:p>
          </table:table-cell>
          <table:table-cell table:formula="of:=[.C9] +0.0174533" office:value-type="float" office:value="4.8520164" calcext:value-type="float">
            <text:p>4.8520164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SIN([.AA10]) * [.AB10]" office:value-type="float" office:value="-5.39003404824206" calcext:value-type="float">
            <text:p>-5.39003404824206</text:p>
          </table:table-cell>
          <table:table-cell table:style-name="ce2" table:formula="of:=[.Z9]+ COS([.AA10]) * [.AB10]" office:value-type="float" office:value="4.05070000442764" calcext:value-type="float">
            <text:p>4.05070000442764</text:p>
          </table:table-cell>
          <table:table-cell table:style-name="ce2" table:formula="of:=[.AA9] + 0.15708" office:value-type="float" office:value="5.90664" calcext:value-type="float">
            <text:p>5.90664</text:p>
          </table:table-cell>
          <table:table-cell table:style-name="ce2" table:formula="of:=[.AB9]" office:value-type="float" office:value="0.9" calcext:value-type="float">
            <text:p>0.9</text:p>
          </table:table-cell>
        </table:table-row>
        <table:table-row table:style-name="ro1">
          <table:table-cell table:formula="of:=[.A10] + SIN([.C11]) * [.D11]" office:value-type="float" office:value="-0.895665042554114" calcext:value-type="float">
            <text:p>-0.895665042554114</text:p>
          </table:table-cell>
          <table:table-cell table:formula="of:=[.B10]+ COS([.C11]) * [.D11]" office:value-type="float" office:value="0.0783614915184909" calcext:value-type="float">
            <text:p>0.078361491518491</text:p>
          </table:table-cell>
          <table:table-cell table:formula="of:=[.C10] +0.0174533" office:value-type="float" office:value="4.8694697" calcext:value-type="float">
            <text:p>4.8694697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SIN([.AA11]) * [.AB11]" office:value-type="float" office:value="-5.58597105613759" calcext:value-type="float">
            <text:p>-5.58597105613759</text:p>
          </table:table-cell>
          <table:table-cell table:style-name="ce2" table:formula="of:=[.Z10]+ COS([.AA11]) * [.AB11]" office:value-type="float" office:value="4.92911260049906" calcext:value-type="float">
            <text:p>4.92911260049906</text:p>
          </table:table-cell>
          <table:table-cell table:style-name="ce2" table:formula="of:=[.AA10] + 0.15708" office:value-type="float" office:value="6.06372" calcext:value-type="float">
            <text:p>6.06372</text:p>
          </table:table-cell>
          <table:table-cell table:style-name="ce2" table:formula="of:=[.AB10]" office:value-type="float" office:value="0.9" calcext:value-type="float">
            <text:p>0.9</text:p>
          </table:table-cell>
        </table:table-row>
        <table:table-row table:style-name="ro1">
          <table:table-cell table:formula="of:=[.A11] + SIN([.C12]) * [.D12]" office:value-type="float" office:value="-0.994145798850943" calcext:value-type="float">
            <text:p>-0.994145798850943</text:p>
          </table:table-cell>
          <table:table-cell table:formula="of:=[.B11]+ COS([.C12]) * [.D12]" office:value-type="float" office:value="0.0957264170640973" calcext:value-type="float">
            <text:p>0.095726417064097</text:p>
          </table:table-cell>
          <table:table-cell table:formula="of:=[.C11] +0.0174533" office:value-type="float" office:value="4.886923" calcext:value-type="float">
            <text:p>4.886923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SIN([.AA12]) * [.AB12]" office:value-type="float" office:value="-5.64208141983072" calcext:value-type="float">
            <text:p>-5.64208141983072</text:p>
          </table:table-cell>
          <table:table-cell table:style-name="ce2" table:formula="of:=[.Z11]+ COS([.AA12]) * [.AB12]" office:value-type="float" office:value="5.82736180149299" calcext:value-type="float">
            <text:p>5.82736180149299</text:p>
          </table:table-cell>
          <table:table-cell table:style-name="ce2" table:formula="of:=[.AA11] + 0.15708" office:value-type="float" office:value="6.2208" calcext:value-type="float">
            <text:p>6.2208</text:p>
          </table:table-cell>
          <table:table-cell table:style-name="ce2" table:formula="of:=[.AB11]" office:value-type="float" office:value="0.9" calcext:value-type="float">
            <text:p>0.9</text:p>
          </table:table-cell>
        </table:table-row>
        <table:table-row table:style-name="ro1">
          <table:table-cell table:formula="of:=[.A12] + SIN([.C13]) * [.D13]" office:value-type="float" office:value="-1.09230849617048" calcext:value-type="float">
            <text:p>-1.09230849617048</text:p>
          </table:table-cell>
          <table:table-cell table:formula="of:=[.B12]+ COS([.C13]) * [.D13]" office:value-type="float" office:value="0.11480742476684" calcext:value-type="float">
            <text:p>0.11480742476684</text:p>
          </table:table-cell>
          <table:table-cell table:formula="of:=[.C12] +0.0174533" office:value-type="float" office:value="4.9043763" calcext:value-type="float">
            <text:p>4.9043763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0"/>
          <table:table-cell table:style-name="ce2" table:formula="of:=[.Y12] + SIN([.AA13]) * [.AB13]" office:value-type="float" office:value="-5.5569835094993" calcext:value-type="float">
            <text:p>-5.5569835094993</text:p>
          </table:table-cell>
          <table:table-cell table:style-name="ce2" table:formula="of:=[.Z12]+ COS([.AA13]) * [.AB13]" office:value-type="float" office:value="6.72332962773299" calcext:value-type="float">
            <text:p>6.72332962773299</text:p>
          </table:table-cell>
          <table:table-cell table:style-name="ce2" table:formula="of:=[.AA12] + 0.15708" office:value-type="float" office:value="6.37788" calcext:value-type="float">
            <text:p>6.37788</text:p>
          </table:table-cell>
          <table:table-cell table:style-name="ce2" table:formula="of:=[.AB12]" office:value-type="float" office:value="0.9" calcext:value-type="float">
            <text:p>0.9</text:p>
          </table:table-cell>
        </table:table-row>
        <table:table-row table:style-name="ro1">
          <table:table-cell table:formula="of:=[.A13] + SIN([.C14]) * [.D14]" office:value-type="float" office:value="-1.19012323317858" calcext:value-type="float">
            <text:p>-1.19012323317858</text:p>
          </table:table-cell>
          <table:table-cell table:formula="of:=[.B13]+ COS([.C14]) * [.D14]" office:value-type="float" office:value="0.135598702361949" calcext:value-type="float">
            <text:p>0.135598702361949</text:p>
          </table:table-cell>
          <table:table-cell table:formula="of:=[.C13] +0.0174533" office:value-type="float" office:value="4.9218296" calcext:value-type="float">
            <text:p>4.9218296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0"/>
          <table:table-cell table:style-name="ce2" table:formula="of:=[.Y13] + SIN([.AA14]) * [.AB14]" office:value-type="float" office:value="-5.33277272789922" calcext:value-type="float">
            <text:p>-5.33277272789922</text:p>
          </table:table-cell>
          <table:table-cell table:style-name="ce2" table:formula="of:=[.Z13]+ COS([.AA14]) * [.AB14]" office:value-type="float" office:value="7.59495427482271" calcext:value-type="float">
            <text:p>7.59495427482271</text:p>
          </table:table-cell>
          <table:table-cell table:style-name="ce2" table:formula="of:=[.AA13] + 0.15708" office:value-type="float" office:value="6.53496" calcext:value-type="float">
            <text:p>6.53496</text:p>
          </table:table-cell>
          <table:table-cell table:style-name="ce2" table:formula="of:=[.AB13]" office:value-type="float" office:value="0.9" calcext:value-type="float">
            <text:p>0.9</text:p>
          </table:table-cell>
        </table:table-row>
        <table:table-row table:style-name="ro1">
          <table:table-cell table:formula="of:=[.A14] + SIN([.C15]) * [.D15]" office:value-type="float" office:value="-1.28756021453325" calcext:value-type="float">
            <text:p>-1.28756021453325</text:p>
          </table:table-cell>
          <table:table-cell table:formula="of:=[.B14]+ COS([.C15]) * [.D15]" office:value-type="float" office:value="0.158093916619431" calcext:value-type="float">
            <text:p>0.158093916619431</text:p>
          </table:table-cell>
          <table:table-cell table:formula="of:=[.C14] +0.0174533" office:value-type="float" office:value="4.9392829" calcext:value-type="float">
            <text:p>4.9392829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0"/>
          <table:table-cell table:style-name="ce2" table:formula="of:=[.Y14] + SIN([.AA15]) * [.AB15]" office:value-type="float" office:value="-4.97496991435343" calcext:value-type="float">
            <text:p>-4.97496991435343</text:p>
          </table:table-cell>
          <table:table-cell table:style-name="ce2" table:formula="of:=[.Z14]+ COS([.AA15]) * [.AB15]" office:value-type="float" office:value="8.42077335102446" calcext:value-type="float">
            <text:p>8.42077335102446</text:p>
          </table:table-cell>
          <table:table-cell table:style-name="ce2" table:formula="of:=[.AA14] + 0.15708" office:value-type="float" office:value="6.69204" calcext:value-type="float">
            <text:p>6.69204</text:p>
          </table:table-cell>
          <table:table-cell table:style-name="ce2" table:formula="of:=[.AB14]" office:value-type="float" office:value="0.9" calcext:value-type="float">
            <text:p>0.9</text:p>
          </table:table-cell>
        </table:table-row>
        <table:table-row table:style-name="ro1">
          <table:table-cell table:formula="of:=[.A15] + SIN([.C16]) * [.D16]" office:value-type="float" office:value="-1.38458975996064" calcext:value-type="float">
            <text:p>-1.38458975996064</text:p>
          </table:table-cell>
          <table:table-cell table:formula="of:=[.B15]+ COS([.C16]) * [.D16]" office:value-type="float" office:value="0.182286215273234" calcext:value-type="float">
            <text:p>0.182286215273234</text:p>
          </table:table-cell>
          <table:table-cell table:formula="of:=[.C15] +0.0174533" office:value-type="float" office:value="4.9567362" calcext:value-type="float">
            <text:p>4.9567362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0"/>
          <table:table-cell table:style-name="ce2" table:formula="of:=[.Y15] + SIN([.AA16]) * [.AB16]" office:value-type="float" office:value="-4.49238540273076" calcext:value-type="float">
            <text:p>-4.49238540273076</text:p>
          </table:table-cell>
          <table:table-cell table:style-name="ce2" table:formula="of:=[.Z15]+ COS([.AA16]) * [.AB16]" office:value-type="float" office:value="9.18045235503991" calcext:value-type="float">
            <text:p>9.18045235503991</text:p>
          </table:table-cell>
          <table:table-cell table:style-name="ce2" table:formula="of:=[.AA15] + 0.15708" office:value-type="float" office:value="6.84912" calcext:value-type="float">
            <text:p>6.84912</text:p>
          </table:table-cell>
          <table:table-cell table:style-name="ce2" table:formula="of:=[.AB15]" office:value-type="float" office:value="0.9" calcext:value-type="float">
            <text:p>0.9</text:p>
          </table:table-cell>
        </table:table-row>
        <table:table-row table:style-name="ro1">
          <table:table-cell table:formula="of:=[.A16] + SIN([.C17]) * [.D17]" office:value-type="float" office:value="-1.48118231329592" calcext:value-type="float">
            <text:p>-1.48118231329592</text:p>
          </table:table-cell>
          <table:table-cell table:formula="of:=[.B16]+ COS([.C17]) * [.D17]" office:value-type="float" office:value="0.208168229108515" calcext:value-type="float">
            <text:p>0.208168229108515</text:p>
          </table:table-cell>
          <table:table-cell table:formula="of:=[.C16] +0.0174533" office:value-type="float" office:value="4.9741895" calcext:value-type="float">
            <text:p>4.974189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0"/>
          <table:table-cell table:style-name="ce2" table:formula="of:=[.Y16] + SIN([.AA17]) * [.AB17]" office:value-type="float" office:value="-3.89690208077375" calcext:value-type="float">
            <text:p>-3.89690208077375</text:p>
          </table:table-cell>
          <table:table-cell table:style-name="ce2" table:formula="of:=[.Z16]+ COS([.AA17]) * [.AB17]" office:value-type="float" office:value="9.85528538125532" calcext:value-type="float">
            <text:p>9.85528538125532</text:p>
          </table:table-cell>
          <table:table-cell table:style-name="ce2" table:formula="of:=[.AA16] + 0.15708" office:value-type="float" office:value="7.0062" calcext:value-type="float">
            <text:p>7.0062</text:p>
          </table:table-cell>
          <table:table-cell table:style-name="ce2" table:formula="of:=[.AB16]" office:value-type="float" office:value="0.9" calcext:value-type="float">
            <text:p>0.9</text:p>
          </table:table-cell>
        </table:table-row>
        <table:table-row table:style-name="ro1">
          <table:table-cell table:formula="of:=[.A17] + SIN([.C18]) * [.D18]" office:value-type="float" office:value="-1.57730845148643" calcext:value-type="float">
            <text:p>-1.57730845148643</text:p>
          </table:table-cell>
          <table:table-cell table:formula="of:=[.B17]+ COS([.C18]) * [.D18]" office:value-type="float" office:value="0.235732074206378" calcext:value-type="float">
            <text:p>0.235732074206378</text:p>
          </table:table-cell>
          <table:table-cell table:formula="of:=[.C17] +0.0174533" office:value-type="float" office:value="4.9916428" calcext:value-type="float">
            <text:p>4.9916428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0"/>
          <table:table-cell table:style-name="ce2" table:formula="of:=[.Y17] + SIN([.AA18]) * [.AB18]" office:value-type="float" office:value="-3.20318279259972" calcext:value-type="float">
            <text:p>-3.20318279259972</text:p>
          </table:table-cell>
          <table:table-cell table:style-name="ce2" table:formula="of:=[.Z17]+ COS([.AA18]) * [.AB18]" office:value-type="float" office:value="10.4286557233688" calcext:value-type="float">
            <text:p>10.4286557233688</text:p>
          </table:table-cell>
          <table:table-cell table:style-name="ce2" table:formula="of:=[.AA17] + 0.15708" office:value-type="float" office:value="7.16328" calcext:value-type="float">
            <text:p>7.16328</text:p>
          </table:table-cell>
          <table:table-cell table:style-name="ce2" table:formula="of:=[.AB17]" office:value-type="float" office:value="0.9" calcext:value-type="float">
            <text:p>0.9</text:p>
          </table:table-cell>
        </table:table-row>
        <table:table-row table:style-name="ro1">
          <table:table-cell table:formula="of:=[.A18] + SIN([.C19]) * [.D19]" office:value-type="float" office:value="-1.67293889355418" calcext:value-type="float">
            <text:p>-1.67293889355418</text:p>
          </table:table-cell>
          <table:table-cell table:formula="of:=[.B18]+ COS([.C19]) * [.D19]" office:value-type="float" office:value="0.264969354345392" calcext:value-type="float">
            <text:p>0.264969354345392</text:p>
          </table:table-cell>
          <table:table-cell table:formula="of:=[.C18] +0.0174533" office:value-type="float" office:value="5.00909609999999" calcext:value-type="float">
            <text:p>5.0090960999999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0"/>
          <table:table-cell table:style-name="ce2" table:formula="of:=[.Y18] + SIN([.AA19]) * [.AB19]" office:value-type="float" office:value="-2.42830928913037" calcext:value-type="float">
            <text:p>-2.42830928913037</text:p>
          </table:table-cell>
          <table:table-cell table:style-name="ce2" table:formula="of:=[.Z18]+ COS([.AA19]) * [.AB19]" office:value-type="float" office:value="10.8864450347568" calcext:value-type="float">
            <text:p>10.8864450347568</text:p>
          </table:table-cell>
          <table:table-cell table:style-name="ce2" table:formula="of:=[.AA18] + 0.15708" office:value-type="float" office:value="7.32035999999999" calcext:value-type="float">
            <text:p>7.32035999999999</text:p>
          </table:table-cell>
          <table:table-cell table:style-name="ce2" table:formula="of:=[.AB18]" office:value-type="float" office:value="0.9" calcext:value-type="float">
            <text:p>0.9</text:p>
          </table:table-cell>
        </table:table-row>
        <table:table-row table:style-name="ro1">
          <table:table-cell table:formula="of:=[.A19] + SIN([.C20]) * [.D20]" office:value-type="float" office:value="-1.76804450951515" calcext:value-type="float">
            <text:p>-1.76804450951515</text:p>
          </table:table-cell>
          <table:table-cell table:formula="of:=[.B19]+ COS([.C20]) * [.D20]" office:value-type="float" office:value="0.295871163559166" calcext:value-type="float">
            <text:p>0.295871163559166</text:p>
          </table:table-cell>
          <table:table-cell table:formula="of:=[.C19] +0.0174533" office:value-type="float" office:value="5.02654939999999" calcext:value-type="float">
            <text:p>5.02654939999999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0"/>
          <table:table-cell table:style-name="ce2" table:formula="of:=[.Y19] + SIN([.AA20]) * [.AB20]" office:value-type="float" office:value="-1.59136161672985" calcext:value-type="float">
            <text:p>-1.59136161672985</text:p>
          </table:table-cell>
          <table:table-cell table:style-name="ce2" table:formula="of:=[.Z19]+ COS([.AA20]) * [.AB20]" office:value-type="float" office:value="11.2173809706468" calcext:value-type="float">
            <text:p>11.2173809706468</text:p>
          </table:table-cell>
          <table:table-cell table:style-name="ce2" table:formula="of:=[.AA19] + 0.15708" office:value-type="float" office:value="7.47743999999999" calcext:value-type="float">
            <text:p>7.47743999999999</text:p>
          </table:table-cell>
          <table:table-cell table:style-name="ce2" table:formula="of:=[.AB19]" office:value-type="float" office:value="0.9" calcext:value-type="float">
            <text:p>0.9</text:p>
          </table:table-cell>
        </table:table-row>
        <table:table-row table:style-name="ro1">
          <table:table-cell table:formula="of:=[.A20] + SIN([.C21]) * [.D21]" office:value-type="float" office:value="-1.86259632925258" calcext:value-type="float">
            <text:p>-1.86259632925258</text:p>
          </table:table-cell>
          <table:table-cell table:formula="of:=[.B20]+ COS([.C21]) * [.D21]" office:value-type="float" office:value="0.328428088849193" calcext:value-type="float">
            <text:p>0.328428088849193</text:p>
          </table:table-cell>
          <table:table-cell table:formula="of:=[.C20] +0.0174533" office:value-type="float" office:value="5.04400269999999" calcext:value-type="float">
            <text:p>5.04400269999999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0"/>
          <table:table-cell table:style-name="ce2" table:formula="of:=[.Y20] + SIN([.AA21]) * [.AB21]" office:value-type="float" office:value="-0.712948300947532" calcext:value-type="float">
            <text:p>-0.712948300947532</text:p>
          </table:table-cell>
          <table:table-cell table:style-name="ce2" table:formula="of:=[.Z20]+ COS([.AA21]) * [.AB21]" office:value-type="float" office:value="11.4133147519514" calcext:value-type="float">
            <text:p>11.4133147519514</text:p>
          </table:table-cell>
          <table:table-cell table:style-name="ce2" table:formula="of:=[.AA20] + 0.15708" office:value-type="float" office:value="7.63451999999999" calcext:value-type="float">
            <text:p>7.63451999999999</text:p>
          </table:table-cell>
          <table:table-cell table:style-name="ce2" table:formula="of:=[.AB20]" office:value-type="float" office:value="0.9" calcext:value-type="float">
            <text:p>0.9</text:p>
          </table:table-cell>
        </table:table-row>
        <table:table-row table:style-name="ro1">
          <table:table-cell table:formula="of:=[.A21] + SIN([.C22]) * [.D22]" office:value-type="float" office:value="-1.95656555134155" calcext:value-type="float">
            <text:p>-1.95656555134155</text:p>
          </table:table-cell>
          <table:table-cell table:formula="of:=[.B21]+ COS([.C22]) * [.D22]" office:value-type="float" office:value="0.362630213052142" calcext:value-type="float">
            <text:p>0.362630213052142</text:p>
          </table:table-cell>
          <table:table-cell table:formula="of:=[.C21] +0.0174533" office:value-type="float" office:value="5.06145599999999" calcext:value-type="float">
            <text:p>5.06145599999999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0"/>
          <table:table-cell table:style-name="ce2" table:formula="of:=[.Y21] + SIN([.AA22]) * [.AB22]" office:value-type="float" office:value="0.185301106145208" calcext:value-type="float">
            <text:p>0.185301106145208</text:p>
          </table:table-cell>
          <table:table-cell table:style-name="ce2" table:formula="of:=[.Z21]+ COS([.AA22]) * [.AB22]" office:value-type="float" office:value="11.4694218161906" calcext:value-type="float">
            <text:p>11.4694218161906</text:p>
          </table:table-cell>
          <table:table-cell table:style-name="ce2" table:formula="of:=[.AA21] + 0.15708" office:value-type="float" office:value="7.79159999999999" calcext:value-type="float">
            <text:p>7.79159999999999</text:p>
          </table:table-cell>
          <table:table-cell table:style-name="ce2" table:formula="of:=[.AB21]" office:value-type="float" office:value="0.9" calcext:value-type="float">
            <text:p>0.9</text:p>
          </table:table-cell>
        </table:table-row>
        <table:table-row table:style-name="ro1">
          <table:table-cell table:formula="of:=[.A22] + SIN([.C23]) * [.D23]" office:value-type="float" office:value="-2.04992355182218" calcext:value-type="float">
            <text:p>-2.04992355182218</text:p>
          </table:table-cell>
          <table:table-cell table:formula="of:=[.B22]+ COS([.C23]) * [.D23]" office:value-type="float" office:value="0.398467117860729" calcext:value-type="float">
            <text:p>0.398467117860729</text:p>
          </table:table-cell>
          <table:table-cell table:formula="of:=[.C22] +0.0174533" office:value-type="float" office:value="5.07890929999999" calcext:value-type="float">
            <text:p>5.07890929999999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0"/>
          <table:table-cell table:style-name="ce2" table:formula="of:=[.Y22] + SIN([.AA23]) * [.AB23]" office:value-type="float" office:value="1.08126861979708" calcext:value-type="float">
            <text:p>1.08126861979708</text:p>
          </table:table-cell>
          <table:table-cell table:style-name="ce2" table:formula="of:=[.Z22]+ COS([.AA23]) * [.AB23]" office:value-type="float" office:value="11.3843206147861" calcext:value-type="float">
            <text:p>11.3843206147861</text:p>
          </table:table-cell>
          <table:table-cell table:style-name="ce2" table:formula="of:=[.AA22] + 0.15708" office:value-type="float" office:value="7.94867999999999" calcext:value-type="float">
            <text:p>7.94867999999999</text:p>
          </table:table-cell>
          <table:table-cell table:style-name="ce2" table:formula="of:=[.AB22]" office:value-type="float" office:value="0.9" calcext:value-type="float">
            <text:p>0.9</text:p>
          </table:table-cell>
        </table:table-row>
        <table:table-row table:style-name="ro1">
          <table:table-cell table:formula="of:=[.A23] + SIN([.C24]) * [.D24]" office:value-type="float" office:value="-2.14264189291875" calcext:value-type="float">
            <text:p>-2.14264189291875</text:p>
          </table:table-cell>
          <table:table-cell table:formula="of:=[.B23]+ COS([.C24]) * [.D24]" office:value-type="float" office:value="0.435927886997232" calcext:value-type="float">
            <text:p>0.435927886997232</text:p>
          </table:table-cell>
          <table:table-cell table:formula="of:=[.C23] +0.0174533" office:value-type="float" office:value="5.09636259999999" calcext:value-type="float">
            <text:p>5.09636259999999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0"/>
          <table:table-cell table:style-name="ce2" table:formula="of:=[.Y23] + SIN([.AA24]) * [.AB24]" office:value-type="float" office:value="1.95289244330874" calcext:value-type="float">
            <text:p>1.95289244330874</text:p>
          </table:table-cell>
          <table:table-cell table:style-name="ce2" table:formula="of:=[.Z23]+ COS([.AA24]) * [.AB24]" office:value-type="float" office:value="11.1601066315315" calcext:value-type="float">
            <text:p>11.1601066315315</text:p>
          </table:table-cell>
          <table:table-cell table:style-name="ce2" table:formula="of:=[.AA23] + 0.15708" office:value-type="float" office:value="8.10575999999999" calcext:value-type="float">
            <text:p>8.10575999999999</text:p>
          </table:table-cell>
          <table:table-cell table:style-name="ce2" table:formula="of:=[.AB23]" office:value-type="float" office:value="0.9" calcext:value-type="float">
            <text:p>0.9</text:p>
          </table:table-cell>
        </table:table-row>
        <table:table-row table:style-name="ro1">
          <table:table-cell table:formula="of:=[.A24] + SIN([.C25]) * [.D25]" office:value-type="float" office:value="-2.2346923317022" calcext:value-type="float">
            <text:p>-2.2346923317022</text:p>
          </table:table-cell>
          <table:table-cell table:formula="of:=[.B24]+ COS([.C25]) * [.D25]" office:value-type="float" office:value="0.475001109538701" calcext:value-type="float">
            <text:p>0.475001109538701</text:p>
          </table:table-cell>
          <table:table-cell table:formula="of:=[.C24] +0.0174533" office:value-type="float" office:value="5.11381589999999" calcext:value-type="float">
            <text:p>5.11381589999999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0"/>
          <table:table-cell table:style-name="ce2" table:formula="of:=[.Y24] + SIN([.AA25]) * [.AB25]" office:value-type="float" office:value="2.7787102052218" calcext:value-type="float">
            <text:p>2.7787102052218</text:p>
          </table:table-cell>
          <table:table-cell table:style-name="ce2" table:formula="of:=[.Z24]+ COS([.AA25]) * [.AB25]" office:value-type="float" office:value="10.8023007845852" calcext:value-type="float">
            <text:p>10.8023007845852</text:p>
          </table:table-cell>
          <table:table-cell table:style-name="ce2" table:formula="of:=[.AA24] + 0.15708" office:value-type="float" office:value="8.26283999999999" calcext:value-type="float">
            <text:p>8.26283999999999</text:p>
          </table:table-cell>
          <table:table-cell table:style-name="ce2" table:formula="of:=[.AB24]" office:value-type="float" office:value="0.9" calcext:value-type="float">
            <text:p>0.9</text:p>
          </table:table-cell>
        </table:table-row>
        <table:table-row table:style-name="ro1">
          <table:table-cell table:formula="of:=[.A25] + SIN([.C26]) * [.D26]" office:value-type="float" office:value="-2.32604682869311" calcext:value-type="float">
            <text:p>-2.32604682869311</text:p>
          </table:table-cell>
          <table:table-cell table:formula="of:=[.B25]+ COS([.C26]) * [.D26]" office:value-type="float" office:value="0.515674883392837" calcext:value-type="float">
            <text:p>0.515674883392837</text:p>
          </table:table-cell>
          <table:table-cell table:formula="of:=[.C25] +0.0174533" office:value-type="float" office:value="5.13126919999999" calcext:value-type="float">
            <text:p>5.13126919999999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0"/>
          <table:table-cell table:style-name="ce2" table:formula="of:=[.Y25] + SIN([.AA26]) * [.AB26]" office:value-type="float" office:value="3.53838743660023" calcext:value-type="float">
            <text:p>3.53838743660023</text:p>
          </table:table-cell>
          <table:table-cell table:style-name="ce2" table:formula="of:=[.Z25]+ COS([.AA26]) * [.AB26]" office:value-type="float" office:value="10.319713482509" calcext:value-type="float">
            <text:p>10.319713482509</text:p>
          </table:table-cell>
          <table:table-cell table:style-name="ce2" table:formula="of:=[.AA25] + 0.15708" office:value-type="float" office:value="8.41991999999999" calcext:value-type="float">
            <text:p>8.41991999999999</text:p>
          </table:table-cell>
          <table:table-cell table:style-name="ce2" table:formula="of:=[.AB25]" office:value-type="float" office:value="0.9" calcext:value-type="float">
            <text:p>0.9</text:p>
          </table:table-cell>
        </table:table-row>
        <table:table-row table:style-name="ro1">
          <table:table-cell table:formula="of:=[.A26] + SIN([.C27]) * [.D27]" office:value-type="float" office:value="-2.41667755640289" calcext:value-type="float">
            <text:p>-2.41667755640289</text:p>
          </table:table-cell>
          <table:table-cell table:formula="of:=[.B26]+ COS([.C27]) * [.D27]" office:value-type="float" office:value="0.557936818923489" calcext:value-type="float">
            <text:p>0.557936818923489</text:p>
          </table:table-cell>
          <table:table-cell table:formula="of:=[.C26] +0.0174533" office:value-type="float" office:value="5.14872249999999" calcext:value-type="float">
            <text:p>5.14872249999999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0"/>
          <table:table-cell table:style-name="ce2" table:formula="of:=[.Y26] + SIN([.AA27]) * [.AB27]" office:value-type="float" office:value="4.21321827547871" calcext:value-type="float">
            <text:p>4.21321827547871</text:p>
          </table:table-cell>
          <table:table-cell table:style-name="ce2" table:formula="of:=[.Z26]+ COS([.AA27]) * [.AB27]" office:value-type="float" office:value="9.72422768175592" calcext:value-type="float">
            <text:p>9.72422768175592</text:p>
          </table:table-cell>
          <table:table-cell table:style-name="ce2" table:formula="of:=[.AA26] + 0.15708" office:value-type="float" office:value="8.57699999999999" calcext:value-type="float">
            <text:p>8.57699999999999</text:p>
          </table:table-cell>
          <table:table-cell table:style-name="ce2" table:formula="of:=[.AB26]" office:value-type="float" office:value="0.9" calcext:value-type="float">
            <text:p>0.9</text:p>
          </table:table-cell>
        </table:table-row>
        <table:table-row table:style-name="ro1">
          <table:table-cell table:formula="of:=[.A27] + SIN([.C28]) * [.D28]" office:value-type="float" office:value="-2.50655690781024" calcext:value-type="float">
            <text:p>-2.50655690781024</text:p>
          </table:table-cell>
          <table:table-cell table:formula="of:=[.B27]+ COS([.C28]) * [.D28]" office:value-type="float" office:value="0.601774042724659" calcext:value-type="float">
            <text:p>0.601774042724659</text:p>
          </table:table-cell>
          <table:table-cell table:formula="of:=[.C27] +0.0174533" office:value-type="float" office:value="5.16617579999999" calcext:value-type="float">
            <text:p>5.16617579999999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0"/>
          <table:table-cell table:style-name="ce2" table:formula="of:=[.Y27] + SIN([.AA28]) * [.AB28]" office:value-type="float" office:value="4.78658606941509" calcext:value-type="float">
            <text:p>4.78658606941509</text:p>
          </table:table-cell>
          <table:table-cell table:style-name="ce2" table:formula="of:=[.Z27]+ COS([.AA28]) * [.AB28]" office:value-type="float" office:value="9.03050628747971" calcext:value-type="float">
            <text:p>9.03050628747971</text:p>
          </table:table-cell>
          <table:table-cell table:style-name="ce2" table:formula="of:=[.AA27] + 0.15708" office:value-type="float" office:value="8.73408" calcext:value-type="float">
            <text:p>8.73408</text:p>
          </table:table-cell>
          <table:table-cell table:style-name="ce2" table:formula="of:=[.AB27]" office:value-type="float" office:value="0.9" calcext:value-type="float">
            <text:p>0.9</text:p>
          </table:table-cell>
        </table:table-row>
        <table:table-row table:style-name="ro1">
          <table:table-cell table:formula="of:=[.A28] + SIN([.C29]) * [.D29]" office:value-type="float" office:value="-2.59565750477058" calcext:value-type="float">
            <text:p>-2.59565750477058</text:p>
          </table:table-cell>
          <table:table-cell table:formula="of:=[.B28]+ COS([.C29]) * [.D29]" office:value-type="float" office:value="0.647173201541873" calcext:value-type="float">
            <text:p>0.647173201541873</text:p>
          </table:table-cell>
          <table:table-cell table:formula="of:=[.C28] +0.0174533" office:value-type="float" office:value="5.18362909999999" calcext:value-type="float">
            <text:p>5.1836290999999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0"/>
          <table:table-cell table:style-name="ce2" table:formula="of:=[.Y28] + SIN([.AA29]) * [.AB29]" office:value-type="float" office:value="5.24437253453073" calcext:value-type="float">
            <text:p>5.24437253453073</text:p>
          </table:table-cell>
          <table:table-cell table:style-name="ce2" table:formula="of:=[.Z28]+ COS([.AA29]) * [.AB29]" office:value-type="float" office:value="8.25563110246155" calcext:value-type="float">
            <text:p>8.25563110246155</text:p>
          </table:table-cell>
          <table:table-cell table:style-name="ce2" table:formula="of:=[.AA28] + 0.15708" office:value-type="float" office:value="8.89116" calcext:value-type="float">
            <text:p>8.89116</text:p>
          </table:table-cell>
          <table:table-cell table:style-name="ce2" table:formula="of:=[.AB28]" office:value-type="float" office:value="0.9" calcext:value-type="float">
            <text:p>0.9</text:p>
          </table:table-cell>
        </table:table-row>
        <table:table-row table:style-name="ro1">
          <table:table-cell table:formula="of:=[.A29] + SIN([.C30]) * [.D30]" office:value-type="float" office:value="-2.68395220635568" calcext:value-type="float">
            <text:p>-2.68395220635568</text:p>
          </table:table-cell>
          <table:table-cell table:formula="of:=[.B29]+ COS([.C30]) * [.D30]" office:value-type="float" office:value="0.694120466339709" calcext:value-type="float">
            <text:p>0.694120466339709</text:p>
          </table:table-cell>
          <table:table-cell table:formula="of:=[.C29] +0.0174533" office:value-type="float" office:value="5.20108239999999" calcext:value-type="float">
            <text:p>5.20108239999999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0"/>
          <table:table-cell table:style-name="ce2" table:formula="of:=[.Y29] + SIN([.AA30]) * [.AB30]" office:value-type="float" office:value="5.57530539613798" calcext:value-type="float">
            <text:p>5.57530539613798</text:p>
          </table:table-cell>
          <table:table-cell table:style-name="ce2" table:formula="of:=[.Z29]+ COS([.AA30]) * [.AB30]" office:value-type="float" office:value="7.41868221447111" calcext:value-type="float">
            <text:p>7.41868221447111</text:p>
          </table:table-cell>
          <table:table-cell table:style-name="ce2" table:formula="of:=[.AA29] + 0.15708" office:value-type="float" office:value="9.04824" calcext:value-type="float">
            <text:p>9.04824</text:p>
          </table:table-cell>
          <table:table-cell table:style-name="ce2" table:formula="of:=[.AB29]" office:value-type="float" office:value="0.9" calcext:value-type="float">
            <text:p>0.9</text:p>
          </table:table-cell>
        </table:table-row>
        <table:table-row table:style-name="ro1">
          <table:table-cell table:formula="of:=[.A30] + SIN([.C31]) * [.D31]" office:value-type="float" office:value="-2.77141411712105" calcext:value-type="float">
            <text:p>-2.77141411712105</text:p>
          </table:table-cell>
          <table:table-cell table:formula="of:=[.B30]+ COS([.C31]) * [.D31]" office:value-type="float" office:value="0.742601536514263" calcext:value-type="float">
            <text:p>0.742601536514263</text:p>
          </table:table-cell>
          <table:table-cell table:formula="of:=[.C30] +0.0174533" office:value-type="float" office:value="5.21853569999999" calcext:value-type="float">
            <text:p>5.21853569999999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0"/>
          <table:table-cell table:style-name="ce2" table:formula="of:=[.Y30] + SIN([.AA31]) * [.AB31]" office:value-type="float" office:value="5.77123595084896" calcext:value-type="float">
            <text:p>5.77123595084896</text:p>
          </table:table-cell>
          <table:table-cell table:style-name="ce2" table:formula="of:=[.Z30]+ COS([.AA31]) * [.AB31]" office:value-type="float" office:value="6.54026817898975" calcext:value-type="float">
            <text:p>6.54026817898975</text:p>
          </table:table-cell>
          <table:table-cell table:style-name="ce2" table:formula="of:=[.AA30] + 0.15708" office:value-type="float" office:value="9.20532" calcext:value-type="float">
            <text:p>9.20532</text:p>
          </table:table-cell>
          <table:table-cell table:style-name="ce2" table:formula="of:=[.AB30]" office:value-type="float" office:value="0.9" calcext:value-type="float">
            <text:p>0.9</text:p>
          </table:table-cell>
        </table:table-row>
        <table:table-row table:style-name="ro1">
          <table:table-cell table:formula="of:=[.A31] + SIN([.C32]) * [.D32]" office:value-type="float" office:value="-2.85801659529858" calcext:value-type="float">
            <text:p>-2.85801659529858</text:p>
          </table:table-cell>
          <table:table-cell table:formula="of:=[.B31]+ COS([.C32]) * [.D32]" office:value-type="float" office:value="0.792601644249257" calcext:value-type="float">
            <text:p>0.792601644249257</text:p>
          </table:table-cell>
          <table:table-cell table:formula="of:=[.C31] +0.0174533" office:value-type="float" office:value="5.23598899999999" calcext:value-type="float">
            <text:p>5.23598899999999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0"/>
          <table:table-cell table:style-name="ce2" table:formula="of:=[.Y31] + SIN([.AA32]) * [.AB32]" office:value-type="float" office:value="5.82733971563347" calcext:value-type="float">
            <text:p>5.82733971563347</text:p>
          </table:table-cell>
          <table:table-cell table:style-name="ce2" table:formula="of:=[.Z31]+ COS([.AA32]) * [.AB32]" office:value-type="float" office:value="5.64201856581031" calcext:value-type="float">
            <text:p>5.64201856581031</text:p>
          </table:table-cell>
          <table:table-cell table:style-name="ce2" table:formula="of:=[.AA31] + 0.15708" office:value-type="float" office:value="9.3624" calcext:value-type="float">
            <text:p>9.3624</text:p>
          </table:table-cell>
          <table:table-cell table:style-name="ce2" table:formula="of:=[.AB31]" office:value-type="float" office:value="0.9" calcext:value-type="float">
            <text:p>0.9</text:p>
          </table:table-cell>
        </table:table-row>
        <table:table-row table:style-name="ro1">
          <table:table-cell table:formula="of:=[.A32] + SIN([.C33]) * [.D33]" office:value-type="float" office:value="-2.94373326091186" calcext:value-type="float">
            <text:p>-2.94373326091186</text:p>
          </table:table-cell>
          <table:table-cell table:formula="of:=[.B32]+ COS([.C33]) * [.D33]" office:value-type="float" office:value="0.844105559014458" calcext:value-type="float">
            <text:p>0.844105559014458</text:p>
          </table:table-cell>
          <table:table-cell table:formula="of:=[.C32] +0.0174533" office:value-type="float" office:value="5.25344229999999" calcext:value-type="float">
            <text:p>5.25344229999999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0"/>
          <table:table-cell table:style-name="ce2" table:formula="of:=[.Y32] + SIN([.AA33]) * [.AB33]" office:value-type="float" office:value="5.74223522315717" calcext:value-type="float">
            <text:p>5.74223522315717</text:p>
          </table:table-cell>
          <table:table-cell table:style-name="ce2" table:formula="of:=[.Z32]+ COS([.AA33]) * [.AB33]" office:value-type="float" office:value="4.74605136475865" calcext:value-type="float">
            <text:p>4.74605136475865</text:p>
          </table:table-cell>
          <table:table-cell table:style-name="ce2" table:formula="of:=[.AA32] + 0.15708" office:value-type="float" office:value="9.51948" calcext:value-type="float">
            <text:p>9.51948</text:p>
          </table:table-cell>
          <table:table-cell table:style-name="ce2" table:formula="of:=[.AB32]" office:value-type="float" office:value="0.9" calcext:value-type="float">
            <text:p>0.9</text:p>
          </table:table-cell>
        </table:table-row>
        <table:table-row table:style-name="ro1">
          <table:table-cell table:formula="of:=[.A33] + SIN([.C34]) * [.D34]" office:value-type="float" office:value="-3.02853800381181" calcext:value-type="float">
            <text:p>-3.02853800381181</text:p>
          </table:table-cell>
          <table:table-cell table:formula="of:=[.B33]+ COS([.C34]) * [.D34]" office:value-type="float" office:value="0.897097592205051" calcext:value-type="float">
            <text:p>0.897097592205051</text:p>
          </table:table-cell>
          <table:table-cell table:formula="of:=[.C33] +0.0174533" office:value-type="float" office:value="5.27089559999999" calcext:value-type="float">
            <text:p>5.27089559999999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0"/>
          <table:table-cell table:style-name="ce2" table:formula="of:=[.Y33] + SIN([.AA34]) * [.AB34]" office:value-type="float" office:value="5.51801803825093" calcext:value-type="float">
            <text:p>5.51801803825093</text:p>
          </table:table-cell>
          <table:table-cell table:style-name="ce2" table:formula="of:=[.Z33]+ COS([.AA34]) * [.AB34]" office:value-type="float" office:value="3.87442836483682" calcext:value-type="float">
            <text:p>3.87442836483682</text:p>
          </table:table-cell>
          <table:table-cell table:style-name="ce2" table:formula="of:=[.AA33] + 0.15708" office:value-type="float" office:value="9.67656" calcext:value-type="float">
            <text:p>9.67656</text:p>
          </table:table-cell>
          <table:table-cell table:style-name="ce2" table:formula="of:=[.AB33]" office:value-type="float" office:value="0.9" calcext:value-type="float">
            <text:p>0.9</text:p>
          </table:table-cell>
        </table:table-row>
        <table:table-row table:style-name="ro1">
          <table:table-cell table:formula="of:=[.A34] + SIN([.C35]) * [.D35]" office:value-type="float" office:value="-3.11240499163009" calcext:value-type="float">
            <text:p>-3.11240499163009</text:p>
          </table:table-cell>
          <table:table-cell table:formula="of:=[.B34]+ COS([.C35]) * [.D35]" office:value-type="float" office:value="0.951561601920545" calcext:value-type="float">
            <text:p>0.951561601920545</text:p>
          </table:table-cell>
          <table:table-cell table:formula="of:=[.C34] +0.0174533" office:value-type="float" office:value="5.28834889999999" calcext:value-type="float">
            <text:p>5.28834889999999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0"/>
          <table:table-cell table:style-name="ce2" table:formula="of:=[.Y34] + SIN([.AA35]) * [.AB35]" office:value-type="float" office:value="5.1602091579091" calcext:value-type="float">
            <text:p>5.1602091579091</text:p>
          </table:table-cell>
          <table:table-cell table:style-name="ce2" table:formula="of:=[.Z34]+ COS([.AA35]) * [.AB35]" office:value-type="float" office:value="3.0486119172236" calcext:value-type="float">
            <text:p>3.0486119172236</text:p>
          </table:table-cell>
          <table:table-cell table:style-name="ce2" table:formula="of:=[.AA34] + 0.15708" office:value-type="float" office:value="9.83364" calcext:value-type="float">
            <text:p>9.83364</text:p>
          </table:table-cell>
          <table:table-cell table:style-name="ce2" table:formula="of:=[.AB34]" office:value-type="float" office:value="0.9" calcext:value-type="float">
            <text:p>0.9</text:p>
          </table:table-cell>
        </table:table-row>
        <table:table-row table:style-name="ro1">
          <table:table-cell table:formula="of:=[.A35] + SIN([.C36]) * [.D36]" office:value-type="float" office:value="-3.19530867764786" calcext:value-type="float">
            <text:p>-3.19530867764786</text:p>
          </table:table-cell>
          <table:table-cell table:formula="of:=[.B35]+ COS([.C36]) * [.D36]" office:value-type="float" office:value="1.00748099788176" calcext:value-type="float">
            <text:p>1.00748099788176</text:p>
          </table:table-cell>
          <table:table-cell table:formula="of:=[.C35] +0.0174533" office:value-type="float" office:value="5.30580219999999" calcext:value-type="float">
            <text:p>5.30580219999999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0"/>
          <table:table-cell table:style-name="ce2" table:formula="of:=[.Y35] + SIN([.AA36]) * [.AB36]" office:value-type="float" office:value="4.67761906538586" calcext:value-type="float">
            <text:p>4.67761906538586</text:p>
          </table:table-cell>
          <table:table-cell table:style-name="ce2" table:formula="of:=[.Z35]+ COS([.AA36]) * [.AB36]" office:value-type="float" office:value="2.28893645849243" calcext:value-type="float">
            <text:p>2.28893645849243</text:p>
          </table:table-cell>
          <table:table-cell table:style-name="ce2" table:formula="of:=[.AA35] + 0.15708" office:value-type="float" office:value="9.99072" calcext:value-type="float">
            <text:p>9.99072</text:p>
          </table:table-cell>
          <table:table-cell table:style-name="ce2" table:formula="of:=[.AB35]" office:value-type="float" office:value="0.9" calcext:value-type="float">
            <text:p>0.9</text:p>
          </table:table-cell>
        </table:table-row>
        <table:table-row table:style-name="ro1">
          <table:table-cell table:formula="of:=[.A36] + SIN([.C37]) * [.D37]" office:value-type="float" office:value="-3.27722380857761" calcext:value-type="float">
            <text:p>-3.27722380857761</text:p>
          </table:table-cell>
          <table:table-cell table:formula="of:=[.B36]+ COS([.C37]) * [.D37]" office:value-type="float" office:value="1.06483874648437" calcext:value-type="float">
            <text:p>1.06483874648437</text:p>
          </table:table-cell>
          <table:table-cell table:formula="of:=[.C36] +0.0174533" office:value-type="float" office:value="5.32325549999999" calcext:value-type="float">
            <text:p>5.32325549999999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0"/>
          <table:table-cell table:style-name="ce2" table:formula="of:=[.Y36] + SIN([.AA37]) * [.AB37]" office:value-type="float" office:value="4.08213078584468" calcext:value-type="float">
            <text:p>4.08213078584468</text:p>
          </table:table-cell>
          <table:table-cell table:style-name="ce2" table:formula="of:=[.Z36]+ COS([.AA37]) * [.AB37]" office:value-type="float" office:value="1.61410780695999" calcext:value-type="float">
            <text:p>1.61410780695999</text:p>
          </table:table-cell>
          <table:table-cell table:style-name="ce2" table:formula="of:=[.AA36] + 0.15708" office:value-type="float" office:value="10.1478" calcext:value-type="float">
            <text:p>10.1478</text:p>
          </table:table-cell>
          <table:table-cell table:style-name="ce2" table:formula="of:=[.AB36]" office:value-type="float" office:value="0.9" calcext:value-type="float">
            <text:p>0.9</text:p>
          </table:table-cell>
        </table:table-row>
        <table:table-row table:style-name="ro1">
          <table:table-cell table:formula="of:=[.A37] + SIN([.C38]) * [.D38]" office:value-type="float" office:value="-3.35812543225556" calcext:value-type="float">
            <text:p>-3.35812543225556</text:p>
          </table:table-cell>
          <table:table-cell table:formula="of:=[.B37]+ COS([.C38]) * [.D38]" office:value-type="float" office:value="1.12361737598756" calcext:value-type="float">
            <text:p>1.12361737598756</text:p>
          </table:table-cell>
          <table:table-cell table:formula="of:=[.C37] +0.0174533" office:value-type="float" office:value="5.34070879999999" calcext:value-type="float">
            <text:p>5.34070879999999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0"/>
          <table:table-cell table:style-name="ce2" table:formula="of:=[.Y37] + SIN([.AA38]) * [.AB38]" office:value-type="float" office:value="3.38840728547564" calcext:value-type="float">
            <text:p>3.38840728547564</text:p>
          </table:table-cell>
          <table:table-cell table:style-name="ce2" table:formula="of:=[.Z37]+ COS([.AA38]) * [.AB38]" office:value-type="float" office:value="1.04074256120845" calcext:value-type="float">
            <text:p>1.04074256120845</text:p>
          </table:table-cell>
          <table:table-cell table:style-name="ce2" table:formula="of:=[.AA37] + 0.15708" office:value-type="float" office:value="10.30488" calcext:value-type="float">
            <text:p>10.30488</text:p>
          </table:table-cell>
          <table:table-cell table:style-name="ce2" table:formula="of:=[.AB37]" office:value-type="float" office:value="0.9" calcext:value-type="float">
            <text:p>0.9</text:p>
          </table:table-cell>
        </table:table-row>
        <table:table-row table:style-name="ro1">
          <table:table-cell table:formula="of:=[.A38] + SIN([.C39]) * [.D39]" office:value-type="float" office:value="-3.43798890524228" calcext:value-type="float">
            <text:p>-3.43798890524228</text:p>
          </table:table-cell>
          <table:table-cell table:formula="of:=[.B38]+ COS([.C39]) * [.D39]" office:value-type="float" office:value="1.18379898183601" calcext:value-type="float">
            <text:p>1.18379898183601</text:p>
          </table:table-cell>
          <table:table-cell table:formula="of:=[.C38] +0.0174533" office:value-type="float" office:value="5.35816209999999" calcext:value-type="float">
            <text:p>5.35816209999999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0"/>
          <table:table-cell table:style-name="ce2" table:formula="of:=[.Y38] + SIN([.AA39]) * [.AB39]" office:value-type="float" office:value="2.61353041891913" calcext:value-type="float">
            <text:p>2.61353041891913</text:p>
          </table:table-cell>
          <table:table-cell table:style-name="ce2" table:formula="of:=[.Z38]+ COS([.AA39]) * [.AB39]" office:value-type="float" office:value="0.582958942371383" calcext:value-type="float">
            <text:p>0.582958942371383</text:p>
          </table:table-cell>
          <table:table-cell table:style-name="ce2" table:formula="of:=[.AA38] + 0.15708" office:value-type="float" office:value="10.46196" calcext:value-type="float">
            <text:p>10.46196</text:p>
          </table:table-cell>
          <table:table-cell table:style-name="ce2" table:formula="of:=[.AB38]" office:value-type="float" office:value="0.9" calcext:value-type="float">
            <text:p>0.9</text:p>
          </table:table-cell>
        </table:table-row>
        <table:table-row table:style-name="ro1">
          <table:table-cell table:formula="of:=[.A39] + SIN([.C40]) * [.D40]" office:value-type="float" office:value="-3.5167899003294" calcext:value-type="float">
            <text:p>-3.5167899003294</text:p>
          </table:table-cell>
          <table:table-cell table:formula="of:=[.B39]+ COS([.C40]) * [.D40]" office:value-type="float" office:value="1.2453652321139" calcext:value-type="float">
            <text:p>1.2453652321139</text:p>
          </table:table-cell>
          <table:table-cell table:formula="of:=[.C39] +0.0174533" office:value-type="float" office:value="5.37561539999999" calcext:value-type="float">
            <text:p>5.37561539999999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0"/>
          <table:table-cell table:style-name="ce2" table:formula="of:=[.Y39] + SIN([.AA40]) * [.AB40]" office:value-type="float" office:value="1.77658031535006" calcext:value-type="float">
            <text:p>1.77658031535006</text:p>
          </table:table-cell>
          <table:table-cell table:style-name="ce2" table:formula="of:=[.Z39]+ COS([.AA40]) * [.AB40]" office:value-type="float" office:value="0.252029155051302" calcext:value-type="float">
            <text:p>0.252029155051302</text:p>
          </table:table-cell>
          <table:table-cell table:style-name="ce2" table:formula="of:=[.AA39] + 0.15708" office:value-type="float" office:value="10.61904" calcext:value-type="float">
            <text:p>10.61904</text:p>
          </table:table-cell>
          <table:table-cell table:style-name="ce2" table:formula="of:=[.AB39]" office:value-type="float" office:value="0.9" calcext:value-type="float">
            <text:p>0.9</text:p>
          </table:table-cell>
        </table:table-row>
        <table:table-row table:style-name="ro1">
          <table:table-cell table:formula="of:=[.A40] + SIN([.C41]) * [.D41]" office:value-type="float" office:value="-3.59450441394989" calcext:value-type="float">
            <text:p>-3.59450441394989</text:p>
          </table:table-cell>
          <table:table-cell table:formula="of:=[.B40]+ COS([.C41]) * [.D41]" office:value-type="float" office:value="1.30829737312889" calcext:value-type="float">
            <text:p>1.30829737312889</text:p>
          </table:table-cell>
          <table:table-cell table:formula="of:=[.C40] +0.0174533" office:value-type="float" office:value="5.39306869999999" calcext:value-type="float">
            <text:p>5.39306869999999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0"/>
          <table:table-cell table:style-name="ce2" table:formula="of:=[.Y40] + SIN([.AA41]) * [.AB41]" office:value-type="float" office:value="0.898165560181506" calcext:value-type="float">
            <text:p>0.898165560181506</text:p>
          </table:table-cell>
          <table:table-cell table:style-name="ce2" table:formula="of:=[.Z40]+ COS([.AA41]) * [.AB41]" office:value-type="float" office:value="0.0561018269365677" calcext:value-type="float">
            <text:p>0.056101826936568</text:p>
          </table:table-cell>
          <table:table-cell table:style-name="ce2" table:formula="of:=[.AA40] + 0.15708" office:value-type="float" office:value="10.77612" calcext:value-type="float">
            <text:p>10.77612</text:p>
          </table:table-cell>
          <table:table-cell table:style-name="ce2" table:formula="of:=[.AB40]" office:value-type="float" office:value="0.9" calcext:value-type="float">
            <text:p>0.9</text:p>
          </table:table-cell>
        </table:table-row>
        <table:table-row table:style-name="ro1">
          <table:table-cell table:formula="of:=[.A41] + SIN([.C42]) * [.D42]" office:value-type="float" office:value="-3.67110877348976" calcext:value-type="float">
            <text:p>-3.67110877348976</text:p>
          </table:table-cell>
          <table:table-cell table:formula="of:=[.B41]+ COS([.C42]) * [.D42]" office:value-type="float" office:value="1.37257623512478" calcext:value-type="float">
            <text:p>1.37257623512478</text:p>
          </table:table-cell>
          <table:table-cell table:formula="of:=[.C41] +0.0174533" office:value-type="float" office:value="5.41052199999999" calcext:value-type="float">
            <text:p>5.41052199999999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0"/>
          <table:table-cell table:style-name="ce6" table:formula="of:=[.Y41] + SIN([.AA42]) * [.AB42]" office:value-type="float" office:value="0.0003697241373396" calcext:value-type="float">
            <text:p>0.00036972413734</text:p>
          </table:table-cell>
          <table:table-cell table:style-name="ce6" table:formula="of:=[.Z41]+ COS([.AA42]) * [.AB42]" office:value-type="float" office:value="0.11905130494676" calcext:value-type="float">
            <text:p>0.11905130494676</text:p>
          </table:table-cell>
          <table:table-cell table:style-name="ce6" office:value-type="float" office:value="4.78239" calcext:value-type="float">
            <text:p>4.78239</text:p>
          </table:table-cell>
          <table:table-cell table:style-name="ce6" table:formula="of:=[.AB41]" office:value-type="float" office:value="0.9" calcext:value-type="float">
            <text:p>0.9</text:p>
          </table:table-cell>
        </table:table-row>
        <table:table-row table:style-name="ro1">
          <table:table-cell table:formula="of:=[.A42] + SIN([.C43]) * [.D43]" office:value-type="float" office:value="-3.74657964449902" calcext:value-type="float">
            <text:p>-3.74657964449902</text:p>
          </table:table-cell>
          <table:table-cell table:formula="of:=[.B42]+ COS([.C43]) * [.D43]" office:value-type="float" office:value="1.43818223812072" calcext:value-type="float">
            <text:p>1.43818223812072</text:p>
          </table:table-cell>
          <table:table-cell table:formula="of:=[.C42] +0.0174533" office:value-type="float" office:value="5.42797529999999" calcext:value-type="float">
            <text:p>5.42797529999999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0"/>
          <table:table-cell table:style-name="ce2" table:formula="of:=[.Y42] + SIN([.AA43]) * [.AB43]" office:value-type="float" office:value="-0.896220194524556" calcext:value-type="float">
            <text:p>-0.896220194524556</text:p>
          </table:table-cell>
          <table:table-cell table:style-name="ce2" table:formula="of:=[.Z42]+ COS([.AA43]) * [.AB43]" office:value-type="float" office:value="0.0407792297611895" calcext:value-type="float">
            <text:p>0.04077922976119</text:p>
          </table:table-cell>
          <table:table-cell table:style-name="ce8" table:formula="of:=[.AA42] - 0.15708" office:value-type="float" office:value="4.62531" calcext:value-type="float">
            <text:p>4.62531</text:p>
          </table:table-cell>
          <table:table-cell table:style-name="ce2" table:formula="of:=[.AB42]" office:value-type="float" office:value="0.9" calcext:value-type="float">
            <text:p>0.9</text:p>
          </table:table-cell>
        </table:table-row>
        <table:table-row table:style-name="ro1">
          <table:table-cell table:formula="of:=[.A43] + SIN([.C44]) * [.D44]" office:value-type="float" office:value="-3.82089403779955" calcext:value-type="float">
            <text:p>-3.82089403779955</text:p>
          </table:table-cell>
          <table:table-cell table:formula="of:=[.B43]+ COS([.C44]) * [.D44]" office:value-type="float" office:value="1.50509539787555" calcext:value-type="float">
            <text:p>1.50509539787555</text:p>
          </table:table-cell>
          <table:table-cell table:formula="of:=[.C43] +0.0174533" office:value-type="float" office:value="5.44542859999999" calcext:value-type="float">
            <text:p>5.44542859999999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0"/>
          <table:table-cell table:style-name="ce2" table:formula="of:=[.Y43] + SIN([.AA44]) * [.AB44]" office:value-type="float" office:value="-1.7695270733563" calcext:value-type="float">
            <text:p>-1.7695270733563</text:p>
          </table:table-cell>
          <table:table-cell table:style-name="ce2" table:formula="of:=[.Z43]+ COS([.AA44]) * [.AB44]" office:value-type="float" office:value="-0.176787071363665" calcext:value-type="float">
            <text:p>-0.176787071363665</text:p>
          </table:table-cell>
          <table:table-cell table:style-name="ce8" table:formula="of:=[.AA43] - 0.15708" office:value-type="float" office:value="4.46823" calcext:value-type="float">
            <text:p>4.46823</text:p>
          </table:table-cell>
          <table:table-cell table:style-name="ce2" table:formula="of:=[.AB43]" office:value-type="float" office:value="0.9" calcext:value-type="float">
            <text:p>0.9</text:p>
          </table:table-cell>
        </table:table-row>
        <table:table-row table:style-name="ro1">
          <table:table-cell table:formula="of:=[.A44] + SIN([.C45]) * [.D45]" office:value-type="float" office:value="-3.89402931648784" calcext:value-type="float">
            <text:p>-3.89402931648784</text:p>
          </table:table-cell>
          <table:table-cell table:formula="of:=[.B44]+ COS([.C45]) * [.D45]" office:value-type="float" office:value="1.57329533197511" calcext:value-type="float">
            <text:p>1.57329533197511</text:p>
          </table:table-cell>
          <table:table-cell table:formula="of:=[.C44] +0.0174533" office:value-type="float" office:value="5.46288189999999" calcext:value-type="float">
            <text:p>5.4628818999999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0"/>
          <table:table-cell table:style-name="ce2" table:formula="of:=[.Y44] + SIN([.AA45]) * [.AB45]" office:value-type="float" office:value="-2.59804709829839" calcext:value-type="float">
            <text:p>-2.59804709829839</text:p>
          </table:table-cell>
          <table:table-cell table:style-name="ce2" table:formula="of:=[.Z44]+ COS([.AA45]) * [.AB45]" office:value-type="float" office:value="-0.528290369029515" calcext:value-type="float">
            <text:p>-0.528290369029515</text:p>
          </table:table-cell>
          <table:table-cell table:style-name="ce8" table:formula="of:=[.AA44] - 0.15708" office:value-type="float" office:value="4.31115" calcext:value-type="float">
            <text:p>4.31115</text:p>
          </table:table-cell>
          <table:table-cell table:style-name="ce2" table:formula="of:=[.AB44]" office:value-type="float" office:value="0.9" calcext:value-type="float">
            <text:p>0.9</text:p>
          </table:table-cell>
        </table:table-row>
        <table:table-row table:style-name="ro1">
          <table:table-cell table:formula="of:=[.A45] + SIN([.C46]) * [.D46]" office:value-type="float" office:value="-3.96596320283044" calcext:value-type="float">
            <text:p>-3.96596320283044</text:p>
          </table:table-cell>
          <table:table-cell table:formula="of:=[.B45]+ COS([.C46]) * [.D46]" office:value-type="float" office:value="1.64276126604103" calcext:value-type="float">
            <text:p>1.64276126604103</text:p>
          </table:table-cell>
          <table:table-cell table:formula="of:=[.C45] +0.0174533" office:value-type="float" office:value="5.48033519999999" calcext:value-type="float">
            <text:p>5.48033519999999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0"/>
          <table:table-cell table:style-name="ce2" table:formula="of:=[.Y45] + SIN([.AA46]) * [.AB46]" office:value-type="float" office:value="-3.36137926142016" calcext:value-type="float">
            <text:p>-3.36137926142016</text:p>
          </table:table-cell>
          <table:table-cell table:style-name="ce2" table:formula="of:=[.Z45]+ COS([.AA46]) * [.AB46]" office:value-type="float" office:value="-1.00507544507934" calcext:value-type="float">
            <text:p>-1.00507544507934</text:p>
          </table:table-cell>
          <table:table-cell table:style-name="ce8" table:formula="of:=[.AA45] - 0.15708" office:value-type="float" office:value="4.15407" calcext:value-type="float">
            <text:p>4.15407</text:p>
          </table:table-cell>
          <table:table-cell table:style-name="ce2" table:formula="of:=[.AB45]" office:value-type="float" office:value="0.9" calcext:value-type="float">
            <text:p>0.9</text:p>
          </table:table-cell>
        </table:table-row>
        <table:table-row table:style-name="ro1">
          <table:table-cell table:formula="of:=[.A46] + SIN([.C47]) * [.D47]" office:value-type="float" office:value="-4.03667378504995" calcext:value-type="float">
            <text:p>-4.03667378504995</text:p>
          </table:table-cell>
          <table:table-cell table:formula="of:=[.B46]+ COS([.C47]) * [.D47]" office:value-type="float" office:value="1.7134720400587" calcext:value-type="float">
            <text:p>1.7134720400587</text:p>
          </table:table-cell>
          <table:table-cell table:formula="of:=[.C46] +0.0174533" office:value-type="float" office:value="5.49778849999999" calcext:value-type="float">
            <text:p>5.49778849999999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0"/>
          <table:table-cell table:style-name="ce2" table:formula="of:=[.Y46] + SIN([.AA47]) * [.AB47]" office:value-type="float" office:value="-4.04072770378669" calcext:value-type="float">
            <text:p>-4.04072770378669</text:p>
          </table:table-cell>
          <table:table-cell table:style-name="ce2" table:formula="of:=[.Z46]+ COS([.AA47]) * [.AB47]" office:value-type="float" office:value="-1.59540221378814" calcext:value-type="float">
            <text:p>-1.59540221378814</text:p>
          </table:table-cell>
          <table:table-cell table:style-name="ce8" table:formula="of:=[.AA46] - 0.15708" office:value-type="float" office:value="3.99699" calcext:value-type="float">
            <text:p>3.99699</text:p>
          </table:table-cell>
          <table:table-cell table:style-name="ce2" table:formula="of:=[.AB46]" office:value-type="float" office:value="0.9" calcext:value-type="float">
            <text:p>0.9</text:p>
          </table:table-cell>
        </table:table-row>
        <table:table-row table:style-name="ro1">
          <table:table-cell table:formula="of:=[.A47] + SIN([.C48]) * [.D48]" office:value-type="float" office:value="-4.10613952399957" calcext:value-type="float">
            <text:p>-4.10613952399957</text:p>
          </table:table-cell>
          <table:table-cell table:formula="of:=[.B47]+ COS([.C48]) * [.D48]" office:value-type="float" office:value="1.78540611482292" calcext:value-type="float">
            <text:p>1.78540611482292</text:p>
          </table:table-cell>
          <table:table-cell table:formula="of:=[.C47] +0.0174533" office:value-type="float" office:value="5.51524179999999" calcext:value-type="float">
            <text:p>5.51524179999999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0"/>
          <table:table-cell table:style-name="ce2" table:formula="of:=[.Y47] + SIN([.AA48]) * [.AB48]" office:value-type="float" office:value="-4.61936453404574" calcext:value-type="float">
            <text:p>-4.61936453404574</text:p>
          </table:table-cell>
          <table:table-cell table:style-name="ce2" table:formula="of:=[.Z47]+ COS([.AA48]) * [.AB48]" office:value-type="float" office:value="-2.28473480308576" calcext:value-type="float">
            <text:p>-2.28473480308576</text:p>
          </table:table-cell>
          <table:table-cell table:style-name="ce8" table:formula="of:=[.AA47] - 0.15708" office:value-type="float" office:value="3.83991" calcext:value-type="float">
            <text:p>3.83991</text:p>
          </table:table-cell>
          <table:table-cell table:style-name="ce2" table:formula="of:=[.AB47]" office:value-type="float" office:value="0.9" calcext:value-type="float">
            <text:p>0.9</text:p>
          </table:table-cell>
        </table:table-row>
        <table:table-row table:style-name="ro1">
          <table:table-cell table:formula="of:=[.A48] + SIN([.C49]) * [.D49]" office:value-type="float" office:value="-4.17433925972414" calcext:value-type="float">
            <text:p>-4.17433925972414</text:p>
          </table:table-cell>
          <table:table-cell table:formula="of:=[.B48]+ COS([.C49]) * [.D49]" office:value-type="float" office:value="1.85854157849888" calcext:value-type="float">
            <text:p>1.85854157849888</text:p>
          </table:table-cell>
          <table:table-cell table:formula="of:=[.C48] +0.0174533" office:value-type="float" office:value="5.53269509999998" calcext:value-type="float">
            <text:p>5.53269509999998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0"/>
          <table:table-cell table:style-name="ce2" table:formula="of:=[.Y48] + SIN([.AA49]) * [.AB49]" office:value-type="float" office:value="-5.08304172655192" calcext:value-type="float">
            <text:p>-5.08304172655192</text:p>
          </table:table-cell>
          <table:table-cell table:style-name="ce2" table:formula="of:=[.Z48]+ COS([.AA49]) * [.AB49]" office:value-type="float" office:value="-3.05609947763962" calcext:value-type="float">
            <text:p>-3.05609947763962</text:p>
          </table:table-cell>
          <table:table-cell table:style-name="ce8" table:formula="of:=[.AA48] - 0.15708" office:value-type="float" office:value="3.68283" calcext:value-type="float">
            <text:p>3.68283</text:p>
          </table:table-cell>
          <table:table-cell table:style-name="ce2" table:formula="of:=[.AB48]" office:value-type="float" office:value="0.9" calcext:value-type="float">
            <text:p>0.9</text:p>
          </table:table-cell>
        </table:table-row>
        <table:table-row table:style-name="ro1">
          <table:table-cell table:formula="of:=[.A49] + SIN([.C50]) * [.D50]" office:value-type="float" office:value="-4.24125221790571" calcext:value-type="float">
            <text:p>-4.24125221790571</text:p>
          </table:table-cell>
          <table:table-cell table:formula="of:=[.B49]+ COS([.C50]) * [.D50]" office:value-type="float" office:value="1.93285615329677" calcext:value-type="float">
            <text:p>1.93285615329677</text:p>
          </table:table-cell>
          <table:table-cell table:formula="of:=[.C49] +0.0174533" office:value-type="float" office:value="5.55014839999998" calcext:value-type="float">
            <text:p>5.55014839999998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0"/>
          <table:table-cell table:style-name="ce2" table:formula="of:=[.Y49] + SIN([.AA50]) * [.AB50]" office:value-type="float" office:value="-5.42034195668204" calcext:value-type="float">
            <text:p>-5.42034195668204</text:p>
          </table:table-cell>
          <table:table-cell table:style-name="ce2" table:formula="of:=[.Z49]+ COS([.AA50]) * [.AB50]" office:value-type="float" office:value="-3.89050259050184" calcext:value-type="float">
            <text:p>-3.89050259050184</text:p>
          </table:table-cell>
          <table:table-cell table:style-name="ce8" table:formula="of:=[.AA49] - 0.15708" office:value-type="float" office:value="3.52575" calcext:value-type="float">
            <text:p>3.52575</text:p>
          </table:table-cell>
          <table:table-cell table:style-name="ce2" table:formula="of:=[.AB49]" office:value-type="float" office:value="0.9" calcext:value-type="float">
            <text:p>0.9</text:p>
          </table:table-cell>
        </table:table-row>
        <table:table-row table:style-name="ro1">
          <table:table-cell table:formula="of:=[.A50] + SIN([.C51]) * [.D51]" office:value-type="float" office:value="-4.30685801619153" calcext:value-type="float">
            <text:p>-4.30685801619153</text:p>
          </table:table-cell>
          <table:table-cell table:formula="of:=[.B50]+ COS([.C51]) * [.D51]" office:value-type="float" office:value="2.00832720225782" calcext:value-type="float">
            <text:p>2.00832720225782</text:p>
          </table:table-cell>
          <table:table-cell table:formula="of:=[.C50] +0.0174533" office:value-type="float" office:value="5.56760169999998" calcext:value-type="float">
            <text:p>5.56760169999998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0"/>
          <table:table-cell table:style-name="ce2" table:formula="of:=[.Y50] + SIN([.AA51]) * [.AB51]" office:value-type="float" office:value="-5.62295973457136" calcext:value-type="float">
            <text:p>-5.62295973457136</text:p>
          </table:table-cell>
          <table:table-cell table:style-name="ce2" table:formula="of:=[.Z50]+ COS([.AA51]) * [.AB51]" office:value-type="float" office:value="-4.76739827191623" calcext:value-type="float">
            <text:p>-4.76739827191623</text:p>
          </table:table-cell>
          <table:table-cell table:style-name="ce8" table:formula="of:=[.AA50] - 0.15708" office:value-type="float" office:value="3.36867" calcext:value-type="float">
            <text:p>3.36867</text:p>
          </table:table-cell>
          <table:table-cell table:style-name="ce2" table:formula="of:=[.AB50]" office:value-type="float" office:value="0.9" calcext:value-type="float">
            <text:p>0.9</text:p>
          </table:table-cell>
        </table:table-row>
        <table:table-row table:style-name="ro1">
          <table:table-cell table:formula="of:=[.A51] + SIN([.C52]) * [.D52]" office:value-type="float" office:value="-4.37113667040278" calcext:value-type="float">
            <text:p>-4.37113667040278</text:p>
          </table:table-cell>
          <table:table-cell table:formula="of:=[.B51]+ COS([.C52]) * [.D52]" office:value-type="float" office:value="2.08493173614969" calcext:value-type="float">
            <text:p>2.08493173614969</text:p>
          </table:table-cell>
          <table:table-cell table:formula="of:=[.C51] +0.0174533" office:value-type="float" office:value="5.58505499999998" calcext:value-type="float">
            <text:p>5.58505499999998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0"/>
          <table:table-cell table:style-name="ce2" table:formula="of:=[.Y51] + SIN([.AA52]) * [.AB52]" office:value-type="float" office:value="-5.68590591479288" calcext:value-type="float">
            <text:p>-5.68590591479288</text:p>
          </table:table-cell>
          <table:table-cell table:style-name="ce2" table:formula="of:=[.Z51]+ COS([.AA52]) * [.AB52]" office:value-type="float" office:value="-5.66519433918068" calcext:value-type="float">
            <text:p>-5.66519433918068</text:p>
          </table:table-cell>
          <table:table-cell table:style-name="ce8" table:formula="of:=[.AA51] - 0.15708" office:value-type="float" office:value="3.21159" calcext:value-type="float">
            <text:p>3.21159</text:p>
          </table:table-cell>
          <table:table-cell table:style-name="ce2" table:formula="of:=[.AB51]" office:value-type="float" office:value="0.9" calcext:value-type="float">
            <text:p>0.9</text:p>
          </table:table-cell>
        </table:table-row>
        <table:table-row table:style-name="ro1">
          <table:table-cell table:formula="of:=[.A52] + SIN([.C53]) * [.D53]" office:value-type="float" office:value="-4.43406860062192" calcext:value-type="float">
            <text:p>-4.43406860062192</text:p>
          </table:table-cell>
          <table:table-cell table:formula="of:=[.B52]+ COS([.C53]) * [.D53]" office:value-type="float" office:value="2.16264642046927" calcext:value-type="float">
            <text:p>2.16264642046927</text:p>
          </table:table-cell>
          <table:table-cell table:formula="of:=[.C52] +0.0174533" office:value-type="float" office:value="5.60250829999998" calcext:value-type="float">
            <text:p>5.60250829999998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0"/>
          <table:table-cell table:style-name="ce8" table:formula="of:=[.Y52] + SIN([.AA53]) * [.AB53]" office:value-type="float" office:value="-5.60763054624917" calcext:value-type="float">
            <text:p>-5.60763054624917</text:p>
          </table:table-cell>
          <table:table-cell table:style-name="ce8" table:formula="of:=[.Z52]+ COS([.AA53]) * [.AB53]" office:value-type="float" office:value="-6.56178397032714" calcext:value-type="float">
            <text:p>-6.56178397032714</text:p>
          </table:table-cell>
          <table:table-cell table:style-name="ce8" table:formula="of:=[.AA52] - 0.15708" office:value-type="float" office:value="3.05451" calcext:value-type="float">
            <text:p>3.05451</text:p>
          </table:table-cell>
          <table:table-cell table:style-name="ce8" table:formula="of:=[.AB52]" office:value-type="float" office:value="0.9" calcext:value-type="float">
            <text:p>0.9</text:p>
          </table:table-cell>
        </table:table-row>
        <table:table-row table:style-name="ro1">
          <table:table-cell table:formula="of:=[.A53] + SIN([.C54]) * [.D54]" office:value-type="float" office:value="-4.49563463715695" calcext:value-type="float">
            <text:p>-4.49563463715695</text:p>
          </table:table-cell>
          <table:table-cell table:formula="of:=[.B53]+ COS([.C54]) * [.D54]" office:value-type="float" office:value="2.2414475825506" calcext:value-type="float">
            <text:p>2.2414475825506</text:p>
          </table:table-cell>
          <table:table-cell table:formula="of:=[.C53] +0.0174533" office:value-type="float" office:value="5.61996159999998" calcext:value-type="float">
            <text:p>5.61996159999998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0"/>
          <table:table-cell table:style-name="ce2" table:formula="of:=[.Y53] + SIN([.AA54]) * [.AB54]" office:value-type="float" office:value="-5.3900610372905" calcext:value-type="float">
            <text:p>-5.3900610372905</text:p>
          </table:table-cell>
          <table:table-cell table:style-name="ce2" table:formula="of:=[.Z53]+ COS([.AA54]) * [.AB54]" office:value-type="float" office:value="-7.43509004998735" calcext:value-type="float">
            <text:p>-7.43509004998735</text:p>
          </table:table-cell>
          <table:table-cell table:style-name="ce8" table:formula="of:=[.AA53] - 0.15708" office:value-type="float" office:value="2.89743" calcext:value-type="float">
            <text:p>2.89743</text:p>
          </table:table-cell>
          <table:table-cell table:style-name="ce2" table:formula="of:=[.AB53]" office:value-type="float" office:value="0.9" calcext:value-type="float">
            <text:p>0.9</text:p>
          </table:table-cell>
        </table:table-row>
        <table:table-row table:style-name="ro1">
          <table:table-cell table:formula="of:=[.A54] + SIN([.C55]) * [.D55]" office:value-type="float" office:value="-4.55581602638065" calcext:value-type="float">
            <text:p>-4.55581602638065</text:p>
          </table:table-cell>
          <table:table-cell table:formula="of:=[.B54]+ COS([.C55]) * [.D55]" office:value-type="float" office:value="2.32131121877577" calcext:value-type="float">
            <text:p>2.32131121877577</text:p>
          </table:table-cell>
          <table:table-cell table:formula="of:=[.C54] +0.0174533" office:value-type="float" office:value="5.63741489999998" calcext:value-type="float">
            <text:p>5.63741489999998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0"/>
          <table:table-cell table:style-name="ce2" table:formula="of:=[.Y54] + SIN([.AA55]) * [.AB55]" office:value-type="float" office:value="-5.03855469630304" calcext:value-type="float">
            <text:p>-5.03855469630304</text:p>
          </table:table-cell>
          <table:table-cell table:style-name="ce2" table:formula="of:=[.Z54]+ COS([.AA55]) * [.AB55]" office:value-type="float" office:value="-8.26360878378014" calcext:value-type="float">
            <text:p>-8.26360878378014</text:p>
          </table:table-cell>
          <table:table-cell table:style-name="ce8" table:formula="of:=[.AA54] - 0.15708" office:value-type="float" office:value="2.74035" calcext:value-type="float">
            <text:p>2.74035</text:p>
          </table:table-cell>
          <table:table-cell table:style-name="ce2" table:formula="of:=[.AB54]" office:value-type="float" office:value="0.9" calcext:value-type="float">
            <text:p>0.9</text:p>
          </table:table-cell>
        </table:table-row>
        <table:table-row table:style-name="ro1">
          <table:table-cell table:formula="of:=[.A55] + SIN([.C56]) * [.D56]" office:value-type="float" office:value="-4.61459443644316" calcext:value-type="float">
            <text:p>-4.61459443644316</text:p>
          </table:table-cell>
          <table:table-cell table:formula="of:=[.B55]+ COS([.C56]) * [.D56]" office:value-type="float" office:value="2.40221300188667" calcext:value-type="float">
            <text:p>2.40221300188667</text:p>
          </table:table-cell>
          <table:table-cell table:formula="of:=[.C55] +0.0174533" office:value-type="float" office:value="5.65486819999998" calcext:value-type="float">
            <text:p>5.65486819999998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0"/>
          <table:table-cell table:style-name="ce2" table:formula="of:=[.Y55] + SIN([.AA56]) * [.AB56]" office:value-type="float" office:value="-4.56176681638083" calcext:value-type="float">
            <text:p>-4.56176681638083</text:p>
          </table:table-cell>
          <table:table-cell table:style-name="ce2" table:formula="of:=[.Z55]+ COS([.AA56]) * [.AB56]" office:value-type="float" office:value="-9.02693919556738" calcext:value-type="float">
            <text:p>-9.02693919556738</text:p>
          </table:table-cell>
          <table:table-cell table:style-name="ce8" table:formula="of:=[.AA55] - 0.15708" office:value-type="float" office:value="2.58327" calcext:value-type="float">
            <text:p>2.58327</text:p>
          </table:table-cell>
          <table:table-cell table:style-name="ce2" table:formula="of:=[.AB55]" office:value-type="float" office:value="0.9" calcext:value-type="float">
            <text:p>0.9</text:p>
          </table:table-cell>
        </table:table-row>
        <table:table-row table:style-name="ro1">
          <table:table-cell table:formula="of:=[.A56] + SIN([.C57]) * [.D57]" office:value-type="float" office:value="-4.67195196285604" calcext:value-type="float">
            <text:p>-4.67195196285604</text:p>
          </table:table-cell>
          <table:table-cell table:formula="of:=[.B56]+ COS([.C57]) * [.D57]" office:value-type="float" office:value="2.48412828839533" calcext:value-type="float">
            <text:p>2.48412828839533</text:p>
          </table:table-cell>
          <table:table-cell table:formula="of:=[.C56] +0.0174533" office:value-type="float" office:value="5.67232149999998" calcext:value-type="float">
            <text:p>5.67232149999998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0"/>
          <table:table-cell table:style-name="ce2" table:formula="of:=[.Y56] + SIN([.AA57]) * [.AB57]" office:value-type="float" office:value="-3.97143755228985" calcext:value-type="float">
            <text:p>-3.97143755228985</text:p>
          </table:table-cell>
          <table:table-cell table:style-name="ce2" table:formula="of:=[.Z56]+ COS([.AA57]) * [.AB57]" office:value-type="float" office:value="-9.70628546953803" calcext:value-type="float">
            <text:p>-9.70628546953803</text:p>
          </table:table-cell>
          <table:table-cell table:style-name="ce8" table:formula="of:=[.AA56] - 0.15708" office:value-type="float" office:value="2.42619" calcext:value-type="float">
            <text:p>2.42619</text:p>
          </table:table-cell>
          <table:table-cell table:style-name="ce2" table:formula="of:=[.AB56]" office:value-type="float" office:value="0.9" calcext:value-type="float">
            <text:p>0.9</text:p>
          </table:table-cell>
        </table:table-row>
        <table:table-row table:style-name="ro1">
          <table:table-cell table:formula="of:=[.A57] + SIN([.C58]) * [.D58]" office:value-type="float" office:value="-4.72787113394613" calcext:value-type="float">
            <text:p>-4.72787113394613</text:p>
          </table:table-cell>
          <table:table-cell table:formula="of:=[.B57]+ COS([.C58]) * [.D58]" office:value-type="float" office:value="2.56703212609056" calcext:value-type="float">
            <text:p>2.56703212609056</text:p>
          </table:table-cell>
          <table:table-cell table:formula="of:=[.C57] +0.0174533" office:value-type="float" office:value="5.68977479999998" calcext:value-type="float">
            <text:p>5.68977479999998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0"/>
          <table:table-cell table:style-name="ce2" table:formula="of:=[.Y57] + SIN([.AA58]) * [.AB58]" office:value-type="float" office:value="-3.28210283754512" calcext:value-type="float">
            <text:p>-3.28210283754512</text:p>
          </table:table-cell>
          <table:table-cell table:style-name="ce2" table:formula="of:=[.Z57]+ COS([.AA58]) * [.AB58]" office:value-type="float" office:value="-10.2849197677332" calcext:value-type="float">
            <text:p>-10.2849197677332</text:p>
          </table:table-cell>
          <table:table-cell table:style-name="ce8" table:formula="of:=[.AA57] - 0.15708" office:value-type="float" office:value="2.26911" calcext:value-type="float">
            <text:p>2.26911</text:p>
          </table:table-cell>
          <table:table-cell table:style-name="ce2" table:formula="of:=[.AB57]" office:value-type="float" office:value="0.9" calcext:value-type="float">
            <text:p>0.9</text:p>
          </table:table-cell>
        </table:table-row>
        <table:table-row table:style-name="ro1">
          <table:table-cell table:formula="of:=[.A58] + SIN([.C59]) * [.D59]" office:value-type="float" office:value="-4.78233491617761" calcext:value-type="float">
            <text:p>-4.78233491617761</text:p>
          </table:table-cell>
          <table:table-cell table:formula="of:=[.B58]+ COS([.C59]) * [.D59]" office:value-type="float" office:value="2.65089926163865" calcext:value-type="float">
            <text:p>2.65089926163865</text:p>
          </table:table-cell>
          <table:table-cell table:formula="of:=[.C58] +0.0174533" office:value-type="float" office:value="5.70722809999998" calcext:value-type="float">
            <text:p>5.70722809999998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0"/>
          <table:table-cell table:style-name="ce2" table:formula="of:=[.Y58] + SIN([.AA59]) * [.AB59]" office:value-type="float" office:value="-2.51073645981504" calcext:value-type="float">
            <text:p>-2.51073645981504</text:p>
          </table:table-cell>
          <table:table-cell table:style-name="ce2" table:formula="of:=[.Z58]+ COS([.AA59]) * [.AB59]" office:value-type="float" office:value="-10.7485941268556" calcext:value-type="float">
            <text:p>-10.7485941268556</text:p>
          </table:table-cell>
          <table:table-cell table:style-name="ce8" table:formula="of:=[.AA58] - 0.15708" office:value-type="float" office:value="2.11203" calcext:value-type="float">
            <text:p>2.11203</text:p>
          </table:table-cell>
          <table:table-cell table:style-name="ce2" table:formula="of:=[.AB58]" office:value-type="float" office:value="0.9" calcext:value-type="float">
            <text:p>0.9</text:p>
          </table:table-cell>
        </table:table-row>
        <table:table-row table:style-name="ro1">
          <table:table-cell table:formula="of:=[.A59] + SIN([.C60]) * [.D60]" office:value-type="float" office:value="-4.8353267193406" calcext:value-type="float">
            <text:p>-4.8353267193406</text:p>
          </table:table-cell>
          <table:table-cell table:formula="of:=[.B59]+ COS([.C60]) * [.D60]" office:value-type="float" office:value="2.73570414827577" calcext:value-type="float">
            <text:p>2.73570414827577</text:p>
          </table:table-cell>
          <table:table-cell table:formula="of:=[.C59] +0.0174533" office:value-type="float" office:value="5.72468139999998" calcext:value-type="float">
            <text:p>5.72468139999998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0"/>
          <table:table-cell table:style-name="ce2" table:formula="of:=[.Y59] + SIN([.AA60]) * [.AB60]" office:value-type="float" office:value="-1.67633210798552" calcext:value-type="float">
            <text:p>-1.67633210798552</text:p>
          </table:table-cell>
          <table:table-cell table:style-name="ce2" table:formula="of:=[.Z59]+ COS([.AA60]) * [.AB60]" office:value-type="float" office:value="-11.0858912920497" calcext:value-type="float">
            <text:p>-11.0858912920497</text:p>
          </table:table-cell>
          <table:table-cell table:style-name="ce8" table:formula="of:=[.AA59] - 0.15708" office:value-type="float" office:value="1.95495" calcext:value-type="float">
            <text:p>1.95495</text:p>
          </table:table-cell>
          <table:table-cell table:style-name="ce2" table:formula="of:=[.AB59]" office:value-type="float" office:value="0.9" calcext:value-type="float">
            <text:p>0.9</text:p>
          </table:table-cell>
        </table:table-row>
        <table:table-row table:style-name="ro1">
          <table:table-cell table:formula="of:=[.A60] + SIN([.C61]) * [.D61]" office:value-type="float" office:value="-4.88683040160467" calcext:value-type="float">
            <text:p>-4.88683040160467</text:p>
          </table:table-cell>
          <table:table-cell table:formula="of:=[.B60]+ COS([.C61]) * [.D61]" office:value-type="float" office:value="2.82142095358979" calcext:value-type="float">
            <text:p>2.82142095358979</text:p>
          </table:table-cell>
          <table:table-cell table:formula="of:=[.C60] +0.0174533" office:value-type="float" office:value="5.74213469999998" calcext:value-type="float">
            <text:p>5.74213469999998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0"/>
          <table:table-cell table:style-name="ce2" table:formula="of:=[.Y60] + SIN([.AA61]) * [.AB61]" office:value-type="float" office:value="-0.799435682320392" calcext:value-type="float">
            <text:p>-0.799435682320392</text:p>
          </table:table-cell>
          <table:table-cell table:style-name="ce2" table:formula="of:=[.Z60]+ COS([.AA61]) * [.AB61]" office:value-type="float" office:value="-11.2885058489199" calcext:value-type="float">
            <text:p>-11.2885058489199</text:p>
          </table:table-cell>
          <table:table-cell table:style-name="ce8" table:formula="of:=[.AA60] - 0.15708" office:value-type="float" office:value="1.79787" calcext:value-type="float">
            <text:p>1.79787</text:p>
          </table:table-cell>
          <table:table-cell table:style-name="ce2" table:formula="of:=[.AB60]" office:value-type="float" office:value="0.9" calcext:value-type="float">
            <text:p>0.9</text:p>
          </table:table-cell>
        </table:table-row>
        <table:table-row table:style-name="ro1">
          <table:table-cell table:formula="of:=[.A61] + SIN([.C62]) * [.D62]" office:value-type="float" office:value="-4.93683027443582" calcext:value-type="float">
            <text:p>-4.93683027443582</text:p>
          </table:table-cell>
          <table:table-cell table:formula="of:=[.B61]+ COS([.C62]) * [.D62]" office:value-type="float" office:value="2.90802356738908" calcext:value-type="float">
            <text:p>2.90802356738908</text:p>
          </table:table-cell>
          <table:table-cell table:formula="of:=[.C61] +0.0174533" office:value-type="float" office:value="5.75958799999998" calcext:value-type="float">
            <text:p>5.75958799999998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0"/>
          <table:table-cell table:style-name="ce2" table:formula="of:=[.Y61] + SIN([.AA62]) * [.AB62]" office:value-type="float" office:value="0.0983606161522356" calcext:value-type="float">
            <text:p>0.098360616152236</text:p>
          </table:table-cell>
          <table:table-cell table:style-name="ce2" table:formula="of:=[.Z61]+ COS([.AA62]) * [.AB62]" office:value-type="float" office:value="-11.3514487313519" calcext:value-type="float">
            <text:p>-11.3514487313519</text:p>
          </table:table-cell>
          <table:table-cell table:style-name="ce8" table:formula="of:=[.AA61] - 0.15708" office:value-type="float" office:value="1.64079" calcext:value-type="float">
            <text:p>1.64079</text:p>
          </table:table-cell>
          <table:table-cell table:style-name="ce2" table:formula="of:=[.AB61]" office:value-type="float" office:value="0.9" calcext:value-type="float">
            <text:p>0.9</text:p>
          </table:table-cell>
        </table:table-row>
        <table:table-row table:style-name="ro1">
          <table:table-cell table:formula="of:=[.A62] + SIN([.C63]) * [.D63]" office:value-type="float" office:value="-4.98531110737539" calcext:value-type="float">
            <text:p>-4.98531110737539</text:p>
          </table:table-cell>
          <table:table-cell table:formula="of:=[.B62]+ COS([.C63]) * [.D63]" office:value-type="float" office:value="2.99548560965591" calcext:value-type="float">
            <text:p>2.99548560965591</text:p>
          </table:table-cell>
          <table:table-cell table:formula="of:=[.C62] +0.0174533" office:value-type="float" office:value="5.77704129999998" calcext:value-type="float">
            <text:p>5.77704129999998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0"/>
          <table:table-cell table:style-name="ce2" table:formula="of:=[.Y62] + SIN([.AA63]) * [.AB63]" office:value-type="float" office:value="0.994949959771165" calcext:value-type="float">
            <text:p>0.994949959771165</text:p>
          </table:table-cell>
          <table:table-cell table:style-name="ce2" table:formula="of:=[.Z62]+ COS([.AA63]) * [.AB63]" office:value-type="float" office:value="-11.2731700694511" calcext:value-type="float">
            <text:p>-11.2731700694511</text:p>
          </table:table-cell>
          <table:table-cell table:style-name="ce8" table:formula="of:=[.AA62] - 0.15708" office:value-type="float" office:value="1.48371" calcext:value-type="float">
            <text:p>1.48371</text:p>
          </table:table-cell>
          <table:table-cell table:style-name="ce2" table:formula="of:=[.AB62]" office:value-type="float" office:value="0.9" calcext:value-type="float">
            <text:p>0.9</text:p>
          </table:table-cell>
        </table:table-row>
        <table:table-row table:style-name="ro1">
          <table:table-cell table:formula="of:=[.A63] + SIN([.C64]) * [.D64]" office:value-type="float" office:value="-5.03225813267935" calcext:value-type="float">
            <text:p>-5.03225813267935</text:p>
          </table:table-cell>
          <table:table-cell table:formula="of:=[.B63]+ COS([.C64]) * [.D64]" office:value-type="float" office:value="3.08378043858213" calcext:value-type="float">
            <text:p>3.08378043858213</text:p>
          </table:table-cell>
          <table:table-cell table:formula="of:=[.C63] +0.0174533" office:value-type="float" office:value="5.79449459999998" calcext:value-type="float">
            <text:p>5.79449459999998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0"/>
          <table:table-cell table:style-name="ce2" table:formula="of:=[.Y63] + SIN([.AA64]) * [.AB64]" office:value-type="float" office:value="1.86825524024805" calcext:value-type="float">
            <text:p>1.86825524024805</text:p>
          </table:table-cell>
          <table:table-cell table:style-name="ce2" table:formula="of:=[.Z63]+ COS([.AA64]) * [.AB64]" office:value-type="float" office:value="-11.0555973526616" calcext:value-type="float">
            <text:p>-11.0555973526616</text:p>
          </table:table-cell>
          <table:table-cell table:style-name="ce8" table:formula="of:=[.AA63] - 0.15708" office:value-type="float" office:value="1.32663" calcext:value-type="float">
            <text:p>1.32663</text:p>
          </table:table-cell>
          <table:table-cell table:style-name="ce2" table:formula="of:=[.AB63]" office:value-type="float" office:value="0.9" calcext:value-type="float">
            <text:p>0.9</text:p>
          </table:table-cell>
        </table:table-row>
        <table:table-row table:style-name="ro1">
          <table:table-cell table:formula="of:=[.A64] + SIN([.C65]) * [.D65]" office:value-type="float" office:value="-5.07765704981676" calcext:value-type="float">
            <text:p>-5.07765704981676</text:p>
          </table:table-cell>
          <table:table-cell table:formula="of:=[.B64]+ COS([.C65]) * [.D65]" office:value-type="float" office:value="3.17288115868444" calcext:value-type="float">
            <text:p>3.17288115868444</text:p>
          </table:table-cell>
          <table:table-cell table:formula="of:=[.C64] +0.0174533" office:value-type="float" office:value="5.81194789999998" calcext:value-type="float">
            <text:p>5.81194789999998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0"/>
          <table:table-cell table:style-name="ce2" table:formula="of:=[.Y64] + SIN([.AA65]) * [.AB65]" office:value-type="float" office:value="2.69677268288036" calcext:value-type="float">
            <text:p>2.69677268288036</text:p>
          </table:table-cell>
          <table:table-cell table:style-name="ce2" table:formula="of:=[.Z64]+ COS([.AA65]) * [.AB65]" office:value-type="float" office:value="-10.7040879683572" calcext:value-type="float">
            <text:p>-10.7040879683572</text:p>
          </table:table-cell>
          <table:table-cell table:style-name="ce8" table:formula="of:=[.AA64] - 0.15708" office:value-type="float" office:value="1.16955" calcext:value-type="float">
            <text:p>1.16955</text:p>
          </table:table-cell>
          <table:table-cell table:style-name="ce2" table:formula="of:=[.AB64]" office:value-type="float" office:value="0.9" calcext:value-type="float">
            <text:p>0.9</text:p>
          </table:table-cell>
        </table:table-row>
        <table:table-row table:style-name="ro1">
          <table:table-cell table:formula="of:=[.A65] + SIN([.C66]) * [.D66]" office:value-type="float" office:value="-5.12149402982581" calcext:value-type="float">
            <text:p>-5.12149402982581</text:p>
          </table:table-cell>
          <table:table-cell table:formula="of:=[.B65]+ COS([.C66]) * [.D66]" office:value-type="float" office:value="3.26276062899711" calcext:value-type="float">
            <text:p>3.26276062899711</text:p>
          </table:table-cell>
          <table:table-cell table:formula="of:=[.C65] +0.0174533" office:value-type="float" office:value="5.82940119999998" calcext:value-type="float">
            <text:p>5.82940119999998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0"/>
          <table:table-cell table:style-name="ce2" table:formula="of:=[.Y65] + SIN([.AA66]) * [.AB66]" office:value-type="float" office:value="3.46010134332279" calcext:value-type="float">
            <text:p>3.46010134332279</text:p>
          </table:table-cell>
          <table:table-cell table:style-name="ce2" table:formula="of:=[.Z65]+ COS([.AA66]) * [.AB66]" office:value-type="float" office:value="-10.2272972845691" calcext:value-type="float">
            <text:p>-10.2272972845691</text:p>
          </table:table-cell>
          <table:table-cell table:style-name="ce8" table:formula="of:=[.AA65] - 0.15708" office:value-type="float" office:value="1.01247" calcext:value-type="float">
            <text:p>1.01247</text:p>
          </table:table-cell>
          <table:table-cell table:style-name="ce2" table:formula="of:=[.AB65]" office:value-type="float" office:value="0.9" calcext:value-type="float">
            <text:p>0.9</text:p>
          </table:table-cell>
        </table:table-row>
        <table:table-row table:style-name="ro1">
          <table:table-cell table:formula="of:=[.A66] + SIN([.C67]) * [.D67]" office:value-type="float" office:value="-5.16375571952629" calcext:value-type="float">
            <text:p>-5.16375571952629</text:p>
          </table:table-cell>
          <table:table-cell table:formula="of:=[.B66]+ COS([.C67]) * [.D67]" office:value-type="float" office:value="3.35339147133933" calcext:value-type="float">
            <text:p>3.35339147133933</text:p>
          </table:table-cell>
          <table:table-cell table:formula="of:=[.C66] +0.0174533" office:value-type="float" office:value="5.84685449999998" calcext:value-type="float">
            <text:p>5.84685449999998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0"/>
          <table:table-cell table:style-name="ce2" table:formula="of:=[.Y66] + SIN([.AA67]) * [.AB67]" office:value-type="float" office:value="4.13944544888839" calcext:value-type="float">
            <text:p>4.13944544888839</text:p>
          </table:table-cell>
          <table:table-cell table:style-name="ce2" table:formula="of:=[.Z66]+ COS([.AA67]) * [.AB67]" office:value-type="float" office:value="-9.63696552510388" calcext:value-type="float">
            <text:p>-9.63696552510388</text:p>
          </table:table-cell>
          <table:table-cell table:style-name="ce8" table:formula="of:=[.AA66] - 0.15708" office:value-type="float" office:value="0.85539" calcext:value-type="float">
            <text:p>0.85539</text:p>
          </table:table-cell>
          <table:table-cell table:style-name="ce2" table:formula="of:=[.AB66]" office:value-type="float" office:value="0.9" calcext:value-type="float">
            <text:p>0.9</text:p>
          </table:table-cell>
        </table:table-row>
        <table:table-row table:style-name="ro1">
          <table:table-cell table:formula="of:=[.A67] + SIN([.C68]) * [.D68]" office:value-type="float" office:value="-5.20442924558707" calcext:value-type="float">
            <text:p>-5.20442924558707</text:p>
          </table:table-cell>
          <table:table-cell table:formula="of:=[.B67]+ COS([.C68]) * [.D68]" office:value-type="float" office:value="3.44474607865491" calcext:value-type="float">
            <text:p>3.44474607865491</text:p>
          </table:table-cell>
          <table:table-cell table:formula="of:=[.C67] +0.0174533" office:value-type="float" office:value="5.86430779999998" calcext:value-type="float">
            <text:p>5.86430779999998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0"/>
          <table:table-cell table:style-name="ce2" table:formula="of:=[.Y67] + SIN([.AA68]) * [.AB68]" office:value-type="float" office:value="4.71807721501185" calcext:value-type="float">
            <text:p>4.71807721501185</text:p>
          </table:table-cell>
          <table:table-cell table:style-name="ce2" table:formula="of:=[.Z67]+ COS([.AA68]) * [.AB68]" office:value-type="float" office:value="-8.94762868492135" calcext:value-type="float">
            <text:p>-8.94762868492135</text:p>
          </table:table-cell>
          <table:table-cell table:style-name="ce8" table:formula="of:=[.AA67] - 0.15708" office:value-type="float" office:value="0.69831" calcext:value-type="float">
            <text:p>0.69831</text:p>
          </table:table-cell>
          <table:table-cell table:style-name="ce2" table:formula="of:=[.AB67]" office:value-type="float" office:value="0.9" calcext:value-type="float">
            <text:p>0.9</text:p>
          </table:table-cell>
        </table:table-row>
        <table:table-row table:style-name="ro1">
          <table:table-cell table:formula="of:=[.A68] + SIN([.C69]) * [.D69]" office:value-type="float" office:value="-5.2435022184475" calcext:value-type="float">
            <text:p>-5.2435022184475</text:p>
          </table:table-cell>
          <table:table-cell table:formula="of:=[.B68]+ COS([.C69]) * [.D69]" office:value-type="float" office:value="3.53679662342162" calcext:value-type="float">
            <text:p>3.53679662342162</text:p>
          </table:table-cell>
          <table:table-cell table:formula="of:=[.C68] +0.0174533" office:value-type="float" office:value="5.88176109999998" calcext:value-type="float">
            <text:p>5.88176109999998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0"/>
          <table:table-cell table:style-name="ce2" table:formula="of:=[.Y68] + SIN([.AA69]) * [.AB69]" office:value-type="float" office:value="5.18174874074419" calcext:value-type="float">
            <text:p>5.18174874074419</text:p>
          </table:table-cell>
          <table:table-cell table:style-name="ce2" table:formula="of:=[.Z68]+ COS([.AA69]) * [.AB69]" office:value-type="float" office:value="-8.17626060402544" calcext:value-type="float">
            <text:p>-8.17626060402544</text:p>
          </table:table-cell>
          <table:table-cell table:style-name="ce8" table:formula="of:=[.AA68] - 0.15708" office:value-type="float" office:value="0.54123" calcext:value-type="float">
            <text:p>0.54123</text:p>
          </table:table-cell>
          <table:table-cell table:style-name="ce2" table:formula="of:=[.AB68]" office:value-type="float" office:value="0.9" calcext:value-type="float">
            <text:p>0.9</text:p>
          </table:table-cell>
        </table:table-row>
        <table:table-row table:style-name="ro1">
          <table:table-cell table:formula="of:=[.A69] + SIN([.C70]) * [.D70]" office:value-type="float" office:value="-5.28096273609133" calcext:value-type="float">
            <text:p>-5.28096273609133</text:p>
          </table:table-cell>
          <table:table-cell table:formula="of:=[.B69]+ COS([.C70]) * [.D70]" office:value-type="float" office:value="3.62951506612778" calcext:value-type="float">
            <text:p>3.62951506612778</text:p>
          </table:table-cell>
          <table:table-cell table:formula="of:=[.C69] +0.0174533" office:value-type="float" office:value="5.89921439999998" calcext:value-type="float">
            <text:p>5.89921439999998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0"/>
          <table:table-cell table:style-name="ce2" table:formula="of:=[.Y69] + SIN([.AA70]) * [.AB70]" office:value-type="float" office:value="5.51904284099767" calcext:value-type="float">
            <text:p>5.51904284099767</text:p>
          </table:table-cell>
          <table:table-cell table:style-name="ce2" table:formula="of:=[.Z69]+ COS([.AA70]) * [.AB70]" office:value-type="float" office:value="-7.34185501323988" calcext:value-type="float">
            <text:p>-7.34185501323988</text:p>
          </table:table-cell>
          <table:table-cell table:style-name="ce8" table:formula="of:=[.AA69] - 0.15708" office:value-type="float" office:value="0.38415" calcext:value-type="float">
            <text:p>0.38415</text:p>
          </table:table-cell>
          <table:table-cell table:style-name="ce2" table:formula="of:=[.AB69]" office:value-type="float" office:value="0.9" calcext:value-type="float">
            <text:p>0.9</text:p>
          </table:table-cell>
        </table:table-row>
        <table:table-row table:style-name="ro1">
          <table:table-cell table:formula="of:=[.A70] + SIN([.C71]) * [.D71]" office:value-type="float" office:value="-5.31679938767221" calcext:value-type="float">
            <text:p>-5.31679938767221</text:p>
          </table:table-cell>
          <table:table-cell table:formula="of:=[.B70]+ COS([.C71]) * [.D71]" office:value-type="float" office:value="3.72287316381336" calcext:value-type="float">
            <text:p>3.72287316381336</text:p>
          </table:table-cell>
          <table:table-cell table:formula="of:=[.C70] +0.0174533" office:value-type="float" office:value="5.91666769999998" calcext:value-type="float">
            <text:p>5.91666769999998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0"/>
          <table:table-cell table:style-name="ce2" table:formula="of:=[.Y70] + SIN([.AA71]) * [.AB71]" office:value-type="float" office:value="5.72165417684613" calcext:value-type="float">
            <text:p>5.72165417684613</text:p>
          </table:table-cell>
          <table:table-cell table:style-name="ce2" table:formula="of:=[.Z70]+ COS([.AA71]) * [.AB71]" office:value-type="float" office:value="-6.46495784333585" calcext:value-type="float">
            <text:p>-6.46495784333585</text:p>
          </table:table-cell>
          <table:table-cell table:style-name="ce8" table:formula="of:=[.AA70] - 0.15708" office:value-type="float" office:value="0.22707" calcext:value-type="float">
            <text:p>0.22707</text:p>
          </table:table-cell>
          <table:table-cell table:style-name="ce2" table:formula="of:=[.AB70]" office:value-type="float" office:value="0.9" calcext:value-type="float">
            <text:p>0.9</text:p>
          </table:table-cell>
        </table:table-row>
        <table:table-row table:style-name="ro1">
          <table:table-cell table:formula="of:=[.A71] + SIN([.C72]) * [.D72]" office:value-type="float" office:value="-5.35100125698956" calcext:value-type="float">
            <text:p>-5.35100125698956</text:p>
          </table:table-cell>
          <table:table-cell table:formula="of:=[.B71]+ COS([.C72]) * [.D72]" office:value-type="float" office:value="3.81684247867305" calcext:value-type="float">
            <text:p>3.81684247867305</text:p>
          </table:table-cell>
          <table:table-cell table:formula="of:=[.C71] +0.0174533" office:value-type="float" office:value="5.93412099999998" calcext:value-type="float">
            <text:p>5.93412099999998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0"/>
          <table:table-cell table:style-name="ce2" table:formula="of:=[.Y71] + SIN([.AA72]) * [.AB72]" office:value-type="float" office:value="5.78459376148776" calcext:value-type="float">
            <text:p>5.78459376148776</text:p>
          </table:table-cell>
          <table:table-cell table:style-name="ce2" table:formula="of:=[.Z71]+ COS([.AA72]) * [.AB72]" office:value-type="float" office:value="-5.56716131366716" calcext:value-type="float">
            <text:p>-5.56716131366716</text:p>
          </table:table-cell>
          <table:table-cell table:style-name="ce8" table:formula="of:=[.AA71] - 0.15708" office:value-type="float" office:value="0.0699899999999995" calcext:value-type="float">
            <text:p>0.06999</text:p>
          </table:table-cell>
          <table:table-cell table:style-name="ce2" table:formula="of:=[.AB71]" office:value-type="float" office:value="0.9" calcext:value-type="float">
            <text:p>0.9</text:p>
          </table:table-cell>
        </table:table-row>
        <table:table-row table:style-name="ro1">
          <table:table-cell table:formula="of:=[.A72] + SIN([.C73]) * [.D73]" office:value-type="float" office:value="-5.38355792581374" calcext:value-type="float">
            <text:p>-5.38355792581374</text:p>
          </table:table-cell>
          <table:table-cell table:formula="of:=[.B72]+ COS([.C73]) * [.D73]" office:value-type="float" office:value="3.9113943867187" calcext:value-type="float">
            <text:p>3.9113943867187</text:p>
          </table:table-cell>
          <table:table-cell table:formula="of:=[.C72] +0.0174533" office:value-type="float" office:value="5.95157429999998" calcext:value-type="float">
            <text:p>5.95157429999998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0"/>
          <table:table-cell table:style-name="ce2" table:formula="of:=[.Y72] + SIN([.AA73]) * [.AB73]" office:value-type="float" office:value="5.70631180623095" calcext:value-type="float">
            <text:p>5.70631180623095</text:p>
          </table:table-cell>
          <table:table-cell table:style-name="ce2" table:formula="of:=[.Z72]+ COS([.AA73]) * [.AB73]" office:value-type="float" office:value="-4.67057225758786" calcext:value-type="float">
            <text:p>-4.67057225758786</text:p>
          </table:table-cell>
          <table:table-cell table:style-name="ce8" table:formula="of:=[.AA72] - 0.15708" office:value-type="float" office:value="-0.0870900000000005" calcext:value-type="float">
            <text:p>-0.087090000000001</text:p>
          </table:table-cell>
          <table:table-cell table:style-name="ce2" table:formula="of:=[.AB72]" office:value-type="float" office:value="0.9" calcext:value-type="float">
            <text:p>0.9</text:p>
          </table:table-cell>
        </table:table-row>
        <table:table-row table:style-name="ro1">
          <table:table-cell table:formula="of:=[.A73] + SIN([.C74]) * [.D74]" office:value-type="float" office:value="-5.41445947705953" calcext:value-type="float">
            <text:p>-5.41445947705953</text:p>
          </table:table-cell>
          <table:table-cell table:formula="of:=[.B73]+ COS([.C74]) * [.D74]" office:value-type="float" office:value="4.00650008649849" calcext:value-type="float">
            <text:p>4.00650008649849</text:p>
          </table:table-cell>
          <table:table-cell table:formula="of:=[.C73] +0.0174533" office:value-type="float" office:value="5.96902759999998" calcext:value-type="float">
            <text:p>5.96902759999998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0"/>
          <table:table-cell table:style-name="ce2" table:formula="of:=[.Y73] + SIN([.AA74]) * [.AB74]" office:value-type="float" office:value="5.48873588161345" calcext:value-type="float">
            <text:p>5.48873588161345</text:p>
          </table:table-cell>
          <table:table-cell table:style-name="ce2" table:formula="of:=[.Z73]+ COS([.AA74]) * [.AB74]" office:value-type="float" office:value="-3.79726777630608" calcext:value-type="float">
            <text:p>-3.79726777630608</text:p>
          </table:table-cell>
          <table:table-cell table:style-name="ce8" table:formula="of:=[.AA73] - 0.15708" office:value-type="float" office:value="-0.244170000000001" calcext:value-type="float">
            <text:p>-0.244170000000001</text:p>
          </table:table-cell>
          <table:table-cell table:style-name="ce2" table:formula="of:=[.AB73]" office:value-type="float" office:value="0.9" calcext:value-type="float">
            <text:p>0.9</text:p>
          </table:table-cell>
        </table:table-row>
        <table:table-row table:style-name="ro1">
          <table:table-cell table:formula="of:=[.A74] + SIN([.C75]) * [.D75]" office:value-type="float" office:value="-5.44369649780702" calcext:value-type="float">
            <text:p>-5.44369649780702</text:p>
          </table:table-cell>
          <table:table-cell table:formula="of:=[.B74]+ COS([.C75]) * [.D75]" office:value-type="float" office:value="4.10213060787013" calcext:value-type="float">
            <text:p>4.10213060787013</text:p>
          </table:table-cell>
          <table:table-cell table:formula="of:=[.C74] +0.0174533" office:value-type="float" office:value="5.98648089999998" calcext:value-type="float">
            <text:p>5.98648089999998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0"/>
          <table:table-cell table:style-name="ce2" table:formula="of:=[.Y74] + SIN([.AA75]) * [.AB75]" office:value-type="float" office:value="5.13722345399699" calcext:value-type="float">
            <text:p>5.13722345399699</text:p>
          </table:table-cell>
          <table:table-cell table:style-name="ce2" table:formula="of:=[.Z74]+ COS([.AA75]) * [.AB75]" office:value-type="float" office:value="-2.96875162484542" calcext:value-type="float">
            <text:p>-2.96875162484542</text:p>
          </table:table-cell>
          <table:table-cell table:style-name="ce8" table:formula="of:=[.AA74] - 0.15708" office:value-type="float" office:value="-0.401250000000001" calcext:value-type="float">
            <text:p>-0.401250000000001</text:p>
          </table:table-cell>
          <table:table-cell table:style-name="ce2" table:formula="of:=[.AB74]" office:value-type="float" office:value="0.9" calcext:value-type="float">
            <text:p>0.9</text:p>
          </table:table-cell>
        </table:table-row>
        <table:table-row table:style-name="ro1">
          <table:table-cell table:formula="of:=[.A75] + SIN([.C76]) * [.D76]" office:value-type="float" office:value="-5.47126008216881" calcext:value-type="float">
            <text:p>-5.47126008216881</text:p>
          </table:table-cell>
          <table:table-cell table:formula="of:=[.B75]+ COS([.C76]) * [.D76]" office:value-type="float" office:value="4.19825682082544" calcext:value-type="float">
            <text:p>4.19825682082544</text:p>
          </table:table-cell>
          <table:table-cell table:formula="of:=[.C75] +0.0174533" office:value-type="float" office:value="6.00393419999998" calcext:value-type="float">
            <text:p>6.00393419999998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0"/>
          <table:table-cell table:style-name="ce2" table:formula="of:=[.Y75] + SIN([.AA76]) * [.AB76]" office:value-type="float" office:value="4.66042996634932" calcext:value-type="float">
            <text:p>4.66042996634932</text:p>
          </table:table-cell>
          <table:table-cell table:style-name="ce2" table:formula="of:=[.Z75]+ COS([.AA76]) * [.AB76]" office:value-type="float" office:value="-2.20542471575812" calcext:value-type="float">
            <text:p>-2.20542471575812</text:p>
          </table:table-cell>
          <table:table-cell table:style-name="ce8" table:formula="of:=[.AA75] - 0.15708" office:value-type="float" office:value="-0.558330000000001" calcext:value-type="float">
            <text:p>-0.558330000000001</text:p>
          </table:table-cell>
          <table:table-cell table:style-name="ce2" table:formula="of:=[.AB75]" office:value-type="float" office:value="0.9" calcext:value-type="float">
            <text:p>0.9</text:p>
          </table:table-cell>
        </table:table-row>
        <table:table-row table:style-name="ro1">
          <table:table-cell table:formula="of:=[.A76] + SIN([.C77]) * [.D77]" office:value-type="float" office:value="-5.49714183400291" calcext:value-type="float">
            <text:p>-5.49714183400291</text:p>
          </table:table-cell>
          <table:table-cell table:formula="of:=[.B76]+ COS([.C77]) * [.D77]" office:value-type="float" office:value="4.29484944436367" calcext:value-type="float">
            <text:p>4.29484944436367</text:p>
          </table:table-cell>
          <table:table-cell table:formula="of:=[.C76] +0.0174533" office:value-type="float" office:value="6.02138749999998" calcext:value-type="float">
            <text:p>6.02138749999998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0"/>
          <table:table-cell table:style-name="ce2" table:formula="of:=[.Y76] + SIN([.AA77]) * [.AB77]" office:value-type="float" office:value="4.07009571151787" calcext:value-type="float">
            <text:p>4.07009571151787</text:p>
          </table:table-cell>
          <table:table-cell table:style-name="ce2" table:formula="of:=[.Z76]+ COS([.AA77]) * [.AB77]" office:value-type="float" office:value="-1.52608277860673" calcext:value-type="float">
            <text:p>-1.52608277860673</text:p>
          </table:table-cell>
          <table:table-cell table:style-name="ce8" table:formula="of:=[.AA76] - 0.15708" office:value-type="float" office:value="-0.715410000000001" calcext:value-type="float">
            <text:p>-0.715410000000001</text:p>
          </table:table-cell>
          <table:table-cell table:style-name="ce2" table:formula="of:=[.AB76]" office:value-type="float" office:value="0.9" calcext:value-type="float">
            <text:p>0.9</text:p>
          </table:table-cell>
        </table:table-row>
        <table:table-row table:style-name="ro1">
          <table:table-cell table:formula="of:=[.A77] + SIN([.C78]) * [.D78]" office:value-type="float" office:value="-5.52133386947022" calcext:value-type="float">
            <text:p>-5.52133386947022</text:p>
          </table:table-cell>
          <table:table-cell table:formula="of:=[.B77]+ COS([.C78]) * [.D78]" office:value-type="float" office:value="4.39187905541075" calcext:value-type="float">
            <text:p>4.39187905541075</text:p>
          </table:table-cell>
          <table:table-cell table:formula="of:=[.C77] +0.0174533" office:value-type="float" office:value="6.03884079999998" calcext:value-type="float">
            <text:p>6.03884079999998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0"/>
          <table:table-cell table:style-name="ce2" table:formula="of:=[.Y77] + SIN([.AA78]) * [.AB78]" office:value-type="float" office:value="3.38075674590683" calcext:value-type="float">
            <text:p>3.38075674590683</text:p>
          </table:table-cell>
          <table:table-cell table:style-name="ce2" table:formula="of:=[.Z77]+ COS([.AA78]) * [.AB78]" office:value-type="float" office:value="-0.947453544562777" calcext:value-type="float">
            <text:p>-0.947453544562777</text:p>
          </table:table-cell>
          <table:table-cell table:style-name="ce8" table:formula="of:=[.AA77] - 0.15708" office:value-type="float" office:value="-0.872490000000001" calcext:value-type="float">
            <text:p>-0.872490000000001</text:p>
          </table:table-cell>
          <table:table-cell table:style-name="ce2" table:formula="of:=[.AB77]" office:value-type="float" office:value="0.9" calcext:value-type="float">
            <text:p>0.9</text:p>
          </table:table-cell>
        </table:table-row>
        <table:table-row table:style-name="ro1">
          <table:table-cell table:formula="of:=[.A78] + SIN([.C79]) * [.D79]" office:value-type="float" office:value="-5.54382881943607" calcext:value-type="float">
            <text:p>-5.54382881943607</text:p>
          </table:table-cell>
          <table:table-cell table:formula="of:=[.B78]+ COS([.C79]) * [.D79]" office:value-type="float" office:value="4.48931609778189" calcext:value-type="float">
            <text:p>4.48931609778189</text:p>
          </table:table-cell>
          <table:table-cell table:formula="of:=[.C78] +0.0174533" office:value-type="float" office:value="6.05629409999998" calcext:value-type="float">
            <text:p>6.05629409999998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0"/>
          <table:table-cell table:style-name="ce2" table:formula="of:=[.Y78] + SIN([.AA79]) * [.AB79]" office:value-type="float" office:value="2.60938696185551" calcext:value-type="float">
            <text:p>2.60938696185551</text:p>
          </table:table-cell>
          <table:table-cell table:style-name="ce2" table:formula="of:=[.Z78]+ COS([.AA79]) * [.AB79]" office:value-type="float" office:value="-0.483784852226727" calcext:value-type="float">
            <text:p>-0.483784852226727</text:p>
          </table:table-cell>
          <table:table-cell table:style-name="ce8" table:formula="of:=[.AA78] - 0.15708" office:value-type="float" office:value="-1.02957" calcext:value-type="float">
            <text:p>-1.02957</text:p>
          </table:table-cell>
          <table:table-cell table:style-name="ce2" table:formula="of:=[.AB78]" office:value-type="float" office:value="0.9" calcext:value-type="float">
            <text:p>0.9</text:p>
          </table:table-cell>
        </table:table-row>
        <table:table-row table:style-name="ro1">
          <table:table-cell table:formula="of:=[.A79] + SIN([.C80]) * [.D80]" office:value-type="float" office:value="-5.56461983171492" calcext:value-type="float">
            <text:p>-5.56461983171492</text:p>
          </table:table-cell>
          <table:table-cell table:formula="of:=[.B79]+ COS([.C80]) * [.D80]" office:value-type="float" office:value="4.58713089118463" calcext:value-type="float">
            <text:p>4.58713089118463</text:p>
          </table:table-cell>
          <table:table-cell table:formula="of:=[.C79] +0.0174533" office:value-type="float" office:value="6.07374739999997" calcext:value-type="float">
            <text:p>6.07374739999997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0"/>
          <table:table-cell table:style-name="ce2" table:formula="of:=[.Y79] + SIN([.AA80]) * [.AB80]" office:value-type="float" office:value="1.77498013212517" calcext:value-type="float">
            <text:p>1.77498013212517</text:p>
          </table:table-cell>
          <table:table-cell table:style-name="ce2" table:formula="of:=[.Z79]+ COS([.AA80]) * [.AB80]" office:value-type="float" office:value="-0.146493816918402" calcext:value-type="float">
            <text:p>-0.146493816918402</text:p>
          </table:table-cell>
          <table:table-cell table:style-name="ce8" table:formula="of:=[.AA79] - 0.15708" office:value-type="float" office:value="-1.18665" calcext:value-type="float">
            <text:p>-1.18665</text:p>
          </table:table-cell>
          <table:table-cell table:style-name="ce2" table:formula="of:=[.AB79]" office:value-type="float" office:value="0.9" calcext:value-type="float">
            <text:p>0.9</text:p>
          </table:table-cell>
        </table:table-row>
        <table:table-row table:style-name="ro1">
          <table:table-cell table:formula="of:=[.A80] + SIN([.C81]) * [.D81]" office:value-type="float" office:value="-5.58370057315759" calcext:value-type="float">
            <text:p>-5.58370057315759</text:p>
          </table:table-cell>
          <table:table-cell table:formula="of:=[.B80]+ COS([.C81]) * [.D81]" office:value-type="float" office:value="4.68529364025981" calcext:value-type="float">
            <text:p>4.68529364025981</text:p>
          </table:table-cell>
          <table:table-cell table:formula="of:=[.C80] +0.0174533" office:value-type="float" office:value="6.09120069999997" calcext:value-type="float">
            <text:p>6.09120069999997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0"/>
          <table:table-cell table:style-name="ce2" table:formula="of:=[.Y80] + SIN([.AA81]) * [.AB81]" office:value-type="float" office:value="0.898082217994057" calcext:value-type="float">
            <text:p>0.898082217994057</text:p>
          </table:table-cell>
          <table:table-cell table:style-name="ce2" table:formula="of:=[.Z80]+ COS([.AA81]) * [.AB81]" office:value-type="float" office:value="0.0561142979055358" calcext:value-type="float">
            <text:p>0.056114297905536</text:p>
          </table:table-cell>
          <table:table-cell table:style-name="ce8" table:formula="of:=[.AA80] - 0.15708" office:value-type="float" office:value="-1.34373" calcext:value-type="float">
            <text:p>-1.34373</text:p>
          </table:table-cell>
          <table:table-cell table:style-name="ce2" table:formula="of:=[.AB80]" office:value-type="float" office:value="0.9" calcext:value-type="float">
            <text:p>0.9</text:p>
          </table:table-cell>
        </table:table-row>
        <table:table-row table:style-name="ro1">
          <table:table-cell table:formula="of:=[.A81] + SIN([.C82]) * [.D82]" office:value-type="float" office:value="-5.60106523158041" calcext:value-type="float">
            <text:p>-5.60106523158041</text:p>
          </table:table-cell>
          <table:table-cell table:formula="of:=[.B81]+ COS([.C82]) * [.D82]" office:value-type="float" office:value="4.78377444365752" calcext:value-type="float">
            <text:p>4.78377444365752</text:p>
          </table:table-cell>
          <table:table-cell table:formula="of:=[.C81] +0.0174533" office:value-type="float" office:value="6.10865399999997" calcext:value-type="float">
            <text:p>6.10865399999997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0"/>
          <table:table-cell table:style-name="ce2" table:formula="of:=[.Y81] + SIN([.AA82]) * [.AB82]" office:value-type="float" office:value="0.000285457141422363" calcext:value-type="float">
            <text:p>0.000285457141422</text:p>
          </table:table-cell>
          <table:table-cell table:style-name="ce2" table:formula="of:=[.Z81]+ COS([.AA82]) * [.AB82]" office:value-type="float" office:value="0.119050584755946" calcext:value-type="float">
            <text:p>0.119050584755946</text:p>
          </table:table-cell>
          <table:table-cell table:style-name="ce8" table:formula="of:=[.AA81] - 0.15708" office:value-type="float" office:value="-1.50081" calcext:value-type="float">
            <text:p>-1.50081</text:p>
          </table:table-cell>
          <table:table-cell table:style-name="ce2" table:formula="of:=[.AB81]" office:value-type="float" office:value="0.9" calcext:value-type="float">
            <text:p>0.9</text:p>
          </table:table-cell>
        </table:table-row>
        <table:table-row table:style-name="ro1">
          <table:table-cell table:formula="of:=[.A82] + SIN([.C83]) * [.D83]" office:value-type="float" office:value="-5.61670851753568" calcext:value-type="float">
            <text:p>-5.61670851753568</text:p>
          </table:table-cell>
          <table:table-cell table:formula="of:=[.B82]+ COS([.C83]) * [.D83]" office:value-type="float" office:value="4.88254330314533" calcext:value-type="float">
            <text:p>4.88254330314533</text:p>
          </table:table-cell>
          <table:table-cell table:formula="of:=[.C82] +0.0174533" office:value-type="float" office:value="6.12610729999997" calcext:value-type="float">
            <text:p>6.12610729999997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 + SIN([.C84]) * [.D84]" office:value-type="float" office:value="-5.63062566592288" calcext:value-type="float">
            <text:p>-5.63062566592288</text:p>
          </table:table-cell>
          <table:table-cell table:formula="of:=[.B83]+ COS([.C84]) * [.D84]" office:value-type="float" office:value="4.98157013274604" calcext:value-type="float">
            <text:p>4.98157013274604</text:p>
          </table:table-cell>
          <table:table-cell table:formula="of:=[.C83] +0.0174533" office:value-type="float" office:value="6.14356059999997" calcext:value-type="float">
            <text:p>6.14356059999997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 + SIN([.C85]) * [.D85]" office:value-type="float" office:value="-5.64281243744016" calcext:value-type="float">
            <text:p>-5.64281243744016</text:p>
          </table:table-cell>
          <table:table-cell table:formula="of:=[.B84]+ COS([.C85]) * [.D85]" office:value-type="float" office:value="5.08082476790222" calcext:value-type="float">
            <text:p>5.08082476790222</text:p>
          </table:table-cell>
          <table:table-cell table:formula="of:=[.C84] +0.0174533" office:value-type="float" office:value="6.16101389999997" calcext:value-type="float">
            <text:p>6.16101389999997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 + SIN([.C86]) * [.D86]" office:value-type="float" office:value="-5.65326511987566" calcext:value-type="float">
            <text:p>-5.65326511987566</text:p>
          </table:table-cell>
          <table:table-cell table:formula="of:=[.B85]+ COS([.C86]) * [.D86]" office:value-type="float" office:value="5.18027697466457" calcext:value-type="float">
            <text:p>5.18027697466457</text:p>
          </table:table-cell>
          <table:table-cell table:formula="of:=[.C85] +0.0174533" office:value-type="float" office:value="6.17846719999997" calcext:value-type="float">
            <text:p>6.17846719999997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 + SIN([.C87]) * [.D87]" office:value-type="float" office:value="-5.66198052923834" calcext:value-type="float">
            <text:p>-5.66198052923834</text:p>
          </table:table-cell>
          <table:table-cell table:formula="of:=[.B86]+ COS([.C87]) * [.D87]" office:value-type="float" office:value="5.27989645890155" calcext:value-type="float">
            <text:p>5.27989645890155</text:p>
          </table:table-cell>
          <table:table-cell table:formula="of:=[.C86] +0.0174533" office:value-type="float" office:value="6.19592049999997" calcext:value-type="float">
            <text:p>6.19592049999997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 + SIN([.C88]) * [.D88]" office:value-type="float" office:value="-5.6689560107278" calcext:value-type="float">
            <text:p>-5.6689560107278</text:p>
          </table:table-cell>
          <table:table-cell table:formula="of:=[.B87]+ COS([.C88]) * [.D88]" office:value-type="float" office:value="5.3796528755272" calcext:value-type="float">
            <text:p>5.3796528755272</text:p>
          </table:table-cell>
          <table:table-cell table:formula="of:=[.C87] +0.0174533" office:value-type="float" office:value="6.21337379999997" calcext:value-type="float">
            <text:p>6.21337379999997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 + SIN([.C89]) * [.D89]" office:value-type="float" office:value="-5.67418943954299" calcext:value-type="float">
            <text:p>-5.67418943954299</text:p>
          </table:table-cell>
          <table:table-cell table:formula="of:=[.B88]+ COS([.C89]) * [.D89]" office:value-type="float" office:value="5.47951583774461" calcext:value-type="float">
            <text:p>5.47951583774461</text:p>
          </table:table-cell>
          <table:table-cell table:formula="of:=[.C88] +0.0174533" office:value-type="float" office:value="6.23082709999997" calcext:value-type="float">
            <text:p>6.23082709999997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 + SIN([.C90]) * [.D90]" office:value-type="float" office:value="-5.67767922152942" calcext:value-type="float">
            <text:p>-5.67767922152942</text:p>
          </table:table-cell>
          <table:table-cell table:formula="of:=[.B89]+ COS([.C90]) * [.D90]" office:value-type="float" office:value="5.57945492630203" calcext:value-type="float">
            <text:p>5.57945492630203</text:p>
          </table:table-cell>
          <table:table-cell table:formula="of:=[.C89] +0.0174533" office:value-type="float" office:value="6.24828039999997" calcext:value-type="float">
            <text:p>6.24828039999997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 + SIN([.C91]) * [.D91]" office:value-type="float" office:value="-5.67942429366478" calcext:value-type="float">
            <text:p>-5.67942429366478</text:p>
          </table:table-cell>
          <table:table-cell table:formula="of:=[.B90]+ COS([.C91]) * [.D91]" office:value-type="float" office:value="5.67943969875885" calcext:value-type="float">
            <text:p>5.67943969875885</text:p>
          </table:table-cell>
          <table:table-cell table:formula="of:=[.C90] +0.0174533" office:value-type="float" office:value="6.26573369999997" calcext:value-type="float">
            <text:p>6.26573369999997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 + SIN([.C92]) * [.D92]" office:value-type="float" office:value="-5.67942412438274" calcext:value-type="float">
            <text:p>-5.67942412438274</text:p>
          </table:table-cell>
          <table:table-cell table:formula="of:=[.B91]+ COS([.C92]) * [.D92]" office:value-type="float" office:value="5.7794396987587" calcext:value-type="float">
            <text:p>5.7794396987587</text:p>
          </table:table-cell>
          <table:table-cell table:formula="of:=[.C91] +0.0174533" office:value-type="float" office:value="6.28318699999997" calcext:value-type="float">
            <text:p>6.28318699999997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2] + SIN([.C93]) * [.D93]" office:value-type="float" office:value="-5.67767871373487" calcext:value-type="float">
            <text:p>-5.67767871373487</text:p>
          </table:table-cell>
          <table:table-cell table:formula="of:=[.B92]+ COS([.C93]) * [.D93]" office:value-type="float" office:value="5.87942446530677" calcext:value-type="float">
            <text:p>5.87942446530677</text:p>
          </table:table-cell>
          <table:table-cell table:formula="of:=[.C92] +0.0174533" office:value-type="float" office:value="6.30064029999997" calcext:value-type="float">
            <text:p>6.30064029999997</text:p>
          </table:table-cell>
          <table:table-cell table:formula="of:=[.D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3] + SIN([.C94]) * [.D94]" office:value-type="float" office:value="-5.67418859339061" calcext:value-type="float">
            <text:p>-5.67418859339061</text:p>
          </table:table-cell>
          <table:table-cell table:formula="of:=[.B93]+ COS([.C94]) * [.D94]" office:value-type="float" office:value="5.97936354204846" calcext:value-type="float">
            <text:p>5.97936354204846</text:p>
          </table:table-cell>
          <table:table-cell table:formula="of:=[.C93] +0.0174533" office:value-type="float" office:value="6.31809359999997" calcext:value-type="float">
            <text:p>6.31809359999997</text:p>
          </table:table-cell>
          <table:table-cell table:formula="of:=[.D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4] + SIN([.C95]) * [.D95]" office:value-type="float" office:value="-5.66895482647534" calcext:value-type="float">
            <text:p>-5.66895482647534</text:p>
          </table:table-cell>
          <table:table-cell table:formula="of:=[.B94]+ COS([.C95]) * [.D95]" office:value-type="float" office:value="6.07922648654679" calcext:value-type="float">
            <text:p>6.07922648654679</text:p>
          </table:table-cell>
          <table:table-cell table:formula="of:=[.C94] +0.0174533" office:value-type="float" office:value="6.33554689999997" calcext:value-type="float">
            <text:p>6.33554689999997</text:p>
          </table:table-cell>
          <table:table-cell table:formula="of:=[.D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5] + SIN([.C96]) * [.D96]" office:value-type="float" office:value="-5.66197900724652" calcext:value-type="float">
            <text:p>-5.66197900724652</text:p>
          </table:table-cell>
          <table:table-cell table:formula="of:=[.B95]+ COS([.C96]) * [.D96]" office:value-type="float" office:value="6.1789828795554" calcext:value-type="float">
            <text:p>6.1789828795554</text:p>
          </table:table-cell>
          <table:table-cell table:formula="of:=[.C95] +0.0174533" office:value-type="float" office:value="6.35300019999997" calcext:value-type="float">
            <text:p>6.35300019999997</text:p>
          </table:table-cell>
          <table:table-cell table:formula="of:=[.D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6] + SIN([.C97]) * [.D97]" office:value-type="float" office:value="-5.65326326060811" calcext:value-type="float">
            <text:p>-5.65326326060811</text:p>
          </table:table-cell>
          <table:table-cell table:formula="of:=[.B96]+ COS([.C97]) * [.D97]" office:value-type="float" office:value="6.27860233428455" calcext:value-type="float">
            <text:p>6.27860233428455</text:p>
          </table:table-cell>
          <table:table-cell table:formula="of:=[.C96] +0.0174533" office:value-type="float" office:value="6.37045349999997" calcext:value-type="float">
            <text:p>6.37045349999997</text:p>
          </table:table-cell>
          <table:table-cell table:formula="of:=[.D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7] + SIN([.C98]) * [.D98]" office:value-type="float" office:value="-5.64281024146321" calcext:value-type="float">
            <text:p>-5.64281024146321</text:p>
          </table:table-cell>
          <table:table-cell table:formula="of:=[.B97]+ COS([.C98]) * [.D98]" office:value-type="float" office:value="6.37805450565731" calcext:value-type="float">
            <text:p>6.37805450565731</text:p>
          </table:table-cell>
          <table:table-cell table:formula="of:=[.C97] +0.0174533" office:value-type="float" office:value="6.38790679999997" calcext:value-type="float">
            <text:p>6.38790679999997</text:p>
          </table:table-cell>
          <table:table-cell table:formula="of:=[.D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8] + SIN([.C99]) * [.D99]" office:value-type="float" office:value="-5.63062313390547" calcext:value-type="float">
            <text:p>-5.63062313390547</text:p>
          </table:table-cell>
          <table:table-cell table:formula="of:=[.B98]+ COS([.C99]) * [.D99]" office:value-type="float" office:value="6.47730909955289" calcext:value-type="float">
            <text:p>6.47730909955289</text:p>
          </table:table-cell>
          <table:table-cell table:formula="of:=[.C98] +0.0174533" office:value-type="float" office:value="6.40536009999997" calcext:value-type="float">
            <text:p>6.40536009999997</text:p>
          </table:table-cell>
          <table:table-cell table:formula="of:=[.D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9] + SIN([.C100]) * [.D100]" office:value-type="float" office:value="-5.61670565024908" calcext:value-type="float">
            <text:p>-5.61670565024908</text:p>
          </table:table-cell>
          <table:table-cell table:formula="of:=[.B99]+ COS([.C100]) * [.D100]" office:value-type="float" office:value="6.57633588203457" calcext:value-type="float">
            <text:p>6.57633588203457</text:p>
          </table:table-cell>
          <table:table-cell table:formula="of:=[.C99] +0.0174533" office:value-type="float" office:value="6.42281339999997" calcext:value-type="float">
            <text:p>6.42281339999997</text:p>
          </table:table-cell>
          <table:table-cell table:formula="of:=[.D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0] + SIN([.C101]) * [.D101]" office:value-type="float" office:value="-5.60106202989802" calcext:value-type="float">
            <text:p>-5.60106202989802</text:p>
          </table:table-cell>
          <table:table-cell table:formula="of:=[.B100]+ COS([.C101]) * [.D101]" office:value-type="float" office:value="6.67510468855926" calcext:value-type="float">
            <text:p>6.67510468855926</text:p>
          </table:table-cell>
          <table:table-cell table:formula="of:=[.C100] +0.0174533" office:value-type="float" office:value="6.44026669999997" calcext:value-type="float">
            <text:p>6.44026669999997</text:p>
          </table:table-cell>
          <table:table-cell table:formula="of:=[.D1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1] + SIN([.C102]) * [.D102]" office:value-type="float" office:value="-5.58369703805467" calcext:value-type="float">
            <text:p>-5.58369703805467</text:p>
          </table:table-cell>
          <table:table-cell table:formula="of:=[.B101]+ COS([.C102]) * [.D102]" office:value-type="float" office:value="6.77358543316591" calcext:value-type="float">
            <text:p>6.77358543316591</text:p>
          </table:table-cell>
          <table:table-cell table:formula="of:=[.C101] +0.0174533" office:value-type="float" office:value="6.45771999999997" calcext:value-type="float">
            <text:p>6.45771999999997</text:p>
          </table:table-cell>
          <table:table-cell table:formula="of:=[.D1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2] + SIN([.C103]) * [.D103]" office:value-type="float" office:value="-5.5646159642683" calcext:value-type="float">
            <text:p>-5.5646159642683</text:p>
          </table:table-cell>
          <table:table-cell table:formula="of:=[.B102]+ COS([.C103]) * [.D103]" office:value-type="float" office:value="6.87174811764" calcext:value-type="float">
            <text:p>6.87174811764</text:p>
          </table:table-cell>
          <table:table-cell table:formula="of:=[.C102] +0.0174533" office:value-type="float" office:value="6.47517329999997" calcext:value-type="float">
            <text:p>6.47517329999997</text:p>
          </table:table-cell>
          <table:table-cell table:formula="of:=[.D1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3] + SIN([.C104]) * [.D104]" office:value-type="float" office:value="-5.54382462082382" calcext:value-type="float">
            <text:p>-5.54382462082382</text:p>
          </table:table-cell>
          <table:table-cell table:formula="of:=[.B103]+ COS([.C104]) * [.D104]" office:value-type="float" office:value="6.96956284065128" calcext:value-type="float">
            <text:p>6.96956284065128</text:p>
          </table:table-cell>
          <table:table-cell table:formula="of:=[.C103] +0.0174533" office:value-type="float" office:value="6.49262659999997" calcext:value-type="float">
            <text:p>6.49262659999997</text:p>
          </table:table-cell>
          <table:table-cell table:formula="of:=[.D1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4] + SIN([.C105]) * [.D105]" office:value-type="float" office:value="-5.52132934097128" calcext:value-type="float">
            <text:p>-5.52132934097128</text:p>
          </table:table-cell>
          <table:table-cell table:formula="of:=[.B104]+ COS([.C105]) * [.D105]" office:value-type="float" office:value="7.06699980686204" calcext:value-type="float">
            <text:p>7.06699980686204</text:p>
          </table:table-cell>
          <table:table-cell table:formula="of:=[.C104] +0.0174533" office:value-type="float" office:value="6.51007989999997" calcext:value-type="float">
            <text:p>6.51007989999997</text:p>
          </table:table-cell>
          <table:table-cell table:formula="of:=[.D1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5] + SIN([.C106]) * [.D106]" office:value-type="float" office:value="-5.4971369769967" calcext:value-type="float">
            <text:p>-5.4971369769967</text:p>
          </table:table-cell>
          <table:table-cell table:formula="of:=[.B105]+ COS([.C106]) * [.D106]" office:value-type="float" office:value="7.16402933600302" calcext:value-type="float">
            <text:p>7.16402933600302</text:p>
          </table:table-cell>
          <table:table-cell table:formula="of:=[.C105] +0.0174533" office:value-type="float" office:value="6.52753319999997" calcext:value-type="float">
            <text:p>6.52753319999997</text:p>
          </table:table-cell>
          <table:table-cell table:formula="of:=[.D1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6] + SIN([.C107]) * [.D107]" office:value-type="float" office:value="-5.47125489813482" calcext:value-type="float">
            <text:p>-5.47125489813482</text:p>
          </table:table-cell>
          <table:table-cell table:formula="of:=[.B106]+ COS([.C107]) * [.D107]" office:value-type="float" office:value="7.26062187191439" calcext:value-type="float">
            <text:p>7.26062187191439</text:p>
          </table:table-cell>
          <table:table-cell table:formula="of:=[.C106] +0.0174533" office:value-type="float" office:value="6.54498649999997" calcext:value-type="float">
            <text:p>6.54498649999997</text:p>
          </table:table-cell>
          <table:table-cell table:formula="of:=[.D1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7] + SIN([.C108]) * [.D108]" office:value-type="float" office:value="-5.44369098832436" calcext:value-type="float">
            <text:p>-5.44369098832436</text:p>
          </table:table-cell>
          <table:table-cell table:formula="of:=[.B107]+ COS([.C108]) * [.D108]" office:value-type="float" office:value="7.35674799154875" calcext:value-type="float">
            <text:p>7.35674799154875</text:p>
          </table:table-cell>
          <table:table-cell table:formula="of:=[.C107] +0.0174533" office:value-type="float" office:value="6.56243979999997" calcext:value-type="float">
            <text:p>6.56243979999997</text:p>
          </table:table-cell>
          <table:table-cell table:formula="of:=[.D1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8] + SIN([.C109]) * [.D109]" office:value-type="float" office:value="-5.41445364380646" calcext:value-type="float">
            <text:p>-5.41445364380646</text:p>
          </table:table-cell>
          <table:table-cell table:formula="of:=[.B108]+ COS([.C109]) * [.D109]" office:value-type="float" office:value="7.45237841393379" calcext:value-type="float">
            <text:p>7.45237841393379</text:p>
          </table:table-cell>
          <table:table-cell table:formula="of:=[.C108] +0.0174533" office:value-type="float" office:value="6.57989309999997" calcext:value-type="float">
            <text:p>6.57989309999997</text:p>
          </table:table-cell>
          <table:table-cell table:formula="of:=[.D1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09] + SIN([.C110]) * [.D110]" office:value-type="float" office:value="-5.38355177056711" calcext:value-type="float">
            <text:p>-5.38355177056711</text:p>
          </table:table-cell>
          <table:table-cell table:formula="of:=[.B109]+ COS([.C110]) * [.D110]" office:value-type="float" office:value="7.54748400909149" calcext:value-type="float">
            <text:p>7.54748400909149</text:p>
          </table:table-cell>
          <table:table-cell table:formula="of:=[.C109] +0.0174533" office:value-type="float" office:value="6.59734639999996" calcext:value-type="float">
            <text:p>6.59734639999996</text:p>
          </table:table-cell>
          <table:table-cell table:formula="of:=[.D1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0] + SIN([.C111]) * [.D111]" office:value-type="float" office:value="-5.35099478162432" calcext:value-type="float">
            <text:p>-5.35099478162432</text:p>
          </table:table-cell>
          <table:table-cell table:formula="of:=[.B110]+ COS([.C111]) * [.D111]" office:value-type="float" office:value="7.64203580691141" calcext:value-type="float">
            <text:p>7.64203580691141</text:p>
          </table:table-cell>
          <table:table-cell table:formula="of:=[.C110] +0.0174533" office:value-type="float" office:value="6.61479969999996" calcext:value-type="float">
            <text:p>6.61479969999996</text:p>
          </table:table-cell>
          <table:table-cell table:formula="of:=[.D1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1] + SIN([.C112]) * [.D112]" office:value-type="float" office:value="-5.31679259416082" calcext:value-type="float">
            <text:p>-5.31679259416082</text:p>
          </table:table-cell>
          <table:table-cell table:formula="of:=[.B111]+ COS([.C112]) * [.D112]" office:value-type="float" office:value="7.73600500597531" calcext:value-type="float">
            <text:p>7.73600500597531</text:p>
          </table:table-cell>
          <table:table-cell table:formula="of:=[.C111] +0.0174533" office:value-type="float" office:value="6.63225299999996" calcext:value-type="float">
            <text:p>6.63225299999996</text:p>
          </table:table-cell>
          <table:table-cell table:formula="of:=[.D1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2] + SIN([.C113]) * [.D113]" office:value-type="float" office:value="-5.28095562650317" calcext:value-type="float">
            <text:p>-5.28095562650317</text:p>
          </table:table-cell>
          <table:table-cell table:formula="of:=[.B112]+ COS([.C113]) * [.D113]" office:value-type="float" office:value="7.82936298233033" calcext:value-type="float">
            <text:p>7.82936298233033</text:p>
          </table:table-cell>
          <table:table-cell table:formula="of:=[.C112] +0.0174533" office:value-type="float" office:value="6.64970629999996" calcext:value-type="float">
            <text:p>6.64970629999996</text:p>
          </table:table-cell>
          <table:table-cell table:formula="of:=[.D1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3] + SIN([.C114]) * [.D114]" office:value-type="float" office:value="-5.24349479494821" calcext:value-type="float">
            <text:p>-5.24349479494821</text:p>
          </table:table-cell>
          <table:table-cell table:formula="of:=[.B113]+ COS([.C114]) * [.D114]" office:value-type="float" office:value="7.92208129820811" calcext:value-type="float">
            <text:p>7.92208129820811</text:p>
          </table:table-cell>
          <table:table-cell table:formula="of:=[.C113] +0.0174533" office:value-type="float" office:value="6.66715959999996" calcext:value-type="float">
            <text:p>6.66715959999996</text:p>
          </table:table-cell>
          <table:table-cell table:formula="of:=[.D1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4] + SIN([.C115]) * [.D115]" office:value-type="float" office:value="-5.20442151043793" calcext:value-type="float">
            <text:p>-5.20442151043793</text:p>
          </table:table-cell>
          <table:table-cell table:formula="of:=[.B114]+ COS([.C115]) * [.D115]" office:value-type="float" office:value="8.01413171068724" calcext:value-type="float">
            <text:p>8.01413171068724</text:p>
          </table:table-cell>
          <table:table-cell table:formula="of:=[.C114] +0.0174533" office:value-type="float" office:value="6.68461289999996" calcext:value-type="float">
            <text:p>6.68461289999996</text:p>
          </table:table-cell>
          <table:table-cell table:formula="of:=[.D1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5] + SIN([.C116]) * [.D116]" office:value-type="float" office:value="-5.16374767508349" calcext:value-type="float">
            <text:p>-5.16374767508349</text:p>
          </table:table-cell>
          <table:table-cell table:formula="of:=[.B115]+ COS([.C116]) * [.D116]" office:value-type="float" office:value="8.10548618029634" calcext:value-type="float">
            <text:p>8.10548618029634</text:p>
          </table:table-cell>
          <table:table-cell table:formula="of:=[.C115] +0.0174533" office:value-type="float" office:value="6.70206619999996" calcext:value-type="float">
            <text:p>6.70206619999996</text:p>
          </table:table-cell>
          <table:table-cell table:formula="of:=[.D1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6] + SIN([.C117]) * [.D117]" office:value-type="float" office:value="-5.12148567853979" calcext:value-type="float">
            <text:p>-5.12148567853979</text:p>
          </table:table-cell>
          <table:table-cell table:formula="of:=[.B116]+ COS([.C117]) * [.D117]" office:value-type="float" office:value="8.19611687955515" calcext:value-type="float">
            <text:p>8.19611687955515</text:p>
          </table:table-cell>
          <table:table-cell table:formula="of:=[.C116] +0.0174533" office:value-type="float" office:value="6.71951949999996" calcext:value-type="float">
            <text:p>6.71951949999996</text:p>
          </table:table-cell>
          <table:table-cell table:formula="of:=[.D1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7] + SIN([.C118]) * [.D118]" office:value-type="float" office:value="-5.07764839423139" calcext:value-type="float">
            <text:p>-5.07764839423139</text:p>
          </table:table-cell>
          <table:table-cell table:formula="of:=[.B117]+ COS([.C118]) * [.D118]" office:value-type="float" office:value="8.28599620145104" calcext:value-type="float">
            <text:p>8.28599620145104</text:p>
          </table:table-cell>
          <table:table-cell table:formula="of:=[.C117] +0.0174533" office:value-type="float" office:value="6.73697279999996" calcext:value-type="float">
            <text:p>6.73697279999996</text:p>
          </table:table-cell>
          <table:table-cell table:formula="of:=[.D1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8] + SIN([.C119]) * [.D119]" office:value-type="float" office:value="-5.03224917543121" calcext:value-type="float">
            <text:p>-5.03224917543121</text:p>
          </table:table-cell>
          <table:table-cell table:formula="of:=[.B118]+ COS([.C119]) * [.D119]" office:value-type="float" office:value="8.37509676784842" calcext:value-type="float">
            <text:p>8.37509676784842</text:p>
          </table:table-cell>
          <table:table-cell table:formula="of:=[.C118] +0.0174533" office:value-type="float" office:value="6.75442609999996" calcext:value-type="float">
            <text:p>6.75442609999996</text:p>
          </table:table-cell>
          <table:table-cell table:formula="of:=[.D1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19] + SIN([.C120]) * [.D120]" office:value-type="float" office:value="-4.98530185119295" calcext:value-type="float">
            <text:p>-4.98530185119295</text:p>
          </table:table-cell>
          <table:table-cell table:formula="of:=[.B119]+ COS([.C120]) * [.D120]" office:value-type="float" office:value="8.46339143782836" calcext:value-type="float">
            <text:p>8.46339143782836</text:p>
          </table:table-cell>
          <table:table-cell table:formula="of:=[.C119] +0.0174533" office:value-type="float" office:value="6.77187939999996" calcext:value-type="float">
            <text:p>6.77187939999996</text:p>
          </table:table-cell>
          <table:table-cell table:formula="of:=[.D1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0] + SIN([.C121]) * [.D121]" office:value-type="float" office:value="-4.9368207221386" calcext:value-type="float">
            <text:p>-4.9368207221386</text:p>
          </table:table-cell>
          <table:table-cell table:formula="of:=[.B120]+ COS([.C121]) * [.D121]" office:value-type="float" office:value="8.55085331595601" calcext:value-type="float">
            <text:p>8.55085331595601</text:p>
          </table:table-cell>
          <table:table-cell table:formula="of:=[.C120] +0.0174533" office:value-type="float" office:value="6.78933269999996" calcext:value-type="float">
            <text:p>6.78933269999996</text:p>
          </table:table-cell>
          <table:table-cell table:formula="of:=[.D1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1] + SIN([.C122]) * [.D122]" office:value-type="float" office:value="-4.88682055610239" calcext:value-type="float">
            <text:p>-4.88682055610239</text:p>
          </table:table-cell>
          <table:table-cell table:formula="of:=[.B121]+ COS([.C122]) * [.D122]" office:value-type="float" office:value="8.63745576047319" calcext:value-type="float">
            <text:p>8.63745576047319</text:p>
          </table:table-cell>
          <table:table-cell table:formula="of:=[.C121] +0.0174533" office:value-type="float" office:value="6.80678599999996" calcext:value-type="float">
            <text:p>6.80678599999996</text:p>
          </table:table-cell>
          <table:table-cell table:formula="of:=[.D1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2] + SIN([.C123]) * [.D123]" office:value-type="float" office:value="-4.83531658363231" calcext:value-type="float">
            <text:p>-4.83531658363231</text:p>
          </table:table-cell>
          <table:table-cell table:formula="of:=[.B122]+ COS([.C123]) * [.D123]" office:value-type="float" office:value="8.72317239141375" calcext:value-type="float">
            <text:p>8.72317239141375</text:p>
          </table:table-cell>
          <table:table-cell table:formula="of:=[.C122] +0.0174533" office:value-type="float" office:value="6.82423929999996" calcext:value-type="float">
            <text:p>6.82423929999996</text:p>
          </table:table-cell>
          <table:table-cell table:formula="of:=[.D1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3] + SIN([.C124]) * [.D124]" office:value-type="float" office:value="-4.78232449335074" calcext:value-type="float">
            <text:p>-4.78232449335074</text:p>
          </table:table-cell>
          <table:table-cell table:formula="of:=[.B123]+ COS([.C124]) * [.D124]" office:value-type="float" office:value="8.80797709863918" calcext:value-type="float">
            <text:p>8.80797709863918</text:p>
          </table:table-cell>
          <table:table-cell table:formula="of:=[.C123] +0.0174533" office:value-type="float" office:value="6.84169259999996" calcext:value-type="float">
            <text:p>6.84169259999996</text:p>
          </table:table-cell>
          <table:table-cell table:formula="of:=[.D1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4] + SIN([.C125]) * [.D125]" office:value-type="float" office:value="-4.72786042717558" calcext:value-type="float">
            <text:p>-4.72786042717558</text:p>
          </table:table-cell>
          <table:table-cell table:formula="of:=[.B124]+ COS([.C125]) * [.D125]" office:value-type="float" office:value="8.89184404979199" calcext:value-type="float">
            <text:p>8.89184404979199</text:p>
          </table:table-cell>
          <table:table-cell table:formula="of:=[.C124] +0.0174533" office:value-type="float" office:value="6.85914589999996" calcext:value-type="float">
            <text:p>6.85914589999996</text:p>
          </table:table-cell>
          <table:table-cell table:formula="of:=[.D1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5] + SIN([.C126]) * [.D126]" office:value-type="float" office:value="-4.6719409754032" calcext:value-type="float">
            <text:p>-4.6719409754032</text:p>
          </table:table-cell>
          <table:table-cell table:formula="of:=[.B125]+ COS([.C126]) * [.D126]" office:value-type="float" office:value="8.97474769816452" calcext:value-type="float">
            <text:p>8.97474769816452</text:p>
          </table:table-cell>
          <table:table-cell table:formula="of:=[.C125] +0.0174533" office:value-type="float" office:value="6.87659919999996" calcext:value-type="float">
            <text:p>6.87659919999996</text:p>
          </table:table-cell>
          <table:table-cell table:formula="of:=[.D1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6] + SIN([.C127]) * [.D127]" office:value-type="float" office:value="-4.61458317165491" calcext:value-type="float">
            <text:p>-4.61458317165491</text:p>
          </table:table-cell>
          <table:table-cell table:formula="of:=[.B126]+ COS([.C127]) * [.D127]" office:value-type="float" office:value="9.05666279048073" calcext:value-type="float">
            <text:p>9.05666279048073</text:p>
          </table:table-cell>
          <table:table-cell table:formula="of:=[.C126] +0.0174533" office:value-type="float" office:value="6.89405249999996" calcext:value-type="float">
            <text:p>6.89405249999996</text:p>
          </table:table-cell>
          <table:table-cell table:formula="of:=[.D1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7] + SIN([.C128]) * [.D128]" office:value-type="float" office:value="-4.55580448768836" calcext:value-type="float">
            <text:p>-4.55580448768836</text:p>
          </table:table-cell>
          <table:table-cell table:formula="of:=[.B127]+ COS([.C128]) * [.D128]" office:value-type="float" office:value="9.13756437458858" calcext:value-type="float">
            <text:p>9.13756437458858</text:p>
          </table:table-cell>
          <table:table-cell table:formula="of:=[.C127] +0.0174533" office:value-type="float" office:value="6.91150579999996" calcext:value-type="float">
            <text:p>6.91150579999996</text:p>
          </table:table-cell>
          <table:table-cell table:formula="of:=[.D1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8] + SIN([.C129]) * [.D129]" office:value-type="float" office:value="-4.49562282807542" calcext:value-type="float">
            <text:p>-4.49562282807542</text:p>
          </table:table-cell>
          <table:table-cell table:formula="of:=[.B128]+ COS([.C129]) * [.D129]" office:value-type="float" office:value="9.21742780706073" calcext:value-type="float">
            <text:p>9.21742780706073</text:p>
          </table:table-cell>
          <table:table-cell table:formula="of:=[.C128] +0.0174533" office:value-type="float" office:value="6.92895909999996" calcext:value-type="float">
            <text:p>6.92895909999996</text:p>
          </table:table-cell>
          <table:table-cell table:formula="of:=[.D1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9] + SIN([.C130]) * [.D130]" office:value-type="float" office:value="-4.43405652474832" calcext:value-type="float">
            <text:p>-4.43405652474832</text:p>
          </table:table-cell>
          <table:table-cell table:formula="of:=[.B129]+ COS([.C130]) * [.D130]" office:value-type="float" office:value="9.29622876070112" calcext:value-type="float">
            <text:p>9.29622876070112</text:p>
          </table:table-cell>
          <table:table-cell table:formula="of:=[.C129] +0.0174533" office:value-type="float" office:value="6.94641239999996" calcext:value-type="float">
            <text:p>6.94641239999996</text:p>
          </table:table-cell>
          <table:table-cell table:formula="of:=[.D1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0] + SIN([.C131]) * [.D131]" office:value-type="float" office:value="-4.37112433141554" calcext:value-type="float">
            <text:p>-4.37112433141554</text:p>
          </table:table-cell>
          <table:table-cell table:formula="of:=[.B130]+ COS([.C131]) * [.D131]" office:value-type="float" office:value="9.37394323195535" calcext:value-type="float">
            <text:p>9.37394323195535</text:p>
          </table:table-cell>
          <table:table-cell table:formula="of:=[.C130] +0.0174533" office:value-type="float" office:value="6.96386569999996" calcext:value-type="float">
            <text:p>6.96386569999996</text:p>
          </table:table-cell>
          <table:table-cell table:formula="of:=[.D1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1] + SIN([.C132]) * [.D132]" office:value-type="float" office:value="-4.30684541784922" calcext:value-type="float">
            <text:p>-4.30684541784922</text:p>
          </table:table-cell>
          <table:table-cell table:formula="of:=[.B131]+ COS([.C132]) * [.D132]" office:value-type="float" office:value="9.45054754822235" calcext:value-type="float">
            <text:p>9.45054754822235</text:p>
          </table:table-cell>
          <table:table-cell table:formula="of:=[.C131] +0.0174533" office:value-type="float" office:value="6.98131899999996" calcext:value-type="float">
            <text:p>6.98131899999996</text:p>
          </table:table-cell>
          <table:table-cell table:formula="of:=[.D1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2] + SIN([.C133]) * [.D133]" office:value-type="float" office:value="-4.24123936404592" calcext:value-type="float">
            <text:p>-4.24123936404592</text:p>
          </table:table-cell>
          <table:table-cell table:formula="of:=[.B132]+ COS([.C133]) * [.D133]" office:value-type="float" office:value="9.5260183750653" calcext:value-type="float">
            <text:p>9.5260183750653</text:p>
          </table:table-cell>
          <table:table-cell table:formula="of:=[.C132] +0.0174533" office:value-type="float" office:value="6.99877229999996" calcext:value-type="float">
            <text:p>6.99877229999996</text:p>
          </table:table-cell>
          <table:table-cell table:formula="of:=[.D1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3] + SIN([.C134]) * [.D134]" office:value-type="float" office:value="-4.17432615426228" calcext:value-type="float">
            <text:p>-4.17432615426228</text:p>
          </table:table-cell>
          <table:table-cell table:formula="of:=[.B133]+ COS([.C134]) * [.D134]" office:value-type="float" office:value="9.60033272331953" calcext:value-type="float">
            <text:p>9.60033272331953</text:p>
          </table:table-cell>
          <table:table-cell table:formula="of:=[.C133] +0.0174533" office:value-type="float" office:value="7.01622559999996" calcext:value-type="float">
            <text:p>7.01622559999996</text:p>
          </table:table-cell>
          <table:table-cell table:formula="of:=[.D1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4] + SIN([.C135]) * [.D135]" office:value-type="float" office:value="-4.10612617092769" calcext:value-type="float">
            <text:p>-4.10612617092769</text:p>
          </table:table-cell>
          <table:table-cell table:formula="of:=[.B134]+ COS([.C135]) * [.D135]" office:value-type="float" office:value="9.67346795609527" calcext:value-type="float">
            <text:p>9.67346795609527</text:p>
          </table:table-cell>
          <table:table-cell table:formula="of:=[.C134] +0.0174533" office:value-type="float" office:value="7.03367889999996" calcext:value-type="float">
            <text:p>7.03367889999996</text:p>
          </table:table-cell>
          <table:table-cell table:formula="of:=[.D1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5] + SIN([.C136]) * [.D136]" office:value-type="float" office:value="-4.03666018843553" calcext:value-type="float">
            <text:p>-4.03666018843553</text:p>
          </table:table-cell>
          <table:table-cell table:formula="of:=[.B135]+ COS([.C136]) * [.D136]" office:value-type="float" office:value="9.74540179567303" calcext:value-type="float">
            <text:p>9.74540179567303</text:p>
          </table:table-cell>
          <table:table-cell table:formula="of:=[.C135] +0.0174533" office:value-type="float" office:value="7.05113219999996" calcext:value-type="float">
            <text:p>7.05113219999996</text:p>
          </table:table-cell>
          <table:table-cell table:formula="of:=[.D1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6] + SIN([.C137]) * [.D137]" office:value-type="float" office:value="-3.96594936681515" calcext:value-type="float">
            <text:p>-3.96594936681515</text:p>
          </table:table-cell>
          <table:table-cell table:formula="of:=[.B136]+ COS([.C137]) * [.D137]" office:value-type="float" office:value="9.81611233028967" calcext:value-type="float">
            <text:p>9.81611233028967</text:p>
          </table:table-cell>
          <table:table-cell table:formula="of:=[.C136] +0.0174533" office:value-type="float" office:value="7.06858549999996" calcext:value-type="float">
            <text:p>7.06858549999996</text:p>
          </table:table-cell>
          <table:table-cell table:formula="of:=[.D1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7] + SIN([.C138]) * [.D138]" office:value-type="float" office:value="-3.89401524528626" calcext:value-type="float">
            <text:p>-3.89401524528626</text:p>
          </table:table-cell>
          <table:table-cell table:formula="of:=[.B137]+ COS([.C138]) * [.D138]" office:value-type="float" office:value="9.88557802081289" calcext:value-type="float">
            <text:p>9.88557802081289</text:p>
          </table:table-cell>
          <table:table-cell table:formula="of:=[.C137] +0.0174533" office:value-type="float" office:value="7.08603879999996" calcext:value-type="float">
            <text:p>7.08603879999996</text:p>
          </table:table-cell>
          <table:table-cell table:formula="of:=[.D1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8] + SIN([.C139]) * [.D139]" office:value-type="float" office:value="-3.82087973569791" calcext:value-type="float">
            <text:p>-3.82087973569791</text:p>
          </table:table-cell>
          <table:table-cell table:formula="of:=[.B138]+ COS([.C139]) * [.D139]" office:value-type="float" office:value="9.95377770730229" calcext:value-type="float">
            <text:p>9.95377770730229</text:p>
          </table:table-cell>
          <table:table-cell table:formula="of:=[.C138] +0.0174533" office:value-type="float" office:value="7.10349209999996" calcext:value-type="float">
            <text:p>7.10349209999996</text:p>
          </table:table-cell>
          <table:table-cell table:formula="of:=[.D1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9] + SIN([.C140]) * [.D140]" office:value-type="float" office:value="-3.74656511585389" calcext:value-type="float">
            <text:p>-3.74656511585389</text:p>
          </table:table-cell>
          <table:table-cell table:formula="of:=[.B139]+ COS([.C140]) * [.D140]" office:value-type="float" office:value="10.0206906154549" calcext:value-type="float">
            <text:p>10.0206906154549</text:p>
          </table:table-cell>
          <table:table-cell table:formula="of:=[.C139] +0.0174533" office:value-type="float" office:value="7.12094539999996" calcext:value-type="float">
            <text:p>7.12094539999996</text:p>
          </table:table-cell>
          <table:table-cell table:formula="of:=[.D1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0] + SIN([.C141]) * [.D141]" office:value-type="float" office:value="-3.67109402272671" calcext:value-type="float">
            <text:p>-3.67109402272671</text:p>
          </table:table-cell>
          <table:table-cell table:formula="of:=[.B140]+ COS([.C141]) * [.D141]" office:value-type="float" office:value="10.0862963629332" calcext:value-type="float">
            <text:p>10.0862963629332</text:p>
          </table:table-cell>
          <table:table-cell table:formula="of:=[.C140] +0.0174533" office:value-type="float" office:value="7.13839869999995" calcext:value-type="float">
            <text:p>7.13839869999995</text:p>
          </table:table-cell>
          <table:table-cell table:formula="of:=[.D1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1] + SIN([.C142]) * [.D142]" office:value-type="float" office:value="-3.59448944556214" calcext:value-type="float">
            <text:p>-3.59448944556214</text:p>
          </table:table-cell>
          <table:table-cell table:formula="of:=[.B141]+ COS([.C142]) * [.D142]" office:value-type="float" office:value="10.1505749655739" calcext:value-type="float">
            <text:p>10.1505749655739</text:p>
          </table:table-cell>
          <table:table-cell table:formula="of:=[.C141] +0.0174533" office:value-type="float" office:value="7.15585199999995" calcext:value-type="float">
            <text:p>7.15585199999995</text:p>
          </table:table-cell>
          <table:table-cell table:formula="of:=[.D1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2] + SIN([.C143]) * [.D143]" office:value-type="float" office:value="-3.51677471887647" calcext:value-type="float">
            <text:p>-3.51677471887647</text:p>
          </table:table-cell>
          <table:table-cell table:formula="of:=[.B142]+ COS([.C143]) * [.D143]" office:value-type="float" office:value="10.2135068434751" calcext:value-type="float">
            <text:p>10.2135068434751</text:p>
          </table:table-cell>
          <table:table-cell table:formula="of:=[.C142] +0.0174533" office:value-type="float" office:value="7.17330529999995" calcext:value-type="float">
            <text:p>7.17330529999995</text:p>
          </table:table-cell>
          <table:table-cell table:formula="of:=[.D1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3] + SIN([.C144]) * [.D144]" office:value-type="float" office:value="-3.43797351534859" calcext:value-type="float">
            <text:p>-3.43797351534859</text:p>
          </table:table-cell>
          <table:table-cell table:formula="of:=[.B143]+ COS([.C144]) * [.D144]" office:value-type="float" office:value="10.2750728269607" calcext:value-type="float">
            <text:p>10.2750728269607</text:p>
          </table:table-cell>
          <table:table-cell table:formula="of:=[.C143] +0.0174533" office:value-type="float" office:value="7.19075859999995" calcext:value-type="float">
            <text:p>7.19075859999995</text:p>
          </table:table-cell>
          <table:table-cell table:formula="of:=[.D1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4] + SIN([.C145]) * [.D145]" office:value-type="float" office:value="-3.35810983860903" calcext:value-type="float">
            <text:p>-3.35810983860903</text:p>
          </table:table-cell>
          <table:table-cell table:formula="of:=[.B144]+ COS([.C145]) * [.D145]" office:value-type="float" office:value="10.3352541624198" calcext:value-type="float">
            <text:p>10.3352541624198</text:p>
          </table:table-cell>
          <table:table-cell table:formula="of:=[.C144] +0.0174533" office:value-type="float" office:value="7.20821189999995" calcext:value-type="float">
            <text:p>7.20821189999995</text:p>
          </table:table-cell>
          <table:table-cell table:formula="of:=[.D1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5] + SIN([.C146]) * [.D146]" office:value-type="float" office:value="-3.27720801592823" calcext:value-type="float">
            <text:p>-3.27720801592823</text:p>
          </table:table-cell>
          <table:table-cell table:formula="of:=[.B145]+ COS([.C146]) * [.D146]" office:value-type="float" office:value="10.3940325180188" calcext:value-type="float">
            <text:p>10.3940325180188</text:p>
          </table:table-cell>
          <table:table-cell table:formula="of:=[.C145] +0.0174533" office:value-type="float" office:value="7.22566519999995" calcext:value-type="float">
            <text:p>7.22566519999995</text:p>
          </table:table-cell>
          <table:table-cell table:formula="of:=[.D1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6] + SIN([.C147]) * [.D147]" office:value-type="float" office:value="-3.19529269080621" calcext:value-type="float">
            <text:p>-3.19529269080621</text:p>
          </table:table-cell>
          <table:table-cell table:formula="of:=[.B146]+ COS([.C147]) * [.D147]" office:value-type="float" office:value="10.4513899892859" calcext:value-type="float">
            <text:p>10.4513899892859</text:p>
          </table:table-cell>
          <table:table-cell table:formula="of:=[.C146] +0.0174533" office:value-type="float" office:value="7.24311849999995" calcext:value-type="float">
            <text:p>7.24311849999995</text:p>
          </table:table-cell>
          <table:table-cell table:formula="of:=[.D1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7] + SIN([.C148]) * [.D148]" office:value-type="float" office:value="-3.11238881546593" calcext:value-type="float">
            <text:p>-3.11238881546593</text:p>
          </table:table-cell>
          <table:table-cell table:formula="of:=[.B147]+ COS([.C148]) * [.D148]" office:value-type="float" office:value="10.5073091045647" calcext:value-type="float">
            <text:p>10.5073091045647</text:p>
          </table:table-cell>
          <table:table-cell table:formula="of:=[.C147] +0.0174533" office:value-type="float" office:value="7.26057179999995" calcext:value-type="float">
            <text:p>7.26057179999995</text:p>
          </table:table-cell>
          <table:table-cell table:formula="of:=[.D1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8] + SIN([.C149]) * [.D149]" office:value-type="float" office:value="-3.02852164325256" calcext:value-type="float">
            <text:p>-3.02852164325256</text:p>
          </table:table-cell>
          <table:table-cell table:formula="of:=[.B148]+ COS([.C149]) * [.D149]" office:value-type="float" office:value="10.5617728303364" calcext:value-type="float">
            <text:p>10.5617728303364</text:p>
          </table:table-cell>
          <table:table-cell table:formula="of:=[.C148] +0.0174533" office:value-type="float" office:value="7.27802509999995" calcext:value-type="float">
            <text:p>7.27802509999995</text:p>
          </table:table-cell>
          <table:table-cell table:formula="of:=[.D1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9] + SIN([.C150]) * [.D150]" office:value-type="float" office:value="-2.94371672094111" calcext:value-type="float">
            <text:p>-2.94371672094111</text:p>
          </table:table-cell>
          <table:table-cell table:formula="of:=[.B149]+ COS([.C150]) * [.D150]" office:value-type="float" office:value="10.6147645764083" calcext:value-type="float">
            <text:p>10.6147645764083</text:p>
          </table:table-cell>
          <table:table-cell table:formula="of:=[.C149] +0.0174533" office:value-type="float" office:value="7.29547839999995" calcext:value-type="float">
            <text:p>7.29547839999995</text:p>
          </table:table-cell>
          <table:table-cell table:formula="of:=[.D1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0] + SIN([.C151]) * [.D151]" office:value-type="float" office:value="-2.85799988095456" calcext:value-type="float">
            <text:p>-2.85799988095456</text:p>
          </table:table-cell>
          <table:table-cell table:formula="of:=[.B150]+ COS([.C151]) * [.D151]" office:value-type="float" office:value="10.6662682009674" calcext:value-type="float">
            <text:p>10.6662682009674</text:p>
          </table:table-cell>
          <table:table-cell table:formula="of:=[.C150] +0.0174533" office:value-type="float" office:value="7.31293169999995" calcext:value-type="float">
            <text:p>7.31293169999995</text:p>
          </table:table-cell>
          <table:table-cell table:formula="of:=[.D1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1] + SIN([.C152]) * [.D152]" office:value-type="float" office:value="-2.77139723349513" calcext:value-type="float">
            <text:p>-2.77139723349513</text:p>
          </table:table-cell>
          <table:table-cell table:formula="of:=[.B151]+ COS([.C152]) * [.D152]" office:value-type="float" office:value="10.7162680154972" calcext:value-type="float">
            <text:p>10.7162680154972</text:p>
          </table:table-cell>
          <table:table-cell table:formula="of:=[.C151] +0.0174533" office:value-type="float" office:value="7.33038499999995" calcext:value-type="float">
            <text:p>7.33038499999995</text:p>
          </table:table-cell>
          <table:table-cell table:formula="of:=[.D1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2] + SIN([.C153]) * [.D153]" office:value-type="float" office:value="-2.68393515859077" calcext:value-type="float">
            <text:p>-2.68393515859077</text:p>
          </table:table-cell>
          <table:table-cell table:formula="of:=[.B152]+ COS([.C153]) * [.D153]" office:value-type="float" office:value="10.7647487895569" calcext:value-type="float">
            <text:p>10.7647487895569</text:p>
          </table:table-cell>
          <table:table-cell table:formula="of:=[.C152] +0.0174533" office:value-type="float" office:value="7.34783829999995" calcext:value-type="float">
            <text:p>7.34783829999995</text:p>
          </table:table-cell>
          <table:table-cell table:formula="of:=[.D1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3] + SIN([.C154]) * [.D154]" office:value-type="float" office:value="-2.5956402980596" calcext:value-type="float">
            <text:p>-2.5956402980596</text:p>
          </table:table-cell>
          <table:table-cell table:formula="of:=[.B153]+ COS([.C154]) * [.D154]" office:value-type="float" office:value="10.8116957554203" calcext:value-type="float">
            <text:p>10.8116957554203</text:p>
          </table:table-cell>
          <table:table-cell table:formula="of:=[.C153] +0.0174533" office:value-type="float" office:value="7.36529159999995" calcext:value-type="float">
            <text:p>7.36529159999995</text:p>
          </table:table-cell>
          <table:table-cell table:formula="of:=[.D1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4] + SIN([.C155]) * [.D155]" office:value-type="float" office:value="-2.50653954739453" calcext:value-type="float">
            <text:p>-2.50653954739453</text:p>
          </table:table-cell>
          <table:table-cell table:formula="of:=[.B154]+ COS([.C155]) * [.D155]" office:value-type="float" office:value="10.8570946125746" calcext:value-type="float">
            <text:p>10.8570946125746</text:p>
          </table:table-cell>
          <table:table-cell table:formula="of:=[.C154] +0.0174533" office:value-type="float" office:value="7.38274489999995" calcext:value-type="float">
            <text:p>7.38274489999995</text:p>
          </table:table-cell>
          <table:table-cell table:formula="of:=[.D1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5] + SIN([.C156]) * [.D156]" office:value-type="float" office:value="-2.4166600475706" calcext:value-type="float">
            <text:p>-2.4166600475706</text:p>
          </table:table-cell>
          <table:table-cell table:formula="of:=[.B155]+ COS([.C156]) * [.D156]" office:value-type="float" office:value="10.9009315320763" calcext:value-type="float">
            <text:p>10.9009315320763</text:p>
          </table:table-cell>
          <table:table-cell table:formula="of:=[.C155] +0.0174533" office:value-type="float" office:value="7.40019819999995" calcext:value-type="float">
            <text:p>7.40019819999995</text:p>
          </table:table-cell>
          <table:table-cell table:formula="of:=[.D1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6] + SIN([.C157]) * [.D157]" office:value-type="float" office:value="-2.32602917677762" calcext:value-type="float">
            <text:p>-2.32602917677762</text:p>
          </table:table-cell>
          <table:table-cell table:formula="of:=[.B156]+ COS([.C157]) * [.D157]" office:value-type="float" office:value="10.9431931607637" calcext:value-type="float">
            <text:p>10.9431931607637</text:p>
          </table:table-cell>
          <table:table-cell table:formula="of:=[.C156] +0.0174533" office:value-type="float" office:value="7.41765149999995" calcext:value-type="float">
            <text:p>7.41765149999995</text:p>
          </table:table-cell>
          <table:table-cell table:formula="of:=[.D1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7] + SIN([.C158]) * [.D158]" office:value-type="float" office:value="-2.23467454208044" calcext:value-type="float">
            <text:p>-2.23467454208044</text:p>
          </table:table-cell>
          <table:table-cell table:formula="of:=[.B157]+ COS([.C158]) * [.D158]" office:value-type="float" office:value="10.9838666253241" calcext:value-type="float">
            <text:p>10.9838666253241</text:p>
          </table:table-cell>
          <table:table-cell table:formula="of:=[.C157] +0.0174533" office:value-type="float" office:value="7.43510479999995" calcext:value-type="float">
            <text:p>7.43510479999995</text:p>
          </table:table-cell>
          <table:table-cell table:formula="of:=[.D1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8] + SIN([.C159]) * [.D159]" office:value-type="float" office:value="-2.14262397100963" calcext:value-type="float">
            <text:p>-2.14262397100963</text:p>
          </table:table-cell>
          <table:table-cell table:formula="of:=[.B158]+ COS([.C159]) * [.D159]" office:value-type="float" office:value="11.0229395362156" calcext:value-type="float">
            <text:p>11.0229395362156</text:p>
          </table:table-cell>
          <table:table-cell table:formula="of:=[.C158] +0.0174533" office:value-type="float" office:value="7.45255809999995" calcext:value-type="float">
            <text:p>7.45255809999995</text:p>
          </table:table-cell>
          <table:table-cell table:formula="of:=[.D1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9] + SIN([.C160]) * [.D160]" office:value-type="float" office:value="-2.04990550308487" calcext:value-type="float">
            <text:p>-2.04990550308487</text:p>
          </table:table-cell>
          <table:table-cell table:formula="of:=[.B159]+ COS([.C160]) * [.D160]" office:value-type="float" office:value="11.0603999914409" calcext:value-type="float">
            <text:p>11.0603999914409</text:p>
          </table:table-cell>
          <table:table-cell table:formula="of:=[.C159] +0.0174533" office:value-type="float" office:value="7.47001139999995" calcext:value-type="float">
            <text:p>7.47001139999995</text:p>
          </table:table-cell>
          <table:table-cell table:formula="of:=[.D1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0] + SIN([.C161]) * [.D161]" office:value-type="float" office:value="-1.9565473812739" calcext:value-type="float">
            <text:p>-1.9565473812739</text:p>
          </table:table-cell>
          <table:table-cell table:formula="of:=[.B160]+ COS([.C161]) * [.D161]" office:value-type="float" office:value="11.0962365801726" calcext:value-type="float">
            <text:p>11.0962365801726</text:p>
          </table:table-cell>
          <table:table-cell table:formula="of:=[.C160] +0.0174533" office:value-type="float" office:value="7.48746469999995" calcext:value-type="float">
            <text:p>7.48746469999995</text:p>
          </table:table-cell>
          <table:table-cell table:formula="of:=[.D1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1] + SIN([.C162]) * [.D162]" office:value-type="float" office:value="-1.86257804338936" calcext:value-type="float">
            <text:p>-1.86257804338936</text:p>
          </table:table-cell>
          <table:table-cell table:formula="of:=[.B161]+ COS([.C162]) * [.D162]" office:value-type="float" office:value="11.1304383862293" calcext:value-type="float">
            <text:p>11.1304383862293</text:p>
          </table:table-cell>
          <table:table-cell table:formula="of:=[.C161] +0.0174533" office:value-type="float" office:value="7.50491799999995" calcext:value-type="float">
            <text:p>7.50491799999995</text:p>
          </table:table-cell>
          <table:table-cell table:formula="of:=[.D1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2] + SIN([.C163]) * [.D163]" office:value-type="float" office:value="-1.76802611342642" calcext:value-type="float">
            <text:p>-1.76802611342642</text:p>
          </table:table-cell>
          <table:table-cell table:formula="of:=[.B162]+ COS([.C163]) * [.D163]" office:value-type="float" office:value="11.1629949914007" calcext:value-type="float">
            <text:p>11.1629949914007</text:p>
          </table:table-cell>
          <table:table-cell table:formula="of:=[.C162] +0.0174533" office:value-type="float" office:value="7.52237129999995" calcext:value-type="float">
            <text:p>7.52237129999995</text:p>
          </table:table-cell>
          <table:table-cell table:formula="of:=[.D1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3] + SIN([.C164]) * [.D164]" office:value-type="float" office:value="-1.67292039284357" calcext:value-type="float">
            <text:p>-1.67292039284357</text:p>
          </table:table-cell>
          <table:table-cell table:formula="of:=[.B163]+ COS([.C164]) * [.D164]" office:value-type="float" office:value="11.1938964786208" calcext:value-type="float">
            <text:p>11.1938964786208</text:p>
          </table:table-cell>
          <table:table-cell table:formula="of:=[.C163] +0.0174533" office:value-type="float" office:value="7.53982459999995" calcext:value-type="float">
            <text:p>7.53982459999995</text:p>
          </table:table-cell>
          <table:table-cell table:formula="of:=[.D1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4] + SIN([.C165]) * [.D165]" office:value-type="float" office:value="-1.57728985178944" calcext:value-type="float">
            <text:p>-1.57728985178944</text:p>
          </table:table-cell>
          <table:table-cell table:formula="of:=[.B164]+ COS([.C165]) * [.D165]" office:value-type="float" office:value="11.2231334349893" calcext:value-type="float">
            <text:p>11.2231334349893</text:p>
          </table:table-cell>
          <table:table-cell table:formula="of:=[.C164] +0.0174533" office:value-type="float" office:value="7.55727789999995" calcext:value-type="float">
            <text:p>7.55727789999995</text:p>
          </table:table-cell>
          <table:table-cell table:formula="of:=[.D1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5] + SIN([.C166]) * [.D166]" office:value-type="float" office:value="-1.4811636202782" calcext:value-type="float">
            <text:p>-1.4811636202782</text:p>
          </table:table-cell>
          <table:table-cell table:formula="of:=[.B165]+ COS([.C166]) * [.D166]" office:value-type="float" office:value="11.2506969546385" calcext:value-type="float">
            <text:p>11.2506969546385</text:p>
          </table:table-cell>
          <table:table-cell table:formula="of:=[.C165] +0.0174533" office:value-type="float" office:value="7.57473119999995" calcext:value-type="float">
            <text:p>7.57473119999995</text:p>
          </table:table-cell>
          <table:table-cell table:formula="of:=[.D1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6] + SIN([.C167]) * [.D167]" office:value-type="float" office:value="-1.38457097931627" calcext:value-type="float">
            <text:p>-1.38457097931627</text:p>
          </table:table-cell>
          <table:table-cell table:formula="of:=[.B166]+ COS([.C167]) * [.D167]" office:value-type="float" office:value="11.2765786414459" calcext:value-type="float">
            <text:p>11.2765786414459</text:p>
          </table:table-cell>
          <table:table-cell table:formula="of:=[.C166] +0.0174533" office:value-type="float" office:value="7.59218449999995" calcext:value-type="float">
            <text:p>7.59218449999995</text:p>
          </table:table-cell>
          <table:table-cell table:formula="of:=[.D1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7] + SIN([.C168]) * [.D168]" office:value-type="float" office:value="-1.28754135198301" calcext:value-type="float">
            <text:p>-1.28754135198301</text:p>
          </table:table-cell>
          <table:table-cell table:formula="of:=[.B167]+ COS([.C168]) * [.D168]" office:value-type="float" office:value="11.3007706115924" calcext:value-type="float">
            <text:p>11.3007706115924</text:p>
          </table:table-cell>
          <table:table-cell table:formula="of:=[.C167] +0.0174533" office:value-type="float" office:value="7.60963779999995" calcext:value-type="float">
            <text:p>7.60963779999995</text:p>
          </table:table-cell>
          <table:table-cell table:formula="of:=[.D1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8] + SIN([.C169]) * [.D169]" office:value-type="float" office:value="-1.19010429446818" calcext:value-type="float">
            <text:p>-1.19010429446818</text:p>
          </table:table-cell>
          <table:table-cell table:formula="of:=[.B168]+ COS([.C169]) * [.D169]" office:value-type="float" office:value="11.3232654959631" calcext:value-type="float">
            <text:p>11.3232654959631</text:p>
          </table:table-cell>
          <table:table-cell table:formula="of:=[.C168] +0.0174533" office:value-type="float" office:value="7.62709109999995" calcext:value-type="float">
            <text:p>7.62709109999995</text:p>
          </table:table-cell>
          <table:table-cell table:formula="of:=[.D1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9] + SIN([.C170]) * [.D170]" office:value-type="float" office:value="-1.09228948706885" calcext:value-type="float">
            <text:p>-1.09228948706885</text:p>
          </table:table-cell>
          <table:table-cell table:formula="of:=[.B169]+ COS([.C170]) * [.D170]" office:value-type="float" office:value="11.3440564423926" calcext:value-type="float">
            <text:p>11.3440564423926</text:p>
          </table:table-cell>
          <table:table-cell table:formula="of:=[.C169] +0.0174533" office:value-type="float" office:value="7.64454439999995" calcext:value-type="float">
            <text:p>7.64454439999995</text:p>
          </table:table-cell>
          <table:table-cell table:formula="of:=[.D1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0] + SIN([.C171]) * [.D171]" office:value-type="float" office:value="-0.994126725148432" calcext:value-type="float">
            <text:p>-0.994126725148432</text:p>
          </table:table-cell>
          <table:table-cell table:formula="of:=[.B170]+ COS([.C171]) * [.D171]" office:value-type="float" office:value="11.3631371177516" calcext:value-type="float">
            <text:p>11.3631371177516</text:p>
          </table:table-cell>
          <table:table-cell table:formula="of:=[.C170] +0.0174533" office:value-type="float" office:value="7.66199769999994" calcext:value-type="float">
            <text:p>7.66199769999994</text:p>
          </table:table-cell>
          <table:table-cell table:formula="of:=[.D1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1] + SIN([.C172]) * [.D172]" office:value-type="float" office:value="-0.895645910060767" calcext:value-type="float">
            <text:p>-0.895645910060767</text:p>
          </table:table-cell>
          <table:table-cell table:formula="of:=[.B171]+ COS([.C172]) * [.D172]" office:value-type="float" office:value="11.3805017098766" calcext:value-type="float">
            <text:p>11.3805017098766</text:p>
          </table:table-cell>
          <table:table-cell table:formula="of:=[.C171] +0.0174533" office:value-type="float" office:value="7.67945099999994" calcext:value-type="float">
            <text:p>7.67945099999994</text:p>
          </table:table-cell>
          <table:table-cell table:formula="of:=[.D1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2] + SIN([.C173]) * [.D173]" office:value-type="float" office:value="-0.796877040041846" calcext:value-type="float">
            <text:p>-0.796877040041846</text:p>
          </table:table-cell>
          <table:table-cell table:formula="of:=[.B172]+ COS([.C173]) * [.D173]" office:value-type="float" office:value="11.3961449293402" calcext:value-type="float">
            <text:p>11.3961449293402</text:p>
          </table:table-cell>
          <table:table-cell table:formula="of:=[.C172] +0.0174533" office:value-type="float" office:value="7.69690429999994" calcext:value-type="float">
            <text:p>7.69690429999994</text:p>
          </table:table-cell>
          <table:table-cell table:formula="of:=[.D1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3] + SIN([.C174]) * [.D174]" office:value-type="float" office:value="-0.697850201072061" calcext:value-type="float">
            <text:p>-0.697850201072061</text:p>
          </table:table-cell>
          <table:table-cell table:formula="of:=[.B173]+ COS([.C174]) * [.D174]" office:value-type="float" office:value="11.410062011062" calcext:value-type="float">
            <text:p>11.410062011062</text:p>
          </table:table-cell>
          <table:table-cell table:formula="of:=[.C173] +0.0174533" office:value-type="float" office:value="7.71435759999994" calcext:value-type="float">
            <text:p>7.71435759999994</text:p>
          </table:table-cell>
          <table:table-cell table:formula="of:=[.D1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4] + SIN([.C175]) * [.D175]" office:value-type="float" office:value="-0.59859555771171" calcext:value-type="float">
            <text:p>-0.59859555771171</text:p>
          </table:table-cell>
          <table:table-cell table:formula="of:=[.B174]+ COS([.C175]) * [.D175]" office:value-type="float" office:value="11.4222487157606" calcext:value-type="float">
            <text:p>11.4222487157606</text:p>
          </table:table-cell>
          <table:table-cell table:formula="of:=[.C174] +0.0174533" office:value-type="float" office:value="7.73181089999994" calcext:value-type="float">
            <text:p>7.73181089999994</text:p>
          </table:table-cell>
          <table:table-cell table:formula="of:=[.D1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5] + SIN([.C176]) * [.D176]" office:value-type="float" office:value="-0.499143343912577" calcext:value-type="float">
            <text:p>-0.499143343912577</text:p>
          </table:table-cell>
          <table:table-cell table:formula="of:=[.B175]+ COS([.C176]) * [.D176]" office:value-type="float" office:value="11.4327013312443" calcext:value-type="float">
            <text:p>11.4327013312443</text:p>
          </table:table-cell>
          <table:table-cell table:formula="of:=[.C175] +0.0174533" office:value-type="float" office:value="7.74926419999994" calcext:value-type="float">
            <text:p>7.74926419999994</text:p>
          </table:table-cell>
          <table:table-cell table:formula="of:=[.D1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6] + SIN([.C177]) * [.D177]" office:value-type="float" office:value="-0.399523853808367" calcext:value-type="float">
            <text:p>-0.399523853808367</text:p>
          </table:table-cell>
          <table:table-cell table:formula="of:=[.B176]+ COS([.C177]) * [.D177]" office:value-type="float" office:value="11.4414166735427" calcext:value-type="float">
            <text:p>11.4414166735427</text:p>
          </table:table-cell>
          <table:table-cell table:formula="of:=[.C176] +0.0174533" office:value-type="float" office:value="7.76671749999994" calcext:value-type="float">
            <text:p>7.76671749999994</text:p>
          </table:table-cell>
          <table:table-cell table:formula="of:=[.D1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7] + SIN([.C178]) * [.D178]" office:value-type="float" office:value="-0.299767432486811" calcext:value-type="float">
            <text:p>-0.299767432486811</text:p>
          </table:table-cell>
          <table:table-cell table:formula="of:=[.B177]+ COS([.C178]) * [.D178]" office:value-type="float" office:value="11.4483920878756" calcext:value-type="float">
            <text:p>11.4483920878756</text:p>
          </table:table-cell>
          <table:table-cell table:formula="of:=[.C177] +0.0174533" office:value-type="float" office:value="7.78417079999994" calcext:value-type="float">
            <text:p>7.78417079999994</text:p>
          </table:table-cell>
          <table:table-cell table:formula="of:=[.D1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8] + SIN([.C179]) * [.D179]" office:value-type="float" office:value="-0.19990446674625" calcext:value-type="float">
            <text:p>-0.19990446674625</text:p>
          </table:table-cell>
          <table:table-cell table:formula="of:=[.B178]+ COS([.C179]) * [.D179]" office:value-type="float" office:value="11.4536254494625" calcext:value-type="float">
            <text:p>11.4536254494625</text:p>
          </table:table-cell>
          <table:table-cell table:formula="of:=[.C178] +0.0174533" office:value-type="float" office:value="7.80162409999994" calcext:value-type="float">
            <text:p>7.80162409999994</text:p>
          </table:table-cell>
          <table:table-cell table:formula="of:=[.D1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9] + SIN([.C180]) * [.D180]" office:value-type="float" office:value="-0.0999653758395166" calcext:value-type="float">
            <text:p>-0.099965375839517</text:p>
          </table:table-cell>
          <table:table-cell table:formula="of:=[.B179]+ COS([.C180]) * [.D180]" office:value-type="float" office:value="11.4571151641695" calcext:value-type="float">
            <text:p>11.4571151641695</text:p>
          </table:table-cell>
          <table:table-cell table:formula="of:=[.C179] +0.0174533" office:value-type="float" office:value="7.81907739999994" calcext:value-type="float">
            <text:p>7.81907739999994</text:p>
          </table:table-cell>
          <table:table-cell table:formula="of:=[.D1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0] + SIN([.C181]) * [.D181]" office:value-type="float" office:value="0.0000193977920737581" calcext:value-type="float">
            <text:p>1.93977920737581E-05</text:p>
          </table:table-cell>
          <table:table-cell table:formula="of:=[.B180]+ COS([.C181]) * [.D181]" office:value-type="float" office:value="11.4588601689946" calcext:value-type="float">
            <text:p>11.4588601689946</text:p>
          </table:table-cell>
          <table:table-cell table:formula="of:=[.C180] +0.0174533" office:value-type="float" office:value="7.83653069999994" calcext:value-type="float">
            <text:p>7.83653069999994</text:p>
          </table:table-cell>
          <table:table-cell table:formula="of:=[.D1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1] + SIN([.C182]) * [.D182]" office:value-type="float" office:value="0.100019397791794" calcext:value-type="float">
            <text:p>0.100019397791794</text:p>
          </table:table-cell>
          <table:table-cell table:formula="of:=[.B181]+ COS([.C182]) * [.D182]" office:value-type="float" office:value="11.458859932392" calcext:value-type="float">
            <text:p>11.458859932392</text:p>
          </table:table-cell>
          <table:table-cell table:formula="of:=[.C181] +0.0174533" office:value-type="float" office:value="7.85398399999994" calcext:value-type="float">
            <text:p>7.85398399999994</text:p>
          </table:table-cell>
          <table:table-cell table:formula="of:=[.D1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2] + SIN([.C183]) * [.D183]" office:value-type="float" office:value="0.200004163164813" calcext:value-type="float">
            <text:p>0.200004163164813</text:p>
          </table:table-cell>
          <table:table-cell table:formula="of:=[.B182]+ COS([.C183]) * [.D183]" office:value-type="float" office:value="11.4571144544339" calcext:value-type="float">
            <text:p>11.4571144544339</text:p>
          </table:table-cell>
          <table:table-cell table:formula="of:=[.C182] +0.0174533" office:value-type="float" office:value="7.87143729999994" calcext:value-type="float">
            <text:p>7.87143729999994</text:p>
          </table:table-cell>
          <table:table-cell table:formula="of:=[.D1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3] + SIN([.C184]) * [.D184]" office:value-type="float" office:value="0.29994323755692" calcext:value-type="float">
            <text:p>0.29994323755692</text:p>
          </table:table-cell>
          <table:table-cell table:formula="of:=[.B183]+ COS([.C184]) * [.D184]" office:value-type="float" office:value="11.4536242668102" calcext:value-type="float">
            <text:p>11.4536242668102</text:p>
          </table:table-cell>
          <table:table-cell table:formula="of:=[.C183] +0.0174533" office:value-type="float" office:value="7.88889059999994" calcext:value-type="float">
            <text:p>7.88889059999994</text:p>
          </table:table-cell>
          <table:table-cell table:formula="of:=[.D1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4] + SIN([.C185]) * [.D185]" office:value-type="float" office:value="0.399806178531829" calcext:value-type="float">
            <text:p>0.399806178531829</text:p>
          </table:table-cell>
          <table:table-cell table:formula="of:=[.B184]+ COS([.C185]) * [.D185]" office:value-type="float" office:value="11.4483904326666" calcext:value-type="float">
            <text:p>11.4483904326666</text:p>
          </table:table-cell>
          <table:table-cell table:formula="of:=[.C184] +0.0174533" office:value-type="float" office:value="7.90634389999994" calcext:value-type="float">
            <text:p>7.90634389999994</text:p>
          </table:table-cell>
          <table:table-cell table:formula="of:=[.D1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5] + SIN([.C186]) * [.D186]" office:value-type="float" office:value="0.499562566844253" calcext:value-type="float">
            <text:p>0.499562566844253</text:p>
          </table:table-cell>
          <table:table-cell table:formula="of:=[.B185]+ COS([.C186]) * [.D186]" office:value-type="float" office:value="11.4414145462813" calcext:value-type="float">
            <text:p>11.4414145462813</text:p>
          </table:table-cell>
          <table:table-cell table:formula="of:=[.C185] +0.0174533" office:value-type="float" office:value="7.92379719999994" calcext:value-type="float">
            <text:p>7.92379719999994</text:p>
          </table:table-cell>
          <table:table-cell table:formula="of:=[.D1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6] + SIN([.C187]) * [.D187]" office:value-type="float" office:value="0.599182015705904" calcext:value-type="float">
            <text:p>0.599182015705904</text:p>
          </table:table-cell>
          <table:table-cell table:formula="of:=[.B186]+ COS([.C187]) * [.D187]" office:value-type="float" office:value="11.4326987325786" calcext:value-type="float">
            <text:p>11.4326987325786</text:p>
          </table:table-cell>
          <table:table-cell table:formula="of:=[.C186] +0.0174533" office:value-type="float" office:value="7.94125049999994" calcext:value-type="float">
            <text:p>7.94125049999994</text:p>
          </table:table-cell>
          <table:table-cell table:formula="of:=[.D1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7] + SIN([.C188]) * [.D188]" office:value-type="float" office:value="0.698634180041614" calcext:value-type="float">
            <text:p>0.698634180041614</text:p>
          </table:table-cell>
          <table:table-cell table:formula="of:=[.B187]+ COS([.C188]) * [.D188]" office:value-type="float" office:value="11.422245646482" calcext:value-type="float">
            <text:p>11.422245646482</text:p>
          </table:table-cell>
          <table:table-cell table:formula="of:=[.C187] +0.0174533" office:value-type="float" office:value="7.95870379999994" calcext:value-type="float">
            <text:p>7.95870379999994</text:p>
          </table:table-cell>
          <table:table-cell table:formula="of:=[.D1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8] + SIN([.C189]) * [.D189]" office:value-type="float" office:value="0.797888765732747" calcext:value-type="float">
            <text:p>0.797888765732747</text:p>
          </table:table-cell>
          <table:table-cell table:formula="of:=[.B188]+ COS([.C189]) * [.D189]" office:value-type="float" office:value="11.4100584721055" calcext:value-type="float">
            <text:p>11.4100584721055</text:p>
          </table:table-cell>
          <table:table-cell table:formula="of:=[.C188] +0.0174533" office:value-type="float" office:value="7.97615709999994" calcext:value-type="float">
            <text:p>7.97615709999994</text:p>
          </table:table-cell>
          <table:table-cell table:formula="of:=[.D1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9] + SIN([.C190]) * [.D190]" office:value-type="float" office:value="0.896915538845084" calcext:value-type="float">
            <text:p>0.896915538845084</text:p>
          </table:table-cell>
          <table:table-cell table:formula="of:=[.B189]+ COS([.C190]) * [.D190]" office:value-type="float" office:value="11.3961409217838" calcext:value-type="float">
            <text:p>11.3961409217838</text:p>
          </table:table-cell>
          <table:table-cell table:formula="of:=[.C189] +0.0174533" office:value-type="float" office:value="7.99361039999994" calcext:value-type="float">
            <text:p>7.99361039999994</text:p>
          </table:table-cell>
          <table:table-cell table:formula="of:=[.D1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0] + SIN([.C191]) * [.D191]" office:value-type="float" office:value="0.995684334838388" calcext:value-type="float">
            <text:p>0.995684334838388</text:p>
          </table:table-cell>
          <table:table-cell table:formula="of:=[.B190]+ COS([.C191]) * [.D191]" office:value-type="float" office:value="11.3804972349411" calcext:value-type="float">
            <text:p>11.3804972349411</text:p>
          </table:table-cell>
          <table:table-cell table:formula="of:=[.C190] +0.0174533" office:value-type="float" office:value="8.01106369999994" calcext:value-type="float">
            <text:p>8.01106369999994</text:p>
          </table:table-cell>
          <table:table-cell table:formula="of:=[.D1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1] + SIN([.C192]) * [.D192]" office:value-type="float" office:value="1.09416506775482" calcext:value-type="float">
            <text:p>1.09416506775482</text:p>
          </table:table-cell>
          <table:table-cell table:formula="of:=[.B191]+ COS([.C192]) * [.D192]" office:value-type="float" office:value="11.3631321768" calcext:value-type="float">
            <text:p>11.3631321768</text:p>
          </table:table-cell>
          <table:table-cell table:formula="of:=[.C191] +0.0174533" office:value-type="float" office:value="8.02851699999994" calcext:value-type="float">
            <text:p>8.02851699999994</text:p>
          </table:table-cell>
          <table:table-cell table:formula="of:=[.D1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2] + SIN([.C193]) * [.D193]" office:value-type="float" office:value="1.19232773938341" calcext:value-type="float">
            <text:p>1.19232773938341</text:p>
          </table:table-cell>
          <table:table-cell table:formula="of:=[.B192]+ COS([.C193]) * [.D193]" office:value-type="float" office:value="11.34405103693" calcext:value-type="float">
            <text:p>11.34405103693</text:p>
          </table:table-cell>
          <table:table-cell table:formula="of:=[.C192] +0.0174533" office:value-type="float" office:value="8.04597029999994" calcext:value-type="float">
            <text:p>8.04597029999994</text:p>
          </table:table-cell>
          <table:table-cell table:formula="of:=[.D1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3] + SIN([.C194]) * [.D194]" office:value-type="float" office:value="1.29014244839783" calcext:value-type="float">
            <text:p>1.29014244839783</text:p>
          </table:table-cell>
          <table:table-cell table:formula="of:=[.B193]+ COS([.C194]) * [.D194]" office:value-type="float" office:value="11.3232596276362" calcext:value-type="float">
            <text:p>11.3232596276362</text:p>
          </table:table-cell>
          <table:table-cell table:formula="of:=[.C193] +0.0174533" office:value-type="float" office:value="8.06342359999994" calcext:value-type="float">
            <text:p>8.06342359999994</text:p>
          </table:table-cell>
          <table:table-cell table:formula="of:=[.D1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4] + SIN([.C195]) * [.D195]" office:value-type="float" office:value="1.38757939946462" calcext:value-type="float">
            <text:p>1.38757939946462</text:p>
          </table:table-cell>
          <table:table-cell table:formula="of:=[.B194]+ COS([.C195]) * [.D195]" office:value-type="float" office:value="11.3007642821886" calcext:value-type="float">
            <text:p>11.3007642821886</text:p>
          </table:table-cell>
          <table:table-cell table:formula="of:=[.C194] +0.0174533" office:value-type="float" office:value="8.08087689999994" calcext:value-type="float">
            <text:p>8.08087689999994</text:p>
          </table:table-cell>
          <table:table-cell table:formula="of:=[.D1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5] + SIN([.C196]) * [.D196]" office:value-type="float" office:value="1.48460891231916" calcext:value-type="float">
            <text:p>1.48460891231916</text:p>
          </table:table-cell>
          <table:table-cell table:formula="of:=[.B195]+ COS([.C196]) * [.D196]" office:value-type="float" office:value="11.2765718528933" calcext:value-type="float">
            <text:p>11.2765718528933</text:p>
          </table:table-cell>
          <table:table-cell table:formula="of:=[.C195] +0.0174533" office:value-type="float" office:value="8.09833019999994" calcext:value-type="float">
            <text:p>8.09833019999994</text:p>
          </table:table-cell>
          <table:table-cell table:formula="of:=[.D1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6] + SIN([.C197]) * [.D197]" office:value-type="float" office:value="1.58120143080656" calcext:value-type="float">
            <text:p>1.58120143080656</text:p>
          </table:table-cell>
          <table:table-cell table:formula="of:=[.B196]+ COS([.C197]) * [.D197]" office:value-type="float" office:value="11.2506897090048" calcext:value-type="float">
            <text:p>11.2506897090048</text:p>
          </table:table-cell>
          <table:table-cell table:formula="of:=[.C196] +0.0174533" office:value-type="float" office:value="8.11578349999994" calcext:value-type="float">
            <text:p>8.11578349999994</text:p>
          </table:table-cell>
          <table:table-cell table:formula="of:=[.D1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7] + SIN([.C198]) * [.D198]" office:value-type="float" office:value="1.67732753188474" calcext:value-type="float">
            <text:p>1.67732753188474</text:p>
          </table:table-cell>
          <table:table-cell table:formula="of:=[.B197]+ COS([.C198]) * [.D198]" office:value-type="float" office:value="11.2231257344818" calcext:value-type="float">
            <text:p>11.2231257344818</text:p>
          </table:table-cell>
          <table:table-cell table:formula="of:=[.C197] +0.0174533" office:value-type="float" office:value="8.13323679999994" calcext:value-type="float">
            <text:p>8.13323679999994</text:p>
          </table:table-cell>
          <table:table-cell table:formula="of:=[.D1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8] + SIN([.C199]) * [.D199]" office:value-type="float" office:value="1.77295793458703" calcext:value-type="float">
            <text:p>1.77295793458703</text:p>
          </table:table-cell>
          <table:table-cell table:formula="of:=[.B198]+ COS([.C199]) * [.D199]" office:value-type="float" office:value="11.193888325585" calcext:value-type="float">
            <text:p>11.193888325585</text:p>
          </table:table-cell>
          <table:table-cell table:formula="of:=[.C198] +0.0174533" office:value-type="float" office:value="8.15069009999994" calcext:value-type="float">
            <text:p>8.15069009999994</text:p>
          </table:table-cell>
          <table:table-cell table:formula="of:=[.D1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9] + SIN([.C200]) * [.D200]" office:value-type="float" office:value="1.8680635089414" calcext:value-type="float">
            <text:p>1.8680635089414</text:p>
          </table:table-cell>
          <table:table-cell table:formula="of:=[.B199]+ COS([.C200]) * [.D200]" office:value-type="float" office:value="11.1629863883201" calcext:value-type="float">
            <text:p>11.1629863883201</text:p>
          </table:table-cell>
          <table:table-cell table:formula="of:=[.C199] +0.0174533" office:value-type="float" office:value="8.16814339999994" calcext:value-type="float">
            <text:p>8.16814339999994</text:p>
          </table:table-cell>
          <table:table-cell table:formula="of:=[.D1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0] + SIN([.C201]) * [.D201]" office:value-type="float" office:value="1.96261528484378" calcext:value-type="float">
            <text:p>1.96261528484378</text:p>
          </table:table-cell>
          <table:table-cell table:formula="of:=[.B200]+ COS([.C201]) * [.D201]" office:value-type="float" office:value="11.1304293357245" calcext:value-type="float">
            <text:p>11.1304293357245</text:p>
          </table:table-cell>
          <table:table-cell table:formula="of:=[.C200] +0.0174533" office:value-type="float" office:value="8.18559669999994" calcext:value-type="float">
            <text:p>8.18559669999994</text:p>
          </table:table-cell>
          <table:table-cell table:formula="of:=[.D2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1] + SIN([.C202]) * [.D202]" office:value-type="float" office:value="2.05658446088257" calcext:value-type="float">
            <text:p>2.05658446088257</text:p>
          </table:table-cell>
          <table:table-cell table:formula="of:=[.B201]+ COS([.C202]) * [.D202]" office:value-type="float" office:value="11.0962270850005" calcext:value-type="float">
            <text:p>11.0962270850005</text:p>
          </table:table-cell>
          <table:table-cell table:formula="of:=[.C201] +0.0174533" office:value-type="float" office:value="8.20304999999994" calcext:value-type="float">
            <text:p>8.20304999999994</text:p>
          </table:table-cell>
          <table:table-cell table:formula="of:=[.D2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2] + SIN([.C203]) * [.D203]" office:value-type="float" office:value="2.14994241311194" calcext:value-type="float">
            <text:p>2.14994241311194</text:p>
          </table:table-cell>
          <table:table-cell table:formula="of:=[.B202]+ COS([.C203]) * [.D203]" office:value-type="float" office:value="11.0603900544938" calcext:value-type="float">
            <text:p>11.0603900544938</text:p>
          </table:table-cell>
          <table:table-cell table:formula="of:=[.C202] +0.0174533" office:value-type="float" office:value="8.22050329999994" calcext:value-type="float">
            <text:p>8.22050329999994</text:p>
          </table:table-cell>
          <table:table-cell table:formula="of:=[.D2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3] + SIN([.C204]) * [.D204]" office:value-type="float" office:value="2.24266070377088" calcext:value-type="float">
            <text:p>2.24266070377088</text:p>
          </table:table-cell>
          <table:table-cell table:formula="of:=[.B203]+ COS([.C204]) * [.D204]" office:value-type="float" office:value="11.0229291605204" calcext:value-type="float">
            <text:p>11.0229291605204</text:p>
          </table:table-cell>
          <table:table-cell table:formula="of:=[.C203] +0.0174533" office:value-type="float" office:value="8.23795659999994" calcext:value-type="float">
            <text:p>8.23795659999994</text:p>
          </table:table-cell>
          <table:table-cell table:formula="of:=[.D2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4] + SIN([.C205]) * [.D205]" office:value-type="float" office:value="2.33471108994565" calcext:value-type="float">
            <text:p>2.33471108994565</text:p>
          </table:table-cell>
          <table:table-cell table:formula="of:=[.B204]+ COS([.C205]) * [.D205]" office:value-type="float" office:value="10.9838558140413" calcext:value-type="float">
            <text:p>10.9838558140413</text:p>
          </table:table-cell>
          <table:table-cell table:formula="of:=[.C204] +0.0174533" office:value-type="float" office:value="8.25540989999993" calcext:value-type="float">
            <text:p>8.25540989999993</text:p>
          </table:table-cell>
          <table:table-cell table:formula="of:=[.D2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5] + SIN([.C206]) * [.D206]" office:value-type="float" office:value="2.4260655321729" calcext:value-type="float">
            <text:p>2.4260655321729</text:p>
          </table:table-cell>
          <table:table-cell table:formula="of:=[.B205]+ COS([.C206]) * [.D206]" office:value-type="float" office:value="10.9431819171866" calcext:value-type="float">
            <text:p>10.9431819171866</text:p>
          </table:table-cell>
          <table:table-cell table:formula="of:=[.C205] +0.0174533" office:value-type="float" office:value="8.27286319999993" calcext:value-type="float">
            <text:p>8.27286319999993</text:p>
          </table:table-cell>
          <table:table-cell table:formula="of:=[.D2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6] + SIN([.C207]) * [.D207]" office:value-type="float" office:value="2.51669620298069" calcext:value-type="float">
            <text:p>2.51669620298069</text:p>
          </table:table-cell>
          <table:table-cell table:formula="of:=[.B206]+ COS([.C207]) * [.D207]" office:value-type="float" office:value="10.9009198596299" calcext:value-type="float">
            <text:p>10.9009198596299</text:p>
          </table:table-cell>
          <table:table-cell table:formula="of:=[.C206] +0.0174533" office:value-type="float" office:value="8.29031649999993" calcext:value-type="float">
            <text:p>8.29031649999993</text:p>
          </table:table-cell>
          <table:table-cell table:formula="of:=[.D2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7] + SIN([.C208]) * [.D208]" office:value-type="float" office:value="2.60657549536508" calcext:value-type="float">
            <text:p>2.60657549536508</text:p>
          </table:table-cell>
          <table:table-cell table:formula="of:=[.B207]+ COS([.C208]) * [.D208]" office:value-type="float" office:value="10.8570825148143" calcext:value-type="float">
            <text:p>10.8570825148143</text:p>
          </table:table-cell>
          <table:table-cell table:formula="of:=[.C207] +0.0174533" office:value-type="float" office:value="8.30776979999993" calcext:value-type="float">
            <text:p>8.30776979999993</text:p>
          </table:table-cell>
          <table:table-cell table:formula="of:=[.D2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8] + SIN([.C209]) * [.D209]" office:value-type="float" office:value="2.69567603119945" calcext:value-type="float">
            <text:p>2.69567603119945</text:p>
          </table:table-cell>
          <table:table-cell table:formula="of:=[.B208]+ COS([.C209]) * [.D209]" office:value-type="float" office:value="10.8116832360311" calcext:value-type="float">
            <text:p>10.8116832360311</text:p>
          </table:table-cell>
          <table:table-cell table:formula="of:=[.C208] +0.0174533" office:value-type="float" office:value="8.32522309999993" calcext:value-type="float">
            <text:p>8.32522309999993</text:p>
          </table:table-cell>
          <table:table-cell table:formula="of:=[.D2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9] + SIN([.C210]) * [.D210]" office:value-type="float" office:value="2.7839706695742" calcext:value-type="float">
            <text:p>2.7839706695742</text:p>
          </table:table-cell>
          <table:table-cell table:formula="of:=[.B209]+ COS([.C210]) * [.D210]" office:value-type="float" office:value="10.7647358523525" calcext:value-type="float">
            <text:p>10.7647358523525</text:p>
          </table:table-cell>
          <table:table-cell table:formula="of:=[.C209] +0.0174533" office:value-type="float" office:value="8.34267639999993" calcext:value-type="float">
            <text:p>8.34267639999993</text:p>
          </table:table-cell>
          <table:table-cell table:formula="of:=[.D2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0] + SIN([.C211]) * [.D211]" office:value-type="float" office:value="2.87143251506409" calcext:value-type="float">
            <text:p>2.87143251506409</text:p>
          </table:table-cell>
          <table:table-cell table:formula="of:=[.B210]+ COS([.C211]) * [.D211]" office:value-type="float" office:value="10.7162546644183" calcext:value-type="float">
            <text:p>10.7162546644183</text:p>
          </table:table-cell>
          <table:table-cell table:formula="of:=[.C210] +0.0174533" office:value-type="float" office:value="8.36012969999993" calcext:value-type="float">
            <text:p>8.36012969999993</text:p>
          </table:table-cell>
          <table:table-cell table:formula="of:=[.D2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1] + SIN([.C212]) * [.D212]" office:value-type="float" office:value="2.95803492592088" calcext:value-type="float">
            <text:p>2.95803492592088</text:p>
          </table:table-cell>
          <table:table-cell table:formula="of:=[.B211]+ COS([.C212]) * [.D212]" office:value-type="float" office:value="10.6662544400809" calcext:value-type="float">
            <text:p>10.6662544400809</text:p>
          </table:table-cell>
          <table:table-cell table:formula="of:=[.C211] +0.0174533" office:value-type="float" office:value="8.37758299999993" calcext:value-type="float">
            <text:p>8.37758299999993</text:p>
          </table:table-cell>
          <table:table-cell table:formula="of:=[.D2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2] + SIN([.C213]) * [.D213]" office:value-type="float" office:value="3.04375152218869" calcext:value-type="float">
            <text:p>3.04375152218869</text:p>
          </table:table-cell>
          <table:table-cell table:formula="of:=[.B212]+ COS([.C213]) * [.D213]" office:value-type="float" office:value="10.614750409906" calcext:value-type="float">
            <text:p>10.614750409906</text:p>
          </table:table-cell>
          <table:table-cell table:formula="of:=[.C212] +0.0174533" office:value-type="float" office:value="8.39503629999993" calcext:value-type="float">
            <text:p>8.39503629999993</text:p>
          </table:table-cell>
          <table:table-cell table:formula="of:=[.D2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3] + SIN([.C214]) * [.D214]" office:value-type="float" office:value="3.12855619373956" calcext:value-type="float">
            <text:p>3.12855619373956</text:p>
          </table:table-cell>
          <table:table-cell table:formula="of:=[.B213]+ COS([.C214]) * [.D214]" office:value-type="float" office:value="10.5617582625335" calcext:value-type="float">
            <text:p>10.5617582625335</text:p>
          </table:table-cell>
          <table:table-cell table:formula="of:=[.C213] +0.0174533" office:value-type="float" office:value="8.41248959999993" calcext:value-type="float">
            <text:p>8.41248959999993</text:p>
          </table:table-cell>
          <table:table-cell table:formula="of:=[.D2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4] + SIN([.C215]) * [.D215]" office:value-type="float" office:value="3.21242310822686" calcext:value-type="float">
            <text:p>3.21242310822686</text:p>
          </table:table-cell>
          <table:table-cell table:formula="of:=[.B214]+ COS([.C215]) * [.D215]" office:value-type="float" office:value="10.5072941398987" calcext:value-type="float">
            <text:p>10.5072941398987</text:p>
          </table:table-cell>
          <table:table-cell table:formula="of:=[.C214] +0.0174533" office:value-type="float" office:value="8.42994289999993" calcext:value-type="float">
            <text:p>8.42994289999993</text:p>
          </table:table-cell>
          <table:table-cell table:formula="of:=[.D2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5] + SIN([.C216]) * [.D216]" office:value-type="float" office:value="3.29532671895411" calcext:value-type="float">
            <text:p>3.29532671895411</text:p>
          </table:table-cell>
          <table:table-cell table:formula="of:=[.B215]+ COS([.C216]) * [.D216]" office:value-type="float" office:value="10.4513746323152" calcext:value-type="float">
            <text:p>10.4513746323152</text:p>
          </table:table-cell>
          <table:table-cell table:formula="of:=[.C215] +0.0174533" office:value-type="float" office:value="8.44739619999993" calcext:value-type="float">
            <text:p>8.44739619999993</text:p>
          </table:table-cell>
          <table:table-cell table:formula="of:=[.D2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6] + SIN([.C217]) * [.D217]" office:value-type="float" office:value="3.37724177265674" calcext:value-type="float">
            <text:p>3.37724177265674</text:p>
          </table:table-cell>
          <table:table-cell table:formula="of:=[.B216]+ COS([.C217]) * [.D217]" office:value-type="float" office:value="10.3940167734212" calcext:value-type="float">
            <text:p>10.3940167734212</text:p>
          </table:table-cell>
          <table:table-cell table:formula="of:=[.C216] +0.0174533" office:value-type="float" office:value="8.46484949999993" calcext:value-type="float">
            <text:p>8.46484949999993</text:p>
          </table:table-cell>
          <table:table-cell table:formula="of:=[.D2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7] + SIN([.C218]) * [.D218]" office:value-type="float" office:value="3.45814331719447" calcext:value-type="float">
            <text:p>3.45814331719447</text:p>
          </table:table-cell>
          <table:table-cell table:formula="of:=[.B217]+ COS([.C218]) * [.D218]" office:value-type="float" office:value="10.3352380349913" calcext:value-type="float">
            <text:p>10.3352380349913</text:p>
          </table:table-cell>
          <table:table-cell table:formula="of:=[.C217] +0.0174533" office:value-type="float" office:value="8.48230279999993" calcext:value-type="float">
            <text:p>8.48230279999993</text:p>
          </table:table-cell>
          <table:table-cell table:formula="of:=[.D2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8] + SIN([.C219]) * [.D219]" office:value-type="float" office:value="3.53800670915199" calcext:value-type="float">
            <text:p>3.53800670915199</text:p>
          </table:table-cell>
          <table:table-cell table:formula="of:=[.B218]+ COS([.C219]) * [.D219]" office:value-type="float" office:value="10.2750563216139" calcext:value-type="float">
            <text:p>10.2750563216139</text:p>
          </table:table-cell>
          <table:table-cell table:formula="of:=[.C218] +0.0174533" office:value-type="float" office:value="8.49975609999993" calcext:value-type="float">
            <text:p>8.49975609999993</text:p>
          </table:table-cell>
          <table:table-cell table:formula="of:=[.D2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9] + SIN([.C220]) * [.D220]" office:value-type="float" office:value="3.61680762134562" calcext:value-type="float">
            <text:p>3.61680762134562</text:p>
          </table:table-cell>
          <table:table-cell table:formula="of:=[.B219]+ COS([.C220]) * [.D220]" office:value-type="float" office:value="10.2134899652376" calcext:value-type="float">
            <text:p>10.2134899652376</text:p>
          </table:table-cell>
          <table:table-cell table:formula="of:=[.C219] +0.0174533" office:value-type="float" office:value="8.51720939999993" calcext:value-type="float">
            <text:p>8.51720939999993</text:p>
          </table:table-cell>
          <table:table-cell table:formula="of:=[.D2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0] + SIN([.C221]) * [.D221]" office:value-type="float" office:value="3.69452205023356" calcext:value-type="float">
            <text:p>3.69452205023356</text:p>
          </table:table-cell>
          <table:table-cell table:formula="of:=[.B220]+ COS([.C221]) * [.D221]" office:value-type="float" office:value="10.1505577195871" calcext:value-type="float">
            <text:p>10.1505577195871</text:p>
          </table:table-cell>
          <table:table-cell table:formula="of:=[.C220] +0.0174533" office:value-type="float" office:value="8.53466269999993" calcext:value-type="float">
            <text:p>8.53466269999993</text:p>
          </table:table-cell>
          <table:table-cell table:formula="of:=[.D2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1] + SIN([.C222]) * [.D222]" office:value-type="float" office:value="3.77112632322766" calcext:value-type="float">
            <text:p>3.77112632322766</text:p>
          </table:table-cell>
          <table:table-cell table:formula="of:=[.B221]+ COS([.C222]) * [.D222]" office:value-type="float" office:value="10.0862787544504" calcext:value-type="float">
            <text:p>10.0862787544504</text:p>
          </table:table-cell>
          <table:table-cell table:formula="of:=[.C221] +0.0174533" office:value-type="float" office:value="8.55211599999993" calcext:value-type="float">
            <text:p>8.55211599999993</text:p>
          </table:table-cell>
          <table:table-cell table:formula="of:=[.D2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2] + SIN([.C223]) * [.D223]" office:value-type="float" office:value="3.84659710590426" calcext:value-type="float">
            <text:p>3.84659710590426</text:p>
          </table:table-cell>
          <table:table-cell table:formula="of:=[.B222]+ COS([.C223]) * [.D223]" office:value-type="float" office:value="10.0206726498398" calcext:value-type="float">
            <text:p>10.0206726498398</text:p>
          </table:table-cell>
          <table:table-cell table:formula="of:=[.C222] +0.0174533" office:value-type="float" office:value="8.56956929999993" calcext:value-type="float">
            <text:p>8.56956929999993</text:p>
          </table:table-cell>
          <table:table-cell table:formula="of:=[.D2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3] + SIN([.C224]) * [.D224]" office:value-type="float" office:value="3.92091140911216" calcext:value-type="float">
            <text:p>3.92091140911216</text:p>
          </table:table-cell>
          <table:table-cell table:formula="of:=[.B223]+ COS([.C224]) * [.D224]" office:value-type="float" office:value="9.95375939002734" calcext:value-type="float">
            <text:p>9.95375939002734</text:p>
          </table:table-cell>
          <table:table-cell table:formula="of:=[.C223] +0.0174533" office:value-type="float" office:value="8.58702259999993" calcext:value-type="float">
            <text:p>8.58702259999993</text:p>
          </table:table-cell>
          <table:table-cell table:formula="of:=[.D2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4] + SIN([.C225]) * [.D225]" office:value-type="float" office:value="3.9940465959753" calcext:value-type="float">
            <text:p>3.9940465959753</text:p>
          </table:table-cell>
          <table:table-cell table:formula="of:=[.B224]+ COS([.C225]) * [.D225]" office:value-type="float" office:value="9.88555935745775" calcext:value-type="float">
            <text:p>9.88555935745775</text:p>
          </table:table-cell>
          <table:table-cell table:formula="of:=[.C224] +0.0174533" office:value-type="float" office:value="8.60447589999993" calcext:value-type="float">
            <text:p>8.60447589999993</text:p>
          </table:table-cell>
          <table:table-cell table:formula="of:=[.D2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5] + SIN([.C226]) * [.D226]" office:value-type="float" office:value="4.0659803887882" calcext:value-type="float">
            <text:p>4.0659803887882</text:p>
          </table:table-cell>
          <table:table-cell table:formula="of:=[.B225]+ COS([.C226]) * [.D226]" office:value-type="float" office:value="9.81609332653938" calcext:value-type="float">
            <text:p>9.81609332653938</text:p>
          </table:table-cell>
          <table:table-cell table:formula="of:=[.C225] +0.0174533" office:value-type="float" office:value="8.62192919999993" calcext:value-type="float">
            <text:p>8.62192919999993</text:p>
          </table:table-cell>
          <table:table-cell table:formula="of:=[.D2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6] + SIN([.C227]) * [.D227]" office:value-type="float" office:value="4.13669087580194" calcext:value-type="float">
            <text:p>4.13669087580194</text:p>
          </table:table-cell>
          <table:table-cell table:formula="of:=[.B226]+ COS([.C227]) * [.D227]" office:value-type="float" office:value="9.74538245731633" calcext:value-type="float">
            <text:p>9.74538245731633</text:p>
          </table:table-cell>
          <table:table-cell table:formula="of:=[.C226] +0.0174533" office:value-type="float" office:value="8.63938249999993" calcext:value-type="float">
            <text:p>8.63938249999993</text:p>
          </table:table-cell>
          <table:table-cell table:formula="of:=[.D2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7] + SIN([.C228]) * [.D228]" office:value-type="float" office:value="4.20615651789872" calcext:value-type="float">
            <text:p>4.20615651789872</text:p>
          </table:table-cell>
          <table:table-cell table:formula="of:=[.B227]+ COS([.C228]) * [.D228]" office:value-type="float" office:value="9.6734482890228" calcext:value-type="float">
            <text:p>9.6734482890228</text:p>
          </table:table-cell>
          <table:table-cell table:formula="of:=[.C227] +0.0174533" office:value-type="float" office:value="8.65683579999993" calcext:value-type="float">
            <text:p>8.65683579999993</text:p>
          </table:table-cell>
          <table:table-cell table:formula="of:=[.D2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8] + SIN([.C229]) * [.D229]" office:value-type="float" office:value="4.27435615515291" calcext:value-type="float">
            <text:p>4.27435615515291</text:p>
          </table:table-cell>
          <table:table-cell table:formula="of:=[.B228]+ COS([.C229]) * [.D229]" office:value-type="float" office:value="9.60031273352209" calcext:value-type="float">
            <text:p>9.60031273352209</text:p>
          </table:table-cell>
          <table:table-cell table:formula="of:=[.C228] +0.0174533" office:value-type="float" office:value="8.67428909999993" calcext:value-type="float">
            <text:p>8.67428909999993</text:p>
          </table:table-cell>
          <table:table-cell table:formula="of:=[.D2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9] + SIN([.C230]) * [.D230]" office:value-type="float" office:value="4.34126901327652" calcext:value-type="float">
            <text:p>4.34126901327652</text:p>
          </table:table-cell>
          <table:table-cell table:formula="of:=[.B229]+ COS([.C230]) * [.D230]" office:value-type="float" office:value="9.52599806863198" calcext:value-type="float">
            <text:p>9.52599806863198</text:p>
          </table:table-cell>
          <table:table-cell table:formula="of:=[.C229] +0.0174533" office:value-type="float" office:value="8.69174239999993" calcext:value-type="float">
            <text:p>8.69174239999993</text:p>
          </table:table-cell>
          <table:table-cell table:formula="of:=[.D2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0] + SIN([.C231]) * [.D231]" office:value-type="float" office:value="4.40687470994729" calcext:value-type="float">
            <text:p>4.40687470994729</text:p>
          </table:table-cell>
          <table:table-cell table:formula="of:=[.B230]+ COS([.C231]) * [.D231]" office:value-type="float" office:value="9.45052693133869" calcext:value-type="float">
            <text:p>9.45052693133869</text:p>
          </table:table-cell>
          <table:table-cell table:formula="of:=[.C230] +0.0174533" office:value-type="float" office:value="8.70919569999993" calcext:value-type="float">
            <text:p>8.70919569999993</text:p>
          </table:table-cell>
          <table:table-cell table:formula="of:=[.D2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1] + SIN([.C232]) * [.D232]" office:value-type="float" office:value="4.47115326101736" calcext:value-type="float">
            <text:p>4.47115326101736</text:p>
          </table:table-cell>
          <table:table-cell table:formula="of:=[.B231]+ COS([.C232]) * [.D232]" office:value-type="float" office:value="9.37392231090146" calcext:value-type="float">
            <text:p>9.37392231090146</text:p>
          </table:table-cell>
          <table:table-cell table:formula="of:=[.C231] +0.0174533" office:value-type="float" office:value="8.72664899999993" calcext:value-type="float">
            <text:p>8.72664899999993</text:p>
          </table:table-cell>
          <table:table-cell table:formula="of:=[.D2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2] + SIN([.C233]) * [.D233]" office:value-type="float" office:value="4.53408508660061" calcext:value-type="float">
            <text:p>4.53408508660061</text:p>
          </table:table-cell>
          <table:table-cell table:formula="of:=[.B232]+ COS([.C233]) * [.D233]" office:value-type="float" office:value="9.29620754184975" calcext:value-type="float">
            <text:p>9.29620754184975</text:p>
          </table:table-cell>
          <table:table-cell table:formula="of:=[.C232] +0.0174533" office:value-type="float" office:value="8.74410229999993" calcext:value-type="float">
            <text:p>8.74410229999993</text:p>
          </table:table-cell>
          <table:table-cell table:formula="of:=[.D2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3] + SIN([.C234]) * [.D234]" office:value-type="float" office:value="4.59565101703689" calcext:value-type="float">
            <text:p>4.59565101703689</text:p>
          </table:table-cell>
          <table:table-cell table:formula="of:=[.B233]+ COS([.C234]) * [.D234]" office:value-type="float" office:value="9.21740629687536" calcext:value-type="float">
            <text:p>9.21740629687536</text:p>
          </table:table-cell>
          <table:table-cell table:formula="of:=[.C233] +0.0174533" office:value-type="float" office:value="8.76155559999993" calcext:value-type="float">
            <text:p>8.76155559999993</text:p>
          </table:table-cell>
          <table:table-cell table:formula="of:=[.D2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4] + SIN([.C235]) * [.D235]" office:value-type="float" office:value="4.65583229873133" calcext:value-type="float">
            <text:p>4.65583229873133</text:p>
          </table:table-cell>
          <table:table-cell table:formula="of:=[.B234]+ COS([.C235]) * [.D235]" office:value-type="float" office:value="9.13754257962143" calcext:value-type="float">
            <text:p>9.13754257962143</text:p>
          </table:table-cell>
          <table:table-cell table:formula="of:=[.C234] +0.0174533" office:value-type="float" office:value="8.77900889999992" calcext:value-type="float">
            <text:p>8.77900889999992</text:p>
          </table:table-cell>
          <table:table-cell table:formula="of:=[.D2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5] + SIN([.C236]) * [.D236]" office:value-type="float" office:value="4.71461059986681" calcext:value-type="float">
            <text:p>4.71461059986681</text:p>
          </table:table-cell>
          <table:table-cell table:formula="of:=[.B235]+ COS([.C236]) * [.D236]" office:value-type="float" office:value="9.05664071737076" calcext:value-type="float">
            <text:p>9.05664071737076</text:p>
          </table:table-cell>
          <table:table-cell table:formula="of:=[.C235] +0.0174533" office:value-type="float" office:value="8.79646219999992" calcext:value-type="float">
            <text:p>8.79646219999992</text:p>
          </table:table-cell>
          <table:table-cell table:formula="of:=[.D2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6] + SIN([.C237]) * [.D237]" office:value-type="float" office:value="4.77196801598806" calcext:value-type="float">
            <text:p>4.77196801598806</text:p>
          </table:table-cell>
          <table:table-cell table:formula="of:=[.B236]+ COS([.C237]) * [.D237]" office:value-type="float" office:value="8.97472535363542" calcext:value-type="float">
            <text:p>8.97472535363542</text:p>
          </table:table-cell>
          <table:table-cell table:formula="of:=[.C236] +0.0174533" office:value-type="float" office:value="8.81391549999992" calcext:value-type="float">
            <text:p>8.81391549999992</text:p>
          </table:table-cell>
          <table:table-cell table:formula="of:=[.D2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7] + SIN([.C238]) * [.D238]" office:value-type="float" office:value="4.82788707545553" calcext:value-type="float">
            <text:p>4.82788707545553</text:p>
          </table:table-cell>
          <table:table-cell table:formula="of:=[.B237]+ COS([.C238]) * [.D238]" office:value-type="float" office:value="8.89182144065012" calcext:value-type="float">
            <text:p>8.89182144065012</text:p>
          </table:table-cell>
          <table:table-cell table:formula="of:=[.C237] +0.0174533" office:value-type="float" office:value="8.83136879999992" calcext:value-type="float">
            <text:p>8.83136879999992</text:p>
          </table:table-cell>
          <table:table-cell table:formula="of:=[.D2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8] + SIN([.C239]) * [.D239]" office:value-type="float" office:value="4.8823507447674" calcext:value-type="float">
            <text:p>4.8823507447674</text:p>
          </table:table-cell>
          <table:table-cell table:formula="of:=[.B238]+ COS([.C239]) * [.D239]" office:value-type="float" office:value="8.80795423177152" calcext:value-type="float">
            <text:p>8.80795423177152</text:p>
          </table:table-cell>
          <table:table-cell table:formula="of:=[.C238] +0.0174533" office:value-type="float" office:value="8.84882209999992" calcext:value-type="float">
            <text:p>8.84882209999992</text:p>
          </table:table-cell>
          <table:table-cell table:formula="of:=[.D2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9] + SIN([.C240]) * [.D240]" office:value-type="float" office:value="4.93534243374818" calcext:value-type="float">
            <text:p>4.93534243374818</text:p>
          </table:table-cell>
          <table:table-cell table:formula="of:=[.B239]+ COS([.C240]) * [.D240]" office:value-type="float" office:value="8.72314927378577" calcext:value-type="float">
            <text:p>8.72314927378577</text:p>
          </table:table-cell>
          <table:table-cell table:formula="of:=[.C239] +0.0174533" office:value-type="float" office:value="8.86627539999992" calcext:value-type="float">
            <text:p>8.86627539999992</text:p>
          </table:table-cell>
          <table:table-cell table:formula="of:=[.D2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0] + SIN([.C241]) * [.D241]" office:value-type="float" office:value="4.98684600060223" calcext:value-type="float">
            <text:p>4.98684600060223</text:p>
          </table:table-cell>
          <table:table-cell table:formula="of:=[.B240]+ COS([.C241]) * [.D241]" office:value-type="float" office:value="8.63743239912675" calcext:value-type="float">
            <text:p>8.63743239912675</text:p>
          </table:table-cell>
          <table:table-cell table:formula="of:=[.C240] +0.0174533" office:value-type="float" office:value="8.88372869999992" calcext:value-type="float">
            <text:p>8.88372869999992</text:p>
          </table:table-cell>
          <table:table-cell table:formula="of:=[.D2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1] + SIN([.C242]) * [.D242]" office:value-type="float" office:value="5.0368457568307" calcext:value-type="float">
            <text:p>5.0368457568307</text:p>
          </table:table-cell>
          <table:table-cell table:formula="of:=[.B241]+ COS([.C242]) * [.D242]" office:value-type="float" office:value="8.5508297180072" calcext:value-type="float">
            <text:p>8.5508297180072</text:p>
          </table:table-cell>
          <table:table-cell table:formula="of:=[.C241] +0.0174533" office:value-type="float" office:value="8.90118199999992" calcext:value-type="float">
            <text:p>8.90118199999992</text:p>
          </table:table-cell>
          <table:table-cell table:formula="of:=[.D2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2] + SIN([.C243]) * [.D243]" office:value-type="float" office:value="5.08532647201044" calcext:value-type="float">
            <text:p>5.08532647201044</text:p>
          </table:table-cell>
          <table:table-cell table:formula="of:=[.B242]+ COS([.C243]) * [.D243]" office:value-type="float" office:value="8.46336761046536" calcext:value-type="float">
            <text:p>8.46336761046536</text:p>
          </table:table-cell>
          <table:table-cell table:formula="of:=[.C242] +0.0174533" office:value-type="float" office:value="8.91863529999992" calcext:value-type="float">
            <text:p>8.91863529999992</text:p>
          </table:table-cell>
          <table:table-cell table:formula="of:=[.D2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3] + SIN([.C244]) * [.D244]" office:value-type="float" office:value="5.13227337843331" calcext:value-type="float">
            <text:p>5.13227337843331</text:p>
          </table:table-cell>
          <table:table-cell table:formula="of:=[.B243]+ COS([.C244]) * [.D244]" office:value-type="float" office:value="8.37507271832928" calcext:value-type="float">
            <text:p>8.37507271832928</text:p>
          </table:table-cell>
          <table:table-cell table:formula="of:=[.C243] +0.0174533" office:value-type="float" office:value="8.93608859999992" calcext:value-type="float">
            <text:p>8.93608859999992</text:p>
          </table:table-cell>
          <table:table-cell table:formula="of:=[.D2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4] + SIN([.C245]) * [.D245]" office:value-type="float" office:value="5.17767217560456" calcext:value-type="float">
            <text:p>5.17767217560456</text:p>
          </table:table-cell>
          <table:table-cell table:formula="of:=[.B244]+ COS([.C245]) * [.D245]" office:value-type="float" office:value="8.28597193710148" calcext:value-type="float">
            <text:p>8.28597193710148</text:p>
          </table:table-cell>
          <table:table-cell table:formula="of:=[.C244] +0.0174533" office:value-type="float" office:value="8.95354189999992" calcext:value-type="float">
            <text:p>8.95354189999992</text:p>
          </table:table-cell>
          <table:table-cell table:formula="of:=[.D2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5] + SIN([.C246]) * [.D246]" office:value-type="float" office:value="5.22150903459894" calcext:value-type="float">
            <text:p>5.22150903459894</text:p>
          </table:table-cell>
          <table:table-cell table:formula="of:=[.B245]+ COS([.C246]) * [.D246]" office:value-type="float" office:value="8.19609240776634" calcext:value-type="float">
            <text:p>8.19609240776634</text:p>
          </table:table-cell>
          <table:table-cell table:formula="of:=[.C245] +0.0174533" office:value-type="float" office:value="8.97099519999992" calcext:value-type="float">
            <text:p>8.97099519999992</text:p>
          </table:table-cell>
          <table:table-cell table:formula="of:=[.D2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6] + SIN([.C247]) * [.D247]" office:value-type="float" office:value="5.26377060227309" calcext:value-type="float">
            <text:p>5.26377060227309</text:p>
          </table:table-cell>
          <table:table-cell table:formula="of:=[.B246]+ COS([.C247]) * [.D247]" office:value-type="float" office:value="8.10546150852263" calcext:value-type="float">
            <text:p>8.10546150852263</text:p>
          </table:table-cell>
          <table:table-cell table:formula="of:=[.C246] +0.0174533" office:value-type="float" office:value="8.98844849999992" calcext:value-type="float">
            <text:p>8.98844849999992</text:p>
          </table:table-cell>
          <table:table-cell table:formula="of:=[.D2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7] + SIN([.C248]) * [.D248]" office:value-type="float" office:value="5.30444400533307" calcext:value-type="float">
            <text:p>5.30444400533307</text:p>
          </table:table-cell>
          <table:table-cell table:formula="of:=[.B247]+ COS([.C248]) * [.D248]" office:value-type="float" office:value="8.01410684644389" calcext:value-type="float">
            <text:p>8.01410684644389</text:p>
          </table:table-cell>
          <table:table-cell table:formula="of:=[.C247] +0.0174533" office:value-type="float" office:value="9.00590179999992" calcext:value-type="float">
            <text:p>9.00590179999992</text:p>
          </table:table-cell>
          <table:table-cell table:formula="of:=[.D2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8] + SIN([.C249]) * [.D249]" office:value-type="float" office:value="5.34351685425568" calcext:value-type="float">
            <text:p>5.34351685425568</text:p>
          </table:table-cell>
          <table:table-cell table:formula="of:=[.B248]+ COS([.C249]) * [.D249]" office:value-type="float" office:value="7.92205624906902" calcext:value-type="float">
            <text:p>7.92205624906902</text:p>
          </table:table-cell>
          <table:table-cell table:formula="of:=[.C248] +0.0174533" office:value-type="float" office:value="9.02335509999992" calcext:value-type="float">
            <text:p>9.02335509999992</text:p>
          </table:table-cell>
          <table:table-cell table:formula="of:=[.D2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9] + SIN([.C250]) * [.D250]" office:value-type="float" office:value="5.38097724706242" calcext:value-type="float">
            <text:p>5.38097724706242</text:p>
          </table:table-cell>
          <table:table-cell table:formula="of:=[.B249]+ COS([.C250]) * [.D250]" office:value-type="float" office:value="7.82933775592572" calcext:value-type="float">
            <text:p>7.82933775592572</text:p>
          </table:table-cell>
          <table:table-cell table:formula="of:=[.C249] +0.0174533" office:value-type="float" office:value="9.04080839999992" calcext:value-type="float">
            <text:p>9.04080839999992</text:p>
          </table:table-cell>
          <table:table-cell table:formula="of:=[.D2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0] + SIN([.C251]) * [.D251]" office:value-type="float" office:value="5.41681377294498" calcext:value-type="float">
            <text:p>5.41681377294498</text:p>
          </table:table-cell>
          <table:table-cell table:formula="of:=[.B250]+ COS([.C251]) * [.D251]" office:value-type="float" office:value="7.73597960998939" calcext:value-type="float">
            <text:p>7.73597960998939</text:p>
          </table:table-cell>
          <table:table-cell table:formula="of:=[.C250] +0.0174533" office:value-type="float" office:value="9.05826169999992" calcext:value-type="float">
            <text:p>9.05826169999992</text:p>
          </table:table-cell>
          <table:table-cell table:formula="of:=[.D2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1] + SIN([.C252]) * [.D252]" office:value-type="float" office:value="5.45101551574106" calcext:value-type="float">
            <text:p>5.45101551574106</text:p>
          </table:table-cell>
          <table:table-cell table:formula="of:=[.B251]+ COS([.C252]) * [.D252]" office:value-type="float" office:value="7.64201024908004" calcext:value-type="float">
            <text:p>7.64201024908004</text:p>
          </table:table-cell>
          <table:table-cell table:formula="of:=[.C251] +0.0174533" office:value-type="float" office:value="9.07571499999992" calcext:value-type="float">
            <text:p>9.07571499999992</text:p>
          </table:table-cell>
          <table:table-cell table:formula="of:=[.D2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2] + SIN([.C253]) * [.D253]" office:value-type="float" office:value="5.48357205725956" calcext:value-type="float">
            <text:p>5.48357205725956</text:p>
          </table:table-cell>
          <table:table-cell table:formula="of:=[.B252]+ COS([.C253]) * [.D253]" office:value-type="float" office:value="7.54745829719985" calcext:value-type="float">
            <text:p>7.54745829719985</text:p>
          </table:table-cell>
          <table:table-cell table:formula="of:=[.C252] +0.0174533" office:value-type="float" office:value="9.09316829999992" calcext:value-type="float">
            <text:p>9.09316829999992</text:p>
          </table:table-cell>
          <table:table-cell table:formula="of:=[.D2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3] + SIN([.C254]) * [.D254]" office:value-type="float" office:value="5.51447348045404" calcext:value-type="float">
            <text:p>5.51447348045404</text:p>
          </table:table-cell>
          <table:table-cell table:formula="of:=[.B253]+ COS([.C254]) * [.D254]" office:value-type="float" office:value="7.45235255581398" calcext:value-type="float">
            <text:p>7.45235255581398</text:p>
          </table:table-cell>
          <table:table-cell table:formula="of:=[.C253] +0.0174533" office:value-type="float" office:value="9.11062159999992" calcext:value-type="float">
            <text:p>9.11062159999992</text:p>
          </table:table-cell>
          <table:table-cell table:formula="of:=[.D2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4] + SIN([.C255]) * [.D255]" office:value-type="float" office:value="5.54371037244359" calcext:value-type="float">
            <text:p>5.54371037244359</text:p>
          </table:table-cell>
          <table:table-cell table:formula="of:=[.B254]+ COS([.C255]) * [.D255]" office:value-type="float" office:value="7.35672199507741" calcext:value-type="float">
            <text:p>7.35672199507741</text:p>
          </table:table-cell>
          <table:table-cell table:formula="of:=[.C254] +0.0174533" office:value-type="float" office:value="9.12807489999992" calcext:value-type="float">
            <text:p>9.12807489999992</text:p>
          </table:table-cell>
          <table:table-cell table:formula="of:=[.D2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5] + SIN([.C256]) * [.D256]" office:value-type="float" office:value="5.57127382738005" calcext:value-type="float">
            <text:p>5.57127382738005</text:p>
          </table:table-cell>
          <table:table-cell table:formula="of:=[.B255]+ COS([.C256]) * [.D256]" office:value-type="float" office:value="7.2605957450103" calcext:value-type="float">
            <text:p>7.2605957450103</text:p>
          </table:table-cell>
          <table:table-cell table:formula="of:=[.C255] +0.0174533" office:value-type="float" office:value="9.14552819999992" calcext:value-type="float">
            <text:p>9.14552819999992</text:p>
          </table:table-cell>
          <table:table-cell table:formula="of:=[.D2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6] + SIN([.C257]) * [.D257]" office:value-type="float" office:value="5.59715544916084" calcext:value-type="float">
            <text:p>5.59715544916084</text:p>
          </table:table-cell>
          <table:table-cell table:formula="of:=[.B256]+ COS([.C257]) * [.D257]" office:value-type="float" office:value="7.1640030866247" calcext:value-type="float">
            <text:p>7.1640030866247</text:p>
          </table:table-cell>
          <table:table-cell table:formula="of:=[.C256] +0.0174533" office:value-type="float" office:value="9.16298149999992" calcext:value-type="float">
            <text:p>9.16298149999992</text:p>
          </table:table-cell>
          <table:table-cell table:formula="of:=[.D2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7] + SIN([.C258]) * [.D258]" office:value-type="float" office:value="5.62134735398647" calcext:value-type="float">
            <text:p>5.62134735398647</text:p>
          </table:table-cell>
          <table:table-cell table:formula="of:=[.B257]+ COS([.C258]) * [.D258]" office:value-type="float" office:value="7.0669734430053" calcext:value-type="float">
            <text:p>7.0669734430053</text:p>
          </table:table-cell>
          <table:table-cell table:formula="of:=[.C257] +0.0174533" office:value-type="float" office:value="9.18043479999992" calcext:value-type="float">
            <text:p>9.18043479999992</text:p>
          </table:table-cell>
          <table:table-cell table:formula="of:=[.D2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8] + SIN([.C259]) * [.D259]" office:value-type="float" office:value="5.64384217276208" calcext:value-type="float">
            <text:p>5.64384217276208</text:p>
          </table:table-cell>
          <table:table-cell table:formula="of:=[.B258]+ COS([.C259]) * [.D259]" office:value-type="float" office:value="6.96953637034683" calcext:value-type="float">
            <text:p>6.96953637034683</text:p>
          </table:table-cell>
          <table:table-cell table:formula="of:=[.C258] +0.0174533" office:value-type="float" office:value="9.19788809999992" calcext:value-type="float">
            <text:p>9.19788809999992</text:p>
          </table:table-cell>
          <table:table-cell table:formula="of:=[.D2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9] + SIN([.C260]) * [.D260]" office:value-type="float" office:value="5.66463305334208" calcext:value-type="float">
            <text:p>5.66463305334208</text:p>
          </table:table-cell>
          <table:table-cell table:formula="of:=[.B259]+ COS([.C260]) * [.D260]" office:value-type="float" office:value="6.87172154895095" calcext:value-type="float">
            <text:p>6.87172154895095</text:p>
          </table:table-cell>
          <table:table-cell table:formula="of:=[.C259] +0.0174533" office:value-type="float" office:value="9.21534139999992" calcext:value-type="float">
            <text:p>9.21534139999992</text:p>
          </table:table-cell>
          <table:table-cell table:formula="of:=[.D2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0] + SIN([.C261]) * [.D261]" office:value-type="float" office:value="5.68371366261741" calcext:value-type="float">
            <text:p>5.68371366261741</text:p>
          </table:table-cell>
          <table:table-cell table:formula="of:=[.B260]+ COS([.C261]) * [.D261]" office:value-type="float" office:value="6.77355877418535" calcext:value-type="float">
            <text:p>6.77355877418535</text:p>
          </table:table-cell>
          <table:table-cell table:formula="of:=[.C260] +0.0174533" office:value-type="float" office:value="9.23279469999992" calcext:value-type="float">
            <text:p>9.23279469999992</text:p>
          </table:table-cell>
          <table:table-cell table:formula="of:=[.D2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1] + SIN([.C262]) * [.D262]" office:value-type="float" office:value="5.70107818844467" calcext:value-type="float">
            <text:p>5.70107818844467</text:p>
          </table:table-cell>
          <table:table-cell table:formula="of:=[.B261]+ COS([.C262]) * [.D262]" office:value-type="float" office:value="6.67507794740777" calcext:value-type="float">
            <text:p>6.67507794740777</text:p>
          </table:table-cell>
          <table:table-cell table:formula="of:=[.C261] +0.0174533" office:value-type="float" office:value="9.25024799999992" calcext:value-type="float">
            <text:p>9.25024799999992</text:p>
          </table:table-cell>
          <table:table-cell table:formula="of:=[.D2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2] + SIN([.C263]) * [.D263]" office:value-type="float" office:value="5.71672134141653" calcext:value-type="float">
            <text:p>5.71672134141653</text:p>
          </table:table-cell>
          <table:table-cell table:formula="of:=[.B262]+ COS([.C263]) * [.D263]" office:value-type="float" office:value="6.57630906685778" calcext:value-type="float">
            <text:p>6.57630906685778</text:p>
          </table:table-cell>
          <table:table-cell table:formula="of:=[.C262] +0.0174533" office:value-type="float" office:value="9.26770129999992" calcext:value-type="float">
            <text:p>9.26770129999992</text:p>
          </table:table-cell>
          <table:table-cell table:formula="of:=[.D2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3] + SIN([.C264]) * [.D264]" office:value-type="float" office:value="5.73063835647299" calcext:value-type="float">
            <text:p>5.73063835647299</text:p>
          </table:table-cell>
          <table:table-cell table:formula="of:=[.B263]+ COS([.C264]) * [.D264]" office:value-type="float" office:value="6.47728221851897" calcext:value-type="float">
            <text:p>6.47728221851897</text:p>
          </table:table-cell>
          <table:table-cell table:formula="of:=[.C263] +0.0174533" office:value-type="float" office:value="9.28515459999992" calcext:value-type="float">
            <text:p>9.28515459999992</text:p>
          </table:table-cell>
          <table:table-cell table:formula="of:=[.D2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4] + SIN([.C265]) * [.D265]" office:value-type="float" office:value="5.74282499435281" calcext:value-type="float">
            <text:p>5.74282499435281</text:p>
          </table:table-cell>
          <table:table-cell table:formula="of:=[.B264]+ COS([.C265]) * [.D265]" office:value-type="float" office:value="6.37802756695449" calcext:value-type="float">
            <text:p>6.37802756695449</text:p>
          </table:table-cell>
          <table:table-cell table:formula="of:=[.C264] +0.0174533" office:value-type="float" office:value="9.30260789999991" calcext:value-type="float">
            <text:p>9.30260789999991</text:p>
          </table:table-cell>
          <table:table-cell table:formula="of:=[.D2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5] + SIN([.C266]) * [.D266]" office:value-type="float" office:value="5.75327754288484" calcext:value-type="float">
            <text:p>5.75327754288484</text:p>
          </table:table-cell>
          <table:table-cell table:formula="of:=[.B265]+ COS([.C266]) * [.D266]" office:value-type="float" office:value="6.27857534611862" calcext:value-type="float">
            <text:p>6.27857534611862</text:p>
          </table:table-cell>
          <table:table-cell table:formula="of:=[.C265] +0.0174533" office:value-type="float" office:value="9.32006119999991" calcext:value-type="float">
            <text:p>9.32006119999991</text:p>
          </table:table-cell>
          <table:table-cell table:formula="of:=[.D2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6] + SIN([.C267]) * [.D267]" office:value-type="float" office:value="5.76199281811883" calcext:value-type="float">
            <text:p>5.76199281811883</text:p>
          </table:table-cell>
          <table:table-cell table:formula="of:=[.B266]+ COS([.C267]) * [.D267]" office:value-type="float" office:value="6.17895585014722" calcext:value-type="float">
            <text:p>6.17895585014722</text:p>
          </table:table-cell>
          <table:table-cell table:formula="of:=[.C266] +0.0174533" office:value-type="float" office:value="9.33751449999991" calcext:value-type="float">
            <text:p>9.33751449999991</text:p>
          </table:table-cell>
          <table:table-cell table:formula="of:=[.D2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7] + SIN([.C268]) * [.D268]" office:value-type="float" office:value="5.76896816529523" calcext:value-type="float">
            <text:p>5.76896816529523</text:p>
          </table:table-cell>
          <table:table-cell table:formula="of:=[.B267]+ COS([.C268]) * [.D268]" office:value-type="float" office:value="6.07919942412981" calcext:value-type="float">
            <text:p>6.07919942412981</text:p>
          </table:table-cell>
          <table:table-cell table:formula="of:=[.C267] +0.0174533" office:value-type="float" office:value="9.35496779999991" calcext:value-type="float">
            <text:p>9.35496779999991</text:p>
          </table:table-cell>
          <table:table-cell table:formula="of:=[.D2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8] + SIN([.C269]) * [.D269]" office:value-type="float" office:value="5.77420145965391" calcext:value-type="float">
            <text:p>5.77420145965391</text:p>
          </table:table-cell>
          <table:table-cell table:formula="of:=[.B268]+ COS([.C269]) * [.D269]" office:value-type="float" office:value="5.97933645486614" calcext:value-type="float">
            <text:p>5.97933645486614</text:p>
          </table:table-cell>
          <table:table-cell table:formula="of:=[.C268] +0.0174533" office:value-type="float" office:value="9.37242109999991" calcext:value-type="float">
            <text:p>9.37242109999991</text:p>
          </table:table-cell>
          <table:table-cell table:formula="of:=[.D2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9] + SIN([.C270]) * [.D270]" office:value-type="float" office:value="5.77769110708133" calcext:value-type="float">
            <text:p>5.77769110708133</text:p>
          </table:table-cell>
          <table:table-cell table:formula="of:=[.B269]+ COS([.C270]) * [.D270]" office:value-type="float" office:value="5.87939736161014" calcext:value-type="float">
            <text:p>5.87939736161014</text:p>
          </table:table-cell>
          <table:table-cell table:formula="of:=[.C269] +0.0174533" office:value-type="float" office:value="9.38987439999991" calcext:value-type="float">
            <text:p>9.38987439999991</text:p>
          </table:table-cell>
          <table:table-cell table:formula="of:=[.D2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0] + SIN([.C271]) * [.D271]" office:value-type="float" office:value="5.77943604459618" calcext:value-type="float">
            <text:p>5.77943604459618</text:p>
          </table:table-cell>
          <table:table-cell table:formula="of:=[.B270]+ COS([.C271]) * [.D271]" office:value-type="float" office:value="5.77941258680382" calcext:value-type="float">
            <text:p>5.77941258680382</text:p>
          </table:table-cell>
          <table:table-cell table:formula="of:=[.C270] +0.0174533" office:value-type="float" office:value="9.40732769999991" calcext:value-type="float">
            <text:p>9.40732769999991</text:p>
          </table:table-cell>
          <table:table-cell table:formula="of:=[.D2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1] + SIN([.C272]) * [.D272]" office:value-type="float" office:value="5.77943574067313" calcext:value-type="float">
            <text:p>5.77943574067313</text:p>
          </table:table-cell>
          <table:table-cell table:formula="of:=[.B271]+ COS([.C272]) * [.D272]" office:value-type="float" office:value="5.67941258680429" calcext:value-type="float">
            <text:p>5.67941258680429</text:p>
          </table:table-cell>
          <table:table-cell table:formula="of:=[.C271] +0.0174533" office:value-type="float" office:value="9.42478099999991" calcext:value-type="float">
            <text:p>9.42478099999991</text:p>
          </table:table-cell>
          <table:table-cell table:formula="of:=[.D2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2] + SIN([.C273]) * [.D273]" office:value-type="float" office:value="5.77769019540475" calcext:value-type="float">
            <text:p>5.77769019540475</text:p>
          </table:table-cell>
          <table:table-cell table:formula="of:=[.B272]+ COS([.C273]) * [.D273]" office:value-type="float" office:value="5.57942782260635" calcext:value-type="float">
            <text:p>5.57942782260635</text:p>
          </table:table-cell>
          <table:table-cell table:formula="of:=[.C272] +0.0174533" office:value-type="float" office:value="9.44223429999991" calcext:value-type="float">
            <text:p>9.44223429999991</text:p>
          </table:table-cell>
          <table:table-cell table:formula="of:=[.D2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3] + SIN([.C274]) * [.D274]" office:value-type="float" office:value="5.7741999405015" calcext:value-type="float">
            <text:p>5.7741999405015</text:p>
          </table:table-cell>
          <table:table-cell table:formula="of:=[.B273]+ COS([.C274]) * [.D274]" office:value-type="float" office:value="5.47948875056388" calcext:value-type="float">
            <text:p>5.47948875056388</text:p>
          </table:table-cell>
          <table:table-cell table:formula="of:=[.C273] +0.0174533" office:value-type="float" office:value="9.45968759999991" calcext:value-type="float">
            <text:p>9.45968759999991</text:p>
          </table:table-cell>
          <table:table-cell table:formula="of:=[.D2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4] + SIN([.C275]) * [.D275]" office:value-type="float" office:value="5.76896603912976" calcext:value-type="float">
            <text:p>5.76896603912976</text:p>
          </table:table-cell>
          <table:table-cell table:formula="of:=[.B274]+ COS([.C275]) * [.D275]" office:value-type="float" office:value="5.37962581311244" calcext:value-type="float">
            <text:p>5.37962581311244</text:p>
          </table:table-cell>
          <table:table-cell table:formula="of:=[.C274] +0.0174533" office:value-type="float" office:value="9.47714089999991" calcext:value-type="float">
            <text:p>9.47714089999991</text:p>
          </table:table-cell>
          <table:table-cell table:formula="of:=[.D2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5] + SIN([.C276]) * [.D276]" office:value-type="float" office:value="5.76199008558793" calcext:value-type="float">
            <text:p>5.76199008558793</text:p>
          </table:table-cell>
          <table:table-cell table:formula="of:=[.B275]+ COS([.C276]) * [.D276]" office:value-type="float" office:value="5.27986942949624" calcext:value-type="float">
            <text:p>5.27986942949624</text:p>
          </table:table-cell>
          <table:table-cell table:formula="of:=[.C275] +0.0174533" office:value-type="float" office:value="9.49459419999991" calcext:value-type="float">
            <text:p>9.49459419999991</text:p>
          </table:table-cell>
          <table:table-cell table:formula="of:=[.D2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6] + SIN([.C277]) * [.D277]" office:value-type="float" office:value="5.75327420482088" calcext:value-type="float">
            <text:p>5.75327420482088</text:p>
          </table:table-cell>
          <table:table-cell table:formula="of:=[.B276]+ COS([.C277]) * [.D277]" office:value-type="float" office:value="5.18024998650214" calcext:value-type="float">
            <text:p>5.18024998650214</text:p>
          </table:table-cell>
          <table:table-cell table:formula="of:=[.C276] +0.0174533" office:value-type="float" office:value="9.51204749999991" calcext:value-type="float">
            <text:p>9.51204749999991</text:p>
          </table:table-cell>
          <table:table-cell table:formula="of:=[.D2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7] + SIN([.C278]) * [.D278]" office:value-type="float" office:value="5.74282105177258" calcext:value-type="float">
            <text:p>5.74282105177258</text:p>
          </table:table-cell>
          <table:table-cell table:formula="of:=[.B277]+ COS([.C278]) * [.D278]" office:value-type="float" office:value="5.08079782920353" calcext:value-type="float">
            <text:p>5.08079782920353</text:p>
          </table:table-cell>
          <table:table-cell table:formula="of:=[.C277] +0.0174533" office:value-type="float" office:value="9.52950079999991" calcext:value-type="float">
            <text:p>9.52950079999991</text:p>
          </table:table-cell>
          <table:table-cell table:formula="of:=[.D2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8] + SIN([.C279]) * [.D279]" office:value-type="float" office:value="5.73063381057746" calcext:value-type="float">
            <text:p>5.73063381057746</text:p>
          </table:table-cell>
          <table:table-cell table:formula="of:=[.B278]+ COS([.C279]) * [.D279]" office:value-type="float" office:value="4.98154325171688" calcext:value-type="float">
            <text:p>4.98154325171688</text:p>
          </table:table-cell>
          <table:table-cell table:formula="of:=[.C278] +0.0174533" office:value-type="float" office:value="9.54695409999991" calcext:value-type="float">
            <text:p>9.54695409999991</text:p>
          </table:table-cell>
          <table:table-cell table:formula="of:=[.D2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9] + SIN([.C280]) * [.D280]" office:value-type="float" office:value="5.71671619359041" calcext:value-type="float">
            <text:p>5.71671619359041</text:p>
          </table:table-cell>
          <table:table-cell table:formula="of:=[.B279]+ COS([.C280]) * [.D280]" office:value-type="float" office:value="4.88251648797393" calcext:value-type="float">
            <text:p>4.88251648797393</text:p>
          </table:table-cell>
          <table:table-cell table:formula="of:=[.C279] +0.0174533" office:value-type="float" office:value="9.56440739999991" calcext:value-type="float">
            <text:p>9.56440739999991</text:p>
          </table:table-cell>
          <table:table-cell table:formula="of:=[.D2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0] + SIN([.C281]) * [.D281]" office:value-type="float" office:value="5.70107244025604" calcext:value-type="float">
            <text:p>5.70107244025604</text:p>
          </table:table-cell>
          <table:table-cell table:formula="of:=[.B280]+ COS([.C281]) * [.D281]" office:value-type="float" office:value="4.78374770251206" calcext:value-type="float">
            <text:p>4.78374770251206</text:p>
          </table:table-cell>
          <table:table-cell table:formula="of:=[.C280] +0.0174533" office:value-type="float" office:value="9.58186069999991" calcext:value-type="float">
            <text:p>9.58186069999991</text:p>
          </table:table-cell>
          <table:table-cell table:formula="of:=[.D2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1] + SIN([.C282]) * [.D282]" office:value-type="float" office:value="5.68370731581724" calcext:value-type="float">
            <text:p>5.68370731581724</text:p>
          </table:table-cell>
          <table:table-cell table:formula="of:=[.B281]+ COS([.C282]) * [.D282]" office:value-type="float" office:value="4.6852669812859" calcext:value-type="float">
            <text:p>4.6852669812859</text:p>
          </table:table-cell>
          <table:table-cell table:formula="of:=[.C281] +0.0174533" office:value-type="float" office:value="9.59931399999991" calcext:value-type="float">
            <text:p>9.59931399999991</text:p>
          </table:table-cell>
          <table:table-cell table:formula="of:=[.D2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2] + SIN([.C283]) * [.D283]" office:value-type="float" office:value="5.66462610986365" calcext:value-type="float">
            <text:p>5.66462610986365</text:p>
          </table:table-cell>
          <table:table-cell table:formula="of:=[.B282]+ COS([.C283]) * [.D283]" office:value-type="float" office:value="4.58710432250285" calcext:value-type="float">
            <text:p>4.58710432250285</text:p>
          </table:table-cell>
          <table:table-cell table:formula="of:=[.C282] +0.0174533" office:value-type="float" office:value="9.61676729999991" calcext:value-type="float">
            <text:p>9.61676729999991</text:p>
          </table:table-cell>
          <table:table-cell table:formula="of:=[.D2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3] + SIN([.C284]) * [.D284]" office:value-type="float" office:value="5.64383463472046" calcext:value-type="float">
            <text:p>5.64383463472046</text:p>
          </table:table-cell>
          <table:table-cell table:formula="of:=[.B283]+ COS([.C284]) * [.D284]" office:value-type="float" office:value="4.48928962748534" calcext:value-type="float">
            <text:p>4.48928962748534</text:p>
          </table:table-cell>
          <table:table-cell table:formula="of:=[.C283] +0.0174533" office:value-type="float" office:value="9.63422059999991" calcext:value-type="float">
            <text:p>9.63422059999991</text:p>
          </table:table-cell>
          <table:table-cell table:formula="of:=[.D2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4] + SIN([.C285]) * [.D285]" office:value-type="float" office:value="5.62133922367781" calcext:value-type="float">
            <text:p>5.62133922367781</text:p>
          </table:table-cell>
          <table:table-cell table:formula="of:=[.B284]+ COS([.C285]) * [.D285]" office:value-type="float" office:value="4.39185269156254" calcext:value-type="float">
            <text:p>4.39185269156254</text:p>
          </table:table-cell>
          <table:table-cell table:formula="of:=[.C284] +0.0174533" office:value-type="float" office:value="9.65167389999991" calcext:value-type="float">
            <text:p>9.65167389999991</text:p>
          </table:table-cell>
          <table:table-cell table:formula="of:=[.D2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5] + SIN([.C286]) * [.D286]" office:value-type="float" office:value="5.59714672906171" calcext:value-type="float">
            <text:p>5.59714672906171</text:p>
          </table:table-cell>
          <table:table-cell table:formula="of:=[.B285]+ COS([.C286]) * [.D286]" office:value-type="float" office:value="4.29482319499449" calcext:value-type="float">
            <text:p>4.29482319499449</text:p>
          </table:table-cell>
          <table:table-cell table:formula="of:=[.C285] +0.0174533" office:value-type="float" office:value="9.66912719999991" calcext:value-type="float">
            <text:p>9.66912719999991</text:p>
          </table:table-cell>
          <table:table-cell table:formula="of:=[.D2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6] + SIN([.C287]) * [.D287]" office:value-type="float" office:value="5.57126452014669" calcext:value-type="float">
            <text:p>5.57126452014669</text:p>
          </table:table-cell>
          <table:table-cell table:formula="of:=[.B286]+ COS([.C287]) * [.D287]" office:value-type="float" office:value="4.19823069393111" calcext:value-type="float">
            <text:p>4.19823069393111</text:p>
          </table:table-cell>
          <table:table-cell table:formula="of:=[.C286] +0.0174533" office:value-type="float" office:value="9.68658049999991" calcext:value-type="float">
            <text:p>9.68658049999991</text:p>
          </table:table-cell>
          <table:table-cell table:formula="of:=[.D2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7] + SIN([.C288]) * [.D288]" office:value-type="float" office:value="5.54370048091107" calcext:value-type="float">
            <text:p>5.54370048091107</text:p>
          </table:table-cell>
          <table:table-cell table:formula="of:=[.B287]+ COS([.C288]) * [.D288]" office:value-type="float" office:value="4.10210461140916" calcext:value-type="float">
            <text:p>4.10210461140916</text:p>
          </table:table-cell>
          <table:table-cell table:formula="of:=[.C287] +0.0174533" office:value-type="float" office:value="9.70403379999991" calcext:value-type="float">
            <text:p>9.70403379999991</text:p>
          </table:table-cell>
          <table:table-cell table:formula="of:=[.D2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8] + SIN([.C289]) * [.D289]" office:value-type="float" office:value="5.51446300763542" calcext:value-type="float">
            <text:p>5.51446300763542</text:p>
          </table:table-cell>
          <table:table-cell table:formula="of:=[.B288]+ COS([.C289]) * [.D289]" office:value-type="float" office:value="4.00647422838966" calcext:value-type="float">
            <text:p>4.00647422838966</text:p>
          </table:table-cell>
          <table:table-cell table:formula="of:=[.C288] +0.0174533" office:value-type="float" office:value="9.72148709999991" calcext:value-type="float">
            <text:p>9.72148709999991</text:p>
          </table:table-cell>
          <table:table-cell table:formula="of:=[.D2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9] + SIN([.C290]) * [.D290]" office:value-type="float" office:value="5.48356100634496" calcext:value-type="float">
            <text:p>5.48356100634496</text:p>
          </table:table-cell>
          <table:table-cell table:formula="of:=[.B289]+ COS([.C290]) * [.D290]" office:value-type="float" office:value="3.91136867483865" calcext:value-type="float">
            <text:p>3.91136867483865</text:p>
          </table:table-cell>
          <table:table-cell table:formula="of:=[.C289] +0.0174533" office:value-type="float" office:value="9.73894039999991" calcext:value-type="float">
            <text:p>9.73894039999991</text:p>
          </table:table-cell>
          <table:table-cell table:formula="of:=[.D2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0] + SIN([.C291]) * [.D291]" office:value-type="float" office:value="5.4510038900967" calcext:value-type="float">
            <text:p>5.4510038900967</text:p>
          </table:table-cell>
          <table:table-cell table:formula="of:=[.B290]+ COS([.C291]) * [.D291]" office:value-type="float" office:value="3.81681692085387" calcext:value-type="float">
            <text:p>3.81681692085387</text:p>
          </table:table-cell>
          <table:table-cell table:formula="of:=[.C290] +0.0174533" office:value-type="float" office:value="9.75639369999991" calcext:value-type="float">
            <text:p>9.75639369999991</text:p>
          </table:table-cell>
          <table:table-cell table:formula="of:=[.D2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1] + SIN([.C292]) * [.D292]" office:value-type="float" office:value="5.41680157611215" calcext:value-type="float">
            <text:p>5.41680157611215</text:p>
          </table:table-cell>
          <table:table-cell table:formula="of:=[.B291]+ COS([.C292]) * [.D292]" office:value-type="float" office:value="3.72284776784022" calcext:value-type="float">
            <text:p>3.72284776784022</text:p>
          </table:table-cell>
          <table:table-cell table:formula="of:=[.C291] +0.0174533" office:value-type="float" office:value="9.77384699999991" calcext:value-type="float">
            <text:p>9.77384699999991</text:p>
          </table:table-cell>
          <table:table-cell table:formula="of:=[.D2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2] + SIN([.C293]) * [.D293]" office:value-type="float" office:value="5.3809644827564" calcext:value-type="float">
            <text:p>5.3809644827564</text:p>
          </table:table-cell>
          <table:table-cell table:formula="of:=[.B292]+ COS([.C293]) * [.D293]" office:value-type="float" office:value="3.62948983973655" calcext:value-type="float">
            <text:p>3.62948983973655</text:p>
          </table:table-cell>
          <table:table-cell table:formula="of:=[.C292] +0.0174533" office:value-type="float" office:value="9.79130029999991" calcext:value-type="float">
            <text:p>9.79130029999991</text:p>
          </table:table-cell>
          <table:table-cell table:formula="of:=[.D2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3] + SIN([.C294]) * [.D294]" office:value-type="float" office:value="5.3435035263646" calcext:value-type="float">
            <text:p>5.3435035263646</text:p>
          </table:table-cell>
          <table:table-cell table:formula="of:=[.B293]+ COS([.C294]) * [.D294]" office:value-type="float" office:value="3.5367715742965" calcext:value-type="float">
            <text:p>3.5367715742965</text:p>
          </table:table-cell>
          <table:table-cell table:formula="of:=[.C293] +0.0174533" office:value-type="float" office:value="9.80875359999991" calcext:value-type="float">
            <text:p>9.80875359999991</text:p>
          </table:table-cell>
          <table:table-cell table:formula="of:=[.D2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4] + SIN([.C295]) * [.D295]" office:value-type="float" office:value="5.30443011791674" calcext:value-type="float">
            <text:p>5.30443011791674</text:p>
          </table:table-cell>
          <table:table-cell table:formula="of:=[.B294]+ COS([.C295]) * [.D295]" office:value-type="float" office:value="3.44472121442612" calcext:value-type="float">
            <text:p>3.44472121442612</text:p>
          </table:table-cell>
          <table:table-cell table:formula="of:=[.C294] +0.0174533" office:value-type="float" office:value="9.82620689999991" calcext:value-type="float">
            <text:p>9.82620689999991</text:p>
          </table:table-cell>
          <table:table-cell table:formula="of:=[.D2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5] + SIN([.C296]) * [.D296]" office:value-type="float" office:value="5.26375615956176" calcext:value-type="float">
            <text:p>5.26375615956176</text:p>
          </table:table-cell>
          <table:table-cell table:formula="of:=[.B295]+ COS([.C296]) * [.D296]" office:value-type="float" office:value="3.35336679958076" calcext:value-type="float">
            <text:p>3.35336679958076</text:p>
          </table:table-cell>
          <table:table-cell table:formula="of:=[.C295] +0.0174533" office:value-type="float" office:value="9.8436601999999" calcext:value-type="float">
            <text:p>9.8436601999999</text:p>
          </table:table-cell>
          <table:table-cell table:formula="of:=[.D2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6] + SIN([.C297]) * [.D297]" office:value-type="float" office:value="5.221494040992" calcext:value-type="float">
            <text:p>5.221494040992</text:p>
          </table:table-cell>
          <table:table-cell table:formula="of:=[.B296]+ COS([.C297]) * [.D297]" office:value-type="float" office:value="3.26273615722402" calcext:value-type="float">
            <text:p>3.26273615722402</text:p>
          </table:table-cell>
          <table:table-cell table:formula="of:=[.C296] +0.0174533" office:value-type="float" office:value="9.8611134999999" calcext:value-type="float">
            <text:p>9.8611134999999</text:p>
          </table:table-cell>
          <table:table-cell table:formula="of:=[.D2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7] + SIN([.C298]) * [.D298]" office:value-type="float" office:value="5.17765663566921" calcext:value-type="float">
            <text:p>5.17765663566921</text:p>
          </table:table-cell>
          <table:table-cell table:formula="of:=[.B297]+ COS([.C298]) * [.D298]" office:value-type="float" office:value="3.17285689435118" calcext:value-type="float">
            <text:p>3.17285689435118</text:p>
          </table:table-cell>
          <table:table-cell table:formula="of:=[.C297] +0.0174533" office:value-type="float" office:value="9.8785667999999" calcext:value-type="float">
            <text:p>9.8785667999999</text:p>
          </table:table-cell>
          <table:table-cell table:formula="of:=[.D2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8] + SIN([.C299]) * [.D299]" office:value-type="float" office:value="5.13225729690317" calcext:value-type="float">
            <text:p>5.13225729690317</text:p>
          </table:table-cell>
          <table:table-cell table:formula="of:=[.B298]+ COS([.C299]) * [.D299]" office:value-type="float" office:value="3.08375638907985" calcext:value-type="float">
            <text:p>3.08375638907985</text:p>
          </table:table-cell>
          <table:table-cell table:formula="of:=[.C298] +0.0174533" office:value-type="float" office:value="9.8960200999999" calcext:value-type="float">
            <text:p>9.8960200999999</text:p>
          </table:table-cell>
          <table:table-cell table:formula="of:=[.D2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9] + SIN([.C300]) * [.D300]" office:value-type="float" office:value="5.0853098537841" calcext:value-type="float">
            <text:p>5.0853098537841</text:p>
          </table:table-cell>
          <table:table-cell table:formula="of:=[.B299]+ COS([.C300]) * [.D300]" office:value-type="float" office:value="2.99546178231034" calcext:value-type="float">
            <text:p>2.99546178231034</text:p>
          </table:table-cell>
          <table:table-cell table:formula="of:=[.C299] +0.0174533" office:value-type="float" office:value="9.9134733999999" calcext:value-type="float">
            <text:p>9.9134733999999</text:p>
          </table:table-cell>
          <table:table-cell table:formula="of:=[.D2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0] + SIN([.C301]) * [.D301]" office:value-type="float" office:value="5.03682860697024" calcext:value-type="float">
            <text:p>5.03682860697024</text:p>
          </table:table-cell>
          <table:table-cell table:formula="of:=[.B300]+ COS([.C301]) * [.D301]" office:value-type="float" office:value="2.90799996945826" calcext:value-type="float">
            <text:p>2.90799996945826</text:p>
          </table:table-cell>
          <table:table-cell table:formula="of:=[.C300] +0.0174533" office:value-type="float" office:value="9.9309266999999" calcext:value-type="float">
            <text:p>9.9309266999999</text:p>
          </table:table-cell>
          <table:table-cell table:formula="of:=[.D3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1] + SIN([.C302]) * [.D302]" office:value-type="float" office:value="4.98682832433166" calcext:value-type="float">
            <text:p>4.98682832433166</text:p>
          </table:table-cell>
          <table:table-cell table:formula="of:=[.B301]+ COS([.C302]) * [.D302]" office:value-type="float" office:value="2.82139759226188" calcext:value-type="float">
            <text:p>2.82139759226188</text:p>
          </table:table-cell>
          <table:table-cell table:formula="of:=[.C301] +0.0174533" office:value-type="float" office:value="9.9483799999999" calcext:value-type="float">
            <text:p>9.9483799999999</text:p>
          </table:table-cell>
          <table:table-cell table:formula="of:=[.D3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2] + SIN([.C303]) * [.D303]" office:value-type="float" office:value="4.93532423645189" calcext:value-type="float">
            <text:p>4.93532423645189</text:p>
          </table:table-cell>
          <table:table-cell table:formula="of:=[.B302]+ COS([.C303]) * [.D303]" office:value-type="float" office:value="2.73568103066687" calcext:value-type="float">
            <text:p>2.73568103066687</text:p>
          </table:table-cell>
          <table:table-cell table:formula="of:=[.C302] +0.0174533" office:value-type="float" office:value="9.9658332999999" calcext:value-type="float">
            <text:p>9.9658332999999</text:p>
          </table:table-cell>
          <table:table-cell table:formula="of:=[.D3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3] + SIN([.C304]) * [.D304]" office:value-type="float" office:value="4.88233203198845" calcext:value-type="float">
            <text:p>4.88233203198845</text:p>
          </table:table-cell>
          <table:table-cell table:formula="of:=[.B303]+ COS([.C304]) * [.D304]" office:value-type="float" office:value="2.65087639479061" calcext:value-type="float">
            <text:p>2.65087639479061</text:p>
          </table:table-cell>
          <table:table-cell table:formula="of:=[.C303] +0.0174533" office:value-type="float" office:value="9.9832865999999" calcext:value-type="float">
            <text:p>9.9832865999999</text:p>
          </table:table-cell>
          <table:table-cell table:formula="of:=[.D3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4] + SIN([.C305]) * [.D305]" office:value-type="float" office:value="4.82786785289402" calcext:value-type="float">
            <text:p>4.82786785289402</text:p>
          </table:table-cell>
          <table:table-cell table:formula="of:=[.B304]+ COS([.C305]) * [.D305]" office:value-type="float" office:value="2.56700951696885" calcext:value-type="float">
            <text:p>2.56700951696885</text:p>
          </table:table-cell>
          <table:table-cell table:formula="of:=[.C304] +0.0174533" office:value-type="float" office:value="10.0007398999999" calcext:value-type="float">
            <text:p>10.0007398999999</text:p>
          </table:table-cell>
          <table:table-cell table:formula="of:=[.D3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5] + SIN([.C306]) * [.D306]" office:value-type="float" office:value="4.77194828949938" calcext:value-type="float">
            <text:p>4.77194828949938</text:p>
          </table:table-cell>
          <table:table-cell table:formula="of:=[.B305]+ COS([.C306]) * [.D306]" office:value-type="float" office:value="2.48410594388691" calcext:value-type="float">
            <text:p>2.48410594388691</text:p>
          </table:table-cell>
          <table:table-cell table:formula="of:=[.C305] +0.0174533" office:value-type="float" office:value="10.0181931999999" calcext:value-type="float">
            <text:p>10.0181931999999</text:p>
          </table:table-cell>
          <table:table-cell table:formula="of:=[.D3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6] + SIN([.C307]) * [.D307]" office:value-type="float" office:value="4.71459037545983" calcext:value-type="float">
            <text:p>4.71459037545983</text:p>
          </table:table-cell>
          <table:table-cell table:formula="of:=[.B306]+ COS([.C307]) * [.D307]" office:value-type="float" office:value="2.4021909287979" calcext:value-type="float">
            <text:p>2.4021909287979</text:p>
          </table:table-cell>
          <table:table-cell table:formula="of:=[.C306] +0.0174533" office:value-type="float" office:value="10.0356464999999" calcext:value-type="float">
            <text:p>10.0356464999999</text:p>
          </table:table-cell>
          <table:table-cell table:formula="of:=[.D3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7] + SIN([.C308]) * [.D308]" office:value-type="float" office:value="4.65581158256662" calcext:value-type="float">
            <text:p>4.65581158256662</text:p>
          </table:table-cell>
          <table:table-cell table:formula="of:=[.B307]+ COS([.C308]) * [.D308]" office:value-type="float" office:value="2.32128942383034" calcext:value-type="float">
            <text:p>2.32128942383034</text:p>
          </table:table-cell>
          <table:table-cell table:formula="of:=[.C307] +0.0174533" office:value-type="float" office:value="10.0530997999999" calcext:value-type="float">
            <text:p>10.0530997999999</text:p>
          </table:table-cell>
          <table:table-cell table:formula="of:=[.D3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8] + SIN([.C309]) * [.D309]" office:value-type="float" office:value="4.5956298154248" calcext:value-type="float">
            <text:p>4.5956298154248</text:p>
          </table:table-cell>
          <table:table-cell table:formula="of:=[.B308]+ COS([.C309]) * [.D309]" office:value-type="float" office:value="2.24142607238746" calcext:value-type="float">
            <text:p>2.24142607238746</text:p>
          </table:table-cell>
          <table:table-cell table:formula="of:=[.C308] +0.0174533" office:value-type="float" office:value="10.0705530999999" calcext:value-type="float">
            <text:p>10.0705530999999</text:p>
          </table:table-cell>
          <table:table-cell table:formula="of:=[.D3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9] + SIN([.C310]) * [.D310]" office:value-type="float" office:value="4.53406340599935" calcext:value-type="float">
            <text:p>4.53406340599935</text:p>
          </table:table-cell>
          <table:table-cell table:formula="of:=[.B309]+ COS([.C310]) * [.D310]" office:value-type="float" office:value="2.16262520164064" calcext:value-type="float">
            <text:p>2.16262520164064</text:p>
          </table:table-cell>
          <table:table-cell table:formula="of:=[.C309] +0.0174533" office:value-type="float" office:value="10.0880063999999" calcext:value-type="float">
            <text:p>10.0880063999999</text:p>
          </table:table-cell>
          <table:table-cell table:formula="of:=[.D3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0] + SIN([.C311]) * [.D311]" office:value-type="float" office:value="4.47113110803107" calcext:value-type="float">
            <text:p>4.47113110803107</text:p>
          </table:table-cell>
          <table:table-cell table:formula="of:=[.B310]+ COS([.C311]) * [.D311]" office:value-type="float" office:value="2.08491081511902" calcext:value-type="float">
            <text:p>2.08491081511902</text:p>
          </table:table-cell>
          <table:table-cell table:formula="of:=[.C310] +0.0174533" office:value-type="float" office:value="10.1054596999999" calcext:value-type="float">
            <text:p>10.1054596999999</text:p>
          </table:table-cell>
          <table:table-cell table:formula="of:=[.D3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1] + SIN([.C312]) * [.D312]" office:value-type="float" office:value="4.40685209132399" calcext:value-type="float">
            <text:p>4.40685209132399</text:p>
          </table:table-cell>
          <table:table-cell table:formula="of:=[.B311]+ COS([.C312]) * [.D312]" office:value-type="float" office:value="2.00830658539787" calcext:value-type="float">
            <text:p>2.00830658539787</text:p>
          </table:table-cell>
          <table:table-cell table:formula="of:=[.C311] +0.0174533" office:value-type="float" office:value="10.1229129999999" calcext:value-type="float">
            <text:p>10.1229129999999</text:p>
          </table:table-cell>
          <table:table-cell table:formula="of:=[.D3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2] + SIN([.C313]) * [.D313]" office:value-type="float" office:value="4.34124593590606" calcext:value-type="float">
            <text:p>4.34124593590606</text:p>
          </table:table-cell>
          <table:table-cell table:formula="of:=[.B312]+ COS([.C313]) * [.D313]" office:value-type="float" office:value="1.93283584688765" calcext:value-type="float">
            <text:p>1.93283584688765</text:p>
          </table:table-cell>
          <table:table-cell table:formula="of:=[.C312] +0.0174533" office:value-type="float" office:value="10.1403662999999" calcext:value-type="float">
            <text:p>10.1403662999999</text:p>
          </table:table-cell>
          <table:table-cell table:formula="of:=[.D3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3] + SIN([.C314]) * [.D314]" office:value-type="float" office:value="4.27433262606489" calcext:value-type="float">
            <text:p>4.27433262606489</text:p>
          </table:table-cell>
          <table:table-cell table:formula="of:=[.B313]+ COS([.C314]) * [.D314]" office:value-type="float" office:value="1.85852158872611" calcext:value-type="float">
            <text:p>1.85852158872611</text:p>
          </table:table-cell>
          <table:table-cell table:formula="of:=[.C313] +0.0174533" office:value-type="float" office:value="10.1578195999999" calcext:value-type="float">
            <text:p>10.1578195999999</text:p>
          </table:table-cell>
          <table:table-cell table:formula="of:=[.D3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4] + SIN([.C315]) * [.D315]" office:value-type="float" office:value="4.20613254426034" calcext:value-type="float">
            <text:p>4.20613254426034</text:p>
          </table:table-cell>
          <table:table-cell table:formula="of:=[.B314]+ COS([.C315]) * [.D315]" office:value-type="float" office:value="1.78538644777559" calcext:value-type="float">
            <text:p>1.78538644777559</text:p>
          </table:table-cell>
          <table:table-cell table:formula="of:=[.C314] +0.0174533" office:value-type="float" office:value="10.1752728999999" calcext:value-type="float">
            <text:p>10.1752728999999</text:p>
          </table:table-cell>
          <table:table-cell table:formula="of:=[.D3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5] + SIN([.C316]) * [.D316]" office:value-type="float" office:value="4.13666646491579" calcext:value-type="float">
            <text:p>4.13666646491579</text:p>
          </table:table-cell>
          <table:table-cell table:formula="of:=[.B315]+ COS([.C316]) * [.D316]" office:value-type="float" office:value="1.71345270172759" calcext:value-type="float">
            <text:p>1.71345270172759</text:p>
          </table:table-cell>
          <table:table-cell table:formula="of:=[.C315] +0.0174533" office:value-type="float" office:value="10.1927261999999" calcext:value-type="float">
            <text:p>10.1927261999999</text:p>
          </table:table-cell>
          <table:table-cell table:formula="of:=[.D3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6] + SIN([.C317]) * [.D317]" office:value-type="float" office:value="4.0659555480901" calcext:value-type="float">
            <text:p>4.0659555480901</text:p>
          </table:table-cell>
          <table:table-cell table:formula="of:=[.B316]+ COS([.C317]) * [.D317]" office:value-type="float" office:value="1.64274226231679" calcext:value-type="float">
            <text:p>1.64274226231679</text:p>
          </table:table-cell>
          <table:table-cell table:formula="of:=[.C316] +0.0174533" office:value-type="float" office:value="10.2101794999999" calcext:value-type="float">
            <text:p>10.2101794999999</text:p>
          </table:table-cell>
          <table:table-cell table:formula="of:=[.D3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7] + SIN([.C318]) * [.D318]" office:value-type="float" office:value="3.99402133303196" calcext:value-type="float">
            <text:p>3.99402133303196</text:p>
          </table:table-cell>
          <table:table-cell table:formula="of:=[.B317]+ COS([.C318]) * [.D318]" office:value-type="float" office:value="1.57327666864647" calcext:value-type="float">
            <text:p>1.57327666864647</text:p>
          </table:table-cell>
          <table:table-cell table:formula="of:=[.C317] +0.0174533" office:value-type="float" office:value="10.2276327999999" calcext:value-type="float">
            <text:p>10.2276327999999</text:p>
          </table:table-cell>
          <table:table-cell table:formula="of:=[.D3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8] + SIN([.C319]) * [.D319]" office:value-type="float" office:value="3.92088573161893" calcext:value-type="float">
            <text:p>3.92088573161893</text:p>
          </table:table-cell>
          <table:table-cell table:formula="of:=[.B318]+ COS([.C319]) * [.D319]" office:value-type="float" office:value="1.50507708062752" calcext:value-type="float">
            <text:p>1.50507708062752</text:p>
          </table:table-cell>
          <table:table-cell table:formula="of:=[.C318] +0.0174533" office:value-type="float" office:value="10.2450860999999" calcext:value-type="float">
            <text:p>10.2450860999999</text:p>
          </table:table-cell>
          <table:table-cell table:formula="of:=[.D3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9] + SIN([.C320]) * [.D320]" office:value-type="float" office:value="3.84657102168275" calcext:value-type="float">
            <text:p>3.84657102168275</text:p>
          </table:table-cell>
          <table:table-cell table:formula="of:=[.B319]+ COS([.C320]) * [.D320]" office:value-type="float" office:value="1.43816427253294" calcext:value-type="float">
            <text:p>1.43816427253294</text:p>
          </table:table-cell>
          <table:table-cell table:formula="of:=[.C319] +0.0174533" office:value-type="float" office:value="10.2625393999999" calcext:value-type="float">
            <text:p>10.2625393999999</text:p>
          </table:table-cell>
          <table:table-cell table:formula="of:=[.D3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0] + SIN([.C321]) * [.D321]" office:value-type="float" office:value="3.77109984022339" calcext:value-type="float">
            <text:p>3.77109984022339</text:p>
          </table:table-cell>
          <table:table-cell table:formula="of:=[.B320]+ COS([.C321]) * [.D321]" office:value-type="float" office:value="1.37255862666973" calcext:value-type="float">
            <text:p>1.37255862666973</text:p>
          </table:table-cell>
          <table:table-cell table:formula="of:=[.C320] +0.0174533" office:value-type="float" office:value="10.2799926999999" calcext:value-type="float">
            <text:p>10.2799926999999</text:p>
          </table:table-cell>
          <table:table-cell table:formula="of:=[.D3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1] + SIN([.C322]) * [.D322]" office:value-type="float" office:value="3.69449517651353" calcext:value-type="float">
            <text:p>3.69449517651353</text:p>
          </table:table-cell>
          <table:table-cell table:formula="of:=[.B321]+ COS([.C322]) * [.D322]" office:value-type="float" office:value="1.3082801271703" calcext:value-type="float">
            <text:p>1.3082801271703</text:p>
          </table:table-cell>
          <table:table-cell table:formula="of:=[.C321] +0.0174533" office:value-type="float" office:value="10.2974459999999" calcext:value-type="float">
            <text:p>10.2974459999999</text:p>
          </table:table-cell>
          <table:table-cell table:formula="of:=[.D3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2] + SIN([.C323]) * [.D323]" office:value-type="float" office:value="3.61678036509582" calcext:value-type="float">
            <text:p>3.61678036509582</text:p>
          </table:table-cell>
          <table:table-cell table:formula="of:=[.B322]+ COS([.C323]) * [.D323]" office:value-type="float" office:value="1.24534835390504" calcext:value-type="float">
            <text:p>1.24534835390504</text:p>
          </table:table-cell>
          <table:table-cell table:formula="of:=[.C322] +0.0174533" office:value-type="float" office:value="10.3148992999999" calcext:value-type="float">
            <text:p>10.3148992999999</text:p>
          </table:table-cell>
          <table:table-cell table:formula="of:=[.D3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3] + SIN([.C324]) * [.D324]" office:value-type="float" office:value="3.53797907867495" calcext:value-type="float">
            <text:p>3.53797907867495</text:p>
          </table:table-cell>
          <table:table-cell table:formula="of:=[.B323]+ COS([.C324]) * [.D324]" office:value-type="float" office:value="1.18378247651817" calcext:value-type="float">
            <text:p>1.18378247651817</text:p>
          </table:table-cell>
          <table:table-cell table:formula="of:=[.C323] +0.0174533" office:value-type="float" office:value="10.3323525999999" calcext:value-type="float">
            <text:p>10.3323525999999</text:p>
          </table:table-cell>
          <table:table-cell table:formula="of:=[.D3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4] + SIN([.C325]) * [.D325]" office:value-type="float" office:value="3.45811532090669" calcext:value-type="float">
            <text:p>3.45811532090669</text:p>
          </table:table-cell>
          <table:table-cell table:formula="of:=[.B324]+ COS([.C325]) * [.D325]" office:value-type="float" office:value="1.12360124858841" calcext:value-type="float">
            <text:p>1.12360124858841</text:p>
          </table:table-cell>
          <table:table-cell table:formula="of:=[.C324] +0.0174533" office:value-type="float" office:value="10.3498058999999" calcext:value-type="float">
            <text:p>10.3498058999999</text:p>
          </table:table-cell>
          <table:table-cell table:formula="of:=[.D3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5] + SIN([.C326]) * [.D326]" office:value-type="float" office:value="3.37721341908619" calcext:value-type="float">
            <text:p>3.37721341908619</text:p>
          </table:table-cell>
          <table:table-cell table:formula="of:=[.B325]+ COS([.C326]) * [.D326]" office:value-type="float" office:value="1.06482300191649" calcext:value-type="float">
            <text:p>1.06482300191649</text:p>
          </table:table-cell>
          <table:table-cell table:formula="of:=[.C325] +0.0174533" office:value-type="float" office:value="10.3672591999999" calcext:value-type="float">
            <text:p>10.3672591999999</text:p>
          </table:table-cell>
          <table:table-cell table:formula="of:=[.D3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6] + SIN([.C327]) * [.D327]" office:value-type="float" office:value="3.29529801673756" calcext:value-type="float">
            <text:p>3.29529801673756</text:p>
          </table:table-cell>
          <table:table-cell table:formula="of:=[.B326]+ COS([.C327]) * [.D327]" office:value-type="float" office:value="1.00746564094108" calcext:value-type="float">
            <text:p>1.00746564094108</text:p>
          </table:table-cell>
          <table:table-cell table:formula="of:=[.C326] +0.0174533" office:value-type="float" office:value="10.3847124999999" calcext:value-type="float">
            <text:p>10.3847124999999</text:p>
          </table:table-cell>
          <table:table-cell table:formula="of:=[.D3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7] + SIN([.C328]) * [.D328]" office:value-type="float" office:value="3.21239406610729" calcext:value-type="float">
            <text:p>3.21239406610729</text:p>
          </table:table-cell>
          <table:table-cell table:formula="of:=[.B327]+ COS([.C328]) * [.D328]" office:value-type="float" office:value="0.95154663728496" calcext:value-type="float">
            <text:p>0.95154663728496</text:p>
          </table:table-cell>
          <table:table-cell table:formula="of:=[.C327] +0.0174533" office:value-type="float" office:value="10.4021657999999" calcext:value-type="float">
            <text:p>10.4021657999999</text:p>
          </table:table-cell>
          <table:table-cell table:formula="of:=[.D3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8] + SIN([.C329]) * [.D329]" office:value-type="float" office:value="3.12852682056349" calcext:value-type="float">
            <text:p>3.12852682056349</text:p>
          </table:table-cell>
          <table:table-cell table:formula="of:=[.B328]+ COS([.C329]) * [.D329]" office:value-type="float" office:value="0.897083024432932" calcext:value-type="float">
            <text:p>0.897083024432932</text:p>
          </table:table-cell>
          <table:table-cell table:formula="of:=[.C328] +0.0174533" office:value-type="float" office:value="10.4196190999999" calcext:value-type="float">
            <text:p>10.4196190999999</text:p>
          </table:table-cell>
          <table:table-cell table:formula="of:=[.D3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9] + SIN([.C330]) * [.D330]" office:value-type="float" office:value="3.04372182690349" calcext:value-type="float">
            <text:p>3.04372182690349</text:p>
          </table:table-cell>
          <table:table-cell table:formula="of:=[.B329]+ COS([.C330]) * [.D330]" office:value-type="float" office:value="0.844091392543293" calcext:value-type="float">
            <text:p>0.844091392543293</text:p>
          </table:table-cell>
          <table:table-cell table:formula="of:=[.C329] +0.0174533" office:value-type="float" office:value="10.4370723999999" calcext:value-type="float">
            <text:p>10.4370723999999</text:p>
          </table:table-cell>
          <table:table-cell table:formula="of:=[.D3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0] + SIN([.C331]) * [.D331]" office:value-type="float" office:value="2.95800491757202" calcext:value-type="float">
            <text:p>2.95800491757202</text:p>
          </table:table-cell>
          <table:table-cell table:formula="of:=[.B330]+ COS([.C331]) * [.D331]" office:value-type="float" office:value="0.792587883394296" calcext:value-type="float">
            <text:p>0.792587883394296</text:p>
          </table:table-cell>
          <table:table-cell table:formula="of:=[.C330] +0.0174533" office:value-type="float" office:value="10.4545256999999" calcext:value-type="float">
            <text:p>10.4545256999999</text:p>
          </table:table-cell>
          <table:table-cell table:formula="of:=[.D3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1] + SIN([.C332]) * [.D332]" office:value-type="float" office:value="2.87140220279241" calcext:value-type="float">
            <text:p>2.87140220279241</text:p>
          </table:table-cell>
          <table:table-cell table:formula="of:=[.B331]+ COS([.C332]) * [.D332]" office:value-type="float" office:value="0.742588185467198" calcext:value-type="float">
            <text:p>0.742588185467198</text:p>
          </table:table-cell>
          <table:table-cell table:formula="of:=[.C331] +0.0174533" office:value-type="float" office:value="10.4719789999999" calcext:value-type="float">
            <text:p>10.4719789999999</text:p>
          </table:table-cell>
          <table:table-cell table:formula="of:=[.D3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2] + SIN([.C333]) * [.D333]" office:value-type="float" office:value="2.78394006261312" calcext:value-type="float">
            <text:p>2.78394006261312</text:p>
          </table:table-cell>
          <table:table-cell table:formula="of:=[.B332]+ COS([.C333]) * [.D333]" office:value-type="float" office:value="0.694107529167401" calcext:value-type="float">
            <text:p>0.694107529167401</text:p>
          </table:table-cell>
          <table:table-cell table:formula="of:=[.C332] +0.0174533" office:value-type="float" office:value="10.4894322999999" calcext:value-type="float">
            <text:p>10.4894322999999</text:p>
          </table:table-cell>
          <table:table-cell table:formula="of:=[.D3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3] + SIN([.C334]) * [.D334]" office:value-type="float" office:value="2.69564513887216" calcext:value-type="float">
            <text:p>2.69564513887216</text:p>
          </table:table-cell>
          <table:table-cell table:formula="of:=[.B333]+ COS([.C334]) * [.D334]" office:value-type="float" office:value="0.647160682185114" calcext:value-type="float">
            <text:p>0.647160682185114</text:p>
          </table:table-cell>
          <table:table-cell table:formula="of:=[.C333] +0.0174533" office:value-type="float" office:value="10.5068855999999" calcext:value-type="float">
            <text:p>10.5068855999999</text:p>
          </table:table-cell>
          <table:table-cell table:formula="of:=[.D3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4] + SIN([.C335]) * [.D335]" office:value-type="float" office:value="2.60654432708169" calcext:value-type="float">
            <text:p>2.60654432708169</text:p>
          </table:table-cell>
          <table:table-cell table:formula="of:=[.B334]+ COS([.C335]) * [.D335]" office:value-type="float" office:value="0.601761944996971" calcext:value-type="float">
            <text:p>0.601761944996971</text:p>
          </table:table-cell>
          <table:table-cell table:formula="of:=[.C334] +0.0174533" office:value-type="float" office:value="10.5243388999999" calcext:value-type="float">
            <text:p>10.5243388999999</text:p>
          </table:table-cell>
          <table:table-cell table:formula="of:=[.D3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5] + SIN([.C336]) * [.D336]" office:value-type="float" office:value="2.51666476823537" calcext:value-type="float">
            <text:p>2.51666476823537</text:p>
          </table:table-cell>
          <table:table-cell table:formula="of:=[.B335]+ COS([.C336]) * [.D336]" office:value-type="float" office:value="0.557925146509958" calcext:value-type="float">
            <text:p>0.557925146509958</text:p>
          </table:table-cell>
          <table:table-cell table:formula="of:=[.C335] +0.0174533" office:value-type="float" office:value="10.5417921999999" calcext:value-type="float">
            <text:p>10.5417921999999</text:p>
          </table:table-cell>
          <table:table-cell table:formula="of:=[.D3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6] + SIN([.C337]) * [.D337]" office:value-type="float" office:value="2.42603384054098" calcext:value-type="float">
            <text:p>2.42603384054098</text:p>
          </table:table-cell>
          <table:table-cell table:formula="of:=[.B336]+ COS([.C337]) * [.D337]" office:value-type="float" office:value="0.515663639848997" calcext:value-type="float">
            <text:p>0.515663639848997</text:p>
          </table:table-cell>
          <table:table-cell table:formula="of:=[.C336] +0.0174533" office:value-type="float" office:value="10.5592454999999" calcext:value-type="float">
            <text:p>10.5592454999999</text:p>
          </table:table-cell>
          <table:table-cell table:formula="of:=[.D3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7] + SIN([.C338]) * [.D338]" office:value-type="float" office:value="2.33467915108072" calcext:value-type="float">
            <text:p>2.33467915108072</text:p>
          </table:table-cell>
          <table:table-cell table:formula="of:=[.B337]+ COS([.C338]) * [.D338]" office:value-type="float" office:value="0.474990298289448" calcext:value-type="float">
            <text:p>0.474990298289448</text:p>
          </table:table-cell>
          <table:table-cell table:formula="of:=[.C337] +0.0174533" office:value-type="float" office:value="10.5766987999999" calcext:value-type="float">
            <text:p>10.5766987999999</text:p>
          </table:table-cell>
          <table:table-cell table:formula="of:=[.D3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8] + SIN([.C339]) * [.D339]" office:value-type="float" office:value="2.24262852740183" calcext:value-type="float">
            <text:p>2.24262852740183</text:p>
          </table:table-cell>
          <table:table-cell table:formula="of:=[.B338]+ COS([.C339]) * [.D339]" office:value-type="float" office:value="0.43591751133578" calcext:value-type="float">
            <text:p>0.43591751133578</text:p>
          </table:table-cell>
          <table:table-cell table:formula="of:=[.C338] +0.0174533" office:value-type="float" office:value="10.5941520999999" calcext:value-type="float">
            <text:p>10.5941520999999</text:p>
          </table:table-cell>
          <table:table-cell table:formula="of:=[.D3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9] + SIN([.C340]) * [.D340]" office:value-type="float" office:value="2.14991000904002" calcext:value-type="float">
            <text:p>2.14991000904002</text:p>
          </table:table-cell>
          <table:table-cell table:formula="of:=[.B339]+ COS([.C340]) * [.D340]" office:value-type="float" office:value="0.398457180947607" calcext:value-type="float">
            <text:p>0.398457180947607</text:p>
          </table:table-cell>
          <table:table-cell table:formula="of:=[.C339] +0.0174533" office:value-type="float" office:value="10.6116053999999" calcext:value-type="float">
            <text:p>10.6116053999999</text:p>
          </table:table-cell>
          <table:table-cell table:formula="of:=[.D3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0] + SIN([.C341]) * [.D341]" office:value-type="float" office:value="2.05655183897838" calcext:value-type="float">
            <text:p>2.05655183897838</text:p>
          </table:table-cell>
          <table:table-cell table:formula="of:=[.B340]+ COS([.C341]) * [.D341]" office:value-type="float" office:value="0.362620717914234" calcext:value-type="float">
            <text:p>0.362620717914234</text:p>
          </table:table-cell>
          <table:table-cell table:formula="of:=[.C340] +0.0174533" office:value-type="float" office:value="10.6290586999999" calcext:value-type="float">
            <text:p>10.6290586999999</text:p>
          </table:table-cell>
          <table:table-cell table:formula="of:=[.D3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1] + SIN([.C342]) * [.D342]" office:value-type="float" office:value="1.96258245504427" calcext:value-type="float">
            <text:p>1.96258245504427</text:p>
          </table:table-cell>
          <table:table-cell table:formula="of:=[.B341]+ COS([.C342]) * [.D342]" office:value-type="float" office:value="0.328419038378811" calcext:value-type="float">
            <text:p>0.328419038378811</text:p>
          </table:table-cell>
          <table:table-cell table:formula="of:=[.C341] +0.0174533" office:value-type="float" office:value="10.6465119999999" calcext:value-type="float">
            <text:p>10.6465119999999</text:p>
          </table:table-cell>
          <table:table-cell table:formula="of:=[.D3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2] + SIN([.C343]) * [.D343]" office:value-type="float" office:value="1.86803048124687" calcext:value-type="float">
            <text:p>1.86803048124687</text:p>
          </table:table-cell>
          <table:table-cell table:formula="of:=[.B342]+ COS([.C343]) * [.D343]" office:value-type="float" office:value="0.295862560513174" calcext:value-type="float">
            <text:p>0.295862560513174</text:p>
          </table:table-cell>
          <table:table-cell table:formula="of:=[.C342] +0.0174533" office:value-type="float" office:value="10.6639652999999" calcext:value-type="float">
            <text:p>10.6639652999999</text:p>
          </table:table-cell>
          <table:table-cell table:formula="of:=[.D3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3] + SIN([.C344]) * [.D344]" office:value-type="float" office:value="1.77292471905803" calcext:value-type="float">
            <text:p>1.77292471905803</text:p>
          </table:table-cell>
          <table:table-cell table:formula="of:=[.B343]+ COS([.C344]) * [.D344]" office:value-type="float" office:value="0.264961201344363" calcext:value-type="float">
            <text:p>0.264961201344363</text:p>
          </table:table-cell>
          <table:table-cell table:formula="of:=[.C343] +0.0174533" office:value-type="float" office:value="10.6814185999999" calcext:value-type="float">
            <text:p>10.6814185999999</text:p>
          </table:table-cell>
          <table:table-cell table:formula="of:=[.D3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4] + SIN([.C345]) * [.D345]" office:value-type="float" office:value="1.67729413863905" calcext:value-type="float">
            <text:p>1.67729413863905</text:p>
          </table:table-cell>
          <table:table-cell table:formula="of:=[.B344]+ COS([.C345]) * [.D345]" office:value-type="float" office:value="0.235724373733797" calcext:value-type="float">
            <text:p>0.235724373733797</text:p>
          </table:table-cell>
          <table:table-cell table:formula="of:=[.C344] +0.0174533" office:value-type="float" office:value="10.6988718999999" calcext:value-type="float">
            <text:p>10.6988718999999</text:p>
          </table:table-cell>
          <table:table-cell table:formula="of:=[.D3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5] + SIN([.C346]) * [.D346]" office:value-type="float" office:value="1.5811678700161" calcext:value-type="float">
            <text:p>1.5811678700161</text:p>
          </table:table-cell>
          <table:table-cell table:formula="of:=[.B345]+ COS([.C346]) * [.D346]" office:value-type="float" office:value="0.208160983510023" calcext:value-type="float">
            <text:p>0.208160983510023</text:p>
          </table:table-cell>
          <table:table-cell table:formula="of:=[.C345] +0.0174533" office:value-type="float" office:value="10.7163251999999" calcext:value-type="float">
            <text:p>10.7163251999999</text:p>
          </table:table-cell>
          <table:table-cell table:formula="of:=[.D3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6] + SIN([.C347]) * [.D347]" office:value-type="float" office:value="1.48457519420689" calcext:value-type="float">
            <text:p>1.48457519420689</text:p>
          </table:table-cell>
          <table:table-cell table:formula="of:=[.B346]+ COS([.C347]) * [.D347]" office:value-type="float" office:value="0.182279426755912" calcext:value-type="float">
            <text:p>0.182279426755912</text:p>
          </table:table-cell>
          <table:table-cell table:formula="of:=[.C346] +0.0174533" office:value-type="float" office:value="10.7337784999999" calcext:value-type="float">
            <text:p>10.7337784999999</text:p>
          </table:table-cell>
          <table:table-cell table:formula="of:=[.D3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7] + SIN([.C348]) * [.D348]" office:value-type="float" office:value="1.3875455343014" calcext:value-type="float">
            <text:p>1.3875455343014</text:p>
          </table:table-cell>
          <table:table-cell table:formula="of:=[.B347]+ COS([.C348]) * [.D348]" office:value-type="float" office:value="0.15808758725113" calcext:value-type="float">
            <text:p>0.15808758725113</text:p>
          </table:table-cell>
          <table:table-cell table:formula="of:=[.C347] +0.0174533" office:value-type="float" office:value="10.7512317999999" calcext:value-type="float">
            <text:p>10.7512317999999</text:p>
          </table:table-cell>
          <table:table-cell table:formula="of:=[.D3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8] + SIN([.C349]) * [.D349]" office:value-type="float" office:value="1.29010844649932" calcext:value-type="float">
            <text:p>1.29010844649932</text:p>
          </table:table-cell>
          <table:table-cell table:formula="of:=[.B348]+ COS([.C349]) * [.D349]" office:value-type="float" office:value="0.135592834070657" calcext:value-type="float">
            <text:p>0.135592834070657</text:p>
          </table:table-cell>
          <table:table-cell table:formula="of:=[.C348] +0.0174533" office:value-type="float" office:value="10.7686850999999" calcext:value-type="float">
            <text:p>10.7686850999999</text:p>
          </table:table-cell>
          <table:table-cell table:formula="of:=[.D3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9] + SIN([.C350]) * [.D350]" office:value-type="float" office:value="1.19229361110694" calcext:value-type="float">
            <text:p>1.19229361110694</text:p>
          </table:table-cell>
          <table:table-cell table:formula="of:=[.B349]+ COS([.C350]) * [.D350]" office:value-type="float" office:value="0.114802019340096" calcext:value-type="float">
            <text:p>0.114802019340096</text:p>
          </table:table-cell>
          <table:table-cell table:formula="of:=[.C349] +0.0174533" office:value-type="float" office:value="10.7861383999999" calcext:value-type="float">
            <text:p>10.7861383999999</text:p>
          </table:table-cell>
          <table:table-cell table:formula="of:=[.D3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0] + SIN([.C351]) * [.D351]" office:value-type="float" office:value="1.0941308234962" calcext:value-type="float">
            <text:p>1.0941308234962</text:p>
          </table:table-cell>
          <table:table-cell table:formula="of:=[.B350]+ COS([.C351]) * [.D351]" office:value-type="float" office:value="0.0957214761484489" calcext:value-type="float">
            <text:p>0.095721476148449</text:p>
          </table:table-cell>
          <table:table-cell table:formula="of:=[.C350] +0.0174533" office:value-type="float" office:value="10.8035916999999" calcext:value-type="float">
            <text:p>10.8035916999999</text:p>
          </table:table-cell>
          <table:table-cell table:formula="of:=[.D3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1] + SIN([.C352]) * [.D352]" office:value-type="float" office:value="0.995649985028756" calcext:value-type="float">
            <text:p>0.995649985028756</text:p>
          </table:table-cell>
          <table:table-cell table:formula="of:=[.B351]+ COS([.C352]) * [.D352]" office:value-type="float" office:value="0.07835701661899" calcext:value-type="float">
            <text:p>0.07835701661899</text:p>
          </table:table-cell>
          <table:table-cell table:formula="of:=[.C351] +0.0174533" office:value-type="float" office:value="10.8210449999999" calcext:value-type="float">
            <text:p>10.8210449999999</text:p>
          </table:table-cell>
          <table:table-cell table:formula="of:=[.D3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2] + SIN([.C353]) * [.D353]" office:value-type="float" office:value="0.896881093947736" calcext:value-type="float">
            <text:p>0.896881093947736</text:p>
          </table:table-cell>
          <table:table-cell table:formula="of:=[.B352]+ COS([.C353]) * [.D353]" office:value-type="float" office:value="0.0627139301388392" calcext:value-type="float">
            <text:p>0.062713930138839</text:p>
          </table:table-cell>
          <table:table-cell table:formula="of:=[.C352] +0.0174533" office:value-type="float" office:value="10.8384982999999" calcext:value-type="float">
            <text:p>10.8384982999999</text:p>
          </table:table-cell>
          <table:table-cell table:formula="of:=[.D3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3] + SIN([.C354]) * [.D354]" office:value-type="float" office:value="0.79785423623994" calcext:value-type="float">
            <text:p>0.79785423623994</text:p>
          </table:table-cell>
          <table:table-cell table:formula="of:=[.B353]+ COS([.C354]) * [.D354]" office:value-type="float" office:value="0.0487969817477606" calcext:value-type="float">
            <text:p>0.048796981747761</text:p>
          </table:table-cell>
          <table:table-cell table:formula="of:=[.C353] +0.0174533" office:value-type="float" office:value="10.8559515999999" calcext:value-type="float">
            <text:p>10.8559515999999</text:p>
          </table:table-cell>
          <table:table-cell table:formula="of:=[.D3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4] + SIN([.C355]) * [.D355]" office:value-type="float" office:value="0.698599576471376" calcext:value-type="float">
            <text:p>0.698599576471376</text:p>
          </table:table-cell>
          <table:table-cell table:formula="of:=[.B354]+ COS([.C355]) * [.D355]" office:value-type="float" office:value="0.0366104106866841" calcext:value-type="float">
            <text:p>0.036610410686684</text:p>
          </table:table-cell>
          <table:table-cell table:formula="of:=[.C354] +0.0174533" office:value-type="float" office:value="10.8734048999999" calcext:value-type="float">
            <text:p>10.8734048999999</text:p>
          </table:table-cell>
          <table:table-cell table:formula="of:=[.D3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5] + SIN([.C356]) * [.D356]" office:value-type="float" office:value="0.599147348598826" calcext:value-type="float">
            <text:p>0.599147348598826</text:p>
          </table:table-cell>
          <table:table-cell table:formula="of:=[.B355]+ COS([.C356]) * [.D356]" office:value-type="float" office:value="0.0261579291063907" calcext:value-type="float">
            <text:p>0.026157929106391</text:p>
          </table:table-cell>
          <table:table-cell table:formula="of:=[.C355] +0.0174533" office:value-type="float" office:value="10.8908581999999" calcext:value-type="float">
            <text:p>10.8908581999999</text:p>
          </table:table-cell>
          <table:table-cell table:formula="of:=[.D3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6] + SIN([.C357]) * [.D357]" office:value-type="float" office:value="0.499527846760281" calcext:value-type="float">
            <text:p>0.499527846760281</text:p>
          </table:table-cell>
          <table:table-cell table:formula="of:=[.B356]+ COS([.C357]) * [.D357]" office:value-type="float" office:value="0.0174427209367543" calcext:value-type="float">
            <text:p>0.017442720936754</text:p>
          </table:table-cell>
          <table:table-cell table:formula="of:=[.C356] +0.0174533" office:value-type="float" office:value="10.9083114999999" calcext:value-type="float">
            <text:p>10.9083114999999</text:p>
          </table:table-cell>
          <table:table-cell table:formula="of:=[.D3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7] + SIN([.C358]) * [.D358]" office:value-type="float" office:value="0.399771416047046" calcext:value-type="float">
            <text:p>0.399771416047046</text:p>
          </table:table-cell>
          <table:table-cell table:formula="of:=[.B357]+ COS([.C358]) * [.D358]" office:value-type="float" office:value="0.0104674409168849" calcext:value-type="float">
            <text:p>0.010467440916885</text:p>
          </table:table-cell>
          <table:table-cell table:formula="of:=[.C357] +0.0174533" office:value-type="float" office:value="10.9257647999999" calcext:value-type="float">
            <text:p>10.9257647999999</text:p>
          </table:table-cell>
          <table:table-cell table:formula="of:=[.D3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8] + SIN([.C359]) * [.D359]" office:value-type="float" office:value="0.299908443260325" calcext:value-type="float">
            <text:p>0.299908443260325</text:p>
          </table:table-cell>
          <table:table-cell table:formula="of:=[.B358]+ COS([.C359]) * [.D359]" office:value-type="float" office:value="0.00523421378646884" calcext:value-type="float">
            <text:p>0.005234213786469</text:p>
          </table:table-cell>
          <table:table-cell table:formula="of:=[.C358] +0.0174533" office:value-type="float" office:value="10.9432180999999" calcext:value-type="float">
            <text:p>10.9432180999999</text:p>
          </table:table-cell>
          <table:table-cell table:formula="of:=[.D3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9] + SIN([.C360]) * [.D360]" office:value-type="float" office:value="0.199969347655095" calcext:value-type="float">
            <text:p>0.199969347655095</text:p>
          </table:table-cell>
          <table:table-cell table:formula="of:=[.B359]+ COS([.C360]) * [.D360]" office:value-type="float" office:value="0.00174463363855176" calcext:value-type="float">
            <text:p>0.001744633638552</text:p>
          </table:table-cell>
          <table:table-cell table:formula="of:=[.C359] +0.0174533" office:value-type="float" office:value="10.9606713999999" calcext:value-type="float">
            <text:p>10.9606713999999</text:p>
          </table:table-cell>
          <table:table-cell table:formula="of:=[.D3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0] + SIN([.C361]) * [.D361]" office:value-type="float" office:value="0.0999845716741029" calcext:value-type="float">
            <text:p>0.099984571674103</text:p>
          </table:table-cell>
          <table:table-cell table:formula="of:=[.B360]+ COS([.C361]) * [.D361]" office:value-type="float" office:value="-0.000000236566037871769" calcext:value-type="float">
            <text:p>-2.36566037871769E-07</text:p>
          </table:table-cell>
          <table:table-cell table:formula="of:=[.C360] +0.0174533" office:value-type="float" office:value="10.9781246999999" calcext:value-type="float">
            <text:p>10.9781246999999</text:p>
          </table:table-cell>
          <table:table-cell table:formula="of:=[.D3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1] + SIN([.C362]) * [.D362]" office:value-type="float" office:value="-0.0000154283252079834" calcext:value-type="float">
            <text:p>-1.54283252079834E-05</text:p>
          </table:table-cell>
          <table:table-cell table:formula="of:=[.B361]+ COS([.C362]) * [.D362]" office:value-type="float" office:value="0.000000134677522777362" calcext:value-type="float">
            <text:p>1.34677522777362E-07</text:p>
          </table:table-cell>
          <table:table-cell table:formula="of:=[.C361] +0.0174533" office:value-type="float" office:value="10.9955779999999" calcext:value-type="float">
            <text:p>10.9955779999999</text:p>
          </table:table-cell>
          <table:table-cell table:formula="of:=[.D3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style-name="ce6" table:formula="of:=[.A362] + SIN([.C363]) * [.D363]" office:value-type="float" office:value="-0.1000002043062" calcext:value-type="float">
            <text:p>-0.1000002043062</text:p>
          </table:table-cell>
          <table:table-cell table:style-name="ce6" table:formula="of:=[.B362]+ COS([.C363]) * [.D363]" office:value-type="float" office:value="-0.00174473552706685" calcext:value-type="float">
            <text:p>-0.001744735527067</text:p>
          </table:table-cell>
          <table:table-cell table:style-name="ce6" table:formula="of:=[.C362] - 0.0174533" office:value-type="float" office:value="10.9781246999999" calcext:value-type="float">
            <text:p>10.9781246999999</text:p>
          </table:table-cell>
          <table:table-cell table:style-name="ce6" table:formula="of:=[.D3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3] + SIN([.C364]) * [.D364]" office:value-type="float" office:value="-0.19993929991143" calcext:value-type="float">
            <text:p>-0.19993929991143</text:p>
          </table:table-cell>
          <table:table-cell table:formula="of:=[.B363]+ COS([.C364]) * [.D364]" office:value-type="float" office:value="-0.00523431567498394" calcext:value-type="float">
            <text:p>-0.005234315674984</text:p>
          </table:table-cell>
          <table:table-cell table:formula="of:=[.C363] - 0.0174533" office:value-type="float" office:value="10.9606713999999" calcext:value-type="float">
            <text:p>10.9606713999999</text:p>
          </table:table-cell>
          <table:table-cell table:formula="of:=[.D3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4] + SIN([.C365]) * [.D365]" office:value-type="float" office:value="-0.299802272698151" calcext:value-type="float">
            <text:p>-0.299802272698151</text:p>
          </table:table-cell>
          <table:table-cell table:formula="of:=[.B364]+ COS([.C365]) * [.D365]" office:value-type="float" office:value="-0.0104675428054" calcext:value-type="float">
            <text:p>-0.0104675428054</text:p>
          </table:table-cell>
          <table:table-cell table:formula="of:=[.C364] - 0.0174533" office:value-type="float" office:value="10.9432180999999" calcext:value-type="float">
            <text:p>10.9432180999999</text:p>
          </table:table-cell>
          <table:table-cell table:formula="of:=[.D3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5] + SIN([.C366]) * [.D366]" office:value-type="float" office:value="-0.399558703411386" calcext:value-type="float">
            <text:p>-0.399558703411386</text:p>
          </table:table-cell>
          <table:table-cell table:formula="of:=[.B365]+ COS([.C366]) * [.D366]" office:value-type="float" office:value="-0.0174428228252694" calcext:value-type="float">
            <text:p>-0.017442822825269</text:p>
          </table:table-cell>
          <table:table-cell table:formula="of:=[.C365] - 0.0174533" office:value-type="float" office:value="10.9257647999999" calcext:value-type="float">
            <text:p>10.9257647999999</text:p>
          </table:table-cell>
          <table:table-cell table:formula="of:=[.D3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6] + SIN([.C367]) * [.D367]" office:value-type="float" office:value="-0.499178205249931" calcext:value-type="float">
            <text:p>-0.499178205249931</text:p>
          </table:table-cell>
          <table:table-cell table:formula="of:=[.B366]+ COS([.C367]) * [.D367]" office:value-type="float" office:value="-0.0261580309949058" calcext:value-type="float">
            <text:p>-0.026158030994906</text:p>
          </table:table-cell>
          <table:table-cell table:formula="of:=[.C366] - 0.0174533" office:value-type="float" office:value="10.9083114999999" calcext:value-type="float">
            <text:p>10.9083114999999</text:p>
          </table:table-cell>
          <table:table-cell table:formula="of:=[.D3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7] + SIN([.C368]) * [.D368]" office:value-type="float" office:value="-0.598630433122481" calcext:value-type="float">
            <text:p>-0.598630433122481</text:p>
          </table:table-cell>
          <table:table-cell table:formula="of:=[.B367]+ COS([.C368]) * [.D368]" office:value-type="float" office:value="-0.0366105125751991" calcext:value-type="float">
            <text:p>-0.036610512575199</text:p>
          </table:table-cell>
          <table:table-cell table:formula="of:=[.C367] - 0.0174533" office:value-type="float" office:value="10.8908581999999" calcext:value-type="float">
            <text:p>10.8908581999999</text:p>
          </table:table-cell>
          <table:table-cell table:formula="of:=[.D3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8] + SIN([.C369]) * [.D369]" office:value-type="float" office:value="-0.697885092891045" calcext:value-type="float">
            <text:p>-0.697885092891045</text:p>
          </table:table-cell>
          <table:table-cell table:formula="of:=[.B368]+ COS([.C369]) * [.D369]" office:value-type="float" office:value="-0.0487970836362756" calcext:value-type="float">
            <text:p>-0.048797083636276</text:p>
          </table:table-cell>
          <table:table-cell table:formula="of:=[.C368] - 0.0174533" office:value-type="float" office:value="10.8734048999999" calcext:value-type="float">
            <text:p>10.8734048999999</text:p>
          </table:table-cell>
          <table:table-cell table:formula="of:=[.D3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9] + SIN([.C370]) * [.D370]" office:value-type="float" office:value="-0.796911950598841" calcext:value-type="float">
            <text:p>-0.796911950598841</text:p>
          </table:table-cell>
          <table:table-cell table:formula="of:=[.B369]+ COS([.C370]) * [.D370]" office:value-type="float" office:value="-0.0627140320273543" calcext:value-type="float">
            <text:p>-0.062714032027354</text:p>
          </table:table-cell>
          <table:table-cell table:formula="of:=[.C369] - 0.0174533" office:value-type="float" office:value="10.8559515999999" calcext:value-type="float">
            <text:p>10.8559515999999</text:p>
          </table:table-cell>
          <table:table-cell table:formula="of:=[.D3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0] + SIN([.C371]) * [.D371]" office:value-type="float" office:value="-0.895680841679862" calcext:value-type="float">
            <text:p>-0.895680841679862</text:p>
          </table:table-cell>
          <table:table-cell table:formula="of:=[.B370]+ COS([.C371]) * [.D371]" office:value-type="float" office:value="-0.0783571185075051" calcext:value-type="float">
            <text:p>-0.078357118507505</text:p>
          </table:table-cell>
          <table:table-cell table:formula="of:=[.C370] - 0.0174533" office:value-type="float" office:value="10.8384982999999" calcext:value-type="float">
            <text:p>10.8384982999999</text:p>
          </table:table-cell>
          <table:table-cell table:formula="of:=[.D3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1] + SIN([.C372]) * [.D372]" office:value-type="float" office:value="-0.9941616801473" calcext:value-type="float">
            <text:p>-0.9941616801473</text:p>
          </table:table-cell>
          <table:table-cell table:formula="of:=[.B371]+ COS([.C372]) * [.D372]" office:value-type="float" office:value="-0.095721578036964" calcext:value-type="float">
            <text:p>-0.095721578036964</text:p>
          </table:table-cell>
          <table:table-cell table:formula="of:=[.C371] - 0.0174533" office:value-type="float" office:value="10.8210449999999" calcext:value-type="float">
            <text:p>10.8210449999999</text:p>
          </table:table-cell>
          <table:table-cell table:formula="of:=[.D3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2] + SIN([.C373]) * [.D373]" office:value-type="float" office:value="-1.09232446775804" calcext:value-type="float">
            <text:p>-1.09232446775804</text:p>
          </table:table-cell>
          <table:table-cell table:formula="of:=[.B372]+ COS([.C373]) * [.D373]" office:value-type="float" office:value="-0.114802121228611" calcext:value-type="float">
            <text:p>-0.114802121228611</text:p>
          </table:table-cell>
          <table:table-cell table:formula="of:=[.C372] - 0.0174533" office:value-type="float" office:value="10.8035916999999" calcext:value-type="float">
            <text:p>10.8035916999999</text:p>
          </table:table-cell>
          <table:table-cell table:formula="of:=[.D3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3] + SIN([.C374]) * [.D374]" office:value-type="float" office:value="-1.19013930315043" calcext:value-type="float">
            <text:p>-1.19013930315043</text:p>
          </table:table-cell>
          <table:table-cell table:formula="of:=[.B373]+ COS([.C374]) * [.D374]" office:value-type="float" office:value="-0.135592935959172" calcext:value-type="float">
            <text:p>-0.135592935959172</text:p>
          </table:table-cell>
          <table:table-cell table:formula="of:=[.C373] - 0.0174533" office:value-type="float" office:value="10.7861383999999" calcext:value-type="float">
            <text:p>10.7861383999999</text:p>
          </table:table-cell>
          <table:table-cell table:formula="of:=[.D3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4] + SIN([.C375]) * [.D375]" office:value-type="float" office:value="-1.28757639095251" calcext:value-type="float">
            <text:p>-1.28757639095251</text:p>
          </table:table-cell>
          <table:table-cell table:formula="of:=[.B374]+ COS([.C375]) * [.D375]" office:value-type="float" office:value="-0.158087689139645" calcext:value-type="float">
            <text:p>-0.158087689139645</text:p>
          </table:table-cell>
          <table:table-cell table:formula="of:=[.C374] - 0.0174533" office:value-type="float" office:value="10.7686850999999" calcext:value-type="float">
            <text:p>10.7686850999999</text:p>
          </table:table-cell>
          <table:table-cell table:formula="of:=[.D3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5] + SIN([.C376]) * [.D376]" office:value-type="float" office:value="-1.38460605085799" calcext:value-type="float">
            <text:p>-1.38460605085799</text:p>
          </table:table-cell>
          <table:table-cell table:formula="of:=[.B375]+ COS([.C376]) * [.D376]" office:value-type="float" office:value="-0.182279528644427" calcext:value-type="float">
            <text:p>-0.182279528644427</text:p>
          </table:table-cell>
          <table:table-cell table:formula="of:=[.C375] - 0.0174533" office:value-type="float" office:value="10.7512317999999" calcext:value-type="float">
            <text:p>10.7512317999999</text:p>
          </table:table-cell>
          <table:table-cell table:formula="of:=[.D3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6] + SIN([.C377]) * [.D377]" office:value-type="float" office:value="-1.48119872666721" calcext:value-type="float">
            <text:p>-1.48119872666721</text:p>
          </table:table-cell>
          <table:table-cell table:formula="of:=[.B376]+ COS([.C377]) * [.D377]" office:value-type="float" office:value="-0.208161085398538" calcext:value-type="float">
            <text:p>-0.208161085398538</text:p>
          </table:table-cell>
          <table:table-cell table:formula="of:=[.C376] - 0.0174533" office:value-type="float" office:value="10.7337784999999" calcext:value-type="float">
            <text:p>10.7337784999999</text:p>
          </table:table-cell>
          <table:table-cell table:formula="of:=[.D3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7] + SIN([.C378]) * [.D378]" office:value-type="float" office:value="-1.57732499529016" calcext:value-type="float">
            <text:p>-1.57732499529016</text:p>
          </table:table-cell>
          <table:table-cell table:formula="of:=[.B377]+ COS([.C378]) * [.D378]" office:value-type="float" office:value="-0.235724475622312" calcext:value-type="float">
            <text:p>-0.235724475622312</text:p>
          </table:table-cell>
          <table:table-cell table:formula="of:=[.C377] - 0.0174533" office:value-type="float" office:value="10.7163251999999" calcext:value-type="float">
            <text:p>10.7163251999999</text:p>
          </table:table-cell>
          <table:table-cell table:formula="of:=[.D3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8] + SIN([.C379]) * [.D379]" office:value-type="float" office:value="-1.67295557570913" calcext:value-type="float">
            <text:p>-1.67295557570913</text:p>
          </table:table-cell>
          <table:table-cell table:formula="of:=[.B378]+ COS([.C379]) * [.D379]" office:value-type="float" office:value="-0.264961303232878" calcext:value-type="float">
            <text:p>-0.264961303232878</text:p>
          </table:table-cell>
          <table:table-cell table:formula="of:=[.C378] - 0.0174533" office:value-type="float" office:value="10.6988718999999" calcext:value-type="float">
            <text:p>10.6988718999999</text:p>
          </table:table-cell>
          <table:table-cell table:formula="of:=[.D3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9] + SIN([.C380]) * [.D380]" office:value-type="float" office:value="-1.76806133789797" calcext:value-type="float">
            <text:p>-1.76806133789797</text:p>
          </table:table-cell>
          <table:table-cell table:formula="of:=[.B379]+ COS([.C380]) * [.D380]" office:value-type="float" office:value="-0.295862662401689" calcext:value-type="float">
            <text:p>-0.295862662401689</text:p>
          </table:table-cell>
          <table:table-cell table:formula="of:=[.C379] - 0.0174533" office:value-type="float" office:value="10.6814185999999" calcext:value-type="float">
            <text:p>10.6814185999999</text:p>
          </table:table-cell>
          <table:table-cell table:formula="of:=[.D3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0] + SIN([.C381]) * [.D381]" office:value-type="float" office:value="-1.86261331169537" calcext:value-type="float">
            <text:p>-1.86261331169537</text:p>
          </table:table-cell>
          <table:table-cell table:formula="of:=[.B380]+ COS([.C381]) * [.D381]" office:value-type="float" office:value="-0.328419140267326" calcext:value-type="float">
            <text:p>-0.328419140267326</text:p>
          </table:table-cell>
          <table:table-cell table:formula="of:=[.C380] - 0.0174533" office:value-type="float" office:value="10.6639652999999" calcext:value-type="float">
            <text:p>10.6639652999999</text:p>
          </table:table-cell>
          <table:table-cell table:formula="of:=[.D3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1] + SIN([.C382]) * [.D382]" office:value-type="float" office:value="-1.95658269562949" calcext:value-type="float">
            <text:p>-1.95658269562949</text:p>
          </table:table-cell>
          <table:table-cell table:formula="of:=[.B381]+ COS([.C382]) * [.D382]" office:value-type="float" office:value="-0.362620819802749" calcext:value-type="float">
            <text:p>-0.362620819802749</text:p>
          </table:table-cell>
          <table:table-cell table:formula="of:=[.C381] - 0.0174533" office:value-type="float" office:value="10.6465119999999" calcext:value-type="float">
            <text:p>10.6465119999999</text:p>
          </table:table-cell>
          <table:table-cell table:formula="of:=[.D3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2] + SIN([.C383]) * [.D383]" office:value-type="float" office:value="-2.04994086569112" calcext:value-type="float">
            <text:p>-2.04994086569112</text:p>
          </table:table-cell>
          <table:table-cell table:formula="of:=[.B382]+ COS([.C383]) * [.D383]" office:value-type="float" office:value="-0.398457282836122" calcext:value-type="float">
            <text:p>-0.398457282836122</text:p>
          </table:table-cell>
          <table:table-cell table:formula="of:=[.C382] - 0.0174533" office:value-type="float" office:value="10.6290586999999" calcext:value-type="float">
            <text:p>10.6290586999999</text:p>
          </table:table-cell>
          <table:table-cell table:formula="of:=[.D3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3] + SIN([.C384]) * [.D384]" office:value-type="float" office:value="-2.14265938405293" calcext:value-type="float">
            <text:p>-2.14265938405293</text:p>
          </table:table-cell>
          <table:table-cell table:formula="of:=[.B383]+ COS([.C384]) * [.D384]" office:value-type="float" office:value="-0.435917613224295" calcext:value-type="float">
            <text:p>-0.435917613224295</text:p>
          </table:table-cell>
          <table:table-cell table:formula="of:=[.C383] - 0.0174533" office:value-type="float" office:value="10.6116053999999" calcext:value-type="float">
            <text:p>10.6116053999999</text:p>
          </table:table-cell>
          <table:table-cell table:formula="of:=[.D3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4] + SIN([.C385]) * [.D385]" office:value-type="float" office:value="-2.23471000773182" calcext:value-type="float">
            <text:p>-2.23471000773182</text:p>
          </table:table-cell>
          <table:table-cell table:formula="of:=[.B384]+ COS([.C385]) * [.D385]" office:value-type="float" office:value="-0.474990400177963" calcext:value-type="float">
            <text:p>-0.474990400177963</text:p>
          </table:table-cell>
          <table:table-cell table:formula="of:=[.C384] - 0.0174533" office:value-type="float" office:value="10.5941520999999" calcext:value-type="float">
            <text:p>10.5941520999999</text:p>
          </table:table-cell>
          <table:table-cell table:formula="of:=[.D3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5] + SIN([.C386]) * [.D386]" office:value-type="float" office:value="-2.32606469719208" calcext:value-type="float">
            <text:p>-2.32606469719208</text:p>
          </table:table-cell>
          <table:table-cell table:formula="of:=[.B385]+ COS([.C386]) * [.D386]" office:value-type="float" office:value="-0.515663741737512" calcext:value-type="float">
            <text:p>-0.515663741737512</text:p>
          </table:table-cell>
          <table:table-cell table:formula="of:=[.C385] - 0.0174533" office:value-type="float" office:value="10.5766987999999" calcext:value-type="float">
            <text:p>10.5766987999999</text:p>
          </table:table-cell>
          <table:table-cell table:formula="of:=[.D3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6] + SIN([.C387]) * [.D387]" office:value-type="float" office:value="-2.41669562488647" calcext:value-type="float">
            <text:p>-2.41669562488647</text:p>
          </table:table-cell>
          <table:table-cell table:formula="of:=[.B386]+ COS([.C387]) * [.D387]" office:value-type="float" office:value="-0.557925248398473" calcext:value-type="float">
            <text:p>-0.557925248398473</text:p>
          </table:table-cell>
          <table:table-cell table:formula="of:=[.C386] - 0.0174533" office:value-type="float" office:value="10.5592454999999" calcext:value-type="float">
            <text:p>10.5592454999999</text:p>
          </table:table-cell>
          <table:table-cell table:formula="of:=[.D3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7] + SIN([.C388]) * [.D388]" office:value-type="float" office:value="-2.50657518373279" calcext:value-type="float">
            <text:p>-2.50657518373279</text:p>
          </table:table-cell>
          <table:table-cell table:formula="of:=[.B387]+ COS([.C388]) * [.D388]" office:value-type="float" office:value="-0.601762046885486" calcext:value-type="float">
            <text:p>-0.601762046885486</text:p>
          </table:table-cell>
          <table:table-cell table:formula="of:=[.C387] - 0.0174533" office:value-type="float" office:value="10.5417921999999" calcext:value-type="float">
            <text:p>10.5417921999999</text:p>
          </table:table-cell>
          <table:table-cell table:formula="of:=[.D3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8] + SIN([.C389]) * [.D389]" office:value-type="float" office:value="-2.59567599552327" calcext:value-type="float">
            <text:p>-2.59567599552327</text:p>
          </table:table-cell>
          <table:table-cell table:formula="of:=[.B388]+ COS([.C389]) * [.D389]" office:value-type="float" office:value="-0.647160784073629" calcext:value-type="float">
            <text:p>-0.647160784073629</text:p>
          </table:table-cell>
          <table:table-cell table:formula="of:=[.C388] - 0.0174533" office:value-type="float" office:value="10.5243388999999" calcext:value-type="float">
            <text:p>10.5243388999999</text:p>
          </table:table-cell>
          <table:table-cell table:formula="of:=[.D3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9] + SIN([.C390]) * [.D390]" office:value-type="float" office:value="-2.68397091926423" calcext:value-type="float">
            <text:p>-2.68397091926423</text:p>
          </table:table-cell>
          <table:table-cell table:formula="of:=[.B389]+ COS([.C390]) * [.D390]" office:value-type="float" office:value="-0.694107631055916" calcext:value-type="float">
            <text:p>-0.694107631055916</text:p>
          </table:table-cell>
          <table:table-cell table:formula="of:=[.C389] - 0.0174533" office:value-type="float" office:value="10.5068855999999" calcext:value-type="float">
            <text:p>10.5068855999999</text:p>
          </table:table-cell>
          <table:table-cell table:formula="of:=[.D3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0] + SIN([.C391]) * [.D391]" office:value-type="float" office:value="-2.77143305944351" calcext:value-type="float">
            <text:p>-2.77143305944351</text:p>
          </table:table-cell>
          <table:table-cell table:formula="of:=[.B390]+ COS([.C391]) * [.D391]" office:value-type="float" office:value="-0.742588287355713" calcext:value-type="float">
            <text:p>-0.742588287355713</text:p>
          </table:table-cell>
          <table:table-cell table:formula="of:=[.C390] - 0.0174533" office:value-type="float" office:value="10.4894322999999" calcext:value-type="float">
            <text:p>10.4894322999999</text:p>
          </table:table-cell>
          <table:table-cell table:formula="of:=[.D3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1] + SIN([.C392]) * [.D392]" office:value-type="float" office:value="-2.85803577422312" calcext:value-type="float">
            <text:p>-2.85803577422312</text:p>
          </table:table-cell>
          <table:table-cell table:formula="of:=[.B391]+ COS([.C392]) * [.D392]" office:value-type="float" office:value="-0.792587985282811" calcext:value-type="float">
            <text:p>-0.792587985282811</text:p>
          </table:table-cell>
          <table:table-cell table:formula="of:=[.C391] - 0.0174533" office:value-type="float" office:value="10.4719789999999" calcext:value-type="float">
            <text:p>10.4719789999999</text:p>
          </table:table-cell>
          <table:table-cell table:formula="of:=[.D3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2] + SIN([.C393]) * [.D393]" office:value-type="float" office:value="-2.94375268355459" calcext:value-type="float">
            <text:p>-2.94375268355459</text:p>
          </table:table-cell>
          <table:table-cell table:formula="of:=[.B392]+ COS([.C393]) * [.D393]" office:value-type="float" office:value="-0.844091494431808" calcext:value-type="float">
            <text:p>-0.844091494431808</text:p>
          </table:table-cell>
          <table:table-cell table:formula="of:=[.C392] - 0.0174533" office:value-type="float" office:value="10.4545256999999" calcext:value-type="float">
            <text:p>10.4545256999999</text:p>
          </table:table-cell>
          <table:table-cell table:formula="of:=[.D3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3] + SIN([.C394]) * [.D394]" office:value-type="float" office:value="-3.0285576772146" calcext:value-type="float">
            <text:p>-3.0285576772146</text:p>
          </table:table-cell>
          <table:table-cell table:formula="of:=[.B393]+ COS([.C394]) * [.D394]" office:value-type="float" office:value="-0.897083126321447" calcext:value-type="float">
            <text:p>-0.897083126321447</text:p>
          </table:table-cell>
          <table:table-cell table:formula="of:=[.C393] - 0.0174533" office:value-type="float" office:value="10.4370723999999" calcext:value-type="float">
            <text:p>10.4370723999999</text:p>
          </table:table-cell>
          <table:table-cell table:formula="of:=[.D3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4] + SIN([.C395]) * [.D395]" office:value-type="float" office:value="-3.1124249227584" calcext:value-type="float">
            <text:p>-3.1124249227584</text:p>
          </table:table-cell>
          <table:table-cell table:formula="of:=[.B394]+ COS([.C395]) * [.D395]" office:value-type="float" office:value="-0.951546739173475" calcext:value-type="float">
            <text:p>-0.951546739173475</text:p>
          </table:table-cell>
          <table:table-cell table:formula="of:=[.C394] - 0.0174533" office:value-type="float" office:value="10.4196190999999" calcext:value-type="float">
            <text:p>10.4196190999999</text:p>
          </table:table-cell>
          <table:table-cell table:formula="of:=[.D3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5] + SIN([.C396]) * [.D396]" office:value-type="float" office:value="-3.19532887338867" calcext:value-type="float">
            <text:p>-3.19532887338867</text:p>
          </table:table-cell>
          <table:table-cell table:formula="of:=[.B395]+ COS([.C396]) * [.D396]" office:value-type="float" office:value="-1.0074657428296" calcext:value-type="float">
            <text:p>-1.0074657428296</text:p>
          </table:table-cell>
          <table:table-cell table:formula="of:=[.C395] - 0.0174533" office:value-type="float" office:value="10.4021657999999" calcext:value-type="float">
            <text:p>10.4021657999999</text:p>
          </table:table-cell>
          <table:table-cell table:formula="of:=[.D3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6] + SIN([.C397]) * [.D397]" office:value-type="float" office:value="-3.2772442757373" calcext:value-type="float">
            <text:p>-3.2772442757373</text:p>
          </table:table-cell>
          <table:table-cell table:formula="of:=[.B396]+ COS([.C397]) * [.D397]" office:value-type="float" office:value="-1.064823103805" calcext:value-type="float">
            <text:p>-1.064823103805</text:p>
          </table:table-cell>
          <table:table-cell table:formula="of:=[.C396] - 0.0174533" office:value-type="float" office:value="10.3847124999999" calcext:value-type="float">
            <text:p>10.3847124999999</text:p>
          </table:table-cell>
          <table:table-cell table:formula="of:=[.D3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7] + SIN([.C398]) * [.D398]" office:value-type="float" office:value="-3.3581461775578" calcext:value-type="float">
            <text:p>-3.3581461775578</text:p>
          </table:table-cell>
          <table:table-cell table:formula="of:=[.B397]+ COS([.C398]) * [.D398]" office:value-type="float" office:value="-1.12360135047692" calcext:value-type="float">
            <text:p>-1.12360135047692</text:p>
          </table:table-cell>
          <table:table-cell table:formula="of:=[.C397] - 0.0174533" office:value-type="float" office:value="10.3672591999999" calcext:value-type="float">
            <text:p>10.3672591999999</text:p>
          </table:table-cell>
          <table:table-cell table:formula="of:=[.D3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8] + SIN([.C399]) * [.D399]" office:value-type="float" office:value="-3.43800993532605" calcext:value-type="float">
            <text:p>-3.43800993532605</text:p>
          </table:table-cell>
          <table:table-cell table:formula="of:=[.B398]+ COS([.C399]) * [.D399]" office:value-type="float" office:value="-1.18378257840669" calcext:value-type="float">
            <text:p>-1.18378257840669</text:p>
          </table:table-cell>
          <table:table-cell table:formula="of:=[.C398] - 0.0174533" office:value-type="float" office:value="10.3498058999999" calcext:value-type="float">
            <text:p>10.3498058999999</text:p>
          </table:table-cell>
          <table:table-cell table:formula="of:=[.D3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9] + SIN([.C400]) * [.D400]" office:value-type="float" office:value="-3.51681122174692" calcext:value-type="float">
            <text:p>-3.51681122174692</text:p>
          </table:table-cell>
          <table:table-cell table:formula="of:=[.B399]+ COS([.C400]) * [.D400]" office:value-type="float" office:value="-1.24534845579356" calcext:value-type="float">
            <text:p>-1.24534845579356</text:p>
          </table:table-cell>
          <table:table-cell table:formula="of:=[.C399] - 0.0174533" office:value-type="float" office:value="10.3323525999999" calcext:value-type="float">
            <text:p>10.3323525999999</text:p>
          </table:table-cell>
          <table:table-cell table:formula="of:=[.D3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0] + SIN([.C401]) * [.D401]" office:value-type="float" office:value="-3.59452603316464" calcext:value-type="float">
            <text:p>-3.59452603316464</text:p>
          </table:table-cell>
          <table:table-cell table:formula="of:=[.B400]+ COS([.C401]) * [.D401]" office:value-type="float" office:value="-1.30828022905881" calcext:value-type="float">
            <text:p>-1.30828022905881</text:p>
          </table:table-cell>
          <table:table-cell table:formula="of:=[.C400] - 0.0174533" office:value-type="float" office:value="10.3148992999999" calcext:value-type="float">
            <text:p>10.3148992999999</text:p>
          </table:table-cell>
          <table:table-cell table:formula="of:=[.D4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1] + SIN([.C402]) * [.D402]" office:value-type="float" office:value="-3.6711306968745" calcext:value-type="float">
            <text:p>-3.6711306968745</text:p>
          </table:table-cell>
          <table:table-cell table:formula="of:=[.B401]+ COS([.C402]) * [.D402]" office:value-type="float" office:value="-1.37255872855825" calcext:value-type="float">
            <text:p>-1.37255872855825</text:p>
          </table:table-cell>
          <table:table-cell table:formula="of:=[.C401] - 0.0174533" office:value-type="float" office:value="10.2974459999999" calcext:value-type="float">
            <text:p>10.2974459999999</text:p>
          </table:table-cell>
          <table:table-cell table:formula="of:=[.D4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2] + SIN([.C403]) * [.D403]" office:value-type="float" office:value="-3.74660187833386" calcext:value-type="float">
            <text:p>-3.74660187833386</text:p>
          </table:table-cell>
          <table:table-cell table:formula="of:=[.B402]+ COS([.C403]) * [.D403]" office:value-type="float" office:value="-1.43816437442145" calcext:value-type="float">
            <text:p>-1.43816437442145</text:p>
          </table:table-cell>
          <table:table-cell table:formula="of:=[.C402] - 0.0174533" office:value-type="float" office:value="10.2799926999999" calcext:value-type="float">
            <text:p>10.2799926999999</text:p>
          </table:table-cell>
          <table:table-cell table:formula="of:=[.D4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3] + SIN([.C404]) * [.D404]" office:value-type="float" office:value="-3.82091658827003" calcext:value-type="float">
            <text:p>-3.82091658827003</text:p>
          </table:table-cell>
          <table:table-cell table:formula="of:=[.B403]+ COS([.C404]) * [.D404]" office:value-type="float" office:value="-1.50507718251604" calcext:value-type="float">
            <text:p>-1.50507718251604</text:p>
          </table:table-cell>
          <table:table-cell table:formula="of:=[.C403] - 0.0174533" office:value-type="float" office:value="10.2625393999999" calcext:value-type="float">
            <text:p>10.2625393999999</text:p>
          </table:table-cell>
          <table:table-cell table:formula="of:=[.D4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4] + SIN([.C405]) * [.D405]" office:value-type="float" office:value="-3.89405218968307" calcext:value-type="float">
            <text:p>-3.89405218968307</text:p>
          </table:table-cell>
          <table:table-cell table:formula="of:=[.B404]+ COS([.C405]) * [.D405]" office:value-type="float" office:value="-1.57327677053498" calcext:value-type="float">
            <text:p>-1.57327677053498</text:p>
          </table:table-cell>
          <table:table-cell table:formula="of:=[.C404] - 0.0174533" office:value-type="float" office:value="10.2450860999999" calcext:value-type="float">
            <text:p>10.2450860999999</text:p>
          </table:table-cell>
          <table:table-cell table:formula="of:=[.D4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5] + SIN([.C406]) * [.D406]" office:value-type="float" office:value="-3.9659864047412" calcext:value-type="float">
            <text:p>-3.9659864047412</text:p>
          </table:table-cell>
          <table:table-cell table:formula="of:=[.B405]+ COS([.C406]) * [.D406]" office:value-type="float" office:value="-1.6427423642053" calcext:value-type="float">
            <text:p>-1.6427423642053</text:p>
          </table:table-cell>
          <table:table-cell table:formula="of:=[.C405] - 0.0174533" office:value-type="float" office:value="10.2276327999999" calcext:value-type="float">
            <text:p>10.2276327999999</text:p>
          </table:table-cell>
          <table:table-cell table:formula="of:=[.D4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6] + SIN([.C407]) * [.D407]" office:value-type="float" office:value="-4.0366973215669" calcext:value-type="float">
            <text:p>-4.0366973215669</text:p>
          </table:table-cell>
          <table:table-cell table:formula="of:=[.B406]+ COS([.C407]) * [.D407]" office:value-type="float" office:value="-1.71345280361611" calcext:value-type="float">
            <text:p>-1.71345280361611</text:p>
          </table:table-cell>
          <table:table-cell table:formula="of:=[.C406] - 0.0174533" office:value-type="float" office:value="10.2101794999999" calcext:value-type="float">
            <text:p>10.2101794999999</text:p>
          </table:table-cell>
          <table:table-cell table:formula="of:=[.D4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7] + SIN([.C408]) * [.D408]" office:value-type="float" office:value="-4.10616340091144" calcext:value-type="float">
            <text:p>-4.10616340091144</text:p>
          </table:table-cell>
          <table:table-cell table:formula="of:=[.B407]+ COS([.C408]) * [.D408]" office:value-type="float" office:value="-1.78538654966411" calcext:value-type="float">
            <text:p>-1.78538654966411</text:p>
          </table:table-cell>
          <table:table-cell table:formula="of:=[.C407] - 0.0174533" office:value-type="float" office:value="10.1927261999999" calcext:value-type="float">
            <text:p>10.1927261999999</text:p>
          </table:table-cell>
          <table:table-cell table:formula="of:=[.D4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8] + SIN([.C409]) * [.D409]" office:value-type="float" office:value="-4.17436348271599" calcext:value-type="float">
            <text:p>-4.17436348271599</text:p>
          </table:table-cell>
          <table:table-cell table:formula="of:=[.B408]+ COS([.C409]) * [.D409]" office:value-type="float" office:value="-1.85852169061462" calcext:value-type="float">
            <text:p>-1.85852169061462</text:p>
          </table:table-cell>
          <table:table-cell table:formula="of:=[.C408] - 0.0174533" office:value-type="float" office:value="10.1752728999999" calcext:value-type="float">
            <text:p>10.1752728999999</text:p>
          </table:table-cell>
          <table:table-cell table:formula="of:=[.D4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9] + SIN([.C410]) * [.D410]" office:value-type="float" office:value="-4.24127679255716" calcext:value-type="float">
            <text:p>-4.24127679255716</text:p>
          </table:table-cell>
          <table:table-cell table:formula="of:=[.B409]+ COS([.C410]) * [.D410]" office:value-type="float" office:value="-1.93283594877616" calcext:value-type="float">
            <text:p>-1.93283594877616</text:p>
          </table:table-cell>
          <table:table-cell table:formula="of:=[.C409] - 0.0174533" office:value-type="float" office:value="10.1578195999999" calcext:value-type="float">
            <text:p>10.1578195999999</text:p>
          </table:table-cell>
          <table:table-cell table:formula="of:=[.D4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0] + SIN([.C411]) * [.D411]" office:value-type="float" office:value="-4.30688294797509" calcext:value-type="float">
            <text:p>-4.30688294797509</text:p>
          </table:table-cell>
          <table:table-cell table:formula="of:=[.B410]+ COS([.C411]) * [.D411]" office:value-type="float" office:value="-2.00830668728639" calcext:value-type="float">
            <text:p>-2.00830668728639</text:p>
          </table:table-cell>
          <table:table-cell table:formula="of:=[.C410] - 0.0174533" office:value-type="float" office:value="10.1403662999999" calcext:value-type="float">
            <text:p>10.1403662999999</text:p>
          </table:table-cell>
          <table:table-cell table:formula="of:=[.D4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1] + SIN([.C412]) * [.D412]" office:value-type="float" office:value="-4.37116196468218" calcext:value-type="float">
            <text:p>-4.37116196468218</text:p>
          </table:table-cell>
          <table:table-cell table:formula="of:=[.B411]+ COS([.C412]) * [.D412]" office:value-type="float" office:value="-2.08491091700753" calcext:value-type="float">
            <text:p>-2.08491091700753</text:p>
          </table:table-cell>
          <table:table-cell table:formula="of:=[.C411] - 0.0174533" office:value-type="float" office:value="10.1229129999999" calcext:value-type="float">
            <text:p>10.1229129999999</text:p>
          </table:table-cell>
          <table:table-cell table:formula="of:=[.D4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2] + SIN([.C413]) * [.D413]" office:value-type="float" office:value="-4.43409426265046" calcext:value-type="float">
            <text:p>-4.43409426265046</text:p>
          </table:table-cell>
          <table:table-cell table:formula="of:=[.B412]+ COS([.C413]) * [.D413]" office:value-type="float" office:value="-2.16262530352915" calcext:value-type="float">
            <text:p>-2.16262530352915</text:p>
          </table:table-cell>
          <table:table-cell table:formula="of:=[.C412] - 0.0174533" office:value-type="float" office:value="10.1054596999999" calcext:value-type="float">
            <text:p>10.1054596999999</text:p>
          </table:table-cell>
          <table:table-cell table:formula="of:=[.D4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3] + SIN([.C414]) * [.D414]" office:value-type="float" office:value="-4.4956606720759" calcext:value-type="float">
            <text:p>-4.4956606720759</text:p>
          </table:table-cell>
          <table:table-cell table:formula="of:=[.B413]+ COS([.C414]) * [.D414]" office:value-type="float" office:value="-2.24142617427598" calcext:value-type="float">
            <text:p>-2.24142617427598</text:p>
          </table:table-cell>
          <table:table-cell table:formula="of:=[.C413] - 0.0174533" office:value-type="float" office:value="10.0880063999999" calcext:value-type="float">
            <text:p>10.0880063999999</text:p>
          </table:table-cell>
          <table:table-cell table:formula="of:=[.D4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4] + SIN([.C415]) * [.D415]" office:value-type="float" office:value="-4.55584243921772" calcext:value-type="float">
            <text:p>-4.55584243921772</text:p>
          </table:table-cell>
          <table:table-cell table:formula="of:=[.B414]+ COS([.C415]) * [.D415]" office:value-type="float" office:value="-2.32128952571885" calcext:value-type="float">
            <text:p>-2.32128952571885</text:p>
          </table:table-cell>
          <table:table-cell table:formula="of:=[.C414] - 0.0174533" office:value-type="float" office:value="10.0705530999999" calcext:value-type="float">
            <text:p>10.0705530999999</text:p>
          </table:table-cell>
          <table:table-cell table:formula="of:=[.D4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5] + SIN([.C416]) * [.D416]" office:value-type="float" office:value="-4.61462123211094" calcext:value-type="float">
            <text:p>-4.61462123211094</text:p>
          </table:table-cell>
          <table:table-cell table:formula="of:=[.B415]+ COS([.C416]) * [.D416]" office:value-type="float" office:value="-2.40219103068641" calcext:value-type="float">
            <text:p>-2.40219103068641</text:p>
          </table:table-cell>
          <table:table-cell table:formula="of:=[.C415] - 0.0174533" office:value-type="float" office:value="10.0530997999999" calcext:value-type="float">
            <text:p>10.0530997999999</text:p>
          </table:table-cell>
          <table:table-cell table:formula="of:=[.D4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6] + SIN([.C417]) * [.D417]" office:value-type="float" office:value="-4.67197914615048" calcext:value-type="float">
            <text:p>-4.67197914615048</text:p>
          </table:table-cell>
          <table:table-cell table:formula="of:=[.B416]+ COS([.C417]) * [.D417]" office:value-type="float" office:value="-2.48410604577542" calcext:value-type="float">
            <text:p>-2.48410604577542</text:p>
          </table:table-cell>
          <table:table-cell table:formula="of:=[.C416] - 0.0174533" office:value-type="float" office:value="10.0356464999999" calcext:value-type="float">
            <text:p>10.0356464999999</text:p>
          </table:table-cell>
          <table:table-cell table:formula="of:=[.D4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7] + SIN([.C418]) * [.D418]" office:value-type="float" office:value="-4.72789870954513" calcext:value-type="float">
            <text:p>-4.72789870954513</text:p>
          </table:table-cell>
          <table:table-cell table:formula="of:=[.B417]+ COS([.C418]) * [.D418]" office:value-type="float" office:value="-2.56700961885736" calcext:value-type="float">
            <text:p>-2.56700961885736</text:p>
          </table:table-cell>
          <table:table-cell table:formula="of:=[.C417] - 0.0174533" office:value-type="float" office:value="10.0181931999999" calcext:value-type="float">
            <text:p>10.0181931999999</text:p>
          </table:table-cell>
          <table:table-cell table:formula="of:=[.D4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8] + SIN([.C419]) * [.D419]" office:value-type="float" office:value="-4.78236288863956" calcext:value-type="float">
            <text:p>-4.78236288863956</text:p>
          </table:table-cell>
          <table:table-cell table:formula="of:=[.B418]+ COS([.C419]) * [.D419]" office:value-type="float" office:value="-2.65087649667912" calcext:value-type="float">
            <text:p>-2.65087649667912</text:p>
          </table:table-cell>
          <table:table-cell table:formula="of:=[.C418] - 0.0174533" office:value-type="float" office:value="10.0007398999999" calcext:value-type="float">
            <text:p>10.0007398999999</text:p>
          </table:table-cell>
          <table:table-cell table:formula="of:=[.D4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9] + SIN([.C420]) * [.D420]" office:value-type="float" office:value="-4.83535509310299" calcext:value-type="float">
            <text:p>-4.83535509310299</text:p>
          </table:table-cell>
          <table:table-cell table:formula="of:=[.B419]+ COS([.C420]) * [.D420]" office:value-type="float" office:value="-2.73568113255538" calcext:value-type="float">
            <text:p>-2.73568113255538</text:p>
          </table:table-cell>
          <table:table-cell table:formula="of:=[.C419] - 0.0174533" office:value-type="float" office:value="9.9832865999999" calcext:value-type="float">
            <text:p>9.9832865999999</text:p>
          </table:table-cell>
          <table:table-cell table:formula="of:=[.D4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0] + SIN([.C421]) * [.D421]" office:value-type="float" office:value="-4.88685918098277" calcext:value-type="float">
            <text:p>-4.88685918098277</text:p>
          </table:table-cell>
          <table:table-cell table:formula="of:=[.B420]+ COS([.C421]) * [.D421]" office:value-type="float" office:value="-2.8213976941504" calcext:value-type="float">
            <text:p>-2.8213976941504</text:p>
          </table:table-cell>
          <table:table-cell table:formula="of:=[.C420] - 0.0174533" office:value-type="float" office:value="9.9658332999999" calcext:value-type="float">
            <text:p>9.9658332999999</text:p>
          </table:table-cell>
          <table:table-cell table:formula="of:=[.D4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1] + SIN([.C422]) * [.D422]" office:value-type="float" office:value="-4.93685946362134" calcext:value-type="float">
            <text:p>-4.93685946362134</text:p>
          </table:table-cell>
          <table:table-cell table:formula="of:=[.B421]+ COS([.C422]) * [.D422]" office:value-type="float" office:value="-2.90800007134677" calcext:value-type="float">
            <text:p>-2.90800007134677</text:p>
          </table:table-cell>
          <table:table-cell table:formula="of:=[.C421] - 0.0174533" office:value-type="float" office:value="9.9483799999999" calcext:value-type="float">
            <text:p>9.9483799999999</text:p>
          </table:table-cell>
          <table:table-cell table:formula="of:=[.D4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2] + SIN([.C423]) * [.D423]" office:value-type="float" office:value="-4.98534071043521" calcext:value-type="float">
            <text:p>-4.98534071043521</text:p>
          </table:table-cell>
          <table:table-cell table:formula="of:=[.B422]+ COS([.C423]) * [.D423]" office:value-type="float" office:value="-2.99546188419886" calcext:value-type="float">
            <text:p>-2.99546188419886</text:p>
          </table:table-cell>
          <table:table-cell table:formula="of:=[.C422] - 0.0174533" office:value-type="float" office:value="9.9309266999999" calcext:value-type="float">
            <text:p>9.9309266999999</text:p>
          </table:table-cell>
          <table:table-cell table:formula="of:=[.D4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3] + SIN([.C424]) * [.D424]" office:value-type="float" office:value="-5.03228815355427" calcext:value-type="float">
            <text:p>-5.03228815355427</text:p>
          </table:table-cell>
          <table:table-cell table:formula="of:=[.B423]+ COS([.C424]) * [.D424]" office:value-type="float" office:value="-3.08375649096837" calcext:value-type="float">
            <text:p>-3.08375649096837</text:p>
          </table:table-cell>
          <table:table-cell table:formula="of:=[.C423] - 0.0174533" office:value-type="float" office:value="9.9134733999999" calcext:value-type="float">
            <text:p>9.9134733999999</text:p>
          </table:table-cell>
          <table:table-cell table:formula="of:=[.D4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4] + SIN([.C425]) * [.D425]" office:value-type="float" office:value="-5.07768749232031" calcext:value-type="float">
            <text:p>-5.07768749232031</text:p>
          </table:table-cell>
          <table:table-cell table:formula="of:=[.B424]+ COS([.C425]) * [.D425]" office:value-type="float" office:value="-3.17285699623969" calcext:value-type="float">
            <text:p>-3.17285699623969</text:p>
          </table:table-cell>
          <table:table-cell table:formula="of:=[.C424] - 0.0174533" office:value-type="float" office:value="9.8960200999999" calcext:value-type="float">
            <text:p>9.8960200999999</text:p>
          </table:table-cell>
          <table:table-cell table:formula="of:=[.D4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5] + SIN([.C426]) * [.D426]" office:value-type="float" office:value="-5.1215248976431" calcext:value-type="float">
            <text:p>-5.1215248976431</text:p>
          </table:table-cell>
          <table:table-cell table:formula="of:=[.B425]+ COS([.C426]) * [.D426]" office:value-type="float" office:value="-3.26273625911254" calcext:value-type="float">
            <text:p>-3.26273625911254</text:p>
          </table:table-cell>
          <table:table-cell table:formula="of:=[.C425] - 0.0174533" office:value-type="float" office:value="9.8785667999999" calcext:value-type="float">
            <text:p>9.8785667999999</text:p>
          </table:table-cell>
          <table:table-cell table:formula="of:=[.D4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6] + SIN([.C427]) * [.D427]" office:value-type="float" office:value="-5.16378701621286" calcext:value-type="float">
            <text:p>-5.16378701621286</text:p>
          </table:table-cell>
          <table:table-cell table:formula="of:=[.B426]+ COS([.C427]) * [.D427]" office:value-type="float" office:value="-3.35336690146928" calcext:value-type="float">
            <text:p>-3.35336690146928</text:p>
          </table:table-cell>
          <table:table-cell table:formula="of:=[.C426] - 0.0174533" office:value-type="float" office:value="9.8611134999999" calcext:value-type="float">
            <text:p>9.8611134999999</text:p>
          </table:table-cell>
          <table:table-cell table:formula="of:=[.D4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7] + SIN([.C428]) * [.D428]" office:value-type="float" office:value="-5.20446097456785" calcext:value-type="float">
            <text:p>-5.20446097456785</text:p>
          </table:table-cell>
          <table:table-cell table:formula="of:=[.B427]+ COS([.C428]) * [.D428]" office:value-type="float" office:value="-3.44472131631463" calcext:value-type="float">
            <text:p>-3.44472131631463</text:p>
          </table:table-cell>
          <table:table-cell table:formula="of:=[.C427] - 0.0174533" office:value-type="float" office:value="9.8436601999999" calcext:value-type="float">
            <text:p>9.8436601999999</text:p>
          </table:table-cell>
          <table:table-cell table:formula="of:=[.D4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8] + SIN([.C429]) * [.D429]" office:value-type="float" office:value="-5.24353438301571" calcext:value-type="float">
            <text:p>-5.24353438301571</text:p>
          </table:table-cell>
          <table:table-cell table:formula="of:=[.B428]+ COS([.C429]) * [.D429]" office:value-type="float" office:value="-3.53677167618501" calcext:value-type="float">
            <text:p>-3.53677167618501</text:p>
          </table:table-cell>
          <table:table-cell table:formula="of:=[.C428] - 0.0174533" office:value-type="float" office:value="9.82620689999991" calcext:value-type="float">
            <text:p>9.82620689999991</text:p>
          </table:table-cell>
          <table:table-cell table:formula="of:=[.D4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9] + SIN([.C430]) * [.D430]" office:value-type="float" office:value="-5.2809953394075" calcext:value-type="float">
            <text:p>-5.2809953394075</text:p>
          </table:table-cell>
          <table:table-cell table:formula="of:=[.B429]+ COS([.C430]) * [.D430]" office:value-type="float" office:value="-3.62948994162506" calcext:value-type="float">
            <text:p>-3.62948994162506</text:p>
          </table:table-cell>
          <table:table-cell table:formula="of:=[.C429] - 0.0174533" office:value-type="float" office:value="9.80875359999991" calcext:value-type="float">
            <text:p>9.80875359999991</text:p>
          </table:table-cell>
          <table:table-cell table:formula="of:=[.D4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0] + SIN([.C431]) * [.D431]" office:value-type="float" office:value="-5.31683243276326" calcext:value-type="float">
            <text:p>-5.31683243276326</text:p>
          </table:table-cell>
          <table:table-cell table:formula="of:=[.B430]+ COS([.C431]) * [.D431]" office:value-type="float" office:value="-3.72284786972874" calcext:value-type="float">
            <text:p>-3.72284786972874</text:p>
          </table:table-cell>
          <table:table-cell table:formula="of:=[.C430] - 0.0174533" office:value-type="float" office:value="9.79130029999991" calcext:value-type="float">
            <text:p>9.79130029999991</text:p>
          </table:table-cell>
          <table:table-cell table:formula="of:=[.D4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1] + SIN([.C432]) * [.D432]" office:value-type="float" office:value="-5.35103474674781" calcext:value-type="float">
            <text:p>-5.35103474674781</text:p>
          </table:table-cell>
          <table:table-cell table:formula="of:=[.B431]+ COS([.C432]) * [.D432]" office:value-type="float" office:value="-3.81681702274239" calcext:value-type="float">
            <text:p>-3.81681702274239</text:p>
          </table:table-cell>
          <table:table-cell table:formula="of:=[.C431] - 0.0174533" office:value-type="float" office:value="9.77384699999991" calcext:value-type="float">
            <text:p>9.77384699999991</text:p>
          </table:table-cell>
          <table:table-cell table:formula="of:=[.D4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2] + SIN([.C433]) * [.D433]" office:value-type="float" office:value="-5.38359186299606" calcext:value-type="float">
            <text:p>-5.38359186299606</text:p>
          </table:table-cell>
          <table:table-cell table:formula="of:=[.B432]+ COS([.C433]) * [.D433]" office:value-type="float" office:value="-3.91136877672716" calcext:value-type="float">
            <text:p>-3.91136877672716</text:p>
          </table:table-cell>
          <table:table-cell table:formula="of:=[.C432] - 0.0174533" office:value-type="float" office:value="9.75639369999991" calcext:value-type="float">
            <text:p>9.75639369999991</text:p>
          </table:table-cell>
          <table:table-cell table:formula="of:=[.D4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3] + SIN([.C434]) * [.D434]" office:value-type="float" office:value="-5.41449386428652" calcext:value-type="float">
            <text:p>-5.41449386428652</text:p>
          </table:table-cell>
          <table:table-cell table:formula="of:=[.B433]+ COS([.C434]) * [.D434]" office:value-type="float" office:value="-4.00647433027817" calcext:value-type="float">
            <text:p>-4.00647433027817</text:p>
          </table:table-cell>
          <table:table-cell table:formula="of:=[.C433] - 0.0174533" office:value-type="float" office:value="9.73894039999991" calcext:value-type="float">
            <text:p>9.73894039999991</text:p>
          </table:table-cell>
          <table:table-cell table:formula="of:=[.D4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4] + SIN([.C435]) * [.D435]" office:value-type="float" office:value="-5.44373133756217" calcext:value-type="float">
            <text:p>-5.44373133756217</text:p>
          </table:table-cell>
          <table:table-cell table:formula="of:=[.B434]+ COS([.C435]) * [.D435]" office:value-type="float" office:value="-4.10210471329767" calcext:value-type="float">
            <text:p>-4.10210471329767</text:p>
          </table:table-cell>
          <table:table-cell table:formula="of:=[.C434] - 0.0174533" office:value-type="float" office:value="9.72148709999991" calcext:value-type="float">
            <text:p>9.72148709999991</text:p>
          </table:table-cell>
          <table:table-cell table:formula="of:=[.D4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5] + SIN([.C436]) * [.D436]" office:value-type="float" office:value="-5.47129537679779" calcext:value-type="float">
            <text:p>-5.47129537679779</text:p>
          </table:table-cell>
          <table:table-cell table:formula="of:=[.B435]+ COS([.C436]) * [.D436]" office:value-type="float" office:value="-4.19823079581962" calcext:value-type="float">
            <text:p>-4.19823079581962</text:p>
          </table:table-cell>
          <table:table-cell table:formula="of:=[.C435] - 0.0174533" office:value-type="float" office:value="9.70403379999991" calcext:value-type="float">
            <text:p>9.70403379999991</text:p>
          </table:table-cell>
          <table:table-cell table:formula="of:=[.D4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6] + SIN([.C437]) * [.D437]" office:value-type="float" office:value="-5.49717758571281" calcext:value-type="float">
            <text:p>-5.49717758571281</text:p>
          </table:table-cell>
          <table:table-cell table:formula="of:=[.B436]+ COS([.C437]) * [.D437]" office:value-type="float" office:value="-4.294823296883" calcext:value-type="float">
            <text:p>-4.294823296883</text:p>
          </table:table-cell>
          <table:table-cell table:formula="of:=[.C436] - 0.0174533" office:value-type="float" office:value="9.68658049999991" calcext:value-type="float">
            <text:p>9.68658049999991</text:p>
          </table:table-cell>
          <table:table-cell table:formula="of:=[.D4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7] + SIN([.C438]) * [.D438]" office:value-type="float" office:value="-5.52137008032891" calcext:value-type="float">
            <text:p>-5.52137008032891</text:p>
          </table:table-cell>
          <table:table-cell table:formula="of:=[.B437]+ COS([.C438]) * [.D438]" office:value-type="float" office:value="-4.39185279345106" calcext:value-type="float">
            <text:p>-4.39185279345106</text:p>
          </table:table-cell>
          <table:table-cell table:formula="of:=[.C437] - 0.0174533" office:value-type="float" office:value="9.66912719999991" calcext:value-type="float">
            <text:p>9.66912719999991</text:p>
          </table:table-cell>
          <table:table-cell table:formula="of:=[.D4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8] + SIN([.C439]) * [.D439]" office:value-type="float" office:value="-5.54386549137156" calcext:value-type="float">
            <text:p>-5.54386549137156</text:p>
          </table:table-cell>
          <table:table-cell table:formula="of:=[.B438]+ COS([.C439]) * [.D439]" office:value-type="float" office:value="-4.48928972937385" calcext:value-type="float">
            <text:p>-4.48928972937385</text:p>
          </table:table-cell>
          <table:table-cell table:formula="of:=[.C438] - 0.0174533" office:value-type="float" office:value="9.65167389999991" calcext:value-type="float">
            <text:p>9.65167389999991</text:p>
          </table:table-cell>
          <table:table-cell table:formula="of:=[.D4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9] + SIN([.C440]) * [.D440]" office:value-type="float" office:value="-5.56465696651476" calcext:value-type="float">
            <text:p>-5.56465696651476</text:p>
          </table:table-cell>
          <table:table-cell table:formula="of:=[.B439]+ COS([.C440]) * [.D440]" office:value-type="float" office:value="-4.58710442439137" calcext:value-type="float">
            <text:p>-4.58710442439137</text:p>
          </table:table-cell>
          <table:table-cell table:formula="of:=[.C439] - 0.0174533" office:value-type="float" office:value="9.63422059999991" calcext:value-type="float">
            <text:p>9.63422059999991</text:p>
          </table:table-cell>
          <table:table-cell table:formula="of:=[.D4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0] + SIN([.C441]) * [.D441]" office:value-type="float" office:value="-5.58373817246834" calcext:value-type="float">
            <text:p>-5.58373817246834</text:p>
          </table:table-cell>
          <table:table-cell table:formula="of:=[.B440]+ COS([.C441]) * [.D441]" office:value-type="float" office:value="-4.68526708317441" calcext:value-type="float">
            <text:p>-4.68526708317441</text:p>
          </table:table-cell>
          <table:table-cell table:formula="of:=[.C440] - 0.0174533" office:value-type="float" office:value="9.61676729999991" calcext:value-type="float">
            <text:p>9.61676729999991</text:p>
          </table:table-cell>
          <table:table-cell table:formula="of:=[.D4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1] + SIN([.C442]) * [.D442]" office:value-type="float" office:value="-5.60110329690715" calcext:value-type="float">
            <text:p>-5.60110329690715</text:p>
          </table:table-cell>
          <table:table-cell table:formula="of:=[.B441]+ COS([.C442]) * [.D442]" office:value-type="float" office:value="-4.78374780440057" calcext:value-type="float">
            <text:p>-4.78374780440057</text:p>
          </table:table-cell>
          <table:table-cell table:formula="of:=[.C441] - 0.0174533" office:value-type="float" office:value="9.59931399999991" calcext:value-type="float">
            <text:p>9.59931399999991</text:p>
          </table:table-cell>
          <table:table-cell table:formula="of:=[.D4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2] + SIN([.C443]) * [.D443]" office:value-type="float" office:value="-5.61674705024152" calcext:value-type="float">
            <text:p>-5.61674705024152</text:p>
          </table:table-cell>
          <table:table-cell table:formula="of:=[.B442]+ COS([.C443]) * [.D443]" office:value-type="float" office:value="-4.88251658986245" calcext:value-type="float">
            <text:p>-4.88251658986245</text:p>
          </table:table-cell>
          <table:table-cell table:formula="of:=[.C442] - 0.0174533" office:value-type="float" office:value="9.58186069999991" calcext:value-type="float">
            <text:p>9.58186069999991</text:p>
          </table:table-cell>
          <table:table-cell table:formula="of:=[.D4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3] + SIN([.C444]) * [.D444]" office:value-type="float" office:value="-5.63066466722856" calcext:value-type="float">
            <text:p>-5.63066466722856</text:p>
          </table:table-cell>
          <table:table-cell table:formula="of:=[.B443]+ COS([.C444]) * [.D444]" office:value-type="float" office:value="-4.9815433536054" calcext:value-type="float">
            <text:p>-4.9815433536054</text:p>
          </table:table-cell>
          <table:table-cell table:formula="of:=[.C443] - 0.0174533" office:value-type="float" office:value="9.56440739999991" calcext:value-type="float">
            <text:p>9.56440739999991</text:p>
          </table:table-cell>
          <table:table-cell table:formula="of:=[.D4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4] + SIN([.C445]) * [.D445]" office:value-type="float" office:value="-5.64285190842369" calcext:value-type="float">
            <text:p>-5.64285190842369</text:p>
          </table:table-cell>
          <table:table-cell table:formula="of:=[.B444]+ COS([.C445]) * [.D445]" office:value-type="float" office:value="-5.08079793109204" calcext:value-type="float">
            <text:p>-5.08079793109204</text:p>
          </table:table-cell>
          <table:table-cell table:formula="of:=[.C444] - 0.0174533" office:value-type="float" office:value="9.54695409999991" calcext:value-type="float">
            <text:p>9.54695409999991</text:p>
          </table:table-cell>
          <table:table-cell table:formula="of:=[.D4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5] + SIN([.C446]) * [.D446]" office:value-type="float" office:value="-5.65330506147198" calcext:value-type="float">
            <text:p>-5.65330506147198</text:p>
          </table:table-cell>
          <table:table-cell table:formula="of:=[.B445]+ COS([.C446]) * [.D446]" office:value-type="float" office:value="-5.18025008839066" calcext:value-type="float">
            <text:p>-5.18025008839066</text:p>
          </table:table-cell>
          <table:table-cell table:formula="of:=[.C445] - 0.0174533" office:value-type="float" office:value="9.52950079999991" calcext:value-type="float">
            <text:p>9.52950079999991</text:p>
          </table:table-cell>
          <table:table-cell table:formula="of:=[.D4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6] + SIN([.C447]) * [.D447]" office:value-type="float" office:value="-5.66202094223904" calcext:value-type="float">
            <text:p>-5.66202094223904</text:p>
          </table:table-cell>
          <table:table-cell table:formula="of:=[.B446]+ COS([.C447]) * [.D447]" office:value-type="float" office:value="-5.27986953138475" calcext:value-type="float">
            <text:p>-5.27986953138475</text:p>
          </table:table-cell>
          <table:table-cell table:formula="of:=[.C446] - 0.0174533" office:value-type="float" office:value="9.51204749999991" calcext:value-type="float">
            <text:p>9.51204749999991</text:p>
          </table:table-cell>
          <table:table-cell table:formula="of:=[.D4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7] + SIN([.C448]) * [.D448]" office:value-type="float" office:value="-5.66899689578086" calcext:value-type="float">
            <text:p>-5.66899689578086</text:p>
          </table:table-cell>
          <table:table-cell table:formula="of:=[.B447]+ COS([.C448]) * [.D448]" office:value-type="float" office:value="-5.37962591500095" calcext:value-type="float">
            <text:p>-5.37962591500095</text:p>
          </table:table-cell>
          <table:table-cell table:formula="of:=[.C447] - 0.0174533" office:value-type="float" office:value="9.49459419999991" calcext:value-type="float">
            <text:p>9.49459419999991</text:p>
          </table:table-cell>
          <table:table-cell table:formula="of:=[.D4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8] + SIN([.C449]) * [.D449]" office:value-type="float" office:value="-5.67423079715261" calcext:value-type="float">
            <text:p>-5.67423079715261</text:p>
          </table:table-cell>
          <table:table-cell table:formula="of:=[.B448]+ COS([.C449]) * [.D449]" office:value-type="float" office:value="-5.4794888524524" calcext:value-type="float">
            <text:p>-5.4794888524524</text:p>
          </table:table-cell>
          <table:table-cell table:formula="of:=[.C448] - 0.0174533" office:value-type="float" office:value="9.47714089999991" calcext:value-type="float">
            <text:p>9.47714089999991</text:p>
          </table:table-cell>
          <table:table-cell table:formula="of:=[.D4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9] + SIN([.C450]) * [.D450]" office:value-type="float" office:value="-5.67772105205586" calcext:value-type="float">
            <text:p>-5.67772105205586</text:p>
          </table:table-cell>
          <table:table-cell table:formula="of:=[.B449]+ COS([.C450]) * [.D450]" office:value-type="float" office:value="-5.57942792449487" calcext:value-type="float">
            <text:p>-5.57942792449487</text:p>
          </table:table-cell>
          <table:table-cell table:formula="of:=[.C449] - 0.0174533" office:value-type="float" office:value="9.45968759999991" calcext:value-type="float">
            <text:p>9.45968759999991</text:p>
          </table:table-cell>
          <table:table-cell table:formula="of:=[.D4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0] + SIN([.C451]) * [.D451]" office:value-type="float" office:value="-5.67946659732423" calcext:value-type="float">
            <text:p>-5.67946659732423</text:p>
          </table:table-cell>
          <table:table-cell table:formula="of:=[.B450]+ COS([.C451]) * [.D451]" office:value-type="float" office:value="-5.6794126886928" calcext:value-type="float">
            <text:p>-5.6794126886928</text:p>
          </table:table-cell>
          <table:table-cell table:formula="of:=[.C450] - 0.0174533" office:value-type="float" office:value="9.44223429999991" calcext:value-type="float">
            <text:p>9.44223429999991</text:p>
          </table:table-cell>
          <table:table-cell table:formula="of:=[.D4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1] + SIN([.C452]) * [.D452]" office:value-type="float" office:value="-5.67946690124728" calcext:value-type="float">
            <text:p>-5.67946690124728</text:p>
          </table:table-cell>
          <table:table-cell table:formula="of:=[.B451]+ COS([.C452]) * [.D452]" office:value-type="float" office:value="-5.77941268869234" calcext:value-type="float">
            <text:p>-5.77941268869234</text:p>
          </table:table-cell>
          <table:table-cell table:formula="of:=[.C451] - 0.0174533" office:value-type="float" office:value="9.42478099999991" calcext:value-type="float">
            <text:p>9.42478099999991</text:p>
          </table:table-cell>
          <table:table-cell table:formula="of:=[.D4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2] + SIN([.C453]) * [.D453]" office:value-type="float" office:value="-5.67772196373244" calcext:value-type="float">
            <text:p>-5.67772196373244</text:p>
          </table:table-cell>
          <table:table-cell table:formula="of:=[.B452]+ COS([.C453]) * [.D453]" office:value-type="float" office:value="-5.87939746349865" calcext:value-type="float">
            <text:p>-5.87939746349865</text:p>
          </table:table-cell>
          <table:table-cell table:formula="of:=[.C452] - 0.0174533" office:value-type="float" office:value="9.40732769999991" calcext:value-type="float">
            <text:p>9.40732769999991</text:p>
          </table:table-cell>
          <table:table-cell table:formula="of:=[.D4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3] + SIN([.C454]) * [.D454]" office:value-type="float" office:value="-5.67423231630501" calcext:value-type="float">
            <text:p>-5.67423231630501</text:p>
          </table:table-cell>
          <table:table-cell table:formula="of:=[.B453]+ COS([.C454]) * [.D454]" office:value-type="float" office:value="-5.97933655675465" calcext:value-type="float">
            <text:p>-5.97933655675465</text:p>
          </table:table-cell>
          <table:table-cell table:formula="of:=[.C453] - 0.0174533" office:value-type="float" office:value="9.38987439999991" calcext:value-type="float">
            <text:p>9.38987439999991</text:p>
          </table:table-cell>
          <table:table-cell table:formula="of:=[.D4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4] + SIN([.C455]) * [.D455]" office:value-type="float" office:value="-5.66899902194634" calcext:value-type="float">
            <text:p>-5.66899902194634</text:p>
          </table:table-cell>
          <table:table-cell table:formula="of:=[.B454]+ COS([.C455]) * [.D455]" office:value-type="float" office:value="-6.07919952601832" calcext:value-type="float">
            <text:p>-6.07919952601832</text:p>
          </table:table-cell>
          <table:table-cell table:formula="of:=[.C454] - 0.0174533" office:value-type="float" office:value="9.37242109999991" calcext:value-type="float">
            <text:p>9.37242109999991</text:p>
          </table:table-cell>
          <table:table-cell table:formula="of:=[.D4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5] + SIN([.C456]) * [.D456]" office:value-type="float" office:value="-5.66202367476994" calcext:value-type="float">
            <text:p>-5.66202367476994</text:p>
          </table:table-cell>
          <table:table-cell table:formula="of:=[.B455]+ COS([.C456]) * [.D456]" office:value-type="float" office:value="-6.17895595203574" calcext:value-type="float">
            <text:p>-6.17895595203574</text:p>
          </table:table-cell>
          <table:table-cell table:formula="of:=[.C455] - 0.0174533" office:value-type="float" office:value="9.35496779999991" calcext:value-type="float">
            <text:p>9.35496779999991</text:p>
          </table:table-cell>
          <table:table-cell table:formula="of:=[.D4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6] + SIN([.C457]) * [.D457]" office:value-type="float" office:value="-5.65330839953595" calcext:value-type="float">
            <text:p>-5.65330839953595</text:p>
          </table:table-cell>
          <table:table-cell table:formula="of:=[.B456]+ COS([.C457]) * [.D457]" office:value-type="float" office:value="-6.27857544800714" calcext:value-type="float">
            <text:p>-6.27857544800714</text:p>
          </table:table-cell>
          <table:table-cell table:formula="of:=[.C456] - 0.0174533" office:value-type="float" office:value="9.33751449999991" calcext:value-type="float">
            <text:p>9.33751449999991</text:p>
          </table:table-cell>
          <table:table-cell table:formula="of:=[.D4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7] + SIN([.C458]) * [.D458]" office:value-type="float" office:value="-5.64285585100391" calcext:value-type="float">
            <text:p>-5.64285585100391</text:p>
          </table:table-cell>
          <table:table-cell table:formula="of:=[.B457]+ COS([.C458]) * [.D458]" office:value-type="float" office:value="-6.378027668843" calcext:value-type="float">
            <text:p>-6.378027668843</text:p>
          </table:table-cell>
          <table:table-cell table:formula="of:=[.C457] - 0.0174533" office:value-type="float" office:value="9.32006119999991" calcext:value-type="float">
            <text:p>9.32006119999991</text:p>
          </table:table-cell>
          <table:table-cell table:formula="of:=[.D4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8] + SIN([.C459]) * [.D459]" office:value-type="float" office:value="-5.6306692131241" calcext:value-type="float">
            <text:p>-5.6306692131241</text:p>
          </table:table-cell>
          <table:table-cell table:formula="of:=[.B458]+ COS([.C459]) * [.D459]" office:value-type="float" office:value="-6.47728232040748" calcext:value-type="float">
            <text:p>-6.47728232040748</text:p>
          </table:table-cell>
          <table:table-cell table:formula="of:=[.C458] - 0.0174533" office:value-type="float" office:value="9.30260789999991" calcext:value-type="float">
            <text:p>9.30260789999991</text:p>
          </table:table-cell>
          <table:table-cell table:formula="of:=[.D4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9] + SIN([.C460]) * [.D460]" office:value-type="float" office:value="-5.61675219806764" calcext:value-type="float">
            <text:p>-5.61675219806764</text:p>
          </table:table-cell>
          <table:table-cell table:formula="of:=[.B459]+ COS([.C460]) * [.D460]" office:value-type="float" office:value="-6.57630916874629" calcext:value-type="float">
            <text:p>-6.57630916874629</text:p>
          </table:table-cell>
          <table:table-cell table:formula="of:=[.C459] - 0.0174533" office:value-type="float" office:value="9.28515459999992" calcext:value-type="float">
            <text:p>9.28515459999992</text:p>
          </table:table-cell>
          <table:table-cell table:formula="of:=[.D4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0] + SIN([.C461]) * [.D461]" office:value-type="float" office:value="-5.60110904509577" calcext:value-type="float">
            <text:p>-5.60110904509577</text:p>
          </table:table-cell>
          <table:table-cell table:formula="of:=[.B460]+ COS([.C461]) * [.D461]" office:value-type="float" office:value="-6.67507804929629" calcext:value-type="float">
            <text:p>-6.67507804929629</text:p>
          </table:table-cell>
          <table:table-cell table:formula="of:=[.C460] - 0.0174533" office:value-type="float" office:value="9.26770129999992" calcext:value-type="float">
            <text:p>9.26770129999992</text:p>
          </table:table-cell>
          <table:table-cell table:formula="of:=[.D4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1] + SIN([.C462]) * [.D462]" office:value-type="float" office:value="-5.58374451926852" calcext:value-type="float">
            <text:p>-5.58374451926852</text:p>
          </table:table-cell>
          <table:table-cell table:formula="of:=[.B461]+ COS([.C462]) * [.D462]" office:value-type="float" office:value="-6.77355887607386" calcext:value-type="float">
            <text:p>-6.77355887607386</text:p>
          </table:table-cell>
          <table:table-cell table:formula="of:=[.C461] - 0.0174533" office:value-type="float" office:value="9.25024799999992" calcext:value-type="float">
            <text:p>9.25024799999992</text:p>
          </table:table-cell>
          <table:table-cell table:formula="of:=[.D4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2] + SIN([.C463]) * [.D463]" office:value-type="float" office:value="-5.56466390999319" calcext:value-type="float">
            <text:p>-5.56466390999319</text:p>
          </table:table-cell>
          <table:table-cell table:formula="of:=[.B462]+ COS([.C463]) * [.D463]" office:value-type="float" office:value="-6.87172165083946" calcext:value-type="float">
            <text:p>-6.87172165083946</text:p>
          </table:table-cell>
          <table:table-cell table:formula="of:=[.C462] - 0.0174533" office:value-type="float" office:value="9.23279469999992" calcext:value-type="float">
            <text:p>9.23279469999992</text:p>
          </table:table-cell>
          <table:table-cell table:formula="of:=[.D4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3] + SIN([.C464]) * [.D464]" office:value-type="float" office:value="-5.54387302941319" calcext:value-type="float">
            <text:p>-5.54387302941319</text:p>
          </table:table-cell>
          <table:table-cell table:formula="of:=[.B463]+ COS([.C464]) * [.D464]" office:value-type="float" office:value="-6.96953647223534" calcext:value-type="float">
            <text:p>-6.96953647223534</text:p>
          </table:table-cell>
          <table:table-cell table:formula="of:=[.C463] - 0.0174533" office:value-type="float" office:value="9.21534139999992" calcext:value-type="float">
            <text:p>9.21534139999992</text:p>
          </table:table-cell>
          <table:table-cell table:formula="of:=[.D4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4] + SIN([.C465]) * [.D465]" office:value-type="float" office:value="-5.52137821063758" calcext:value-type="float">
            <text:p>-5.52137821063758</text:p>
          </table:table-cell>
          <table:table-cell table:formula="of:=[.B464]+ COS([.C465]) * [.D465]" office:value-type="float" office:value="-7.06697354489381" calcext:value-type="float">
            <text:p>-7.06697354489381</text:p>
          </table:table-cell>
          <table:table-cell table:formula="of:=[.C464] - 0.0174533" office:value-type="float" office:value="9.19788809999992" calcext:value-type="float">
            <text:p>9.19788809999992</text:p>
          </table:table-cell>
          <table:table-cell table:formula="of:=[.D4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5] + SIN([.C466]) * [.D466]" office:value-type="float" office:value="-5.49718630581194" calcext:value-type="float">
            <text:p>-5.49718630581194</text:p>
          </table:table-cell>
          <table:table-cell table:formula="of:=[.B465]+ COS([.C466]) * [.D466]" office:value-type="float" office:value="-7.16400318851321" calcext:value-type="float">
            <text:p>-7.16400318851321</text:p>
          </table:table-cell>
          <table:table-cell table:formula="of:=[.C465] - 0.0174533" office:value-type="float" office:value="9.18043479999992" calcext:value-type="float">
            <text:p>9.18043479999992</text:p>
          </table:table-cell>
          <table:table-cell table:formula="of:=[.D4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6] + SIN([.C467]) * [.D467]" office:value-type="float" office:value="-5.47130468403116" calcext:value-type="float">
            <text:p>-5.47130468403116</text:p>
          </table:table-cell>
          <table:table-cell table:formula="of:=[.B466]+ COS([.C467]) * [.D467]" office:value-type="float" office:value="-7.26059584689881" calcext:value-type="float">
            <text:p>-7.26059584689881</text:p>
          </table:table-cell>
          <table:table-cell table:formula="of:=[.C466] - 0.0174533" office:value-type="float" office:value="9.16298149999992" calcext:value-type="float">
            <text:p>9.16298149999992</text:p>
          </table:table-cell>
          <table:table-cell table:formula="of:=[.D4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7] + SIN([.C468]) * [.D468]" office:value-type="float" office:value="-5.4437412290947" calcext:value-type="float">
            <text:p>-5.4437412290947</text:p>
          </table:table-cell>
          <table:table-cell table:formula="of:=[.B467]+ COS([.C468]) * [.D468]" office:value-type="float" office:value="-7.35672209696592" calcext:value-type="float">
            <text:p>-7.35672209696592</text:p>
          </table:table-cell>
          <table:table-cell table:formula="of:=[.C467] - 0.0174533" office:value-type="float" office:value="9.14552819999992" calcext:value-type="float">
            <text:p>9.14552819999992</text:p>
          </table:table-cell>
          <table:table-cell table:formula="of:=[.D4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8] + SIN([.C469]) * [.D469]" office:value-type="float" office:value="-5.41450433710515" calcext:value-type="float">
            <text:p>-5.41450433710515</text:p>
          </table:table-cell>
          <table:table-cell table:formula="of:=[.B468]+ COS([.C469]) * [.D469]" office:value-type="float" office:value="-7.4523526577025" calcext:value-type="float">
            <text:p>-7.4523526577025</text:p>
          </table:table-cell>
          <table:table-cell table:formula="of:=[.C468] - 0.0174533" office:value-type="float" office:value="9.12807489999992" calcext:value-type="float">
            <text:p>9.12807489999992</text:p>
          </table:table-cell>
          <table:table-cell table:formula="of:=[.D4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9] + SIN([.C470]) * [.D470]" office:value-type="float" office:value="-5.38360291391066" calcext:value-type="float">
            <text:p>-5.38360291391066</text:p>
          </table:table-cell>
          <table:table-cell table:formula="of:=[.B469]+ COS([.C470]) * [.D470]" office:value-type="float" office:value="-7.54745839908836" calcext:value-type="float">
            <text:p>-7.54745839908836</text:p>
          </table:table-cell>
          <table:table-cell table:formula="of:=[.C469] - 0.0174533" office:value-type="float" office:value="9.11062159999992" calcext:value-type="float">
            <text:p>9.11062159999992</text:p>
          </table:table-cell>
          <table:table-cell table:formula="of:=[.D4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0] + SIN([.C471]) * [.D471]" office:value-type="float" office:value="-5.35104637239216" calcext:value-type="float">
            <text:p>-5.35104637239216</text:p>
          </table:table-cell>
          <table:table-cell table:formula="of:=[.B470]+ COS([.C471]) * [.D471]" office:value-type="float" office:value="-7.64201035096856" calcext:value-type="float">
            <text:p>-7.64201035096856</text:p>
          </table:table-cell>
          <table:table-cell table:formula="of:=[.C470] - 0.0174533" office:value-type="float" office:value="9.09316829999992" calcext:value-type="float">
            <text:p>9.09316829999992</text:p>
          </table:table-cell>
          <table:table-cell table:formula="of:=[.D4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1] + SIN([.C472]) * [.D472]" office:value-type="float" office:value="-5.31684462959608" calcext:value-type="float">
            <text:p>-5.31684462959608</text:p>
          </table:table-cell>
          <table:table-cell table:formula="of:=[.B471]+ COS([.C472]) * [.D472]" office:value-type="float" office:value="-7.7359797118779" calcext:value-type="float">
            <text:p>-7.7359797118779</text:p>
          </table:table-cell>
          <table:table-cell table:formula="of:=[.C471] - 0.0174533" office:value-type="float" office:value="9.07571499999992" calcext:value-type="float">
            <text:p>9.07571499999992</text:p>
          </table:table-cell>
          <table:table-cell table:formula="of:=[.D4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2] + SIN([.C473]) * [.D473]" office:value-type="float" office:value="-5.28100810371352" calcext:value-type="float">
            <text:p>-5.28100810371352</text:p>
          </table:table-cell>
          <table:table-cell table:formula="of:=[.B472]+ COS([.C473]) * [.D473]" office:value-type="float" office:value="-7.82933785781423" calcext:value-type="float">
            <text:p>-7.82933785781423</text:p>
          </table:table-cell>
          <table:table-cell table:formula="of:=[.C472] - 0.0174533" office:value-type="float" office:value="9.05826169999992" calcext:value-type="float">
            <text:p>9.05826169999992</text:p>
          </table:table-cell>
          <table:table-cell table:formula="of:=[.D4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3] + SIN([.C474]) * [.D474]" office:value-type="float" office:value="-5.24354771090678" calcext:value-type="float">
            <text:p>-5.24354771090678</text:p>
          </table:table-cell>
          <table:table-cell table:formula="of:=[.B473]+ COS([.C474]) * [.D474]" office:value-type="float" office:value="-7.92205635095753" calcext:value-type="float">
            <text:p>-7.92205635095753</text:p>
          </table:table-cell>
          <table:table-cell table:formula="of:=[.C473] - 0.0174533" office:value-type="float" office:value="9.04080839999992" calcext:value-type="float">
            <text:p>9.04080839999992</text:p>
          </table:table-cell>
          <table:table-cell table:formula="of:=[.D4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4] + SIN([.C475]) * [.D475]" office:value-type="float" office:value="-5.20447486198418" calcext:value-type="float">
            <text:p>-5.20447486198418</text:p>
          </table:table-cell>
          <table:table-cell table:formula="of:=[.B474]+ COS([.C475]) * [.D475]" office:value-type="float" office:value="-8.0141069483324" calcext:value-type="float">
            <text:p>-8.0141069483324</text:p>
          </table:table-cell>
          <table:table-cell table:formula="of:=[.C474] - 0.0174533" office:value-type="float" office:value="9.02335509999992" calcext:value-type="float">
            <text:p>9.02335509999992</text:p>
          </table:table-cell>
          <table:table-cell table:formula="of:=[.D4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5] + SIN([.C476]) * [.D476]" office:value-type="float" office:value="-5.16380145892419" calcext:value-type="float">
            <text:p>-5.16380145892419</text:p>
          </table:table-cell>
          <table:table-cell table:formula="of:=[.B475]+ COS([.C476]) * [.D476]" office:value-type="float" office:value="-8.10546161041114" calcext:value-type="float">
            <text:p>-8.10546161041114</text:p>
          </table:table-cell>
          <table:table-cell table:formula="of:=[.C475] - 0.0174533" office:value-type="float" office:value="9.00590179999992" calcext:value-type="float">
            <text:p>9.00590179999992</text:p>
          </table:table-cell>
          <table:table-cell table:formula="of:=[.D4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6] + SIN([.C477]) * [.D477]" office:value-type="float" office:value="-5.12153989125004" calcext:value-type="float">
            <text:p>-5.12153989125004</text:p>
          </table:table-cell>
          <table:table-cell table:formula="of:=[.B476]+ COS([.C477]) * [.D477]" office:value-type="float" office:value="-8.19609250965485" calcext:value-type="float">
            <text:p>-8.19609250965485</text:p>
          </table:table-cell>
          <table:table-cell table:formula="of:=[.C476] - 0.0174533" office:value-type="float" office:value="8.98844849999992" calcext:value-type="float">
            <text:p>8.98844849999992</text:p>
          </table:table-cell>
          <table:table-cell table:formula="of:=[.D4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7] + SIN([.C478]) * [.D478]" office:value-type="float" office:value="-5.07770303225567" calcext:value-type="float">
            <text:p>-5.07770303225567</text:p>
          </table:table-cell>
          <table:table-cell table:formula="of:=[.B477]+ COS([.C478]) * [.D478]" office:value-type="float" office:value="-8.28597203898999" calcext:value-type="float">
            <text:p>-8.28597203898999</text:p>
          </table:table-cell>
          <table:table-cell table:formula="of:=[.C477] - 0.0174533" office:value-type="float" office:value="8.97099519999992" calcext:value-type="float">
            <text:p>8.97099519999992</text:p>
          </table:table-cell>
          <table:table-cell table:formula="of:=[.D4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8] + SIN([.C479]) * [.D479]" office:value-type="float" office:value="-5.03230423508441" calcext:value-type="float">
            <text:p>-5.03230423508441</text:p>
          </table:table-cell>
          <table:table-cell table:formula="of:=[.B478]+ COS([.C479]) * [.D479]" office:value-type="float" office:value="-8.37507282021779" calcext:value-type="float">
            <text:p>-8.37507282021779</text:p>
          </table:table-cell>
          <table:table-cell table:formula="of:=[.C478] - 0.0174533" office:value-type="float" office:value="8.95354189999992" calcext:value-type="float">
            <text:p>8.95354189999992</text:p>
          </table:table-cell>
          <table:table-cell table:formula="of:=[.D4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9] + SIN([.C480]) * [.D480]" office:value-type="float" office:value="-4.98535732866155" calcext:value-type="float">
            <text:p>-4.98535732866155</text:p>
          </table:table-cell>
          <table:table-cell table:formula="of:=[.B479]+ COS([.C480]) * [.D480]" office:value-type="float" office:value="-8.46336771235387" calcext:value-type="float">
            <text:p>-8.46336771235387</text:p>
          </table:table-cell>
          <table:table-cell table:formula="of:=[.C479] - 0.0174533" office:value-type="float" office:value="8.93608859999992" calcext:value-type="float">
            <text:p>8.93608859999992</text:p>
          </table:table-cell>
          <table:table-cell table:formula="of:=[.D4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0] + SIN([.C481]) * [.D481]" office:value-type="float" office:value="-4.9368766134818" calcext:value-type="float">
            <text:p>-4.9368766134818</text:p>
          </table:table-cell>
          <table:table-cell table:formula="of:=[.B480]+ COS([.C481]) * [.D481]" office:value-type="float" office:value="-8.55082981989572" calcext:value-type="float">
            <text:p>-8.55082981989572</text:p>
          </table:table-cell>
          <table:table-cell table:formula="of:=[.C480] - 0.0174533" office:value-type="float" office:value="8.91863529999992" calcext:value-type="float">
            <text:p>8.91863529999992</text:p>
          </table:table-cell>
          <table:table-cell table:formula="of:=[.D4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1] + SIN([.C482]) * [.D482]" office:value-type="float" office:value="-4.88687685725333" calcext:value-type="float">
            <text:p>-4.88687685725333</text:p>
          </table:table-cell>
          <table:table-cell table:formula="of:=[.B481]+ COS([.C482]) * [.D482]" office:value-type="float" office:value="-8.63743250101526" calcext:value-type="float">
            <text:p>-8.63743250101526</text:p>
          </table:table-cell>
          <table:table-cell table:formula="of:=[.C481] - 0.0174533" office:value-type="float" office:value="8.90118199999992" calcext:value-type="float">
            <text:p>8.90118199999992</text:p>
          </table:table-cell>
          <table:table-cell table:formula="of:=[.D4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2] + SIN([.C483]) * [.D483]" office:value-type="float" office:value="-4.83537329039929" calcext:value-type="float">
            <text:p>-4.83537329039929</text:p>
          </table:table-cell>
          <table:table-cell table:formula="of:=[.B482]+ COS([.C483]) * [.D483]" office:value-type="float" office:value="-8.72314937567428" calcext:value-type="float">
            <text:p>-8.72314937567428</text:p>
          </table:table-cell>
          <table:table-cell table:formula="of:=[.C482] - 0.0174533" office:value-type="float" office:value="8.88372869999992" calcext:value-type="float">
            <text:p>8.88372869999992</text:p>
          </table:table-cell>
          <table:table-cell table:formula="of:=[.D4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3] + SIN([.C484]) * [.D484]" office:value-type="float" office:value="-4.78238160141851" calcext:value-type="float">
            <text:p>-4.78238160141851</text:p>
          </table:table-cell>
          <table:table-cell table:formula="of:=[.B483]+ COS([.C484]) * [.D484]" office:value-type="float" office:value="-8.80795433366003" calcext:value-type="float">
            <text:p>-8.80795433366003</text:p>
          </table:table-cell>
          <table:table-cell table:formula="of:=[.C483] - 0.0174533" office:value-type="float" office:value="8.86627539999992" calcext:value-type="float">
            <text:p>8.86627539999992</text:p>
          </table:table-cell>
          <table:table-cell table:formula="of:=[.D4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4] + SIN([.C485]) * [.D485]" office:value-type="float" office:value="-4.72791793210664" calcext:value-type="float">
            <text:p>-4.72791793210664</text:p>
          </table:table-cell>
          <table:table-cell table:formula="of:=[.B484]+ COS([.C485]) * [.D485]" office:value-type="float" office:value="-8.89182154253863" calcext:value-type="float">
            <text:p>-8.89182154253863</text:p>
          </table:table-cell>
          <table:table-cell table:formula="of:=[.C484] - 0.0174533" office:value-type="float" office:value="8.84882209999992" calcext:value-type="float">
            <text:p>8.84882209999992</text:p>
          </table:table-cell>
          <table:table-cell table:formula="of:=[.D4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5] + SIN([.C486]) * [.D486]" office:value-type="float" office:value="-4.67199887263917" calcext:value-type="float">
            <text:p>-4.67199887263917</text:p>
          </table:table-cell>
          <table:table-cell table:formula="of:=[.B485]+ COS([.C486]) * [.D486]" office:value-type="float" office:value="-8.97472545552393" calcext:value-type="float">
            <text:p>-8.97472545552393</text:p>
          </table:table-cell>
          <table:table-cell table:formula="of:=[.C485] - 0.0174533" office:value-type="float" office:value="8.83136879999992" calcext:value-type="float">
            <text:p>8.83136879999992</text:p>
          </table:table-cell>
          <table:table-cell table:formula="of:=[.D4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6] + SIN([.C487]) * [.D487]" office:value-type="float" office:value="-4.61464145651791" calcext:value-type="float">
            <text:p>-4.61464145651791</text:p>
          </table:table-cell>
          <table:table-cell table:formula="of:=[.B486]+ COS([.C487]) * [.D487]" office:value-type="float" office:value="-9.05664081925927" calcext:value-type="float">
            <text:p>-9.05664081925927</text:p>
          </table:table-cell>
          <table:table-cell table:formula="of:=[.C486] - 0.0174533" office:value-type="float" office:value="8.81391549999992" calcext:value-type="float">
            <text:p>8.81391549999992</text:p>
          </table:table-cell>
          <table:table-cell table:formula="of:=[.D4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7] + SIN([.C488]) * [.D488]" office:value-type="float" office:value="-4.55586315538243" calcext:value-type="float">
            <text:p>-4.55586315538243</text:p>
          </table:table-cell>
          <table:table-cell table:formula="of:=[.B487]+ COS([.C488]) * [.D488]" office:value-type="float" office:value="-9.13754268150994" calcext:value-type="float">
            <text:p>-9.13754268150994</text:p>
          </table:table-cell>
          <table:table-cell table:formula="of:=[.C487] - 0.0174533" office:value-type="float" office:value="8.79646219999992" calcext:value-type="float">
            <text:p>8.79646219999992</text:p>
          </table:table-cell>
          <table:table-cell table:formula="of:=[.D4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8] + SIN([.C489]) * [.D489]" office:value-type="float" office:value="-4.49568187368799" calcext:value-type="float">
            <text:p>-4.49568187368799</text:p>
          </table:table-cell>
          <table:table-cell table:formula="of:=[.B488]+ COS([.C489]) * [.D489]" office:value-type="float" office:value="-9.21740639876387" calcext:value-type="float">
            <text:p>-9.21740639876387</text:p>
          </table:table-cell>
          <table:table-cell table:formula="of:=[.C488] - 0.0174533" office:value-type="float" office:value="8.77900889999992" calcext:value-type="float">
            <text:p>8.77900889999992</text:p>
          </table:table-cell>
          <table:table-cell table:formula="of:=[.D4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9] + SIN([.C490]) * [.D490]" office:value-type="float" office:value="-4.43411594325171" calcext:value-type="float">
            <text:p>-4.43411594325171</text:p>
          </table:table-cell>
          <table:table-cell table:formula="of:=[.B489]+ COS([.C490]) * [.D490]" office:value-type="float" office:value="-9.29620764373826" calcext:value-type="float">
            <text:p>-9.29620764373826</text:p>
          </table:table-cell>
          <table:table-cell table:formula="of:=[.C489] - 0.0174533" office:value-type="float" office:value="8.76155559999993" calcext:value-type="float">
            <text:p>8.76155559999993</text:p>
          </table:table-cell>
          <table:table-cell table:formula="of:=[.D4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0] + SIN([.C491]) * [.D491]" office:value-type="float" office:value="-4.37118411766846" calcext:value-type="float">
            <text:p>-4.37118411766846</text:p>
          </table:table-cell>
          <table:table-cell table:formula="of:=[.B490]+ COS([.C491]) * [.D491]" office:value-type="float" office:value="-9.37392241278997" calcext:value-type="float">
            <text:p>-9.37392241278997</text:p>
          </table:table-cell>
          <table:table-cell table:formula="of:=[.C490] - 0.0174533" office:value-type="float" office:value="8.74410229999993" calcext:value-type="float">
            <text:p>8.74410229999993</text:p>
          </table:table-cell>
          <table:table-cell table:formula="of:=[.D4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1] + SIN([.C492]) * [.D492]" office:value-type="float" office:value="-4.30690556659839" calcext:value-type="float">
            <text:p>-4.30690556659839</text:p>
          </table:table-cell>
          <table:table-cell table:formula="of:=[.B491]+ COS([.C492]) * [.D492]" office:value-type="float" office:value="-9.4505270332272" calcext:value-type="float">
            <text:p>-9.4505270332272</text:p>
          </table:table-cell>
          <table:table-cell table:formula="of:=[.C491] - 0.0174533" office:value-type="float" office:value="8.72664899999993" calcext:value-type="float">
            <text:p>8.72664899999993</text:p>
          </table:table-cell>
          <table:table-cell table:formula="of:=[.D4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2] + SIN([.C493]) * [.D493]" office:value-type="float" office:value="-4.24129986992762" calcext:value-type="float">
            <text:p>-4.24129986992762</text:p>
          </table:table-cell>
          <table:table-cell table:formula="of:=[.B492]+ COS([.C493]) * [.D493]" office:value-type="float" office:value="-9.52599817052049" calcext:value-type="float">
            <text:p>-9.52599817052049</text:p>
          </table:table-cell>
          <table:table-cell table:formula="of:=[.C492] - 0.0174533" office:value-type="float" office:value="8.70919569999993" calcext:value-type="float">
            <text:p>8.70919569999993</text:p>
          </table:table-cell>
          <table:table-cell table:formula="of:=[.D4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3] + SIN([.C494]) * [.D494]" office:value-type="float" office:value="-4.17438701180401" calcext:value-type="float">
            <text:p>-4.17438701180401</text:p>
          </table:table-cell>
          <table:table-cell table:formula="of:=[.B493]+ COS([.C494]) * [.D494]" office:value-type="float" office:value="-9.60031283541061" calcext:value-type="float">
            <text:p>-9.60031283541061</text:p>
          </table:table-cell>
          <table:table-cell table:formula="of:=[.C493] - 0.0174533" office:value-type="float" office:value="8.69174239999993" calcext:value-type="float">
            <text:p>8.69174239999993</text:p>
          </table:table-cell>
          <table:table-cell table:formula="of:=[.D4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4] + SIN([.C495]) * [.D495]" office:value-type="float" office:value="-4.10618737454983" calcext:value-type="float">
            <text:p>-4.10618737454983</text:p>
          </table:table-cell>
          <table:table-cell table:formula="of:=[.B494]+ COS([.C495]) * [.D495]" office:value-type="float" office:value="-9.67344839091132" calcext:value-type="float">
            <text:p>-9.67344839091132</text:p>
          </table:table-cell>
          <table:table-cell table:formula="of:=[.C494] - 0.0174533" office:value-type="float" office:value="8.67428909999993" calcext:value-type="float">
            <text:p>8.67428909999993</text:p>
          </table:table-cell>
          <table:table-cell table:formula="of:=[.D4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5] + SIN([.C496]) * [.D496]" office:value-type="float" office:value="-4.03672173245304" calcext:value-type="float">
            <text:p>-4.03672173245304</text:p>
          </table:table-cell>
          <table:table-cell table:formula="of:=[.B495]+ COS([.C496]) * [.D496]" office:value-type="float" office:value="-9.74538255920484" calcext:value-type="float">
            <text:p>-9.74538255920484</text:p>
          </table:table-cell>
          <table:table-cell table:formula="of:=[.C495] - 0.0174533" office:value-type="float" office:value="8.65683579999993" calcext:value-type="float">
            <text:p>8.65683579999993</text:p>
          </table:table-cell>
          <table:table-cell table:formula="of:=[.D4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6] + SIN([.C497]) * [.D497]" office:value-type="float" office:value="-3.9660112454393" calcext:value-type="float">
            <text:p>-3.9660112454393</text:p>
          </table:table-cell>
          <table:table-cell table:formula="of:=[.B496]+ COS([.C497]) * [.D497]" office:value-type="float" office:value="-9.8160934284279" calcext:value-type="float">
            <text:p>-9.8160934284279</text:p>
          </table:table-cell>
          <table:table-cell table:formula="of:=[.C496] - 0.0174533" office:value-type="float" office:value="8.63938249999993" calcext:value-type="float">
            <text:p>8.63938249999993</text:p>
          </table:table-cell>
          <table:table-cell table:formula="of:=[.D4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7] + SIN([.C498]) * [.D498]" office:value-type="float" office:value="-3.89407745262641" calcext:value-type="float">
            <text:p>-3.89407745262641</text:p>
          </table:table-cell>
          <table:table-cell table:formula="of:=[.B497]+ COS([.C498]) * [.D498]" office:value-type="float" office:value="-9.88555945934626" calcext:value-type="float">
            <text:p>-9.88555945934626</text:p>
          </table:table-cell>
          <table:table-cell table:formula="of:=[.C497] - 0.0174533" office:value-type="float" office:value="8.62192919999993" calcext:value-type="float">
            <text:p>8.62192919999993</text:p>
          </table:table-cell>
          <table:table-cell table:formula="of:=[.D4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8] + SIN([.C499]) * [.D499]" office:value-type="float" office:value="-3.82094226576326" calcext:value-type="float">
            <text:p>-3.82094226576326</text:p>
          </table:table-cell>
          <table:table-cell table:formula="of:=[.B498]+ COS([.C499]) * [.D499]" office:value-type="float" office:value="-9.95375949191585" calcext:value-type="float">
            <text:p>-9.95375949191585</text:p>
          </table:table-cell>
          <table:table-cell table:formula="of:=[.C498] - 0.0174533" office:value-type="float" office:value="8.60447589999993" calcext:value-type="float">
            <text:p>8.60447589999993</text:p>
          </table:table-cell>
          <table:table-cell table:formula="of:=[.D4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9] + SIN([.C500]) * [.D500]" office:value-type="float" office:value="-3.74662796255536" calcext:value-type="float">
            <text:p>-3.74662796255536</text:p>
          </table:table-cell>
          <table:table-cell table:formula="of:=[.B499]+ COS([.C500]) * [.D500]" office:value-type="float" office:value="-10.0206727517283" calcext:value-type="float">
            <text:p>-10.0206727517283</text:p>
          </table:table-cell>
          <table:table-cell table:formula="of:=[.C499] - 0.0174533" office:value-type="float" office:value="8.58702259999993" calcext:value-type="float">
            <text:p>8.58702259999993</text:p>
          </table:table-cell>
          <table:table-cell table:formula="of:=[.D4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0] + SIN([.C501]) * [.D501]" office:value-type="float" office:value="-3.67115717987876" calcext:value-type="float">
            <text:p>-3.67115717987876</text:p>
          </table:table-cell>
          <table:table-cell table:formula="of:=[.B500]+ COS([.C501]) * [.D501]" office:value-type="float" office:value="-10.0862788563389" calcext:value-type="float">
            <text:p>-10.0862788563389</text:p>
          </table:table-cell>
          <table:table-cell table:formula="of:=[.C500] - 0.0174533" office:value-type="float" office:value="8.56956929999993" calcext:value-type="float">
            <text:p>8.56956929999993</text:p>
          </table:table-cell>
          <table:table-cell table:formula="of:=[.D5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1] + SIN([.C502]) * [.D502]" office:value-type="float" office:value="-3.59455290688467" calcext:value-type="float">
            <text:p>-3.59455290688467</text:p>
          </table:table-cell>
          <table:table-cell table:formula="of:=[.B501]+ COS([.C502]) * [.D502]" office:value-type="float" office:value="-10.1505578214756" calcext:value-type="float">
            <text:p>-10.1505578214756</text:p>
          </table:table-cell>
          <table:table-cell table:formula="of:=[.C501] - 0.0174533" office:value-type="float" office:value="8.55211599999993" calcext:value-type="float">
            <text:p>8.55211599999993</text:p>
          </table:table-cell>
          <table:table-cell table:formula="of:=[.D5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2] + SIN([.C503]) * [.D503]" office:value-type="float" office:value="-3.51683847799673" calcext:value-type="float">
            <text:p>-3.51683847799673</text:p>
          </table:table-cell>
          <table:table-cell table:formula="of:=[.B502]+ COS([.C503]) * [.D503]" office:value-type="float" office:value="-10.2134900671262" calcext:value-type="float">
            <text:p>-10.2134900671262</text:p>
          </table:table-cell>
          <table:table-cell table:formula="of:=[.C502] - 0.0174533" office:value-type="float" office:value="8.53466269999993" calcext:value-type="float">
            <text:p>8.53466269999993</text:p>
          </table:table-cell>
          <table:table-cell table:formula="of:=[.D5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3] + SIN([.C504]) * [.D504]" office:value-type="float" office:value="-3.4380375658031" calcext:value-type="float">
            <text:p>-3.4380375658031</text:p>
          </table:table-cell>
          <table:table-cell table:formula="of:=[.B503]+ COS([.C504]) * [.D504]" office:value-type="float" office:value="-10.2750564235024" calcext:value-type="float">
            <text:p>-10.2750564235024</text:p>
          </table:table-cell>
          <table:table-cell table:formula="of:=[.C503] - 0.0174533" office:value-type="float" office:value="8.51720939999993" calcext:value-type="float">
            <text:p>8.51720939999993</text:p>
          </table:table-cell>
          <table:table-cell table:formula="of:=[.D5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4] + SIN([.C505]) * [.D505]" office:value-type="float" office:value="-3.35817417384557" calcext:value-type="float">
            <text:p>-3.35817417384557</text:p>
          </table:table-cell>
          <table:table-cell table:formula="of:=[.B504]+ COS([.C505]) * [.D505]" office:value-type="float" office:value="-10.3352381368798" calcext:value-type="float">
            <text:p>-10.3352381368798</text:p>
          </table:table-cell>
          <table:table-cell table:formula="of:=[.C504] - 0.0174533" office:value-type="float" office:value="8.49975609999993" calcext:value-type="float">
            <text:p>8.49975609999993</text:p>
          </table:table-cell>
          <table:table-cell table:formula="of:=[.D5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5] + SIN([.C506]) * [.D506]" office:value-type="float" office:value="-3.27727262930784" calcext:value-type="float">
            <text:p>-3.27727262930784</text:p>
          </table:table-cell>
          <table:table-cell table:formula="of:=[.B505]+ COS([.C506]) * [.D506]" office:value-type="float" office:value="-10.3940168753097" calcext:value-type="float">
            <text:p>-10.3940168753097</text:p>
          </table:table-cell>
          <table:table-cell table:formula="of:=[.C505] - 0.0174533" office:value-type="float" office:value="8.48230279999993" calcext:value-type="float">
            <text:p>8.48230279999993</text:p>
          </table:table-cell>
          <table:table-cell table:formula="of:=[.D5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6] + SIN([.C507]) * [.D507]" office:value-type="float" office:value="-3.19535757560522" calcext:value-type="float">
            <text:p>-3.19535757560522</text:p>
          </table:table-cell>
          <table:table-cell table:formula="of:=[.B506]+ COS([.C507]) * [.D507]" office:value-type="float" office:value="-10.4513747342037" calcext:value-type="float">
            <text:p>-10.4513747342037</text:p>
          </table:table-cell>
          <table:table-cell table:formula="of:=[.C506] - 0.0174533" office:value-type="float" office:value="8.46484949999993" calcext:value-type="float">
            <text:p>8.46484949999993</text:p>
          </table:table-cell>
          <table:table-cell table:formula="of:=[.D5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7] + SIN([.C508]) * [.D508]" office:value-type="float" office:value="-3.11245396487796" calcext:value-type="float">
            <text:p>-3.11245396487796</text:p>
          </table:table-cell>
          <table:table-cell table:formula="of:=[.B507]+ COS([.C508]) * [.D508]" office:value-type="float" office:value="-10.5072942417872" calcext:value-type="float">
            <text:p>-10.5072942417872</text:p>
          </table:table-cell>
          <table:table-cell table:formula="of:=[.C507] - 0.0174533" office:value-type="float" office:value="8.44739619999993" calcext:value-type="float">
            <text:p>8.44739619999993</text:p>
          </table:table-cell>
          <table:table-cell table:formula="of:=[.D5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8] + SIN([.C509]) * [.D509]" office:value-type="float" office:value="-3.02858705039066" calcext:value-type="float">
            <text:p>-3.02858705039066</text:p>
          </table:table-cell>
          <table:table-cell table:formula="of:=[.B508]+ COS([.C509]) * [.D509]" office:value-type="float" office:value="-10.561758364422" calcext:value-type="float">
            <text:p>-10.561758364422</text:p>
          </table:table-cell>
          <table:table-cell table:formula="of:=[.C508] - 0.0174533" office:value-type="float" office:value="8.42994289999993" calcext:value-type="float">
            <text:p>8.42994289999993</text:p>
          </table:table-cell>
          <table:table-cell table:formula="of:=[.D5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9] + SIN([.C510]) * [.D510]" office:value-type="float" office:value="-2.9437823788398" calcext:value-type="float">
            <text:p>-2.9437823788398</text:p>
          </table:table-cell>
          <table:table-cell table:formula="of:=[.B509]+ COS([.C510]) * [.D510]" office:value-type="float" office:value="-10.6147505117945" calcext:value-type="float">
            <text:p>-10.6147505117945</text:p>
          </table:table-cell>
          <table:table-cell table:formula="of:=[.C509] - 0.0174533" office:value-type="float" office:value="8.41248959999993" calcext:value-type="float">
            <text:p>8.41248959999993</text:p>
          </table:table-cell>
          <table:table-cell table:formula="of:=[.D5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0] + SIN([.C511]) * [.D511]" office:value-type="float" office:value="-2.85806578257199" calcext:value-type="float">
            <text:p>-2.85806578257199</text:p>
          </table:table-cell>
          <table:table-cell table:formula="of:=[.B510]+ COS([.C511]) * [.D511]" office:value-type="float" office:value="-10.6662545419695" calcext:value-type="float">
            <text:p>-10.6662545419695</text:p>
          </table:table-cell>
          <table:table-cell table:formula="of:=[.C510] - 0.0174533" office:value-type="float" office:value="8.39503629999993" calcext:value-type="float">
            <text:p>8.39503629999993</text:p>
          </table:table-cell>
          <table:table-cell table:formula="of:=[.D5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1] + SIN([.C512]) * [.D512]" office:value-type="float" office:value="-2.77146337171519" calcext:value-type="float">
            <text:p>-2.77146337171519</text:p>
          </table:table-cell>
          <table:table-cell table:formula="of:=[.B511]+ COS([.C512]) * [.D512]" office:value-type="float" office:value="-10.7162547663069" calcext:value-type="float">
            <text:p>-10.7162547663069</text:p>
          </table:table-cell>
          <table:table-cell table:formula="of:=[.C511] - 0.0174533" office:value-type="float" office:value="8.37758299999993" calcext:value-type="float">
            <text:p>8.37758299999993</text:p>
          </table:table-cell>
          <table:table-cell table:formula="of:=[.D5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2] + SIN([.C513]) * [.D513]" office:value-type="float" office:value="-2.6840015262253" calcext:value-type="float">
            <text:p>-2.6840015262253</text:p>
          </table:table-cell>
          <table:table-cell table:formula="of:=[.B512]+ COS([.C513]) * [.D513]" office:value-type="float" office:value="-10.764735954241" calcext:value-type="float">
            <text:p>-10.764735954241</text:p>
          </table:table-cell>
          <table:table-cell table:formula="of:=[.C512] - 0.0174533" office:value-type="float" office:value="8.36012969999993" calcext:value-type="float">
            <text:p>8.36012969999993</text:p>
          </table:table-cell>
          <table:table-cell table:formula="of:=[.D5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3] + SIN([.C514]) * [.D514]" office:value-type="float" office:value="-2.59570688785056" calcext:value-type="float">
            <text:p>-2.59570688785056</text:p>
          </table:table-cell>
          <table:table-cell table:formula="of:=[.B513]+ COS([.C514]) * [.D514]" office:value-type="float" office:value="-10.8116833379196" calcext:value-type="float">
            <text:p>-10.8116833379196</text:p>
          </table:table-cell>
          <table:table-cell table:formula="of:=[.C513] - 0.0174533" office:value-type="float" office:value="8.34267639999993" calcext:value-type="float">
            <text:p>8.34267639999993</text:p>
          </table:table-cell>
          <table:table-cell table:formula="of:=[.D5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4] + SIN([.C515]) * [.D515]" office:value-type="float" office:value="-2.50660635201618" calcext:value-type="float">
            <text:p>-2.50660635201618</text:p>
          </table:table-cell>
          <table:table-cell table:formula="of:=[.B514]+ COS([.C515]) * [.D515]" office:value-type="float" office:value="-10.8570826167028" calcext:value-type="float">
            <text:p>-10.8570826167028</text:p>
          </table:table-cell>
          <table:table-cell table:formula="of:=[.C514] - 0.0174533" office:value-type="float" office:value="8.32522309999993" calcext:value-type="float">
            <text:p>8.32522309999993</text:p>
          </table:table-cell>
          <table:table-cell table:formula="of:=[.D5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5] + SIN([.C516]) * [.D516]" office:value-type="float" office:value="-2.4167270596318" calcext:value-type="float">
            <text:p>-2.4167270596318</text:p>
          </table:table-cell>
          <table:table-cell table:formula="of:=[.B515]+ COS([.C516]) * [.D516]" office:value-type="float" office:value="-10.9009199615184" calcext:value-type="float">
            <text:p>-10.9009199615184</text:p>
          </table:table-cell>
          <table:table-cell table:formula="of:=[.C515] - 0.0174533" office:value-type="float" office:value="8.30776979999993" calcext:value-type="float">
            <text:p>8.30776979999993</text:p>
          </table:table-cell>
          <table:table-cell table:formula="of:=[.D5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6] + SIN([.C517]) * [.D517]" office:value-type="float" office:value="-2.32609638882401" calcext:value-type="float">
            <text:p>-2.32609638882401</text:p>
          </table:table-cell>
          <table:table-cell table:formula="of:=[.B516]+ COS([.C517]) * [.D517]" office:value-type="float" office:value="-10.9431820190751" calcext:value-type="float">
            <text:p>-10.9431820190751</text:p>
          </table:table-cell>
          <table:table-cell table:formula="of:=[.C516] - 0.0174533" office:value-type="float" office:value="8.29031649999993" calcext:value-type="float">
            <text:p>8.29031649999993</text:p>
          </table:table-cell>
          <table:table-cell table:formula="of:=[.D5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7] + SIN([.C518]) * [.D518]" office:value-type="float" office:value="-2.23474194659676" calcext:value-type="float">
            <text:p>-2.23474194659676</text:p>
          </table:table-cell>
          <table:table-cell table:formula="of:=[.B517]+ COS([.C518]) * [.D518]" office:value-type="float" office:value="-10.9838559159298" calcext:value-type="float">
            <text:p>-10.9838559159298</text:p>
          </table:table-cell>
          <table:table-cell table:formula="of:=[.C517] - 0.0174533" office:value-type="float" office:value="8.27286319999993" calcext:value-type="float">
            <text:p>8.27286319999993</text:p>
          </table:table-cell>
          <table:table-cell table:formula="of:=[.D5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8] + SIN([.C519]) * [.D519]" office:value-type="float" office:value="-2.14269156042198" calcext:value-type="float">
            <text:p>-2.14269156042198</text:p>
          </table:table-cell>
          <table:table-cell table:formula="of:=[.B518]+ COS([.C519]) * [.D519]" office:value-type="float" office:value="-11.0229292624089" calcext:value-type="float">
            <text:p>-11.0229292624089</text:p>
          </table:table-cell>
          <table:table-cell table:formula="of:=[.C518] - 0.0174533" office:value-type="float" office:value="8.25540989999993" calcext:value-type="float">
            <text:p>8.25540989999993</text:p>
          </table:table-cell>
          <table:table-cell table:formula="of:=[.D5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9] + SIN([.C520]) * [.D520]" office:value-type="float" office:value="-2.04997326976304" calcext:value-type="float">
            <text:p>-2.04997326976304</text:p>
          </table:table-cell>
          <table:table-cell table:formula="of:=[.B519]+ COS([.C520]) * [.D520]" office:value-type="float" office:value="-11.0603901563823" calcext:value-type="float">
            <text:p>-11.0603901563823</text:p>
          </table:table-cell>
          <table:table-cell table:formula="of:=[.C519] - 0.0174533" office:value-type="float" office:value="8.23795659999994" calcext:value-type="float">
            <text:p>8.23795659999994</text:p>
          </table:table-cell>
          <table:table-cell table:formula="of:=[.D5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0] + SIN([.C521]) * [.D521]" office:value-type="float" office:value="-1.95661531753368" calcext:value-type="float">
            <text:p>-1.95661531753368</text:p>
          </table:table-cell>
          <table:table-cell table:formula="of:=[.B520]+ COS([.C521]) * [.D521]" office:value-type="float" office:value="-11.096227186889" calcext:value-type="float">
            <text:p>-11.096227186889</text:p>
          </table:table-cell>
          <table:table-cell table:formula="of:=[.C520] - 0.0174533" office:value-type="float" office:value="8.22050329999994" calcext:value-type="float">
            <text:p>8.22050329999994</text:p>
          </table:table-cell>
          <table:table-cell table:formula="of:=[.D5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1] + SIN([.C522]) * [.D522]" office:value-type="float" office:value="-1.86264614149488" calcext:value-type="float">
            <text:p>-1.86264614149488</text:p>
          </table:table-cell>
          <table:table-cell table:formula="of:=[.B521]+ COS([.C522]) * [.D522]" office:value-type="float" office:value="-11.130429437613" calcext:value-type="float">
            <text:p>-11.130429437613</text:p>
          </table:table-cell>
          <table:table-cell table:formula="of:=[.C521] - 0.0174533" office:value-type="float" office:value="8.20304999999994" calcext:value-type="float">
            <text:p>8.20304999999994</text:p>
          </table:table-cell>
          <table:table-cell table:formula="of:=[.D5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2] + SIN([.C523]) * [.D523]" office:value-type="float" office:value="-1.76809436559251" calcext:value-type="float">
            <text:p>-1.76809436559251</text:p>
          </table:table-cell>
          <table:table-cell table:formula="of:=[.B522]+ COS([.C523]) * [.D523]" office:value-type="float" office:value="-11.1629864902086" calcext:value-type="float">
            <text:p>-11.1629864902086</text:p>
          </table:table-cell>
          <table:table-cell table:formula="of:=[.C522] - 0.0174533" office:value-type="float" office:value="8.18559669999994" calcext:value-type="float">
            <text:p>8.18559669999994</text:p>
          </table:table-cell>
          <table:table-cell table:formula="of:=[.D5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3] + SIN([.C524]) * [.D524]" office:value-type="float" office:value="-1.67298879123813" calcext:value-type="float">
            <text:p>-1.67298879123813</text:p>
          </table:table-cell>
          <table:table-cell table:formula="of:=[.B523]+ COS([.C524]) * [.D524]" office:value-type="float" office:value="-11.1938884274735" calcext:value-type="float">
            <text:p>-11.1938884274735</text:p>
          </table:table-cell>
          <table:table-cell table:formula="of:=[.C523] - 0.0174533" office:value-type="float" office:value="8.16814339999994" calcext:value-type="float">
            <text:p>8.16814339999994</text:p>
          </table:table-cell>
          <table:table-cell table:formula="of:=[.D5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4] + SIN([.C525]) * [.D525]" office:value-type="float" office:value="-1.57735838853584" calcext:value-type="float">
            <text:p>-1.57735838853584</text:p>
          </table:table-cell>
          <table:table-cell table:formula="of:=[.B524]+ COS([.C525]) * [.D525]" office:value-type="float" office:value="-11.2231258363703" calcext:value-type="float">
            <text:p>-11.2231258363703</text:p>
          </table:table-cell>
          <table:table-cell table:formula="of:=[.C524] - 0.0174533" office:value-type="float" office:value="8.15069009999994" calcext:value-type="float">
            <text:p>8.15069009999994</text:p>
          </table:table-cell>
          <table:table-cell table:formula="of:=[.D5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5] + SIN([.C526]) * [.D526]" office:value-type="float" office:value="-1.48123228745766" calcext:value-type="float">
            <text:p>-1.48123228745766</text:p>
          </table:table-cell>
          <table:table-cell table:formula="of:=[.B525]+ COS([.C526]) * [.D526]" office:value-type="float" office:value="-11.2506898108933" calcext:value-type="float">
            <text:p>-11.2506898108933</text:p>
          </table:table-cell>
          <table:table-cell table:formula="of:=[.C525] - 0.0174533" office:value-type="float" office:value="8.13323679999994" calcext:value-type="float">
            <text:p>8.13323679999994</text:p>
          </table:table-cell>
          <table:table-cell table:formula="of:=[.D5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6] + SIN([.C527]) * [.D527]" office:value-type="float" office:value="-1.38463976897027" calcext:value-type="float">
            <text:p>-1.38463976897027</text:p>
          </table:table-cell>
          <table:table-cell table:formula="of:=[.B526]+ COS([.C527]) * [.D527]" office:value-type="float" office:value="-11.2765719547818" calcext:value-type="float">
            <text:p>-11.2765719547818</text:p>
          </table:table-cell>
          <table:table-cell table:formula="of:=[.C526] - 0.0174533" office:value-type="float" office:value="8.11578349999994" calcext:value-type="float">
            <text:p>8.11578349999994</text:p>
          </table:table-cell>
          <table:table-cell table:formula="of:=[.D5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7] + SIN([.C528]) * [.D528]" office:value-type="float" office:value="-1.28761025611573" calcext:value-type="float">
            <text:p>-1.28761025611573</text:p>
          </table:table-cell>
          <table:table-cell table:formula="of:=[.B527]+ COS([.C528]) * [.D528]" office:value-type="float" office:value="-11.3007643840771" calcext:value-type="float">
            <text:p>-11.3007643840771</text:p>
          </table:table-cell>
          <table:table-cell table:formula="of:=[.C527] - 0.0174533" office:value-type="float" office:value="8.09833019999994" calcext:value-type="float">
            <text:p>8.09833019999994</text:p>
          </table:table-cell>
          <table:table-cell table:formula="of:=[.D5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8] + SIN([.C529]) * [.D529]" office:value-type="float" office:value="-1.19017330504893" calcext:value-type="float">
            <text:p>-1.19017330504893</text:p>
          </table:table-cell>
          <table:table-cell table:formula="of:=[.B528]+ COS([.C529]) * [.D529]" office:value-type="float" office:value="-11.3232597295247" calcext:value-type="float">
            <text:p>-11.3232597295247</text:p>
          </table:table-cell>
          <table:table-cell table:formula="of:=[.C528] - 0.0174533" office:value-type="float" office:value="8.08087689999994" calcext:value-type="float">
            <text:p>8.08087689999994</text:p>
          </table:table-cell>
          <table:table-cell table:formula="of:=[.D5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9] + SIN([.C530]) * [.D530]" office:value-type="float" office:value="-1.09235859603451" calcext:value-type="float">
            <text:p>-1.09235859603451</text:p>
          </table:table-cell>
          <table:table-cell table:formula="of:=[.B529]+ COS([.C530]) * [.D530]" office:value-type="float" office:value="-11.3440511388186" calcext:value-type="float">
            <text:p>-11.3440511388186</text:p>
          </table:table-cell>
          <table:table-cell table:formula="of:=[.C529] - 0.0174533" office:value-type="float" office:value="8.06342359999994" calcext:value-type="float">
            <text:p>8.06342359999994</text:p>
          </table:table-cell>
          <table:table-cell table:formula="of:=[.D5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0] + SIN([.C531]) * [.D531]" office:value-type="float" office:value="-0.99419592440592" calcext:value-type="float">
            <text:p>-0.99419592440592</text:p>
          </table:table-cell>
          <table:table-cell table:formula="of:=[.B530]+ COS([.C531]) * [.D531]" office:value-type="float" office:value="-11.3631322786885" calcext:value-type="float">
            <text:p>-11.3631322786885</text:p>
          </table:table-cell>
          <table:table-cell table:formula="of:=[.C530] - 0.0174533" office:value-type="float" office:value="8.04597029999994" calcext:value-type="float">
            <text:p>8.04597029999994</text:p>
          </table:table-cell>
          <table:table-cell table:formula="of:=[.D5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1] + SIN([.C532]) * [.D532]" office:value-type="float" office:value="-0.895715191489492" calcext:value-type="float">
            <text:p>-0.895715191489492</text:p>
          </table:table-cell>
          <table:table-cell table:formula="of:=[.B531]+ COS([.C532]) * [.D532]" office:value-type="float" office:value="-11.3804973368296" calcext:value-type="float">
            <text:p>-11.3804973368296</text:p>
          </table:table-cell>
          <table:table-cell table:formula="of:=[.C531] - 0.0174533" office:value-type="float" office:value="8.02851699999994" calcext:value-type="float">
            <text:p>8.02851699999994</text:p>
          </table:table-cell>
          <table:table-cell table:formula="of:=[.D5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2] + SIN([.C533]) * [.D533]" office:value-type="float" office:value="-0.796946395496188" calcext:value-type="float">
            <text:p>-0.796946395496188</text:p>
          </table:table-cell>
          <table:table-cell table:formula="of:=[.B532]+ COS([.C533]) * [.D533]" office:value-type="float" office:value="-11.3961410236723" calcext:value-type="float">
            <text:p>-11.3961410236723</text:p>
          </table:table-cell>
          <table:table-cell table:formula="of:=[.C532] - 0.0174533" office:value-type="float" office:value="8.01106369999994" calcext:value-type="float">
            <text:p>8.01106369999994</text:p>
          </table:table-cell>
          <table:table-cell table:formula="of:=[.D5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3] + SIN([.C534]) * [.D534]" office:value-type="float" office:value="-0.697919622383851" calcext:value-type="float">
            <text:p>-0.697919622383851</text:p>
          </table:table-cell>
          <table:table-cell table:formula="of:=[.B533]+ COS([.C534]) * [.D534]" office:value-type="float" office:value="-11.4100585739941" calcext:value-type="float">
            <text:p>-11.4100585739941</text:p>
          </table:table-cell>
          <table:table-cell table:formula="of:=[.C533] - 0.0174533" office:value-type="float" office:value="7.99361039999994" calcext:value-type="float">
            <text:p>7.99361039999994</text:p>
          </table:table-cell>
          <table:table-cell table:formula="of:=[.D5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4] + SIN([.C535]) * [.D535]" office:value-type="float" office:value="-0.598665036692718" calcext:value-type="float">
            <text:p>-0.598665036692718</text:p>
          </table:table-cell>
          <table:table-cell table:formula="of:=[.B534]+ COS([.C535]) * [.D535]" office:value-type="float" office:value="-11.4222457483705" calcext:value-type="float">
            <text:p>-11.4222457483705</text:p>
          </table:table-cell>
          <table:table-cell table:formula="of:=[.C534] - 0.0174533" office:value-type="float" office:value="7.97615709999994" calcext:value-type="float">
            <text:p>7.97615709999994</text:p>
          </table:table-cell>
          <table:table-cell table:formula="of:=[.D5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5] + SIN([.C536]) * [.D536]" office:value-type="float" office:value="-0.499212872357008" calcext:value-type="float">
            <text:p>-0.499212872357008</text:p>
          </table:table-cell>
          <table:table-cell table:formula="of:=[.B535]+ COS([.C536]) * [.D536]" office:value-type="float" office:value="-11.4326988344671" calcext:value-type="float">
            <text:p>-11.4326988344671</text:p>
          </table:table-cell>
          <table:table-cell table:formula="of:=[.C535] - 0.0174533" office:value-type="float" office:value="7.95870379999994" calcext:value-type="float">
            <text:p>7.95870379999994</text:p>
          </table:table-cell>
          <table:table-cell table:formula="of:=[.D5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6] + SIN([.C537]) * [.D537]" office:value-type="float" office:value="-0.399593423495356" calcext:value-type="float">
            <text:p>-0.399593423495356</text:p>
          </table:table-cell>
          <table:table-cell table:formula="of:=[.B536]+ COS([.C537]) * [.D537]" office:value-type="float" office:value="-11.4414146481698" calcext:value-type="float">
            <text:p>-11.4414146481698</text:p>
          </table:table-cell>
          <table:table-cell table:formula="of:=[.C536] - 0.0174533" office:value-type="float" office:value="7.94125049999994" calcext:value-type="float">
            <text:p>7.94125049999994</text:p>
          </table:table-cell>
          <table:table-cell table:formula="of:=[.D5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7] + SIN([.C538]) * [.D538]" office:value-type="float" office:value="-0.299837035182933" calcext:value-type="float">
            <text:p>-0.299837035182933</text:p>
          </table:table-cell>
          <table:table-cell table:formula="of:=[.B537]+ COS([.C538]) * [.D538]" office:value-type="float" office:value="-11.4483905345551" calcext:value-type="float">
            <text:p>-11.4483905345551</text:p>
          </table:table-cell>
          <table:table-cell table:formula="of:=[.C537] - 0.0174533" office:value-type="float" office:value="7.92379719999994" calcext:value-type="float">
            <text:p>7.92379719999994</text:p>
          </table:table-cell>
          <table:table-cell table:formula="of:=[.D5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8] + SIN([.C539]) * [.D539]" office:value-type="float" office:value="-0.199974094208023" calcext:value-type="float">
            <text:p>-0.199974094208023</text:p>
          </table:table-cell>
          <table:table-cell table:formula="of:=[.B538]+ COS([.C539]) * [.D539]" office:value-type="float" office:value="-11.4536243686987" calcext:value-type="float">
            <text:p>-11.4536243686987</text:p>
          </table:table-cell>
          <table:table-cell table:formula="of:=[.C538] - 0.0174533" office:value-type="float" office:value="7.90634389999994" calcext:value-type="float">
            <text:p>7.90634389999994</text:p>
          </table:table-cell>
          <table:table-cell table:formula="of:=[.D5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9] + SIN([.C540]) * [.D540]" office:value-type="float" office:value="-0.100035019815917" calcext:value-type="float">
            <text:p>-0.100035019815917</text:p>
          </table:table-cell>
          <table:table-cell table:formula="of:=[.B539]+ COS([.C540]) * [.D540]" office:value-type="float" office:value="-11.4571145563224" calcext:value-type="float">
            <text:p>-11.4571145563224</text:p>
          </table:table-cell>
          <table:table-cell table:formula="of:=[.C539] - 0.0174533" office:value-type="float" office:value="7.88889059999994" calcext:value-type="float">
            <text:p>7.88889059999994</text:p>
          </table:table-cell>
          <table:table-cell table:formula="of:=[.D5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0] + SIN([.C541]) * [.D541]" office:value-type="float" office:value="-0.0000502544428975654" calcext:value-type="float">
            <text:p>-5.02544428975654E-05</text:p>
          </table:table-cell>
          <table:table-cell table:formula="of:=[.B540]+ COS([.C541]) * [.D541]" office:value-type="float" office:value="-11.4588600342805" calcext:value-type="float">
            <text:p>-11.4588600342805</text:p>
          </table:table-cell>
          <table:table-cell table:formula="of:=[.C540] - 0.0174533" office:value-type="float" office:value="7.87143729999994" calcext:value-type="float">
            <text:p>7.87143729999994</text:p>
          </table:table-cell>
          <table:table-cell table:formula="of:=[.D5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1] + SIN([.C542]) * [.D542]" office:value-type="float" office:value="0.0999497455568225" calcext:value-type="float">
            <text:p>0.099949745556823</text:p>
          </table:table-cell>
          <table:table-cell table:formula="of:=[.B541]+ COS([.C542]) * [.D542]" office:value-type="float" office:value="-11.4588602708831" calcext:value-type="float">
            <text:p>-11.4588602708831</text:p>
          </table:table-cell>
          <table:table-cell table:formula="of:=[.C541] - 0.0174533" office:value-type="float" office:value="7.85398399999994" calcext:value-type="float">
            <text:p>7.85398399999994</text:p>
          </table:table-cell>
          <table:table-cell table:formula="of:=[.D5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2] + SIN([.C543]) * [.D543]" office:value-type="float" office:value="0.199934519188413" calcext:value-type="float">
            <text:p>0.199934519188413</text:p>
          </table:table-cell>
          <table:table-cell table:formula="of:=[.B542]+ COS([.C543]) * [.D543]" office:value-type="float" office:value="-11.457115266058" calcext:value-type="float">
            <text:p>-11.457115266058</text:p>
          </table:table-cell>
          <table:table-cell table:formula="of:=[.C542] - 0.0174533" office:value-type="float" office:value="7.83653069999994" calcext:value-type="float">
            <text:p>7.83653069999994</text:p>
          </table:table-cell>
          <table:table-cell table:formula="of:=[.D5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3] + SIN([.C544]) * [.D544]" office:value-type="float" office:value="0.299873610095146" calcext:value-type="float">
            <text:p>0.299873610095146</text:p>
          </table:table-cell>
          <table:table-cell table:formula="of:=[.B543]+ COS([.C544]) * [.D544]" office:value-type="float" office:value="-11.4536255513511" calcext:value-type="float">
            <text:p>-11.4536255513511</text:p>
          </table:table-cell>
          <table:table-cell table:formula="of:=[.C543] - 0.0174533" office:value-type="float" office:value="7.81907739999994" calcext:value-type="float">
            <text:p>7.81907739999994</text:p>
          </table:table-cell>
          <table:table-cell table:formula="of:=[.D5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4] + SIN([.C545]) * [.D545]" office:value-type="float" office:value="0.399736575835707" calcext:value-type="float">
            <text:p>0.399736575835707</text:p>
          </table:table-cell>
          <table:table-cell table:formula="of:=[.B544]+ COS([.C545]) * [.D545]" office:value-type="float" office:value="-11.4483921897641" calcext:value-type="float">
            <text:p>-11.4483921897641</text:p>
          </table:table-cell>
          <table:table-cell table:formula="of:=[.C544] - 0.0174533" office:value-type="float" office:value="7.80162409999994" calcext:value-type="float">
            <text:p>7.80162409999994</text:p>
          </table:table-cell>
          <table:table-cell table:formula="of:=[.D5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5] + SIN([.C546]) * [.D546]" office:value-type="float" office:value="0.499492997157263" calcext:value-type="float">
            <text:p>0.499492997157263</text:p>
          </table:table-cell>
          <table:table-cell table:formula="of:=[.B545]+ COS([.C546]) * [.D546]" office:value-type="float" office:value="-11.4414167754312" calcext:value-type="float">
            <text:p>-11.4414167754312</text:p>
          </table:table-cell>
          <table:table-cell table:formula="of:=[.C545] - 0.0174533" office:value-type="float" office:value="7.78417079999994" calcext:value-type="float">
            <text:p>7.78417079999994</text:p>
          </table:table-cell>
          <table:table-cell table:formula="of:=[.D5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6] + SIN([.C547]) * [.D547]" office:value-type="float" office:value="0.599112487261473" calcext:value-type="float">
            <text:p>0.599112487261473</text:p>
          </table:table-cell>
          <table:table-cell table:formula="of:=[.B546]+ COS([.C547]) * [.D547]" office:value-type="float" office:value="-11.4327014331329" calcext:value-type="float">
            <text:p>-11.4327014331329</text:p>
          </table:table-cell>
          <table:table-cell table:formula="of:=[.C546] - 0.0174533" office:value-type="float" office:value="7.76671749999994" calcext:value-type="float">
            <text:p>7.76671749999994</text:p>
          </table:table-cell>
          <table:table-cell table:formula="of:=[.D5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7] + SIN([.C548]) * [.D548]" office:value-type="float" office:value="0.698564701060606" calcext:value-type="float">
            <text:p>0.698564701060606</text:p>
          </table:table-cell>
          <table:table-cell table:formula="of:=[.B547]+ COS([.C548]) * [.D548]" office:value-type="float" office:value="-11.4222488176491" calcext:value-type="float">
            <text:p>-11.4222488176491</text:p>
          </table:table-cell>
          <table:table-cell table:formula="of:=[.C547] - 0.0174533" office:value-type="float" office:value="7.74926419999994" calcext:value-type="float">
            <text:p>7.74926419999994</text:p>
          </table:table-cell>
          <table:table-cell table:formula="of:=[.D5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8] + SIN([.C549]) * [.D549]" office:value-type="float" office:value="0.797819344420957" calcext:value-type="float">
            <text:p>0.797819344420957</text:p>
          </table:table-cell>
          <table:table-cell table:formula="of:=[.B548]+ COS([.C549]) * [.D549]" office:value-type="float" office:value="-11.4100621129505" calcext:value-type="float">
            <text:p>-11.4100621129505</text:p>
          </table:table-cell>
          <table:table-cell table:formula="of:=[.C548] - 0.0174533" office:value-type="float" office:value="7.73181089999994" calcext:value-type="float">
            <text:p>7.73181089999994</text:p>
          </table:table-cell>
          <table:table-cell table:formula="of:=[.D5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9] + SIN([.C550]) * [.D550]" office:value-type="float" office:value="0.896846183390742" calcext:value-type="float">
            <text:p>0.896846183390742</text:p>
          </table:table-cell>
          <table:table-cell table:formula="of:=[.B549]+ COS([.C550]) * [.D550]" office:value-type="float" office:value="-11.3961450312287" calcext:value-type="float">
            <text:p>-11.3961450312287</text:p>
          </table:table-cell>
          <table:table-cell table:formula="of:=[.C549] - 0.0174533" office:value-type="float" office:value="7.71435759999994" calcext:value-type="float">
            <text:p>7.71435759999994</text:p>
          </table:table-cell>
          <table:table-cell table:formula="of:=[.D5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0] + SIN([.C551]) * [.D551]" office:value-type="float" office:value="0.995615053409663" calcext:value-type="float">
            <text:p>0.995615053409663</text:p>
          </table:table-cell>
          <table:table-cell table:formula="of:=[.B550]+ COS([.C551]) * [.D551]" office:value-type="float" office:value="-11.3805018117651" calcext:value-type="float">
            <text:p>-11.3805018117651</text:p>
          </table:table-cell>
          <table:table-cell table:formula="of:=[.C550] - 0.0174533" office:value-type="float" office:value="7.69690429999995" calcext:value-type="float">
            <text:p>7.69690429999995</text:p>
          </table:table-cell>
          <table:table-cell table:formula="of:=[.D5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1] + SIN([.C552]) * [.D552]" office:value-type="float" office:value="1.09409586849733" calcext:value-type="float">
            <text:p>1.09409586849733</text:p>
          </table:table-cell>
          <table:table-cell table:formula="of:=[.B551]+ COS([.C552]) * [.D552]" office:value-type="float" office:value="-11.3631372196401" calcext:value-type="float">
            <text:p>-11.3631372196401</text:p>
          </table:table-cell>
          <table:table-cell table:formula="of:=[.C551] - 0.0174533" office:value-type="float" office:value="7.67945099999995" calcext:value-type="float">
            <text:p>7.67945099999995</text:p>
          </table:table-cell>
          <table:table-cell table:formula="of:=[.D5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2] + SIN([.C553]) * [.D553]" office:value-type="float" office:value="1.19225863041774" calcext:value-type="float">
            <text:p>1.19225863041774</text:p>
          </table:table-cell>
          <table:table-cell table:formula="of:=[.B552]+ COS([.C553]) * [.D553]" office:value-type="float" office:value="-11.3440565442811" calcext:value-type="float">
            <text:p>-11.3440565442811</text:p>
          </table:table-cell>
          <table:table-cell table:formula="of:=[.C552] - 0.0174533" office:value-type="float" office:value="7.66199769999995" calcext:value-type="float">
            <text:p>7.66199769999995</text:p>
          </table:table-cell>
          <table:table-cell table:formula="of:=[.D5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3] + SIN([.C554]) * [.D554]" office:value-type="float" office:value="1.29007343781708" calcext:value-type="float">
            <text:p>1.29007343781708</text:p>
          </table:table-cell>
          <table:table-cell table:formula="of:=[.B553]+ COS([.C554]) * [.D554]" office:value-type="float" office:value="-11.3232655978517" calcext:value-type="float">
            <text:p>-11.3232655978517</text:p>
          </table:table-cell>
          <table:table-cell table:formula="of:=[.C553] - 0.0174533" office:value-type="float" office:value="7.64454439999995" calcext:value-type="float">
            <text:p>7.64454439999995</text:p>
          </table:table-cell>
          <table:table-cell table:formula="of:=[.D5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4] + SIN([.C555]) * [.D555]" office:value-type="float" office:value="1.3875104953319" calcext:value-type="float">
            <text:p>1.3875104953319</text:p>
          </table:table-cell>
          <table:table-cell table:formula="of:=[.B554]+ COS([.C555]) * [.D555]" office:value-type="float" office:value="-11.3007707134809" calcext:value-type="float">
            <text:p>-11.3007707134809</text:p>
          </table:table-cell>
          <table:table-cell table:formula="of:=[.C554] - 0.0174533" office:value-type="float" office:value="7.62709109999995" calcext:value-type="float">
            <text:p>7.62709109999995</text:p>
          </table:table-cell>
          <table:table-cell table:formula="of:=[.D5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5] + SIN([.C556]) * [.D556]" office:value-type="float" office:value="1.48454012266516" calcext:value-type="float">
            <text:p>1.48454012266516</text:p>
          </table:table-cell>
          <table:table-cell table:formula="of:=[.B555]+ COS([.C556]) * [.D556]" office:value-type="float" office:value="-11.2765787433344" calcext:value-type="float">
            <text:p>-11.2765787433344</text:p>
          </table:table-cell>
          <table:table-cell table:formula="of:=[.C555] - 0.0174533" office:value-type="float" office:value="7.60963779999995" calcext:value-type="float">
            <text:p>7.60963779999995</text:p>
          </table:table-cell>
          <table:table-cell table:formula="of:=[.D5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6] + SIN([.C557]) * [.D557]" office:value-type="float" office:value="1.5811327636271" calcext:value-type="float">
            <text:p>1.5811327636271</text:p>
          </table:table-cell>
          <table:table-cell table:formula="of:=[.B556]+ COS([.C557]) * [.D557]" office:value-type="float" office:value="-11.250697056527" calcext:value-type="float">
            <text:p>-11.250697056527</text:p>
          </table:table-cell>
          <table:table-cell table:formula="of:=[.C556] - 0.0174533" office:value-type="float" office:value="7.59218449999995" calcext:value-type="float">
            <text:p>7.59218449999995</text:p>
          </table:table-cell>
          <table:table-cell table:formula="of:=[.D5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7] + SIN([.C558]) * [.D558]" office:value-type="float" office:value="1.67725899513834" calcext:value-type="float">
            <text:p>1.67725899513834</text:p>
          </table:table-cell>
          <table:table-cell table:formula="of:=[.B557]+ COS([.C558]) * [.D558]" office:value-type="float" office:value="-11.2231335368779" calcext:value-type="float">
            <text:p>-11.2231335368779</text:p>
          </table:table-cell>
          <table:table-cell table:formula="of:=[.C557] - 0.0174533" office:value-type="float" office:value="7.57473119999995" calcext:value-type="float">
            <text:p>7.57473119999995</text:p>
          </table:table-cell>
          <table:table-cell table:formula="of:=[.D5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8] + SIN([.C559]) * [.D559]" office:value-type="float" office:value="1.77288953619246" calcext:value-type="float">
            <text:p>1.77288953619246</text:p>
          </table:table-cell>
          <table:table-cell table:formula="of:=[.B558]+ COS([.C559]) * [.D559]" office:value-type="float" office:value="-11.1938965805093" calcext:value-type="float">
            <text:p>-11.1938965805093</text:p>
          </table:table-cell>
          <table:table-cell table:formula="of:=[.C558] - 0.0174533" office:value-type="float" office:value="7.55727789999995" calcext:value-type="float">
            <text:p>7.55727789999995</text:p>
          </table:table-cell>
          <table:table-cell table:formula="of:=[.D5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9] + SIN([.C560]) * [.D560]" office:value-type="float" office:value="1.86799525677531" calcext:value-type="float">
            <text:p>1.86799525677531</text:p>
          </table:table-cell>
          <table:table-cell table:formula="of:=[.B559]+ COS([.C560]) * [.D560]" office:value-type="float" office:value="-11.1629950932892" calcext:value-type="float">
            <text:p>-11.1629950932892</text:p>
          </table:table-cell>
          <table:table-cell table:formula="of:=[.C559] - 0.0174533" office:value-type="float" office:value="7.53982459999995" calcext:value-type="float">
            <text:p>7.53982459999995</text:p>
          </table:table-cell>
          <table:table-cell table:formula="of:=[.D5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0] + SIN([.C561]) * [.D561]" office:value-type="float" office:value="1.96254718673826" calcext:value-type="float">
            <text:p>1.96254718673826</text:p>
          </table:table-cell>
          <table:table-cell table:formula="of:=[.B560]+ COS([.C561]) * [.D561]" office:value-type="float" office:value="-11.1304384881178" calcext:value-type="float">
            <text:p>-11.1304384881178</text:p>
          </table:table-cell>
          <table:table-cell table:formula="of:=[.C560] - 0.0174533" office:value-type="float" office:value="7.52237129999995" calcext:value-type="float">
            <text:p>7.52237129999995</text:p>
          </table:table-cell>
          <table:table-cell table:formula="of:=[.D5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1] + SIN([.C562]) * [.D562]" office:value-type="float" office:value="2.05651652462279" calcext:value-type="float">
            <text:p>2.05651652462279</text:p>
          </table:table-cell>
          <table:table-cell table:formula="of:=[.B561]+ COS([.C562]) * [.D562]" office:value-type="float" office:value="-11.0962366820611" calcext:value-type="float">
            <text:p>-11.0962366820611</text:p>
          </table:table-cell>
          <table:table-cell table:formula="of:=[.C561] - 0.0174533" office:value-type="float" office:value="7.50491799999995" calcext:value-type="float">
            <text:p>7.50491799999995</text:p>
          </table:table-cell>
          <table:table-cell table:formula="of:=[.D5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2] + SIN([.C563]) * [.D563]" office:value-type="float" office:value="2.14987464643377" calcext:value-type="float">
            <text:p>2.14987464643377</text:p>
          </table:table-cell>
          <table:table-cell table:formula="of:=[.B562]+ COS([.C563]) * [.D563]" office:value-type="float" office:value="-11.0604000933294" calcext:value-type="float">
            <text:p>-11.0604000933294</text:p>
          </table:table-cell>
          <table:table-cell table:formula="of:=[.C562] - 0.0174533" office:value-type="float" office:value="7.48746469999995" calcext:value-type="float">
            <text:p>7.48746469999995</text:p>
          </table:table-cell>
          <table:table-cell table:formula="of:=[.D5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3] + SIN([.C564]) * [.D564]" office:value-type="float" office:value="2.24259311435852" calcext:value-type="float">
            <text:p>2.24259311435852</text:p>
          </table:table-cell>
          <table:table-cell table:formula="of:=[.B563]+ COS([.C564]) * [.D564]" office:value-type="float" office:value="-11.0229396381041" calcext:value-type="float">
            <text:p>-11.0229396381041</text:p>
          </table:table-cell>
          <table:table-cell table:formula="of:=[.C563] - 0.0174533" office:value-type="float" office:value="7.47001139999995" calcext:value-type="float">
            <text:p>7.47001139999995</text:p>
          </table:table-cell>
          <table:table-cell table:formula="of:=[.D5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4] + SIN([.C565]) * [.D565]" office:value-type="float" office:value="2.33464368542934" calcext:value-type="float">
            <text:p>2.33464368542934</text:p>
          </table:table-cell>
          <table:table-cell table:formula="of:=[.B564]+ COS([.C565]) * [.D565]" office:value-type="float" office:value="-10.9838667272126" calcext:value-type="float">
            <text:p>-10.9838667272126</text:p>
          </table:table-cell>
          <table:table-cell table:formula="of:=[.C564] - 0.0174533" office:value-type="float" office:value="7.45255809999995" calcext:value-type="float">
            <text:p>7.45255809999995</text:p>
          </table:table-cell>
          <table:table-cell table:formula="of:=[.D5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5] + SIN([.C566]) * [.D566]" office:value-type="float" office:value="2.42599832012651" calcext:value-type="float">
            <text:p>2.42599832012651</text:p>
          </table:table-cell>
          <table:table-cell table:formula="of:=[.B565]+ COS([.C566]) * [.D566]" office:value-type="float" office:value="-10.9431932626522" calcext:value-type="float">
            <text:p>-10.9431932626522</text:p>
          </table:table-cell>
          <table:table-cell table:formula="of:=[.C565] - 0.0174533" office:value-type="float" office:value="7.43510479999995" calcext:value-type="float">
            <text:p>7.43510479999995</text:p>
          </table:table-cell>
          <table:table-cell table:formula="of:=[.D5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6] + SIN([.C567]) * [.D567]" office:value-type="float" office:value="2.5166291909195" calcext:value-type="float">
            <text:p>2.5166291909195</text:p>
          </table:table-cell>
          <table:table-cell table:formula="of:=[.B566]+ COS([.C567]) * [.D567]" office:value-type="float" office:value="-10.9009316339649" calcext:value-type="float">
            <text:p>-10.9009316339649</text:p>
          </table:table-cell>
          <table:table-cell table:formula="of:=[.C566] - 0.0174533" office:value-type="float" office:value="7.41765149999995" calcext:value-type="float">
            <text:p>7.41765149999995</text:p>
          </table:table-cell>
          <table:table-cell table:formula="of:=[.D5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7] + SIN([.C568]) * [.D568]" office:value-type="float" office:value="2.60650869074343" calcext:value-type="float">
            <text:p>2.60650869074343</text:p>
          </table:table-cell>
          <table:table-cell table:formula="of:=[.B567]+ COS([.C568]) * [.D568]" office:value-type="float" office:value="-10.8570947144631" calcext:value-type="float">
            <text:p>-10.8570947144631</text:p>
          </table:table-cell>
          <table:table-cell table:formula="of:=[.C567] - 0.0174533" office:value-type="float" office:value="7.40019819999995" calcext:value-type="float">
            <text:p>7.40019819999995</text:p>
          </table:table-cell>
          <table:table-cell table:formula="of:=[.D5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8] + SIN([.C569]) * [.D569]" office:value-type="float" office:value="2.6956094414085" calcext:value-type="float">
            <text:p>2.6956094414085</text:p>
          </table:table-cell>
          <table:table-cell table:formula="of:=[.B568]+ COS([.C569]) * [.D569]" office:value-type="float" office:value="-10.8116958573088" calcext:value-type="float">
            <text:p>-10.8116958573088</text:p>
          </table:table-cell>
          <table:table-cell table:formula="of:=[.C568] - 0.0174533" office:value-type="float" office:value="7.38274489999995" calcext:value-type="float">
            <text:p>7.38274489999995</text:p>
          </table:table-cell>
          <table:table-cell table:formula="of:=[.D5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9] + SIN([.C570]) * [.D570]" office:value-type="float" office:value="2.78390430193967" calcext:value-type="float">
            <text:p>2.78390430193967</text:p>
          </table:table-cell>
          <table:table-cell table:formula="of:=[.B569]+ COS([.C570]) * [.D570]" office:value-type="float" office:value="-10.7647488914454" calcext:value-type="float">
            <text:p>-10.7647488914454</text:p>
          </table:table-cell>
          <table:table-cell table:formula="of:=[.C569] - 0.0174533" office:value-type="float" office:value="7.36529159999995" calcext:value-type="float">
            <text:p>7.36529159999995</text:p>
          </table:table-cell>
          <table:table-cell table:formula="of:=[.D5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0] + SIN([.C571]) * [.D571]" office:value-type="float" office:value="2.87136637684403" calcext:value-type="float">
            <text:p>2.87136637684403</text:p>
          </table:table-cell>
          <table:table-cell table:formula="of:=[.B570]+ COS([.C571]) * [.D571]" office:value-type="float" office:value="-10.7162681173857" calcext:value-type="float">
            <text:p>-10.7162681173857</text:p>
          </table:table-cell>
          <table:table-cell table:formula="of:=[.C570] - 0.0174533" office:value-type="float" office:value="7.34783829999995" calcext:value-type="float">
            <text:p>7.34783829999995</text:p>
          </table:table-cell>
          <table:table-cell table:formula="of:=[.D5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1] + SIN([.C572]) * [.D572]" office:value-type="float" office:value="2.95796902430346" calcext:value-type="float">
            <text:p>2.95796902430346</text:p>
          </table:table-cell>
          <table:table-cell table:formula="of:=[.B571]+ COS([.C572]) * [.D572]" office:value-type="float" office:value="-10.6662683028559" calcext:value-type="float">
            <text:p>-10.6662683028559</text:p>
          </table:table-cell>
          <table:table-cell table:formula="of:=[.C571] - 0.0174533" office:value-type="float" office:value="7.33038499999995" calcext:value-type="float">
            <text:p>7.33038499999995</text:p>
          </table:table-cell>
          <table:table-cell table:formula="of:=[.D5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2] + SIN([.C573]) * [.D573]" office:value-type="float" office:value="3.04368586429" calcext:value-type="float">
            <text:p>3.04368586429</text:p>
          </table:table-cell>
          <table:table-cell table:formula="of:=[.B572]+ COS([.C573]) * [.D573]" office:value-type="float" office:value="-10.6147646782968" calcext:value-type="float">
            <text:p>-10.6147646782968</text:p>
          </table:table-cell>
          <table:table-cell table:formula="of:=[.C572] - 0.0174533" office:value-type="float" office:value="7.31293169999995" calcext:value-type="float">
            <text:p>7.31293169999995</text:p>
          </table:table-cell>
          <table:table-cell table:formula="of:=[.D5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3] + SIN([.C574]) * [.D574]" office:value-type="float" office:value="3.12849078660146" calcext:value-type="float">
            <text:p>3.12849078660146</text:p>
          </table:table-cell>
          <table:table-cell table:formula="of:=[.B573]+ COS([.C574]) * [.D574]" office:value-type="float" office:value="-10.5617729322249" calcext:value-type="float">
            <text:p>-10.5617729322249</text:p>
          </table:table-cell>
          <table:table-cell table:formula="of:=[.C573] - 0.0174533" office:value-type="float" office:value="7.29547839999995" calcext:value-type="float">
            <text:p>7.29547839999995</text:p>
          </table:table-cell>
          <table:table-cell table:formula="of:=[.D5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4] + SIN([.C575]) * [.D575]" office:value-type="float" office:value="3.21235795881482" calcext:value-type="float">
            <text:p>3.21235795881482</text:p>
          </table:table-cell>
          <table:table-cell table:formula="of:=[.B574]+ COS([.C575]) * [.D575]" office:value-type="float" office:value="-10.5073092064532" calcext:value-type="float">
            <text:p>-10.5073092064532</text:p>
          </table:table-cell>
          <table:table-cell table:formula="of:=[.C574] - 0.0174533" office:value-type="float" office:value="7.27802509999995" calcext:value-type="float">
            <text:p>7.27802509999995</text:p>
          </table:table-cell>
          <table:table-cell table:formula="of:=[.D5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5] + SIN([.C576]) * [.D576]" office:value-type="float" office:value="3.29526183415511" calcext:value-type="float">
            <text:p>3.29526183415511</text:p>
          </table:table-cell>
          <table:table-cell table:formula="of:=[.B575]+ COS([.C576]) * [.D576]" office:value-type="float" office:value="-10.4513900911744" calcext:value-type="float">
            <text:p>-10.4513900911744</text:p>
          </table:table-cell>
          <table:table-cell table:formula="of:=[.C575] - 0.0174533" office:value-type="float" office:value="7.26057179999995" calcext:value-type="float">
            <text:p>7.26057179999995</text:p>
          </table:table-cell>
          <table:table-cell table:formula="of:=[.D5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6] + SIN([.C577]) * [.D577]" office:value-type="float" office:value="3.37717715927713" calcext:value-type="float">
            <text:p>3.37717715927713</text:p>
          </table:table-cell>
          <table:table-cell table:formula="of:=[.B576]+ COS([.C577]) * [.D577]" office:value-type="float" office:value="-10.3940326199074" calcext:value-type="float">
            <text:p>-10.3940326199074</text:p>
          </table:table-cell>
          <table:table-cell table:formula="of:=[.C576] - 0.0174533" office:value-type="float" office:value="7.24311849999995" calcext:value-type="float">
            <text:p>7.24311849999995</text:p>
          </table:table-cell>
          <table:table-cell table:formula="of:=[.D5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7] + SIN([.C578]) * [.D578]" office:value-type="float" office:value="3.45807898195793" calcext:value-type="float">
            <text:p>3.45807898195793</text:p>
          </table:table-cell>
          <table:table-cell table:formula="of:=[.B577]+ COS([.C578]) * [.D578]" office:value-type="float" office:value="-10.3352542643083" calcext:value-type="float">
            <text:p>-10.3352542643083</text:p>
          </table:table-cell>
          <table:table-cell table:formula="of:=[.C577] - 0.0174533" office:value-type="float" office:value="7.22566519999995" calcext:value-type="float">
            <text:p>7.22566519999995</text:p>
          </table:table-cell>
          <table:table-cell table:formula="of:=[.D5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8] + SIN([.C579]) * [.D579]" office:value-type="float" office:value="3.53794265869749" calcext:value-type="float">
            <text:p>3.53794265869749</text:p>
          </table:table-cell>
          <table:table-cell table:formula="of:=[.B578]+ COS([.C579]) * [.D579]" office:value-type="float" office:value="-10.2750729288493" calcext:value-type="float">
            <text:p>-10.2750729288493</text:p>
          </table:table-cell>
          <table:table-cell table:formula="of:=[.C578] - 0.0174533" office:value-type="float" office:value="7.20821189999995" calcext:value-type="float">
            <text:p>7.20821189999995</text:p>
          </table:table-cell>
          <table:table-cell table:formula="of:=[.D5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9] + SIN([.C580]) * [.D580]" office:value-type="float" office:value="3.61674386222537" calcext:value-type="float">
            <text:p>3.61674386222537</text:p>
          </table:table-cell>
          <table:table-cell table:formula="of:=[.B579]+ COS([.C580]) * [.D580]" office:value-type="float" office:value="-10.2135069453636" calcext:value-type="float">
            <text:p>-10.2135069453636</text:p>
          </table:table-cell>
          <table:table-cell table:formula="of:=[.C579] - 0.0174533" office:value-type="float" office:value="7.19075859999995" calcext:value-type="float">
            <text:p>7.19075859999995</text:p>
          </table:table-cell>
          <table:table-cell table:formula="of:=[.D5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0] + SIN([.C581]) * [.D581]" office:value-type="float" office:value="3.69445858891104" calcext:value-type="float">
            <text:p>3.69445858891104</text:p>
          </table:table-cell>
          <table:table-cell table:formula="of:=[.B580]+ COS([.C581]) * [.D581]" office:value-type="float" office:value="-10.1505750674624" calcext:value-type="float">
            <text:p>-10.1505750674624</text:p>
          </table:table-cell>
          <table:table-cell table:formula="of:=[.C580] - 0.0174533" office:value-type="float" office:value="7.17330529999996" calcext:value-type="float">
            <text:p>7.17330529999996</text:p>
          </table:table-cell>
          <table:table-cell table:formula="of:=[.D5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1] + SIN([.C582]) * [.D582]" office:value-type="float" office:value="3.7710631660756" calcext:value-type="float">
            <text:p>3.7710631660756</text:p>
          </table:table-cell>
          <table:table-cell table:formula="of:=[.B581]+ COS([.C582]) * [.D582]" office:value-type="float" office:value="-10.0862964648217" calcext:value-type="float">
            <text:p>-10.0862964648217</text:p>
          </table:table-cell>
          <table:table-cell table:formula="of:=[.C581] - 0.0174533" office:value-type="float" office:value="7.15585199999996" calcext:value-type="float">
            <text:p>7.15585199999996</text:p>
          </table:table-cell>
          <table:table-cell table:formula="of:=[.D5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2] + SIN([.C583]) * [.D583]" office:value-type="float" office:value="3.84653425920279" calcext:value-type="float">
            <text:p>3.84653425920279</text:p>
          </table:table-cell>
          <table:table-cell table:formula="of:=[.B582]+ COS([.C583]) * [.D583]" office:value-type="float" office:value="-10.0206907173434" calcext:value-type="float">
            <text:p>-10.0206907173434</text:p>
          </table:table-cell>
          <table:table-cell table:formula="of:=[.C582] - 0.0174533" office:value-type="float" office:value="7.13839869999996" calcext:value-type="float">
            <text:p>7.13839869999996</text:p>
          </table:table-cell>
          <table:table-cell table:formula="of:=[.D5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3] + SIN([.C584]) * [.D584]" office:value-type="float" office:value="3.92084887904681" calcext:value-type="float">
            <text:p>3.92084887904681</text:p>
          </table:table-cell>
          <table:table-cell table:formula="of:=[.B583]+ COS([.C584]) * [.D584]" office:value-type="float" office:value="-9.9537778091908" calcext:value-type="float">
            <text:p>-9.9537778091908</text:p>
          </table:table-cell>
          <table:table-cell table:formula="of:=[.C583] - 0.0174533" office:value-type="float" office:value="7.12094539999996" calcext:value-type="float">
            <text:p>7.12094539999996</text:p>
          </table:table-cell>
          <table:table-cell table:formula="of:=[.D5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4] + SIN([.C585]) * [.D585]" office:value-type="float" office:value="3.99398438863516" calcext:value-type="float">
            <text:p>3.99398438863516</text:p>
          </table:table-cell>
          <table:table-cell table:formula="of:=[.B584]+ COS([.C585]) * [.D585]" office:value-type="float" office:value="-9.8855781227014" calcext:value-type="float">
            <text:p>-9.8855781227014</text:p>
          </table:table-cell>
          <table:table-cell table:formula="of:=[.C584] - 0.0174533" office:value-type="float" office:value="7.10349209999996" calcext:value-type="float">
            <text:p>7.10349209999996</text:p>
          </table:table-cell>
          <table:table-cell table:formula="of:=[.D5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5] + SIN([.C586]) * [.D586]" office:value-type="float" office:value="4.06591851016405" calcext:value-type="float">
            <text:p>4.06591851016405</text:p>
          </table:table-cell>
          <table:table-cell table:formula="of:=[.B585]+ COS([.C586]) * [.D586]" office:value-type="float" office:value="-9.81611243217818" calcext:value-type="float">
            <text:p>-9.81611243217818</text:p>
          </table:table-cell>
          <table:table-cell table:formula="of:=[.C585] - 0.0174533" office:value-type="float" office:value="7.08603879999996" calcext:value-type="float">
            <text:p>7.08603879999996</text:p>
          </table:table-cell>
          <table:table-cell table:formula="of:=[.D5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6] + SIN([.C587]) * [.D587]" office:value-type="float" office:value="4.13662933178443" calcext:value-type="float">
            <text:p>4.13662933178443</text:p>
          </table:table-cell>
          <table:table-cell table:formula="of:=[.B586]+ COS([.C587]) * [.D587]" office:value-type="float" office:value="-9.74540189756154" calcext:value-type="float">
            <text:p>-9.74540189756154</text:p>
          </table:table-cell>
          <table:table-cell table:formula="of:=[.C586] - 0.0174533" office:value-type="float" office:value="7.06858549999996" calcext:value-type="float">
            <text:p>7.06858549999996</text:p>
          </table:table-cell>
          <table:table-cell table:formula="of:=[.D5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7] + SIN([.C588]) * [.D588]" office:value-type="float" office:value="4.20609531427659" calcext:value-type="float">
            <text:p>4.20609531427659</text:p>
          </table:table-cell>
          <table:table-cell table:formula="of:=[.B587]+ COS([.C588]) * [.D588]" office:value-type="float" office:value="-9.67346805798378" calcext:value-type="float">
            <text:p>-9.67346805798378</text:p>
          </table:table-cell>
          <table:table-cell table:formula="of:=[.C587] - 0.0174533" office:value-type="float" office:value="7.05113219999996" calcext:value-type="float">
            <text:p>7.05113219999996</text:p>
          </table:table-cell>
          <table:table-cell table:formula="of:=[.D5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8] + SIN([.C589]) * [.D589]" office:value-type="float" office:value="4.27429529761118" calcext:value-type="float">
            <text:p>4.27429529761118</text:p>
          </table:table-cell>
          <table:table-cell table:formula="of:=[.B588]+ COS([.C589]) * [.D589]" office:value-type="float" office:value="-9.60033282520804" calcext:value-type="float">
            <text:p>-9.60033282520804</text:p>
          </table:table-cell>
          <table:table-cell table:formula="of:=[.C588] - 0.0174533" office:value-type="float" office:value="7.03367889999996" calcext:value-type="float">
            <text:p>7.03367889999996</text:p>
          </table:table-cell>
          <table:table-cell table:formula="of:=[.D5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9] + SIN([.C590]) * [.D590]" office:value-type="float" office:value="4.34120850739482" calcext:value-type="float">
            <text:p>4.34120850739482</text:p>
          </table:table-cell>
          <table:table-cell table:formula="of:=[.B589]+ COS([.C590]) * [.D590]" office:value-type="float" office:value="-9.52601847695381" calcext:value-type="float">
            <text:p>-9.52601847695381</text:p>
          </table:table-cell>
          <table:table-cell table:formula="of:=[.C589] - 0.0174533" office:value-type="float" office:value="7.01622559999996" calcext:value-type="float">
            <text:p>7.01622559999996</text:p>
          </table:table-cell>
          <table:table-cell table:formula="of:=[.D5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0] + SIN([.C591]) * [.D591]" office:value-type="float" office:value="4.40681456119812" calcext:value-type="float">
            <text:p>4.40681456119812</text:p>
          </table:table-cell>
          <table:table-cell table:formula="of:=[.B590]+ COS([.C591]) * [.D591]" office:value-type="float" office:value="-9.45054765011086" calcext:value-type="float">
            <text:p>-9.45054765011086</text:p>
          </table:table-cell>
          <table:table-cell table:formula="of:=[.C590] - 0.0174533" office:value-type="float" office:value="6.99877229999996" calcext:value-type="float">
            <text:p>6.99877229999996</text:p>
          </table:table-cell>
          <table:table-cell table:formula="of:=[.D5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1] + SIN([.C592]) * [.D592]" office:value-type="float" office:value="4.47109347476443" calcext:value-type="float">
            <text:p>4.47109347476443</text:p>
          </table:table-cell>
          <table:table-cell table:formula="of:=[.B591]+ COS([.C592]) * [.D592]" office:value-type="float" office:value="-9.37394333384387" calcext:value-type="float">
            <text:p>-9.37394333384387</text:p>
          </table:table-cell>
          <table:table-cell table:formula="of:=[.C591] - 0.0174533" office:value-type="float" office:value="6.98131899999996" calcext:value-type="float">
            <text:p>6.98131899999996</text:p>
          </table:table-cell>
          <table:table-cell table:formula="of:=[.D5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2] + SIN([.C593]) * [.D593]" office:value-type="float" office:value="4.53402566809722" calcext:value-type="float">
            <text:p>4.53402566809722</text:p>
          </table:table-cell>
          <table:table-cell table:formula="of:=[.B592]+ COS([.C593]) * [.D593]" office:value-type="float" office:value="-9.29622886258963" calcext:value-type="float">
            <text:p>-9.29622886258963</text:p>
          </table:table-cell>
          <table:table-cell table:formula="of:=[.C592] - 0.0174533" office:value-type="float" office:value="6.96386569999996" calcext:value-type="float">
            <text:p>6.96386569999996</text:p>
          </table:table-cell>
          <table:table-cell table:formula="of:=[.D5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3] + SIN([.C594]) * [.D594]" office:value-type="float" office:value="4.59559197142432" calcext:value-type="float">
            <text:p>4.59559197142432</text:p>
          </table:table-cell>
          <table:table-cell table:formula="of:=[.B593]+ COS([.C594]) * [.D594]" office:value-type="float" office:value="-9.21742790894924" calcext:value-type="float">
            <text:p>-9.21742790894924</text:p>
          </table:table-cell>
          <table:table-cell table:formula="of:=[.C593] - 0.0174533" office:value-type="float" office:value="6.94641239999996" calcext:value-type="float">
            <text:p>6.94641239999996</text:p>
          </table:table-cell>
          <table:table-cell table:formula="of:=[.D5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4] + SIN([.C595]) * [.D595]" office:value-type="float" office:value="4.65577363103726" calcext:value-type="float">
            <text:p>4.65577363103726</text:p>
          </table:table-cell>
          <table:table-cell table:formula="of:=[.B594]+ COS([.C595]) * [.D595]" office:value-type="float" office:value="-9.1375644764771" calcext:value-type="float">
            <text:p>-9.1375644764771</text:p>
          </table:table-cell>
          <table:table-cell table:formula="of:=[.C594] - 0.0174533" office:value-type="float" office:value="6.92895909999996" calcext:value-type="float">
            <text:p>6.92895909999996</text:p>
          </table:table-cell>
          <table:table-cell table:formula="of:=[.D5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5] + SIN([.C596]) * [.D596]" office:value-type="float" office:value="4.71455231500381" calcext:value-type="float">
            <text:p>4.71455231500381</text:p>
          </table:table-cell>
          <table:table-cell table:formula="of:=[.B595]+ COS([.C596]) * [.D596]" office:value-type="float" office:value="-9.05666289236924" calcext:value-type="float">
            <text:p>-9.05666289236924</text:p>
          </table:table-cell>
          <table:table-cell table:formula="of:=[.C595] - 0.0174533" office:value-type="float" office:value="6.91150579999996" calcext:value-type="float">
            <text:p>6.91150579999996</text:p>
          </table:table-cell>
          <table:table-cell table:formula="of:=[.D5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6] + SIN([.C597]) * [.D597]" office:value-type="float" office:value="4.7719101187521" calcext:value-type="float">
            <text:p>4.7719101187521</text:p>
          </table:table-cell>
          <table:table-cell table:formula="of:=[.B596]+ COS([.C597]) * [.D597]" office:value-type="float" office:value="-8.97474780005303" calcext:value-type="float">
            <text:p>-8.97474780005303</text:p>
          </table:table-cell>
          <table:table-cell table:formula="of:=[.C596] - 0.0174533" office:value-type="float" office:value="6.89405249999996" calcext:value-type="float">
            <text:p>6.89405249999996</text:p>
          </table:table-cell>
          <table:table-cell table:formula="of:=[.D5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7] + SIN([.C598]) * [.D598]" office:value-type="float" office:value="4.82782957052448" calcext:value-type="float">
            <text:p>4.82782957052448</text:p>
          </table:table-cell>
          <table:table-cell table:formula="of:=[.B597]+ COS([.C598]) * [.D598]" office:value-type="float" office:value="-8.8918441516805" calcext:value-type="float">
            <text:p>-8.8918441516805</text:p>
          </table:table-cell>
          <table:table-cell table:formula="of:=[.C597] - 0.0174533" office:value-type="float" office:value="6.87659919999996" calcext:value-type="float">
            <text:p>6.87659919999996</text:p>
          </table:table-cell>
          <table:table-cell table:formula="of:=[.D5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8] + SIN([.C599]) * [.D599]" office:value-type="float" office:value="4.88229363669964" calcext:value-type="float">
            <text:p>4.88229363669964</text:p>
          </table:table-cell>
          <table:table-cell table:formula="of:=[.B598]+ COS([.C599]) * [.D599]" office:value-type="float" office:value="-8.8079772005277" calcext:value-type="float">
            <text:p>-8.8079772005277</text:p>
          </table:table-cell>
          <table:table-cell table:formula="of:=[.C598] - 0.0174533" office:value-type="float" office:value="6.85914589999996" calcext:value-type="float">
            <text:p>6.85914589999996</text:p>
          </table:table-cell>
          <table:table-cell table:formula="of:=[.D5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9] + SIN([.C600]) * [.D600]" office:value-type="float" office:value="4.93528572698121" calcext:value-type="float">
            <text:p>4.93528572698121</text:p>
          </table:table-cell>
          <table:table-cell table:formula="of:=[.B599]+ COS([.C600]) * [.D600]" office:value-type="float" office:value="-8.72317249330227" calcext:value-type="float">
            <text:p>-8.72317249330227</text:p>
          </table:table-cell>
          <table:table-cell table:formula="of:=[.C599] - 0.0174533" office:value-type="float" office:value="6.84169259999996" calcext:value-type="float">
            <text:p>6.84169259999996</text:p>
          </table:table-cell>
          <table:table-cell table:formula="of:=[.D5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0] + SIN([.C601]) * [.D601]" office:value-type="float" office:value="4.98678969945129" calcext:value-type="float">
            <text:p>4.98678969945129</text:p>
          </table:table-cell>
          <table:table-cell table:formula="of:=[.B600]+ COS([.C601]) * [.D601]" office:value-type="float" office:value="-8.6374558623617" calcext:value-type="float">
            <text:p>-8.6374558623617</text:p>
          </table:table-cell>
          <table:table-cell table:formula="of:=[.C600] - 0.0174533" office:value-type="float" office:value="6.82423929999996" calcext:value-type="float">
            <text:p>6.82423929999996</text:p>
          </table:table-cell>
          <table:table-cell table:formula="of:=[.D6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1] + SIN([.C602]) * [.D602]" office:value-type="float" office:value="5.0367898654875" calcext:value-type="float">
            <text:p>5.0367898654875</text:p>
          </table:table-cell>
          <table:table-cell table:formula="of:=[.B601]+ COS([.C602]) * [.D602]" office:value-type="float" office:value="-8.55085341784452" calcext:value-type="float">
            <text:p>-8.55085341784452</text:p>
          </table:table-cell>
          <table:table-cell table:formula="of:=[.C601] - 0.0174533" office:value-type="float" office:value="6.80678599999996" calcext:value-type="float">
            <text:p>6.80678599999996</text:p>
          </table:table-cell>
          <table:table-cell table:formula="of:=[.D6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2] + SIN([.C603]) * [.D603]" office:value-type="float" office:value="5.08527099454185" calcext:value-type="float">
            <text:p>5.08527099454185</text:p>
          </table:table-cell>
          <table:table-cell table:formula="of:=[.B602]+ COS([.C603]) * [.D603]" office:value-type="float" office:value="-8.46339153971687" calcext:value-type="float">
            <text:p>-8.46339153971687</text:p>
          </table:table-cell>
          <table:table-cell table:formula="of:=[.C602] - 0.0174533" office:value-type="float" office:value="6.78933269999996" calcext:value-type="float">
            <text:p>6.78933269999996</text:p>
          </table:table-cell>
          <table:table-cell table:formula="of:=[.D6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3] + SIN([.C604]) * [.D604]" office:value-type="float" office:value="5.13221831878011" calcext:value-type="float">
            <text:p>5.13221831878011</text:p>
          </table:table-cell>
          <table:table-cell table:formula="of:=[.B603]+ COS([.C604]) * [.D604]" office:value-type="float" office:value="-8.37509686973693" calcext:value-type="float">
            <text:p>-8.37509686973693</text:p>
          </table:table-cell>
          <table:table-cell table:formula="of:=[.C603] - 0.0174533" office:value-type="float" office:value="6.77187939999996" calcext:value-type="float">
            <text:p>6.77187939999996</text:p>
          </table:table-cell>
          <table:table-cell table:formula="of:=[.D6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4] + SIN([.C605]) * [.D605]" office:value-type="float" office:value="5.17761753758029" calcext:value-type="float">
            <text:p>5.17761753758029</text:p>
          </table:table-cell>
          <table:table-cell table:formula="of:=[.B604]+ COS([.C605]) * [.D605]" office:value-type="float" office:value="-8.28599630333955" calcext:value-type="float">
            <text:p>-8.28599630333955</text:p>
          </table:table-cell>
          <table:table-cell table:formula="of:=[.C604] - 0.0174533" office:value-type="float" office:value="6.75442609999996" calcext:value-type="float">
            <text:p>6.75442609999996</text:p>
          </table:table-cell>
          <table:table-cell table:formula="of:=[.D6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5] + SIN([.C606]) * [.D606]" office:value-type="float" office:value="5.22145482188869" calcext:value-type="float">
            <text:p>5.22145482188869</text:p>
          </table:table-cell>
          <table:table-cell table:formula="of:=[.B605]+ COS([.C606]) * [.D606]" office:value-type="float" office:value="-8.19611698144366" calcext:value-type="float">
            <text:p>-8.19611698144366</text:p>
          </table:table-cell>
          <table:table-cell table:formula="of:=[.C605] - 0.0174533" office:value-type="float" office:value="6.73697279999996" calcext:value-type="float">
            <text:p>6.73697279999996</text:p>
          </table:table-cell>
          <table:table-cell table:formula="of:=[.D6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6] + SIN([.C607]) * [.D607]" office:value-type="float" office:value="5.26371681843239" calcext:value-type="float">
            <text:p>5.26371681843239</text:p>
          </table:table-cell>
          <table:table-cell table:formula="of:=[.B606]+ COS([.C607]) * [.D607]" office:value-type="float" office:value="-8.10548628218486" calcext:value-type="float">
            <text:p>-8.10548628218486</text:p>
          </table:table-cell>
          <table:table-cell table:formula="of:=[.C606] - 0.0174533" office:value-type="float" office:value="6.71951949999996" calcext:value-type="float">
            <text:p>6.71951949999996</text:p>
          </table:table-cell>
          <table:table-cell table:formula="of:=[.D6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7] + SIN([.C608]) * [.D608]" office:value-type="float" office:value="5.30439065378683" calcext:value-type="float">
            <text:p>5.30439065378683</text:p>
          </table:table-cell>
          <table:table-cell table:formula="of:=[.B607]+ COS([.C608]) * [.D608]" office:value-type="float" office:value="-8.01413181257576" calcext:value-type="float">
            <text:p>-8.01413181257576</text:p>
          </table:table-cell>
          <table:table-cell table:formula="of:=[.C607] - 0.0174533" office:value-type="float" office:value="6.70206619999996" calcext:value-type="float">
            <text:p>6.70206619999996</text:p>
          </table:table-cell>
          <table:table-cell table:formula="of:=[.D6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8] + SIN([.C609]) * [.D609]" office:value-type="float" office:value="5.34346393829711" calcext:value-type="float">
            <text:p>5.34346393829711</text:p>
          </table:table-cell>
          <table:table-cell table:formula="of:=[.B608]+ COS([.C609]) * [.D609]" office:value-type="float" office:value="-7.92208140009662" calcext:value-type="float">
            <text:p>-7.92208140009662</text:p>
          </table:table-cell>
          <table:table-cell table:formula="of:=[.C608] - 0.0174533" office:value-type="float" office:value="6.68461289999996" calcext:value-type="float">
            <text:p>6.68461289999996</text:p>
          </table:table-cell>
          <table:table-cell table:formula="of:=[.D6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9] + SIN([.C610]) * [.D610]" office:value-type="float" office:value="5.38092476985207" calcext:value-type="float">
            <text:p>5.38092476985207</text:p>
          </table:table-cell>
          <table:table-cell table:formula="of:=[.B609]+ COS([.C610]) * [.D610]" office:value-type="float" office:value="-7.82936308421885" calcext:value-type="float">
            <text:p>-7.82936308421885</text:p>
          </table:table-cell>
          <table:table-cell table:formula="of:=[.C609] - 0.0174533" office:value-type="float" office:value="6.66715959999996" calcext:value-type="float">
            <text:p>6.66715959999996</text:p>
          </table:table-cell>
          <table:table-cell table:formula="of:=[.D6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0] + SIN([.C611]) * [.D611]" office:value-type="float" office:value="5.41676173750973" calcext:value-type="float">
            <text:p>5.41676173750973</text:p>
          </table:table-cell>
          <table:table-cell table:formula="of:=[.B610]+ COS([.C611]) * [.D611]" office:value-type="float" office:value="-7.73600510786383" calcext:value-type="float">
            <text:p>-7.73600510786383</text:p>
          </table:table-cell>
          <table:table-cell table:formula="of:=[.C610] - 0.0174533" office:value-type="float" office:value="6.64970629999996" calcext:value-type="float">
            <text:p>6.64970629999996</text:p>
          </table:table-cell>
          <table:table-cell table:formula="of:=[.D6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1] + SIN([.C612]) * [.D612]" office:value-type="float" office:value="5.45096392497322" calcext:value-type="float">
            <text:p>5.45096392497322</text:p>
          </table:table-cell>
          <table:table-cell table:formula="of:=[.B611]+ COS([.C612]) * [.D612]" office:value-type="float" office:value="-7.64203590879992" calcext:value-type="float">
            <text:p>-7.64203590879992</text:p>
          </table:table-cell>
          <table:table-cell table:formula="of:=[.C611] - 0.0174533" office:value-type="float" office:value="6.63225299999997" calcext:value-type="float">
            <text:p>6.63225299999997</text:p>
          </table:table-cell>
          <table:table-cell table:formula="of:=[.D6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2] + SIN([.C613]) * [.D613]" office:value-type="float" office:value="5.48352091391601" calcext:value-type="float">
            <text:p>5.48352091391601</text:p>
          </table:table-cell>
          <table:table-cell table:formula="of:=[.B612]+ COS([.C613]) * [.D613]" office:value-type="float" office:value="-7.54748411098" calcext:value-type="float">
            <text:p>-7.54748411098</text:p>
          </table:table-cell>
          <table:table-cell table:formula="of:=[.C612] - 0.0174533" office:value-type="float" office:value="6.61479969999997" calcext:value-type="float">
            <text:p>6.61479969999997</text:p>
          </table:table-cell>
          <table:table-cell table:formula="of:=[.D6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3] + SIN([.C614]) * [.D614]" office:value-type="float" office:value="5.51442278715536" calcext:value-type="float">
            <text:p>5.51442278715536</text:p>
          </table:table-cell>
          <table:table-cell table:formula="of:=[.B613]+ COS([.C614]) * [.D614]" office:value-type="float" office:value="-7.45237851582231" calcext:value-type="float">
            <text:p>-7.45237851582231</text:p>
          </table:table-cell>
          <table:table-cell table:formula="of:=[.C613] - 0.0174533" office:value-type="float" office:value="6.59734639999997" calcext:value-type="float">
            <text:p>6.59734639999997</text:p>
          </table:table-cell>
          <table:table-cell table:formula="of:=[.D6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4] + SIN([.C615]) * [.D615]" office:value-type="float" office:value="5.54366013167327" calcext:value-type="float">
            <text:p>5.54366013167327</text:p>
          </table:table-cell>
          <table:table-cell table:formula="of:=[.B614]+ COS([.C615]) * [.D615]" office:value-type="float" office:value="-7.35674809343727" calcext:value-type="float">
            <text:p>-7.35674809343727</text:p>
          </table:table-cell>
          <table:table-cell table:formula="of:=[.C614] - 0.0174533" office:value-type="float" office:value="6.57989309999997" calcext:value-type="float">
            <text:p>6.57989309999997</text:p>
          </table:table-cell>
          <table:table-cell table:formula="of:=[.D6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5] + SIN([.C616]) * [.D616]" office:value-type="float" office:value="5.57122404148373" calcext:value-type="float">
            <text:p>5.57122404148373</text:p>
          </table:table-cell>
          <table:table-cell table:formula="of:=[.B615]+ COS([.C616]) * [.D616]" office:value-type="float" office:value="-7.2606219738029" calcext:value-type="float">
            <text:p>-7.2606219738029</text:p>
          </table:table-cell>
          <table:table-cell table:formula="of:=[.C615] - 0.0174533" office:value-type="float" office:value="6.56243979999997" calcext:value-type="float">
            <text:p>6.56243979999997</text:p>
          </table:table-cell>
          <table:table-cell table:formula="of:=[.D6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6] + SIN([.C617]) * [.D617]" office:value-type="float" office:value="5.5971061203456" calcext:value-type="float">
            <text:p>5.5971061203456</text:p>
          </table:table-cell>
          <table:table-cell table:formula="of:=[.B616]+ COS([.C617]) * [.D617]" office:value-type="float" office:value="-7.16402943789154" calcext:value-type="float">
            <text:p>-7.16402943789154</text:p>
          </table:table-cell>
          <table:table-cell table:formula="of:=[.C616] - 0.0174533" office:value-type="float" office:value="6.54498649999997" calcext:value-type="float">
            <text:p>6.54498649999997</text:p>
          </table:table-cell>
          <table:table-cell table:formula="of:=[.D6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7] + SIN([.C618]) * [.D618]" office:value-type="float" office:value="5.62129848432018" calcext:value-type="float">
            <text:p>5.62129848432018</text:p>
          </table:table-cell>
          <table:table-cell table:formula="of:=[.B617]+ COS([.C618]) * [.D618]" office:value-type="float" office:value="-7.06699990875055" calcext:value-type="float">
            <text:p>-7.06699990875055</text:p>
          </table:table-cell>
          <table:table-cell table:formula="of:=[.C617] - 0.0174533" office:value-type="float" office:value="6.52753319999997" calcext:value-type="float">
            <text:p>6.52753319999997</text:p>
          </table:table-cell>
          <table:table-cell table:formula="of:=[.D6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8] + SIN([.C619]) * [.D619]" office:value-type="float" office:value="5.64379376417273" calcext:value-type="float">
            <text:p>5.64379376417273</text:p>
          </table:table-cell>
          <table:table-cell table:formula="of:=[.B618]+ COS([.C619]) * [.D619]" office:value-type="float" office:value="-6.9695629425398" calcext:value-type="float">
            <text:p>-6.9695629425398</text:p>
          </table:table-cell>
          <table:table-cell table:formula="of:=[.C618] - 0.0174533" office:value-type="float" office:value="6.51007989999997" calcext:value-type="float">
            <text:p>6.51007989999997</text:p>
          </table:table-cell>
          <table:table-cell table:formula="of:=[.D6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9] + SIN([.C620]) * [.D620]" office:value-type="float" office:value="5.66458510761721" calcext:value-type="float">
            <text:p>5.66458510761721</text:p>
          </table:table-cell>
          <table:table-cell table:formula="of:=[.B619]+ COS([.C620]) * [.D620]" office:value-type="float" office:value="-6.87174821952851" calcext:value-type="float">
            <text:p>-6.87174821952851</text:p>
          </table:table-cell>
          <table:table-cell table:formula="of:=[.C619] - 0.0174533" office:value-type="float" office:value="6.49262659999997" calcext:value-type="float">
            <text:p>6.49262659999997</text:p>
          </table:table-cell>
          <table:table-cell table:formula="of:=[.D6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0] + SIN([.C621]) * [.D621]" office:value-type="float" office:value="5.68366618140357" calcext:value-type="float">
            <text:p>5.68366618140357</text:p>
          </table:table-cell>
          <table:table-cell table:formula="of:=[.B620]+ COS([.C621]) * [.D621]" office:value-type="float" office:value="-6.77358553505443" calcext:value-type="float">
            <text:p>-6.77358553505443</text:p>
          </table:table-cell>
          <table:table-cell table:formula="of:=[.C620] - 0.0174533" office:value-type="float" office:value="6.47517329999997" calcext:value-type="float">
            <text:p>6.47517329999997</text:p>
          </table:table-cell>
          <table:table-cell table:formula="of:=[.D6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1] + SIN([.C622]) * [.D622]" office:value-type="float" office:value="5.70103117324692" calcext:value-type="float">
            <text:p>5.70103117324692</text:p>
          </table:table-cell>
          <table:table-cell table:formula="of:=[.B621]+ COS([.C622]) * [.D622]" office:value-type="float" office:value="-6.67510479044778" calcext:value-type="float">
            <text:p>-6.67510479044778</text:p>
          </table:table-cell>
          <table:table-cell table:formula="of:=[.C621] - 0.0174533" office:value-type="float" office:value="6.45771999999997" calcext:value-type="float">
            <text:p>6.45771999999997</text:p>
          </table:table-cell>
          <table:table-cell table:formula="of:=[.D6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2] + SIN([.C623]) * [.D623]" office:value-type="float" office:value="5.71667479359798" calcext:value-type="float">
            <text:p>5.71667479359798</text:p>
          </table:table-cell>
          <table:table-cell table:formula="of:=[.B622]+ COS([.C623]) * [.D623]" office:value-type="float" office:value="-6.57633598392308" calcext:value-type="float">
            <text:p>-6.57633598392308</text:p>
          </table:table-cell>
          <table:table-cell table:formula="of:=[.C622] - 0.0174533" office:value-type="float" office:value="6.44026669999997" calcext:value-type="float">
            <text:p>6.44026669999997</text:p>
          </table:table-cell>
          <table:table-cell table:formula="of:=[.D6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3] + SIN([.C624]) * [.D624]" office:value-type="float" office:value="5.73059227725437" calcext:value-type="float">
            <text:p>5.73059227725437</text:p>
          </table:table-cell>
          <table:table-cell table:formula="of:=[.B623]+ COS([.C624]) * [.D624]" office:value-type="float" office:value="-6.4773092014414" calcext:value-type="float">
            <text:p>-6.4773092014414</text:p>
          </table:table-cell>
          <table:table-cell table:formula="of:=[.C623] - 0.0174533" office:value-type="float" office:value="6.42281339999997" calcext:value-type="float">
            <text:p>6.42281339999997</text:p>
          </table:table-cell>
          <table:table-cell table:formula="of:=[.D6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4] + SIN([.C625]) * [.D625]" office:value-type="float" office:value="5.74277938481212" calcext:value-type="float">
            <text:p>5.74277938481212</text:p>
          </table:table-cell>
          <table:table-cell table:formula="of:=[.B624]+ COS([.C625]) * [.D625]" office:value-type="float" office:value="-6.37805460754583" calcext:value-type="float">
            <text:p>-6.37805460754583</text:p>
          </table:table-cell>
          <table:table-cell table:formula="of:=[.C624] - 0.0174533" office:value-type="float" office:value="6.40536009999997" calcext:value-type="float">
            <text:p>6.40536009999997</text:p>
          </table:table-cell>
          <table:table-cell table:formula="of:=[.D6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5] + SIN([.C626]) * [.D626]" office:value-type="float" office:value="5.75323240395701" calcext:value-type="float">
            <text:p>5.75323240395701</text:p>
          </table:table-cell>
          <table:table-cell table:formula="of:=[.B625]+ COS([.C626]) * [.D626]" office:value-type="float" office:value="-6.27860243617307" calcext:value-type="float">
            <text:p>-6.27860243617307</text:p>
          </table:table-cell>
          <table:table-cell table:formula="of:=[.C625] - 0.0174533" office:value-type="float" office:value="6.38790679999997" calcext:value-type="float">
            <text:p>6.38790679999997</text:p>
          </table:table-cell>
          <table:table-cell table:formula="of:=[.D6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6] + SIN([.C627]) * [.D627]" office:value-type="float" office:value="5.76194815059543" calcext:value-type="float">
            <text:p>5.76194815059543</text:p>
          </table:table-cell>
          <table:table-cell table:formula="of:=[.B626]+ COS([.C627]) * [.D627]" office:value-type="float" office:value="-6.17898298144391" calcext:value-type="float">
            <text:p>-6.17898298144391</text:p>
          </table:table-cell>
          <table:table-cell table:formula="of:=[.C626] - 0.0174533" office:value-type="float" office:value="6.37045349999997" calcext:value-type="float">
            <text:p>6.37045349999997</text:p>
          </table:table-cell>
          <table:table-cell table:formula="of:=[.D6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7] + SIN([.C628]) * [.D628]" office:value-type="float" office:value="5.76892396982424" calcext:value-type="float">
            <text:p>5.76892396982424</text:p>
          </table:table-cell>
          <table:table-cell table:formula="of:=[.B627]+ COS([.C628]) * [.D628]" office:value-type="float" office:value="-6.07922658843531" calcext:value-type="float">
            <text:p>-6.07922658843531</text:p>
          </table:table-cell>
          <table:table-cell table:formula="of:=[.C627] - 0.0174533" office:value-type="float" office:value="6.35300019999997" calcext:value-type="float">
            <text:p>6.35300019999997</text:p>
          </table:table-cell>
          <table:table-cell table:formula="of:=[.D6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8] + SIN([.C629]) * [.D629]" office:value-type="float" office:value="5.77415773673951" calcext:value-type="float">
            <text:p>5.77415773673951</text:p>
          </table:table-cell>
          <table:table-cell table:formula="of:=[.B628]+ COS([.C629]) * [.D629]" office:value-type="float" office:value="-5.97936364393698" calcext:value-type="float">
            <text:p>-5.97936364393698</text:p>
          </table:table-cell>
          <table:table-cell table:formula="of:=[.C628] - 0.0174533" office:value-type="float" office:value="6.33554689999997" calcext:value-type="float">
            <text:p>6.33554689999997</text:p>
          </table:table-cell>
          <table:table-cell table:formula="of:=[.D6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9] + SIN([.C630]) * [.D630]" office:value-type="float" office:value="5.77764785708377" calcext:value-type="float">
            <text:p>5.77764785708377</text:p>
          </table:table-cell>
          <table:table-cell table:formula="of:=[.B629]+ COS([.C630]) * [.D630]" office:value-type="float" office:value="-5.87942456719528" calcext:value-type="float">
            <text:p>-5.87942456719528</text:p>
          </table:table-cell>
          <table:table-cell table:formula="of:=[.C629] - 0.0174533" office:value-type="float" office:value="6.31809359999997" calcext:value-type="float">
            <text:p>6.31809359999997</text:p>
          </table:table-cell>
          <table:table-cell table:formula="of:=[.D6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0] + SIN([.C631]) * [.D631]" office:value-type="float" office:value="5.77939326773164" calcext:value-type="float">
            <text:p>5.77939326773164</text:p>
          </table:table-cell>
          <table:table-cell table:formula="of:=[.B630]+ COS([.C631]) * [.D631]" office:value-type="float" office:value="-5.77943980064722" calcext:value-type="float">
            <text:p>-5.77943980064722</text:p>
          </table:table-cell>
          <table:table-cell table:formula="of:=[.C630] - 0.0174533" office:value-type="float" office:value="6.30064029999997" calcext:value-type="float">
            <text:p>6.30064029999997</text:p>
          </table:table-cell>
          <table:table-cell table:formula="of:=[.D6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1] + SIN([.C632]) * [.D632]" office:value-type="float" office:value="5.77939343701368" calcext:value-type="float">
            <text:p>5.77939343701368</text:p>
          </table:table-cell>
          <table:table-cell table:formula="of:=[.B631]+ COS([.C632]) * [.D632]" office:value-type="float" office:value="-5.67943980064736" calcext:value-type="float">
            <text:p>-5.67943980064736</text:p>
          </table:table-cell>
          <table:table-cell table:formula="of:=[.C631] - 0.0174533" office:value-type="float" office:value="6.28318699999997" calcext:value-type="float">
            <text:p>6.28318699999997</text:p>
          </table:table-cell>
          <table:table-cell table:formula="of:=[.D6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2] + SIN([.C633]) * [.D633]" office:value-type="float" office:value="5.77764836487832" calcext:value-type="float">
            <text:p>5.77764836487832</text:p>
          </table:table-cell>
          <table:table-cell table:formula="of:=[.B632]+ COS([.C633]) * [.D633]" office:value-type="float" office:value="-5.57945502819054" calcext:value-type="float">
            <text:p>-5.57945502819054</text:p>
          </table:table-cell>
          <table:table-cell table:formula="of:=[.C632] - 0.0174533" office:value-type="float" office:value="6.26573369999997" calcext:value-type="float">
            <text:p>6.26573369999997</text:p>
          </table:table-cell>
          <table:table-cell table:formula="of:=[.D6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3] + SIN([.C634]) * [.D634]" office:value-type="float" office:value="5.77415858289189" calcext:value-type="float">
            <text:p>5.77415858289189</text:p>
          </table:table-cell>
          <table:table-cell table:formula="of:=[.B633]+ COS([.C634]) * [.D634]" office:value-type="float" office:value="-5.47951593963312" calcext:value-type="float">
            <text:p>-5.47951593963312</text:p>
          </table:table-cell>
          <table:table-cell table:formula="of:=[.C633] - 0.0174533" office:value-type="float" office:value="6.24828039999997" calcext:value-type="float">
            <text:p>6.24828039999997</text:p>
          </table:table-cell>
          <table:table-cell table:formula="of:=[.D6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4] + SIN([.C635]) * [.D635]" office:value-type="float" office:value="5.76892515407671" calcext:value-type="float">
            <text:p>5.76892515407671</text:p>
          </table:table-cell>
          <table:table-cell table:formula="of:=[.B634]+ COS([.C635]) * [.D635]" office:value-type="float" office:value="-5.37965297741571" calcext:value-type="float">
            <text:p>-5.37965297741571</text:p>
          </table:table-cell>
          <table:table-cell table:formula="of:=[.C634] - 0.0174533" office:value-type="float" office:value="6.23082709999997" calcext:value-type="float">
            <text:p>6.23082709999997</text:p>
          </table:table-cell>
          <table:table-cell table:formula="of:=[.D6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5] + SIN([.C636]) * [.D636]" office:value-type="float" office:value="5.76194967258725" calcext:value-type="float">
            <text:p>5.76194967258725</text:p>
          </table:table-cell>
          <table:table-cell table:formula="of:=[.B635]+ COS([.C636]) * [.D636]" office:value-type="float" office:value="-5.27989656079006" calcext:value-type="float">
            <text:p>-5.27989656079006</text:p>
          </table:table-cell>
          <table:table-cell table:formula="of:=[.C635] - 0.0174533" office:value-type="float" office:value="6.21337379999997" calcext:value-type="float">
            <text:p>6.21337379999997</text:p>
          </table:table-cell>
          <table:table-cell table:formula="of:=[.D6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6] + SIN([.C637]) * [.D637]" office:value-type="float" office:value="5.75323426322456" calcext:value-type="float">
            <text:p>5.75323426322456</text:p>
          </table:table-cell>
          <table:table-cell table:formula="of:=[.B636]+ COS([.C637]) * [.D637]" office:value-type="float" office:value="-5.18027707655309" calcext:value-type="float">
            <text:p>-5.18027707655309</text:p>
          </table:table-cell>
          <table:table-cell table:formula="of:=[.C636] - 0.0174533" office:value-type="float" office:value="6.19592049999997" calcext:value-type="float">
            <text:p>6.19592049999997</text:p>
          </table:table-cell>
          <table:table-cell table:formula="of:=[.D6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7] + SIN([.C638]) * [.D638]" office:value-type="float" office:value="5.74278158078906" calcext:value-type="float">
            <text:p>5.74278158078906</text:p>
          </table:table-cell>
          <table:table-cell table:formula="of:=[.B637]+ COS([.C638]) * [.D638]" office:value-type="float" office:value="-5.08082486979073" calcext:value-type="float">
            <text:p>-5.08082486979073</text:p>
          </table:table-cell>
          <table:table-cell table:formula="of:=[.C637] - 0.0174533" office:value-type="float" office:value="6.17846719999997" calcext:value-type="float">
            <text:p>6.17846719999997</text:p>
          </table:table-cell>
          <table:table-cell table:formula="of:=[.D6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8] + SIN([.C639]) * [.D639]" office:value-type="float" office:value="5.73059480927179" calcext:value-type="float">
            <text:p>5.73059480927179</text:p>
          </table:table-cell>
          <table:table-cell table:formula="of:=[.B638]+ COS([.C639]) * [.D639]" office:value-type="float" office:value="-4.98157023463455" calcext:value-type="float">
            <text:p>-4.98157023463455</text:p>
          </table:table-cell>
          <table:table-cell table:formula="of:=[.C638] - 0.0174533" office:value-type="float" office:value="6.16101389999997" calcext:value-type="float">
            <text:p>6.16101389999997</text:p>
          </table:table-cell>
          <table:table-cell table:formula="of:=[.D6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9] + SIN([.C640]) * [.D640]" office:value-type="float" office:value="5.71667766088459" calcext:value-type="float">
            <text:p>5.71667766088459</text:p>
          </table:table-cell>
          <table:table-cell table:formula="of:=[.B639]+ COS([.C640]) * [.D640]" office:value-type="float" office:value="-4.88254340503384" calcext:value-type="float">
            <text:p>-4.88254340503384</text:p>
          </table:table-cell>
          <table:table-cell table:formula="of:=[.C639] - 0.0174533" office:value-type="float" office:value="6.14356059999997" calcext:value-type="float">
            <text:p>6.14356059999997</text:p>
          </table:table-cell>
          <table:table-cell table:formula="of:=[.D6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0] + SIN([.C641]) * [.D641]" office:value-type="float" office:value="5.70103437492931" calcext:value-type="float">
            <text:p>5.70103437492931</text:p>
          </table:table-cell>
          <table:table-cell table:formula="of:=[.B640]+ COS([.C641]) * [.D641]" office:value-type="float" office:value="-4.78377454554604" calcext:value-type="float">
            <text:p>-4.78377454554604</text:p>
          </table:table-cell>
          <table:table-cell table:formula="of:=[.C640] - 0.0174533" office:value-type="float" office:value="6.12610729999997" calcext:value-type="float">
            <text:p>6.12610729999997</text:p>
          </table:table-cell>
          <table:table-cell table:formula="of:=[.D6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1] + SIN([.C642]) * [.D642]" office:value-type="float" office:value="5.68366971650649" calcext:value-type="float">
            <text:p>5.68366971650649</text:p>
          </table:table-cell>
          <table:table-cell table:formula="of:=[.B641]+ COS([.C642]) * [.D642]" office:value-type="float" office:value="-4.68529374214833" calcext:value-type="float">
            <text:p>-4.68529374214833</text:p>
          </table:table-cell>
          <table:table-cell table:formula="of:=[.C641] - 0.0174533" office:value-type="float" office:value="6.10865399999998" calcext:value-type="float">
            <text:p>6.10865399999998</text:p>
          </table:table-cell>
          <table:table-cell table:formula="of:=[.D6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2] + SIN([.C643]) * [.D643]" office:value-type="float" office:value="5.66458897506382" calcext:value-type="float">
            <text:p>5.66458897506382</text:p>
          </table:table-cell>
          <table:table-cell table:formula="of:=[.B642]+ COS([.C643]) * [.D643]" office:value-type="float" office:value="-4.58713099307314" calcext:value-type="float">
            <text:p>-4.58713099307314</text:p>
          </table:table-cell>
          <table:table-cell table:formula="of:=[.C642] - 0.0174533" office:value-type="float" office:value="6.09120069999998" calcext:value-type="float">
            <text:p>6.09120069999998</text:p>
          </table:table-cell>
          <table:table-cell table:formula="of:=[.D6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3] + SIN([.C644]) * [.D644]" office:value-type="float" office:value="5.64379796278497" calcext:value-type="float">
            <text:p>5.64379796278497</text:p>
          </table:table-cell>
          <table:table-cell table:formula="of:=[.B643]+ COS([.C644]) * [.D644]" office:value-type="float" office:value="-4.4893161996704" calcext:value-type="float">
            <text:p>-4.4893161996704</text:p>
          </table:table-cell>
          <table:table-cell table:formula="of:=[.C643] - 0.0174533" office:value-type="float" office:value="6.07374739999998" calcext:value-type="float">
            <text:p>6.07374739999998</text:p>
          </table:table-cell>
          <table:table-cell table:formula="of:=[.D6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4] + SIN([.C645]) * [.D645]" office:value-type="float" office:value="5.62130301281912" calcext:value-type="float">
            <text:p>5.62130301281912</text:p>
          </table:table-cell>
          <table:table-cell table:formula="of:=[.B644]+ COS([.C645]) * [.D645]" office:value-type="float" office:value="-4.39187915729927" calcext:value-type="float">
            <text:p>-4.39187915729927</text:p>
          </table:table-cell>
          <table:table-cell table:formula="of:=[.C644] - 0.0174533" office:value-type="float" office:value="6.05629409999998" calcext:value-type="float">
            <text:p>6.05629409999998</text:p>
          </table:table-cell>
          <table:table-cell table:formula="of:=[.D6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5] + SIN([.C646]) * [.D646]" office:value-type="float" office:value="5.59711097735181" calcext:value-type="float">
            <text:p>5.59711097735181</text:p>
          </table:table-cell>
          <table:table-cell table:formula="of:=[.B645]+ COS([.C646]) * [.D646]" office:value-type="float" office:value="-4.29484954625218" calcext:value-type="float">
            <text:p>-4.29484954625218</text:p>
          </table:table-cell>
          <table:table-cell table:formula="of:=[.C645] - 0.0174533" office:value-type="float" office:value="6.03884079999998" calcext:value-type="float">
            <text:p>6.03884079999998</text:p>
          </table:table-cell>
          <table:table-cell table:formula="of:=[.D6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6] + SIN([.C647]) * [.D647]" office:value-type="float" office:value="5.57122922551771" calcext:value-type="float">
            <text:p>5.57122922551771</text:p>
          </table:table-cell>
          <table:table-cell table:formula="of:=[.B646]+ COS([.C647]) * [.D647]" office:value-type="float" office:value="-4.19825692271395" calcext:value-type="float">
            <text:p>-4.19825692271395</text:p>
          </table:table-cell>
          <table:table-cell table:formula="of:=[.C646] - 0.0174533" office:value-type="float" office:value="6.02138749999998" calcext:value-type="float">
            <text:p>6.02138749999998</text:p>
          </table:table-cell>
          <table:table-cell table:formula="of:=[.D6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7] + SIN([.C648]) * [.D648]" office:value-type="float" office:value="5.54366564115592" calcext:value-type="float">
            <text:p>5.54366564115592</text:p>
          </table:table-cell>
          <table:table-cell table:formula="of:=[.B647]+ COS([.C648]) * [.D648]" office:value-type="float" office:value="-4.10213070975864" calcext:value-type="float">
            <text:p>-4.10213070975864</text:p>
          </table:table-cell>
          <table:table-cell table:formula="of:=[.C647] - 0.0174533" office:value-type="float" office:value="6.00393419999998" calcext:value-type="float">
            <text:p>6.00393419999998</text:p>
          </table:table-cell>
          <table:table-cell table:formula="of:=[.D6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8] + SIN([.C649]) * [.D649]" office:value-type="float" office:value="5.51442862040844" calcext:value-type="float">
            <text:p>5.51442862040844</text:p>
          </table:table-cell>
          <table:table-cell table:formula="of:=[.B648]+ COS([.C649]) * [.D649]" office:value-type="float" office:value="-4.006500188387" calcext:value-type="float">
            <text:p>-4.006500188387</text:p>
          </table:table-cell>
          <table:table-cell table:formula="of:=[.C648] - 0.0174533" office:value-type="float" office:value="5.98648089999998" calcext:value-type="float">
            <text:p>5.98648089999998</text:p>
          </table:table-cell>
          <table:table-cell table:formula="of:=[.D6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9] + SIN([.C650]) * [.D650]" office:value-type="float" office:value="5.48352706916264" calcext:value-type="float">
            <text:p>5.48352706916264</text:p>
          </table:table-cell>
          <table:table-cell table:formula="of:=[.B649]+ COS([.C650]) * [.D650]" office:value-type="float" office:value="-3.91139448860721" calcext:value-type="float">
            <text:p>-3.91139448860721</text:p>
          </table:table-cell>
          <table:table-cell table:formula="of:=[.C649] - 0.0174533" office:value-type="float" office:value="5.96902759999998" calcext:value-type="float">
            <text:p>5.96902759999998</text:p>
          </table:table-cell>
          <table:table-cell table:formula="of:=[.D6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0] + SIN([.C651]) * [.D651]" office:value-type="float" office:value="5.45097040033847" calcext:value-type="float">
            <text:p>5.45097040033847</text:p>
          </table:table-cell>
          <table:table-cell table:formula="of:=[.B650]+ COS([.C651]) * [.D651]" office:value-type="float" office:value="-3.81684258056156" calcext:value-type="float">
            <text:p>-3.81684258056156</text:p>
          </table:table-cell>
          <table:table-cell table:formula="of:=[.C650] - 0.0174533" office:value-type="float" office:value="5.95157429999998" calcext:value-type="float">
            <text:p>5.95157429999998</text:p>
          </table:table-cell>
          <table:table-cell table:formula="of:=[.D6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1] + SIN([.C652]) * [.D652]" office:value-type="float" office:value="5.41676853102112" calcext:value-type="float">
            <text:p>5.41676853102112</text:p>
          </table:table-cell>
          <table:table-cell table:formula="of:=[.B651]+ COS([.C652]) * [.D652]" office:value-type="float" office:value="-3.72287326570188" calcext:value-type="float">
            <text:p>-3.72287326570188</text:p>
          </table:table-cell>
          <table:table-cell table:formula="of:=[.C651] - 0.0174533" office:value-type="float" office:value="5.93412099999998" calcext:value-type="float">
            <text:p>5.93412099999998</text:p>
          </table:table-cell>
          <table:table-cell table:formula="of:=[.D6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2] + SIN([.C653]) * [.D653]" office:value-type="float" office:value="5.38093187944023" calcext:value-type="float">
            <text:p>5.38093187944023</text:p>
          </table:table-cell>
          <table:table-cell table:formula="of:=[.B652]+ COS([.C653]) * [.D653]" office:value-type="float" office:value="-3.6295151680163" calcext:value-type="float">
            <text:p>-3.6295151680163</text:p>
          </table:table-cell>
          <table:table-cell table:formula="of:=[.C652] - 0.0174533" office:value-type="float" office:value="5.91666769999998" calcext:value-type="float">
            <text:p>5.91666769999998</text:p>
          </table:table-cell>
          <table:table-cell table:formula="of:=[.D6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3] + SIN([.C654]) * [.D654]" office:value-type="float" office:value="5.34347136179641" calcext:value-type="float">
            <text:p>5.34347136179641</text:p>
          </table:table-cell>
          <table:table-cell table:formula="of:=[.B653]+ COS([.C654]) * [.D654]" office:value-type="float" office:value="-3.53679672531013" calcext:value-type="float">
            <text:p>-3.53679672531013</text:p>
          </table:table-cell>
          <table:table-cell table:formula="of:=[.C653] - 0.0174533" office:value-type="float" office:value="5.89921439999998" calcext:value-type="float">
            <text:p>5.89921439999998</text:p>
          </table:table-cell>
          <table:table-cell table:formula="of:=[.D6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4] + SIN([.C655]) * [.D655]" office:value-type="float" office:value="5.30439838893598" calcext:value-type="float">
            <text:p>5.30439838893598</text:p>
          </table:table-cell>
          <table:table-cell table:formula="of:=[.B654]+ COS([.C655]) * [.D655]" office:value-type="float" office:value="-3.44474618054342" calcext:value-type="float">
            <text:p>-3.44474618054342</text:p>
          </table:table-cell>
          <table:table-cell table:formula="of:=[.C654] - 0.0174533" office:value-type="float" office:value="5.88176109999998" calcext:value-type="float">
            <text:p>5.88176109999998</text:p>
          </table:table-cell>
          <table:table-cell table:formula="of:=[.D6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5] + SIN([.C656]) * [.D656]" office:value-type="float" office:value="5.26372486287519" calcext:value-type="float">
            <text:p>5.26372486287519</text:p>
          </table:table-cell>
          <table:table-cell table:formula="of:=[.B655]+ COS([.C656]) * [.D656]" office:value-type="float" office:value="-3.35339157322785" calcext:value-type="float">
            <text:p>-3.35339157322785</text:p>
          </table:table-cell>
          <table:table-cell table:formula="of:=[.C655] - 0.0174533" office:value-type="float" office:value="5.86430779999998" calcext:value-type="float">
            <text:p>5.86430779999998</text:p>
          </table:table-cell>
          <table:table-cell table:formula="of:=[.D6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6] + SIN([.C657]) * [.D657]" office:value-type="float" office:value="5.22146317317471" calcext:value-type="float">
            <text:p>5.22146317317471</text:p>
          </table:table-cell>
          <table:table-cell table:formula="of:=[.B656]+ COS([.C657]) * [.D657]" office:value-type="float" office:value="-3.26276073088562" calcext:value-type="float">
            <text:p>-3.26276073088562</text:p>
          </table:table-cell>
          <table:table-cell table:formula="of:=[.C656] - 0.0174533" office:value-type="float" office:value="5.84685449999998" calcext:value-type="float">
            <text:p>5.84685449999998</text:p>
          </table:table-cell>
          <table:table-cell table:formula="of:=[.D6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7] + SIN([.C658]) * [.D658]" office:value-type="float" office:value="5.17762619316567" calcext:value-type="float">
            <text:p>5.17762619316567</text:p>
          </table:table-cell>
          <table:table-cell table:formula="of:=[.B657]+ COS([.C658]) * [.D658]" office:value-type="float" office:value="-3.17288126057295" calcext:value-type="float">
            <text:p>-3.17288126057295</text:p>
          </table:table-cell>
          <table:table-cell table:formula="of:=[.C657] - 0.0174533" office:value-type="float" office:value="5.82940119999998" calcext:value-type="float">
            <text:p>5.82940119999998</text:p>
          </table:table-cell>
          <table:table-cell table:formula="of:=[.D6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8] + SIN([.C659]) * [.D659]" office:value-type="float" office:value="5.13222727602826" calcext:value-type="float">
            <text:p>5.13222727602826</text:p>
          </table:table-cell>
          <table:table-cell table:formula="of:=[.B658]+ COS([.C659]) * [.D659]" office:value-type="float" office:value="-3.08378054047064" calcext:value-type="float">
            <text:p>-3.08378054047064</text:p>
          </table:table-cell>
          <table:table-cell table:formula="of:=[.C658] - 0.0174533" office:value-type="float" office:value="5.81194789999998" calcext:value-type="float">
            <text:p>5.81194789999998</text:p>
          </table:table-cell>
          <table:table-cell table:formula="of:=[.D6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9] + SIN([.C660]) * [.D660]" office:value-type="float" office:value="5.0852802507243" calcext:value-type="float">
            <text:p>5.0852802507243</text:p>
          </table:table-cell>
          <table:table-cell table:formula="of:=[.B659]+ COS([.C660]) * [.D660]" office:value-type="float" office:value="-2.99548571154443" calcext:value-type="float">
            <text:p>-2.99548571154443</text:p>
          </table:table-cell>
          <table:table-cell table:formula="of:=[.C659] - 0.0174533" office:value-type="float" office:value="5.79449459999998" calcext:value-type="float">
            <text:p>5.79449459999998</text:p>
          </table:table-cell>
          <table:table-cell table:formula="of:=[.D6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0] + SIN([.C661]) * [.D661]" office:value-type="float" office:value="5.03679941778473" calcext:value-type="float">
            <text:p>5.03679941778473</text:p>
          </table:table-cell>
          <table:table-cell table:formula="of:=[.B660]+ COS([.C661]) * [.D661]" office:value-type="float" office:value="-2.90802366927759" calcext:value-type="float">
            <text:p>-2.90802366927759</text:p>
          </table:table-cell>
          <table:table-cell table:formula="of:=[.C660] - 0.0174533" office:value-type="float" office:value="5.77704129999998" calcext:value-type="float">
            <text:p>5.77704129999998</text:p>
          </table:table-cell>
          <table:table-cell table:formula="of:=[.D6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1] + SIN([.C662]) * [.D662]" office:value-type="float" office:value="4.98679954495357" calcext:value-type="float">
            <text:p>4.98679954495357</text:p>
          </table:table-cell>
          <table:table-cell table:formula="of:=[.B661]+ COS([.C662]) * [.D662]" office:value-type="float" office:value="-2.82142105547831" calcext:value-type="float">
            <text:p>-2.82142105547831</text:p>
          </table:table-cell>
          <table:table-cell table:formula="of:=[.C661] - 0.0174533" office:value-type="float" office:value="5.75958799999998" calcext:value-type="float">
            <text:p>5.75958799999998</text:p>
          </table:table-cell>
          <table:table-cell table:formula="of:=[.D6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2] + SIN([.C663]) * [.D663]" office:value-type="float" office:value="4.9352958626895" calcext:value-type="float">
            <text:p>4.9352958626895</text:p>
          </table:table-cell>
          <table:table-cell table:formula="of:=[.B662]+ COS([.C663]) * [.D663]" office:value-type="float" office:value="-2.73570425016428" calcext:value-type="float">
            <text:p>-2.73570425016428</text:p>
          </table:table-cell>
          <table:table-cell table:formula="of:=[.C662] - 0.0174533" office:value-type="float" office:value="5.74213469999998" calcext:value-type="float">
            <text:p>5.74213469999998</text:p>
          </table:table-cell>
          <table:table-cell table:formula="of:=[.D6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3] + SIN([.C664]) * [.D664]" office:value-type="float" office:value="4.88230405952652" calcext:value-type="float">
            <text:p>4.88230405952652</text:p>
          </table:table-cell>
          <table:table-cell table:formula="of:=[.B663]+ COS([.C664]) * [.D664]" office:value-type="float" office:value="-2.65089936352716" calcext:value-type="float">
            <text:p>-2.65089936352716</text:p>
          </table:table-cell>
          <table:table-cell table:formula="of:=[.C663] - 0.0174533" office:value-type="float" office:value="5.72468139999998" calcext:value-type="float">
            <text:p>5.72468139999998</text:p>
          </table:table-cell>
          <table:table-cell table:formula="of:=[.D6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4] + SIN([.C665]) * [.D665]" office:value-type="float" office:value="4.82784027729504" calcext:value-type="float">
            <text:p>4.82784027729504</text:p>
          </table:table-cell>
          <table:table-cell table:formula="of:=[.B664]+ COS([.C665]) * [.D665]" office:value-type="float" office:value="-2.56703222797907" calcext:value-type="float">
            <text:p>-2.56703222797907</text:p>
          </table:table-cell>
          <table:table-cell table:formula="of:=[.C664] - 0.0174533" office:value-type="float" office:value="5.70722809999998" calcext:value-type="float">
            <text:p>5.70722809999998</text:p>
          </table:table-cell>
          <table:table-cell table:formula="of:=[.D6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5] + SIN([.C666]) * [.D666]" office:value-type="float" office:value="4.77192110620495" calcext:value-type="float">
            <text:p>4.77192110620495</text:p>
          </table:table-cell>
          <table:table-cell table:formula="of:=[.B665]+ COS([.C666]) * [.D666]" office:value-type="float" office:value="-2.48412839028384" calcext:value-type="float">
            <text:p>-2.48412839028384</text:p>
          </table:table-cell>
          <table:table-cell table:formula="of:=[.C665] - 0.0174533" office:value-type="float" office:value="5.68977479999998" calcext:value-type="float">
            <text:p>5.68977479999998</text:p>
          </table:table-cell>
          <table:table-cell table:formula="of:=[.D6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6] + SIN([.C667]) * [.D667]" office:value-type="float" office:value="4.71456357979207" calcext:value-type="float">
            <text:p>4.71456357979207</text:p>
          </table:table-cell>
          <table:table-cell table:formula="of:=[.B666]+ COS([.C667]) * [.D667]" office:value-type="float" office:value="-2.40221310377518" calcext:value-type="float">
            <text:p>-2.40221310377518</text:p>
          </table:table-cell>
          <table:table-cell table:formula="of:=[.C666] - 0.0174533" office:value-type="float" office:value="5.67232149999998" calcext:value-type="float">
            <text:p>5.67232149999998</text:p>
          </table:table-cell>
          <table:table-cell table:formula="of:=[.D6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7] + SIN([.C668]) * [.D668]" office:value-type="float" office:value="4.65578516972955" calcext:value-type="float">
            <text:p>4.65578516972955</text:p>
          </table:table-cell>
          <table:table-cell table:formula="of:=[.B667]+ COS([.C668]) * [.D668]" office:value-type="float" office:value="-2.32131132066428" calcext:value-type="float">
            <text:p>-2.32131132066428</text:p>
          </table:table-cell>
          <table:table-cell table:formula="of:=[.C667] - 0.0174533" office:value-type="float" office:value="5.65486819999998" calcext:value-type="float">
            <text:p>5.65486819999998</text:p>
          </table:table-cell>
          <table:table-cell table:formula="of:=[.D6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8] + SIN([.C669]) * [.D669]" office:value-type="float" office:value="4.59560378050585" calcext:value-type="float">
            <text:p>4.59560378050585</text:p>
          </table:table-cell>
          <table:table-cell table:formula="of:=[.B668]+ COS([.C669]) * [.D669]" office:value-type="float" office:value="-2.24144768443912" calcext:value-type="float">
            <text:p>-2.24144768443912</text:p>
          </table:table-cell>
          <table:table-cell table:formula="of:=[.C668] - 0.0174533" office:value-type="float" office:value="5.63741489999998" calcext:value-type="float">
            <text:p>5.63741489999998</text:p>
          </table:table-cell>
          <table:table-cell table:formula="of:=[.D6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9] + SIN([.C670]) * [.D670]" office:value-type="float" office:value="4.53403774397083" calcext:value-type="float">
            <text:p>4.53403774397083</text:p>
          </table:table-cell>
          <table:table-cell table:formula="of:=[.B669]+ COS([.C670]) * [.D670]" office:value-type="float" office:value="-2.16264652235779" calcext:value-type="float">
            <text:p>-2.16264652235779</text:p>
          </table:table-cell>
          <table:table-cell table:formula="of:=[.C669] - 0.0174533" office:value-type="float" office:value="5.61996159999998" calcext:value-type="float">
            <text:p>5.61996159999998</text:p>
          </table:table-cell>
          <table:table-cell table:formula="of:=[.D6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0] + SIN([.C671]) * [.D671]" office:value-type="float" office:value="4.47110581375168" calcext:value-type="float">
            <text:p>4.47110581375168</text:p>
          </table:table-cell>
          <table:table-cell table:formula="of:=[.B670]+ COS([.C671]) * [.D671]" office:value-type="float" office:value="-2.0849318380382" calcext:value-type="float">
            <text:p>-2.0849318380382</text:p>
          </table:table-cell>
          <table:table-cell table:formula="of:=[.C670] - 0.0174533" office:value-type="float" office:value="5.60250829999998" calcext:value-type="float">
            <text:p>5.60250829999998</text:p>
          </table:table-cell>
          <table:table-cell table:formula="of:=[.D6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1] + SIN([.C672]) * [.D672]" office:value-type="float" office:value="4.40682715954043" calcext:value-type="float">
            <text:p>4.40682715954043</text:p>
          </table:table-cell>
          <table:table-cell table:formula="of:=[.B671]+ COS([.C672]) * [.D672]" office:value-type="float" office:value="-2.00832730414633" calcext:value-type="float">
            <text:p>-2.00832730414633</text:p>
          </table:table-cell>
          <table:table-cell table:formula="of:=[.C671] - 0.0174533" office:value-type="float" office:value="5.58505499999998" calcext:value-type="float">
            <text:p>5.58505499999998</text:p>
          </table:table-cell>
          <table:table-cell table:formula="of:=[.D6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2] + SIN([.C673]) * [.D673]" office:value-type="float" office:value="4.34122136125461" calcext:value-type="float">
            <text:p>4.34122136125461</text:p>
          </table:table-cell>
          <table:table-cell table:formula="of:=[.B672]+ COS([.C673]) * [.D673]" office:value-type="float" office:value="-1.93285625518529" calcext:value-type="float">
            <text:p>-1.93285625518529</text:p>
          </table:table-cell>
          <table:table-cell table:formula="of:=[.C672] - 0.0174533" office:value-type="float" office:value="5.56760169999999" calcext:value-type="float">
            <text:p>5.56760169999999</text:p>
          </table:table-cell>
          <table:table-cell table:formula="of:=[.D6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3] + SIN([.C674]) * [.D674]" office:value-type="float" office:value="4.27430840307305" calcext:value-type="float">
            <text:p>4.27430840307305</text:p>
          </table:table-cell>
          <table:table-cell table:formula="of:=[.B673]+ COS([.C674]) * [.D674]" office:value-type="float" office:value="-1.85854168038739" calcext:value-type="float">
            <text:p>-1.85854168038739</text:p>
          </table:table-cell>
          <table:table-cell table:formula="of:=[.C673] - 0.0174533" office:value-type="float" office:value="5.55014839999999" calcext:value-type="float">
            <text:p>5.55014839999999</text:p>
          </table:table-cell>
          <table:table-cell table:formula="of:=[.D6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4] + SIN([.C675]) * [.D675]" office:value-type="float" office:value="4.20610866734847" calcext:value-type="float">
            <text:p>4.20610866734847</text:p>
          </table:table-cell>
          <table:table-cell table:formula="of:=[.B674]+ COS([.C675]) * [.D675]" office:value-type="float" office:value="-1.78540621671143" calcext:value-type="float">
            <text:p>-1.78540621671143</text:p>
          </table:table-cell>
          <table:table-cell table:formula="of:=[.C674] - 0.0174533" office:value-type="float" office:value="5.53269509999999" calcext:value-type="float">
            <text:p>5.53269509999999</text:p>
          </table:table-cell>
          <table:table-cell table:formula="of:=[.D6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5] + SIN([.C676]) * [.D676]" office:value-type="float" office:value="4.13664292839885" calcext:value-type="float">
            <text:p>4.13664292839885</text:p>
          </table:table-cell>
          <table:table-cell table:formula="of:=[.B675]+ COS([.C676]) * [.D676]" office:value-type="float" office:value="-1.71347214194721" calcext:value-type="float">
            <text:p>-1.71347214194721</text:p>
          </table:table-cell>
          <table:table-cell table:formula="of:=[.C675] - 0.0174533" office:value-type="float" office:value="5.51524179999999" calcext:value-type="float">
            <text:p>5.51524179999999</text:p>
          </table:table-cell>
          <table:table-cell table:formula="of:=[.D6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6] + SIN([.C677]) * [.D677]" office:value-type="float" office:value="4.06593234617935" calcext:value-type="float">
            <text:p>4.06593234617935</text:p>
          </table:table-cell>
          <table:table-cell table:formula="of:=[.B676]+ COS([.C677]) * [.D677]" office:value-type="float" office:value="-1.64276136792954" calcext:value-type="float">
            <text:p>-1.64276136792954</text:p>
          </table:table-cell>
          <table:table-cell table:formula="of:=[.C676] - 0.0174533" office:value-type="float" office:value="5.49778849999999" calcext:value-type="float">
            <text:p>5.49778849999999</text:p>
          </table:table-cell>
          <table:table-cell table:formula="of:=[.D6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7] + SIN([.C678]) * [.D678]" office:value-type="float" office:value="3.99399845983675" calcext:value-type="float">
            <text:p>3.99399845983675</text:p>
          </table:table-cell>
          <table:table-cell table:formula="of:=[.B677]+ COS([.C678]) * [.D678]" office:value-type="float" office:value="-1.57329543386363" calcext:value-type="float">
            <text:p>-1.57329543386363</text:p>
          </table:table-cell>
          <table:table-cell table:formula="of:=[.C677] - 0.0174533" office:value-type="float" office:value="5.48033519999999" calcext:value-type="float">
            <text:p>5.48033519999999</text:p>
          </table:table-cell>
          <table:table-cell table:formula="of:=[.D6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8] + SIN([.C679]) * [.D679]" office:value-type="float" office:value="3.92086318114845" calcext:value-type="float">
            <text:p>3.92086318114845</text:p>
          </table:table-cell>
          <table:table-cell table:formula="of:=[.B678]+ COS([.C679]) * [.D679]" office:value-type="float" office:value="-1.50509549976406" calcext:value-type="float">
            <text:p>-1.50509549976406</text:p>
          </table:table-cell>
          <table:table-cell table:formula="of:=[.C678] - 0.0174533" office:value-type="float" office:value="5.46288189999999" calcext:value-type="float">
            <text:p>5.46288189999999</text:p>
          </table:table-cell>
          <table:table-cell table:formula="of:=[.D6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9] + SIN([.C680]) * [.D680]" office:value-type="float" office:value="3.84654878784793" calcext:value-type="float">
            <text:p>3.84654878784793</text:p>
          </table:table-cell>
          <table:table-cell table:formula="of:=[.B679]+ COS([.C680]) * [.D680]" office:value-type="float" office:value="-1.43818234000923" calcext:value-type="float">
            <text:p>-1.43818234000923</text:p>
          </table:table-cell>
          <table:table-cell table:formula="of:=[.C679] - 0.0174533" office:value-type="float" office:value="5.44542859999999" calcext:value-type="float">
            <text:p>5.44542859999999</text:p>
          </table:table-cell>
          <table:table-cell table:formula="of:=[.D6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0] + SIN([.C681]) * [.D681]" office:value-type="float" office:value="3.77107791683867" calcext:value-type="float">
            <text:p>3.77107791683867</text:p>
          </table:table-cell>
          <table:table-cell table:formula="of:=[.B680]+ COS([.C681]) * [.D681]" office:value-type="float" office:value="-1.37257633701329" calcext:value-type="float">
            <text:p>-1.37257633701329</text:p>
          </table:table-cell>
          <table:table-cell table:formula="of:=[.C680] - 0.0174533" office:value-type="float" office:value="5.42797529999999" calcext:value-type="float">
            <text:p>5.42797529999999</text:p>
          </table:table-cell>
          <table:table-cell table:formula="of:=[.D6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1] + SIN([.C682]) * [.D682]" office:value-type="float" office:value="3.6944735572988" calcext:value-type="float">
            <text:p>3.6944735572988</text:p>
          </table:table-cell>
          <table:table-cell table:formula="of:=[.B681]+ COS([.C682]) * [.D682]" office:value-type="float" office:value="-1.3082974750174" calcext:value-type="float">
            <text:p>-1.3082974750174</text:p>
          </table:table-cell>
          <table:table-cell table:formula="of:=[.C681] - 0.0174533" office:value-type="float" office:value="5.41052199999999" calcext:value-type="float">
            <text:p>5.41052199999999</text:p>
          </table:table-cell>
          <table:table-cell table:formula="of:=[.D6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2] + SIN([.C683]) * [.D683]" office:value-type="float" office:value="3.61675904367831" calcext:value-type="float">
            <text:p>3.61675904367831</text:p>
          </table:table-cell>
          <table:table-cell table:formula="of:=[.B682]+ COS([.C683]) * [.D683]" office:value-type="float" office:value="-1.24536533400241" calcext:value-type="float">
            <text:p>-1.24536533400241</text:p>
          </table:table-cell>
          <table:table-cell table:formula="of:=[.C682] - 0.0174533" office:value-type="float" office:value="5.39306869999999" calcext:value-type="float">
            <text:p>5.39306869999999</text:p>
          </table:table-cell>
          <table:table-cell table:formula="of:=[.D6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3] + SIN([.C684]) * [.D684]" office:value-type="float" office:value="3.53795804859118" calcext:value-type="float">
            <text:p>3.53795804859118</text:p>
          </table:table-cell>
          <table:table-cell table:formula="of:=[.B683]+ COS([.C684]) * [.D684]" office:value-type="float" office:value="-1.18379908372453" calcext:value-type="float">
            <text:p>-1.18379908372453</text:p>
          </table:table-cell>
          <table:table-cell table:formula="of:=[.C683] - 0.0174533" office:value-type="float" office:value="5.37561539999999" calcext:value-type="float">
            <text:p>5.37561539999999</text:p>
          </table:table-cell>
          <table:table-cell table:formula="of:=[.D6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4] + SIN([.C685]) * [.D685]" office:value-type="float" office:value="3.45809457560446" calcext:value-type="float">
            <text:p>3.45809457560446</text:p>
          </table:table-cell>
          <table:table-cell table:formula="of:=[.B684]+ COS([.C685]) * [.D685]" office:value-type="float" office:value="-1.12361747787607" calcext:value-type="float">
            <text:p>-1.12361747787607</text:p>
          </table:table-cell>
          <table:table-cell table:formula="of:=[.C684] - 0.0174533" office:value-type="float" office:value="5.35816209999999" calcext:value-type="float">
            <text:p>5.35816209999999</text:p>
          </table:table-cell>
          <table:table-cell table:formula="of:=[.D6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5] + SIN([.C686]) * [.D686]" office:value-type="float" office:value="3.37719295192652" calcext:value-type="float">
            <text:p>3.37719295192652</text:p>
          </table:table-cell>
          <table:table-cell table:formula="of:=[.B685]+ COS([.C686]) * [.D686]" office:value-type="float" office:value="-1.06483884837289" calcext:value-type="float">
            <text:p>-1.06483884837289</text:p>
          </table:table-cell>
          <table:table-cell table:formula="of:=[.C685] - 0.0174533" office:value-type="float" office:value="5.34070879999999" calcext:value-type="float">
            <text:p>5.34070879999999</text:p>
          </table:table-cell>
          <table:table-cell table:formula="of:=[.D6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6] + SIN([.C687]) * [.D687]" office:value-type="float" office:value="3.29527782099676" calcext:value-type="float">
            <text:p>3.29527782099676</text:p>
          </table:table-cell>
          <table:table-cell table:formula="of:=[.B686]+ COS([.C687]) * [.D687]" office:value-type="float" office:value="-1.00748109977027" calcext:value-type="float">
            <text:p>-1.00748109977027</text:p>
          </table:table-cell>
          <table:table-cell table:formula="of:=[.C686] - 0.0174533" office:value-type="float" office:value="5.32325549999999" calcext:value-type="float">
            <text:p>5.32325549999999</text:p>
          </table:table-cell>
          <table:table-cell table:formula="of:=[.D6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7] + SIN([.C688]) * [.D688]" office:value-type="float" office:value="3.21237413497899" calcext:value-type="float">
            <text:p>3.21237413497899</text:p>
          </table:table-cell>
          <table:table-cell table:formula="of:=[.B687]+ COS([.C688]) * [.D688]" office:value-type="float" office:value="-0.951561703809058" calcext:value-type="float">
            <text:p>-0.951561703809058</text:p>
          </table:table-cell>
          <table:table-cell table:formula="of:=[.C687] - 0.0174533" office:value-type="float" office:value="5.30580219999999" calcext:value-type="float">
            <text:p>5.30580219999999</text:p>
          </table:table-cell>
          <table:table-cell table:formula="of:=[.D6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8] + SIN([.C689]) * [.D689]" office:value-type="float" office:value="3.12850714716072" calcext:value-type="float">
            <text:p>3.12850714716072</text:p>
          </table:table-cell>
          <table:table-cell table:formula="of:=[.B688]+ COS([.C689]) * [.D689]" office:value-type="float" office:value="-0.897097694093563" calcext:value-type="float">
            <text:p>-0.897097694093563</text:p>
          </table:table-cell>
          <table:table-cell table:formula="of:=[.C688] - 0.0174533" office:value-type="float" office:value="5.28834889999999" calcext:value-type="float">
            <text:p>5.28834889999999</text:p>
          </table:table-cell>
          <table:table-cell table:formula="of:=[.D6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9] + SIN([.C690]) * [.D690]" office:value-type="float" office:value="3.04370240426077" calcext:value-type="float">
            <text:p>3.04370240426077</text:p>
          </table:table-cell>
          <table:table-cell table:formula="of:=[.B689]+ COS([.C690]) * [.D690]" office:value-type="float" office:value="-0.84410566090297" calcext:value-type="float">
            <text:p>-0.84410566090297</text:p>
          </table:table-cell>
          <table:table-cell table:formula="of:=[.C689] - 0.0174533" office:value-type="float" office:value="5.27089559999999" calcext:value-type="float">
            <text:p>5.27089559999999</text:p>
          </table:table-cell>
          <table:table-cell table:formula="of:=[.D6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0] + SIN([.C691]) * [.D691]" office:value-type="float" office:value="2.95798573864749" calcext:value-type="float">
            <text:p>2.95798573864749</text:p>
          </table:table-cell>
          <table:table-cell table:formula="of:=[.B690]+ COS([.C691]) * [.D691]" office:value-type="float" office:value="-0.792601746137769" calcext:value-type="float">
            <text:p>-0.792601746137769</text:p>
          </table:table-cell>
          <table:table-cell table:formula="of:=[.C690] - 0.0174533" office:value-type="float" office:value="5.25344229999999" calcext:value-type="float">
            <text:p>5.25344229999999</text:p>
          </table:table-cell>
          <table:table-cell table:formula="of:=[.D6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1] + SIN([.C692]) * [.D692]" office:value-type="float" office:value="2.87138326046996" calcext:value-type="float">
            <text:p>2.87138326046996</text:p>
          </table:table-cell>
          <table:table-cell table:formula="of:=[.B691]+ COS([.C692]) * [.D692]" office:value-type="float" office:value="-0.742601638402775" calcext:value-type="float">
            <text:p>-0.742601638402775</text:p>
          </table:table-cell>
          <table:table-cell table:formula="of:=[.C691] - 0.0174533" office:value-type="float" office:value="5.23598899999999" calcext:value-type="float">
            <text:p>5.23598899999999</text:p>
          </table:table-cell>
          <table:table-cell table:formula="of:=[.D69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2] + SIN([.C693]) * [.D693]" office:value-type="float" office:value="2.78392134970459" calcext:value-type="float">
            <text:p>2.78392134970459</text:p>
          </table:table-cell>
          <table:table-cell table:formula="of:=[.B692]+ COS([.C693]) * [.D693]" office:value-type="float" office:value="-0.694120568228221" calcext:value-type="float">
            <text:p>-0.694120568228221</text:p>
          </table:table-cell>
          <table:table-cell table:formula="of:=[.C692] - 0.0174533" office:value-type="float" office:value="5.21853569999999" calcext:value-type="float">
            <text:p>5.21853569999999</text:p>
          </table:table-cell>
          <table:table-cell table:formula="of:=[.D69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3] + SIN([.C694]) * [.D694]" office:value-type="float" office:value="2.69562664811949" calcext:value-type="float">
            <text:p>2.69562664811949</text:p>
          </table:table-cell>
          <table:table-cell table:formula="of:=[.B693]+ COS([.C694]) * [.D694]" office:value-type="float" office:value="-0.647173303430385" calcext:value-type="float">
            <text:p>-0.647173303430385</text:p>
          </table:table-cell>
          <table:table-cell table:formula="of:=[.C693] - 0.0174533" office:value-type="float" office:value="5.20108239999999" calcext:value-type="float">
            <text:p>5.20108239999999</text:p>
          </table:table-cell>
          <table:table-cell table:formula="of:=[.D69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4] + SIN([.C695]) * [.D695]" office:value-type="float" office:value="2.60652605115914" calcext:value-type="float">
            <text:p>2.60652605115914</text:p>
          </table:table-cell>
          <table:table-cell table:formula="of:=[.B694]+ COS([.C695]) * [.D695]" office:value-type="float" office:value="-0.601774144613171" calcext:value-type="float">
            <text:p>-0.601774144613171</text:p>
          </table:table-cell>
          <table:table-cell table:formula="of:=[.C694] - 0.0174533" office:value-type="float" office:value="5.18362909999999" calcext:value-type="float">
            <text:p>5.18362909999999</text:p>
          </table:table-cell>
          <table:table-cell table:formula="of:=[.D69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5] + SIN([.C696]) * [.D696]" office:value-type="float" office:value="2.51664669975179" calcext:value-type="float">
            <text:p>2.51664669975179</text:p>
          </table:table-cell>
          <table:table-cell table:formula="of:=[.B695]+ COS([.C696]) * [.D696]" office:value-type="float" office:value="-0.557936920812" calcext:value-type="float">
            <text:p>-0.557936920812</text:p>
          </table:table-cell>
          <table:table-cell table:formula="of:=[.C695] - 0.0174533" office:value-type="float" office:value="5.16617579999999" calcext:value-type="float">
            <text:p>5.16617579999999</text:p>
          </table:table-cell>
          <table:table-cell table:formula="of:=[.D69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6] + SIN([.C697]) * [.D697]" office:value-type="float" office:value="2.42601597204202" calcext:value-type="float">
            <text:p>2.42601597204202</text:p>
          </table:table-cell>
          <table:table-cell table:formula="of:=[.B696]+ COS([.C697]) * [.D697]" office:value-type="float" office:value="-0.515674985281348" calcext:value-type="float">
            <text:p>-0.515674985281348</text:p>
          </table:table-cell>
          <table:table-cell table:formula="of:=[.C696] - 0.0174533" office:value-type="float" office:value="5.14872249999999" calcext:value-type="float">
            <text:p>5.14872249999999</text:p>
          </table:table-cell>
          <table:table-cell table:formula="of:=[.D69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7] + SIN([.C698]) * [.D698]" office:value-type="float" office:value="2.33466147505111" calcext:value-type="float">
            <text:p>2.33466147505111</text:p>
          </table:table-cell>
          <table:table-cell table:formula="of:=[.B697]+ COS([.C698]) * [.D698]" office:value-type="float" office:value="-0.475001211427212" calcext:value-type="float">
            <text:p>-0.475001211427212</text:p>
          </table:table-cell>
          <table:table-cell table:formula="of:=[.C697] - 0.0174533" office:value-type="float" office:value="5.13126919999999" calcext:value-type="float">
            <text:p>5.13126919999999</text:p>
          </table:table-cell>
          <table:table-cell table:formula="of:=[.D69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8] + SIN([.C699]) * [.D699]" office:value-type="float" office:value="2.24261103626766" calcext:value-type="float">
            <text:p>2.24261103626766</text:p>
          </table:table-cell>
          <table:table-cell table:formula="of:=[.B698]+ COS([.C699]) * [.D699]" office:value-type="float" office:value="-0.435927988885743" calcext:value-type="float">
            <text:p>-0.435927988885743</text:p>
          </table:table-cell>
          <table:table-cell table:formula="of:=[.C698] - 0.0174533" office:value-type="float" office:value="5.11381589999999" calcext:value-type="float">
            <text:p>5.11381589999999</text:p>
          </table:table-cell>
          <table:table-cell table:formula="of:=[.D69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9] + SIN([.C700]) * [.D700]" office:value-type="float" office:value="2.14989269517108" calcext:value-type="float">
            <text:p>2.14989269517108</text:p>
          </table:table-cell>
          <table:table-cell table:formula="of:=[.B699]+ COS([.C700]) * [.D700]" office:value-type="float" office:value="-0.39846721974924" calcext:value-type="float">
            <text:p>-0.39846721974924</text:p>
          </table:table-cell>
          <table:table-cell table:formula="of:=[.C699] - 0.0174533" office:value-type="float" office:value="5.09636259999999" calcext:value-type="float">
            <text:p>5.09636259999999</text:p>
          </table:table-cell>
          <table:table-cell table:formula="of:=[.D69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0] + SIN([.C701]) * [.D701]" office:value-type="float" office:value="2.05653469469046" calcext:value-type="float">
            <text:p>2.05653469469046</text:p>
          </table:table-cell>
          <table:table-cell table:formula="of:=[.B700]+ COS([.C701]) * [.D701]" office:value-type="float" office:value="-0.362630314940653" calcext:value-type="float">
            <text:p>-0.362630314940653</text:p>
          </table:table-cell>
          <table:table-cell table:formula="of:=[.C700] - 0.0174533" office:value-type="float" office:value="5.07890929999999" calcext:value-type="float">
            <text:p>5.07890929999999</text:p>
          </table:table-cell>
          <table:table-cell table:formula="of:=[.D70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1] + SIN([.C702]) * [.D702]" office:value-type="float" office:value="1.96256547260149" calcext:value-type="float">
            <text:p>1.96256547260149</text:p>
          </table:table-cell>
          <table:table-cell table:formula="of:=[.B701]+ COS([.C702]) * [.D702]" office:value-type="float" office:value="-0.328428190737704" calcext:value-type="float">
            <text:p>-0.328428190737704</text:p>
          </table:table-cell>
          <table:table-cell table:formula="of:=[.C701] - 0.0174533" office:value-type="float" office:value="5.06145599999999" calcext:value-type="float">
            <text:p>5.06145599999999</text:p>
          </table:table-cell>
          <table:table-cell table:formula="of:=[.D70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2] + SIN([.C703]) * [.D703]" office:value-type="float" office:value="1.86801365286406" calcext:value-type="float">
            <text:p>1.86801365286406</text:p>
          </table:table-cell>
          <table:table-cell table:formula="of:=[.B702]+ COS([.C703]) * [.D703]" office:value-type="float" office:value="-0.295871265447677" calcext:value-type="float">
            <text:p>-0.295871265447677</text:p>
          </table:table-cell>
          <table:table-cell table:formula="of:=[.C702] - 0.0174533" office:value-type="float" office:value="5.0440027" calcext:value-type="float">
            <text:p>5.0440027</text:p>
          </table:table-cell>
          <table:table-cell table:formula="of:=[.D70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3] + SIN([.C704]) * [.D704]" office:value-type="float" office:value="1.77290803690309" calcext:value-type="float">
            <text:p>1.77290803690309</text:p>
          </table:table-cell>
          <table:table-cell table:formula="of:=[.B703]+ COS([.C704]) * [.D704]" office:value-type="float" office:value="-0.264969456233903" calcext:value-type="float">
            <text:p>-0.264969456233903</text:p>
          </table:table-cell>
          <table:table-cell table:formula="of:=[.C703] - 0.0174533" office:value-type="float" office:value="5.0265494" calcext:value-type="float">
            <text:p>5.0265494</text:p>
          </table:table-cell>
          <table:table-cell table:formula="of:=[.D70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4] + SIN([.C705]) * [.D705]" office:value-type="float" office:value="1.67727759483534" calcext:value-type="float">
            <text:p>1.67727759483534</text:p>
          </table:table-cell>
          <table:table-cell table:formula="of:=[.B704]+ COS([.C705]) * [.D705]" office:value-type="float" office:value="-0.235732176094889" calcext:value-type="float">
            <text:p>-0.235732176094889</text:p>
          </table:table-cell>
          <table:table-cell table:formula="of:=[.C704] - 0.0174533" office:value-type="float" office:value="5.0090961" calcext:value-type="float">
            <text:p>5.0090961</text:p>
          </table:table-cell>
          <table:table-cell table:formula="of:=[.D70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5] + SIN([.C706]) * [.D706]" office:value-type="float" office:value="1.58115145664483" calcext:value-type="float">
            <text:p>1.58115145664483</text:p>
          </table:table-cell>
          <table:table-cell table:formula="of:=[.B705]+ COS([.C706]) * [.D706]" office:value-type="float" office:value="-0.208168330997026" calcext:value-type="float">
            <text:p>-0.208168330997026</text:p>
          </table:table-cell>
          <table:table-cell table:formula="of:=[.C705] - 0.0174533" office:value-type="float" office:value="4.9916428" calcext:value-type="float">
            <text:p>4.9916428</text:p>
          </table:table-cell>
          <table:table-cell table:formula="of:=[.D70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6] + SIN([.C707]) * [.D707]" office:value-type="float" office:value="1.48455890330954" calcext:value-type="float">
            <text:p>1.48455890330954</text:p>
          </table:table-cell>
          <table:table-cell table:formula="of:=[.B706]+ COS([.C707]) * [.D707]" office:value-type="float" office:value="-0.182286317161745" calcext:value-type="float">
            <text:p>-0.182286317161745</text:p>
          </table:table-cell>
          <table:table-cell table:formula="of:=[.C706] - 0.0174533" office:value-type="float" office:value="4.9741895" calcext:value-type="float">
            <text:p>4.9741895</text:p>
          </table:table-cell>
          <table:table-cell table:formula="of:=[.D70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7] + SIN([.C708]) * [.D708]" office:value-type="float" office:value="1.38752935788216" calcext:value-type="float">
            <text:p>1.38752935788216</text:p>
          </table:table-cell>
          <table:table-cell table:formula="of:=[.B707]+ COS([.C708]) * [.D708]" office:value-type="float" office:value="-0.158094018507942" calcext:value-type="float">
            <text:p>-0.158094018507942</text:p>
          </table:table-cell>
          <table:table-cell table:formula="of:=[.C707] - 0.0174533" office:value-type="float" office:value="4.9567362" calcext:value-type="float">
            <text:p>4.9567362</text:p>
          </table:table-cell>
          <table:table-cell table:formula="of:=[.D70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8] + SIN([.C709]) * [.D709]" office:value-type="float" office:value="1.29009237652749" calcext:value-type="float">
            <text:p>1.29009237652749</text:p>
          </table:table-cell>
          <table:table-cell table:formula="of:=[.B708]+ COS([.C709]) * [.D709]" office:value-type="float" office:value="-0.13559880425046" calcext:value-type="float">
            <text:p>-0.13559880425046</text:p>
          </table:table-cell>
          <table:table-cell table:formula="of:=[.C708] - 0.0174533" office:value-type="float" office:value="4.9392829" calcext:value-type="float">
            <text:p>4.9392829</text:p>
          </table:table-cell>
          <table:table-cell table:formula="of:=[.D70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9] + SIN([.C710]) * [.D710]" office:value-type="float" office:value="1.19227763951939" calcext:value-type="float">
            <text:p>1.19227763951939</text:p>
          </table:table-cell>
          <table:table-cell table:formula="of:=[.B709]+ COS([.C710]) * [.D710]" office:value-type="float" office:value="-0.11480752665535" calcext:value-type="float">
            <text:p>-0.11480752665535</text:p>
          </table:table-cell>
          <table:table-cell table:formula="of:=[.C709] - 0.0174533" office:value-type="float" office:value="4.9218296" calcext:value-type="float">
            <text:p>4.9218296</text:p>
          </table:table-cell>
          <table:table-cell table:formula="of:=[.D70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0] + SIN([.C711]) * [.D711]" office:value-type="float" office:value="1.09411494219985" calcext:value-type="float">
            <text:p>1.09411494219985</text:p>
          </table:table-cell>
          <table:table-cell table:formula="of:=[.B710]+ COS([.C711]) * [.D711]" office:value-type="float" office:value="-0.0957265189526076" calcext:value-type="float">
            <text:p>-0.095726518952608</text:p>
          </table:table-cell>
          <table:table-cell table:formula="of:=[.C710] - 0.0174533" office:value-type="float" office:value="4.9043763" calcext:value-type="float">
            <text:p>4.9043763</text:p>
          </table:table-cell>
          <table:table-cell table:formula="of:=[.D71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1] + SIN([.C712]) * [.D712]" office:value-type="float" office:value="0.995634185903021" calcext:value-type="float">
            <text:p>0.995634185903021</text:p>
          </table:table-cell>
          <table:table-cell table:formula="of:=[.B711]+ COS([.C712]) * [.D712]" office:value-type="float" office:value="-0.0783615934070011" calcext:value-type="float">
            <text:p>-0.078361593407001</text:p>
          </table:table-cell>
          <table:table-cell table:formula="of:=[.C711] - 0.0174533" office:value-type="float" office:value="4.886923" calcext:value-type="float">
            <text:p>4.886923</text:p>
          </table:table-cell>
          <table:table-cell table:formula="of:=[.D7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2] + SIN([.C713]) * [.D713]" office:value-type="float" office:value="0.896865368846988" calcext:value-type="float">
            <text:p>0.896865368846988</text:p>
          </table:table-cell>
          <table:table-cell table:formula="of:=[.B712]+ COS([.C713]) * [.D713]" office:value-type="float" office:value="-0.0627180395476038" calcext:value-type="float">
            <text:p>-0.062718039547604</text:p>
          </table:table-cell>
          <table:table-cell table:formula="of:=[.C712] - 0.0174533" office:value-type="float" office:value="4.8694697" calcext:value-type="float">
            <text:p>4.8694697</text:p>
          </table:table-cell>
          <table:table-cell table:formula="of:=[.D7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3] + SIN([.C714]) * [.D714]" office:value-type="float" office:value="0.79783857699601" calcext:value-type="float">
            <text:p>0.79783857699601</text:p>
          </table:table-cell>
          <table:table-cell table:formula="of:=[.B713]+ COS([.C714]) * [.D714]" office:value-type="float" office:value="-0.0488006225565481" calcext:value-type="float">
            <text:p>-0.048800622556548</text:p>
          </table:table-cell>
          <table:table-cell table:formula="of:=[.C713] - 0.0174533" office:value-type="float" office:value="4.8520164" calcext:value-type="float">
            <text:p>4.8520164</text:p>
          </table:table-cell>
          <table:table-cell table:formula="of:=[.D7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4] + SIN([.C715]) * [.D715]" office:value-type="float" office:value="0.698583974896032" calcext:value-type="float">
            <text:p>0.698583974896032</text:p>
          </table:table-cell>
          <table:table-cell table:formula="of:=[.B714]+ COS([.C715]) * [.D715]" office:value-type="float" office:value="-0.0366135818175042" calcext:value-type="float">
            <text:p>-0.036613581817504</text:p>
          </table:table-cell>
          <table:table-cell table:formula="of:=[.C714] - 0.0174533" office:value-type="float" office:value="4.8345631" calcext:value-type="float">
            <text:p>4.8345631</text:p>
          </table:table-cell>
          <table:table-cell table:formula="of:=[.D7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5] + SIN([.C716]) * [.D716]" office:value-type="float" office:value="0.59913179648627" calcext:value-type="float">
            <text:p>0.59913179648627</text:p>
          </table:table-cell>
          <table:table-cell table:formula="of:=[.B715]+ COS([.C716]) * [.D716]" office:value-type="float" office:value="-0.0261606296243217" calcext:value-type="float">
            <text:p>-0.026160629624322</text:p>
          </table:table-cell>
          <table:table-cell table:formula="of:=[.C715] - 0.0174533" office:value-type="float" office:value="4.8171098" calcext:value-type="float">
            <text:p>4.8171098</text:p>
          </table:table-cell>
          <table:table-cell table:formula="of:=[.D7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6] + SIN([.C717]) * [.D717]" office:value-type="float" office:value="0.499512335889649" calcext:value-type="float">
            <text:p>0.499512335889649</text:p>
          </table:table-cell>
          <table:table-cell table:formula="of:=[.B716]+ COS([.C717]) * [.D717]" office:value-type="float" office:value="-0.0174449500502278" calcext:value-type="float">
            <text:p>-0.017444950050228</text:p>
          </table:table-cell>
          <table:table-cell table:formula="of:=[.C716] - 0.0174533" office:value-type="float" office:value="4.7996565" calcext:value-type="float">
            <text:p>4.7996565</text:p>
          </table:table-cell>
          <table:table-cell table:formula="of:=[.D7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7] + SIN([.C718]) * [.D718]" office:value-type="float" office:value="0.399755938184912" calcext:value-type="float">
            <text:p>0.399755938184912</text:p>
          </table:table-cell>
          <table:table-cell table:formula="of:=[.B717]+ COS([.C718]) * [.D718]" office:value-type="float" office:value="-0.010469197977927" calcext:value-type="float">
            <text:p>-0.010469197977927</text:p>
          </table:table-cell>
          <table:table-cell table:formula="of:=[.C717] - 0.0174533" office:value-type="float" office:value="4.7822032" calcext:value-type="float">
            <text:p>4.7822032</text:p>
          </table:table-cell>
          <table:table-cell table:formula="of:=[.D7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8] + SIN([.C719]) * [.D719]" office:value-type="float" office:value="0.299892990163206" calcext:value-type="float">
            <text:p>0.299892990163206</text:p>
          </table:table-cell>
          <table:table-cell table:formula="of:=[.B718]+ COS([.C719]) * [.D719]" office:value-type="float" office:value="-0.00523549829089752" calcext:value-type="float">
            <text:p>-0.005235498290898</text:p>
          </table:table-cell>
          <table:table-cell table:formula="of:=[.C718] - 0.0174533" office:value-type="float" office:value="4.7647499" calcext:value-type="float">
            <text:p>4.7647499</text:p>
          </table:table-cell>
          <table:table-cell table:formula="of:=[.D7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9] + SIN([.C720]) * [.D720]" office:value-type="float" office:value="0.199953911071966" calcext:value-type="float">
            <text:p>0.199953911071966</text:p>
          </table:table-cell>
          <table:table-cell table:formula="of:=[.B719]+ COS([.C720]) * [.D720]" office:value-type="float" office:value="-0.00174544522613045" calcext:value-type="float">
            <text:p>-0.00174544522613</text:p>
          </table:table-cell>
          <table:table-cell table:formula="of:=[.C719] - 0.0174533" office:value-type="float" office:value="4.7472966" calcext:value-type="float">
            <text:p>4.7472966</text:p>
          </table:table-cell>
          <table:table-cell table:formula="of:=[.D7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0] + SIN([.C721]) * [.D721]" office:value-type="float" office:value="0.0999691433489078" calcext:value-type="float">
            <text:p>0.099969143348908</text:p>
          </table:table-cell>
          <table:table-cell table:formula="of:=[.B720]+ COS([.C721]) * [.D721]" office:value-type="float" office:value="-0.000000101888509427021" calcext:value-type="float">
            <text:p>-1.01888509427021E-07</text:p>
          </table:table-cell>
          <table:table-cell table:formula="of:=[.C720] - 0.0174533" office:value-type="float" office:value="4.7298433" calcext:value-type="float">
            <text:p>4.7298433</text:p>
          </table:table-cell>
          <table:table-cell table:formula="of:=[.D7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 table:number-rows-repeated="23">
          <table:table-cell table:style-name="ce3" table:number-columns-repeated="4"/>
          <table:table-cell table:number-columns-repeated="24"/>
        </table:table-row>
        <table:table-row table:style-name="ro1">
          <table:table-cell table:style-name="ce3" table:number-columns-repeated="4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5:44:29.380299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2-22T16:09:57.637318431</dc:date>
    <meta:editing-duration>PT22M16S</meta:editing-duration>
    <meta:editing-cycles>10</meta:editing-cycles>
    <meta:generator>LibreOffice/6.0.7.3$Linux_X86_64 LibreOffice_project/00m0$Build-3</meta:generator>
    <meta:document-statistic meta:table-count="1" meta:cell-count="3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396cm" style:legend-expansion="high" chart:style-name="ch2"/>
        <chart:plot-area chart:style-name="ch3" table:cell-range-address="Sheet1.Z2:Sheet1.Z82 Sheet1.A2:Sheet1.B1000" chart:data-source-has-labels="both" svg:x="3.997cm" svg:y="0.636cm" svg:width="30.746cm" svg:height="30.869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B2:Sheet1.B1000" loext:label-string="car_state" chart:class="chart:scatter">
            <chart:domain table:cell-range-address="Sheet1.A2:Sheet1.A1000"/>
            <chart:data-point chart:repeated="999"/>
          </chart:series>
          <chart:series chart:style-name="ch8" chart:values-cell-range-address="Sheet1.Z2:Sheet1.Z82" loext:label-string="path" chart:class="chart:scatter">
            <chart:domain table:cell-range-address="Sheet1.Y2:Sheet1.Y82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0">
                <text:p>0</text:p>
                <draw:g>
                  <svg:desc>Sheet1.A2:Sheet1.A1000</svg:desc>
                </draw:g>
              </table:table-cell>
              <table:table-cell office:value-type="float" office:value="0">
                <text:p>0</text:p>
                <draw:g>
                  <svg:desc>Sheet1.B2:Sheet1.B1000</svg:desc>
                </draw:g>
              </table:table-cell>
              <table:table-cell office:value-type="float" office:value="0">
                <text:p>0</text:p>
                <draw:g>
                  <svg:desc>Sheet1.Y2:Sheet1.Y82</svg:desc>
                </draw:g>
              </table:table-cell>
              <table:table-cell office:value-type="float" office:value="0">
                <text:p>0</text:p>
                <draw:g>
                  <svg:desc>Sheet1.Z2:Sheet1.Z82</svg:desc>
                </draw:g>
              </table:table-cell>
            </table:table-row>
            <table:table-row>
              <table:table-cell office:value-type="float" office:value="0.0850946192572491">
                <text:p>0.0850946192572491</text:p>
              </table:table-cell>
              <table:table-cell office:value-type="float" office:value="-0.0999847677230578">
                <text:p>-0.0999847677230578</text:p>
              </table:table-cell>
              <table:table-cell office:value-type="float" office:value="0.00174534333762093">
                <text:p>0.00174534333762093</text:p>
              </table:table-cell>
              <table:table-cell office:value-type="float" office:value="-0.895968138816032">
                <text:p>-0.895968138816032</text:p>
              </table:table-cell>
              <table:table-cell office:value-type="float" office:value="0.0850946192572491">
                <text:p>0.0850946192572491</text:p>
              </table:table-cell>
            </table:table-row>
            <table:table-row>
              <table:table-cell office:value-type="float" office:value="0.309302199199721">
                <text:p>0.309302199199721</text:p>
              </table:table-cell>
              <table:table-cell office:value-type="float" office:value="-0.199923846814298">
                <text:p>-0.199923846814298</text:p>
              </table:table-cell>
              <table:table-cell office:value-type="float" office:value="0.00523539640238792">
                <text:p>0.00523539640238792</text:p>
              </table:table-cell>
              <table:table-cell office:value-type="float" office:value="-1.76759360947206">
                <text:p>-1.76759360947206</text:p>
              </table:table-cell>
              <table:table-cell office:value-type="float" office:value="0.309302199199721">
                <text:p>0.309302199199721</text:p>
              </table:table-cell>
            </table:table-row>
            <table:table-row>
              <table:table-cell office:value-type="float" office:value="0.667101979340259">
                <text:p>0.667101979340259</text:p>
              </table:table-cell>
              <table:table-cell office:value-type="float" office:value="-0.299786794836004">
                <text:p>-0.299786794836004</text:p>
              </table:table-cell>
              <table:table-cell office:value-type="float" office:value="0.0104690960894173">
                <text:p>0.0104690960894173</text:p>
              </table:table-cell>
              <table:table-cell office:value-type="float" office:value="-2.59341399995136">
                <text:p>-2.59341399995136</text:p>
              </table:table-cell>
              <table:table-cell office:value-type="float" office:value="0.667101979340259">
                <text:p>0.667101979340259</text:p>
              </table:table-cell>
            </table:table-row>
            <table:table-row>
              <table:table-cell office:value-type="float" office:value="1.14968370050288">
                <text:p>1.14968370050288</text:p>
              </table:table-cell>
              <table:table-cell office:value-type="float" office:value="-0.399543192540742">
                <text:p>-0.399543192540742</text:p>
              </table:table-cell>
              <table:table-cell office:value-type="float" office:value="0.017444848161718">
                <text:p>0.017444848161718</text:p>
              </table:table-cell>
              <table:table-cell office:value-type="float" office:value="-3.35309477659358">
                <text:p>-3.35309477659358</text:p>
              </table:table-cell>
              <table:table-cell office:value-type="float" office:value="1.14968370050288">
                <text:p>1.14968370050288</text:p>
              </table:table-cell>
            </table:table-row>
            <table:table-row>
              <table:table-cell office:value-type="float" office:value="1.74516454365576">
                <text:p>1.74516454365576</text:p>
              </table:table-cell>
              <table:table-cell office:value-type="float" office:value="-0.499162653137363">
                <text:p>-0.499162653137363</text:p>
              </table:table-cell>
              <table:table-cell office:value-type="float" office:value="0.0261605277358118">
                <text:p>0.0261605277358118</text:p>
              </table:table-cell>
              <table:table-cell office:value-type="float" office:value="-4.0279299901368">
                <text:p>-4.0279299901368</text:p>
              </table:table-cell>
              <table:table-cell office:value-type="float" office:value="1.74516454365576">
                <text:p>1.74516454365576</text:p>
              </table:table-cell>
            </table:table-row>
            <table:table-row>
              <table:table-cell office:value-type="float" office:value="2.43888172571824">
                <text:p>2.43888172571824</text:p>
              </table:table-cell>
              <table:table-cell office:value-type="float" office:value="-0.598614831547124">
                <text:p>-0.598614831547124</text:p>
              </table:table-cell>
              <table:table-cell office:value-type="float" office:value="0.0366134799289942">
                <text:p>0.0366134799289942</text:p>
              </table:table-cell>
              <table:table-cell office:value-type="float" office:value="-4.60130288041964">
                <text:p>-4.60130288041964</text:p>
              </table:table-cell>
              <table:table-cell office:value-type="float" office:value="2.43888172571824">
                <text:p>2.43888172571824</text:p>
              </table:table-cell>
            </table:table-row>
            <table:table-row>
              <table:table-cell office:value-type="float" office:value="3.21375354762833">
                <text:p>3.21375354762833</text:p>
              </table:table-cell>
              <table:table-cell office:value-type="float" office:value="-0.697869433647102">
                <text:p>-0.697869433647102</text:p>
              </table:table-cell>
              <table:table-cell office:value-type="float" office:value="0.048800520668038">
                <text:p>0.048800520668038</text:p>
              </table:table-cell>
              <table:table-cell office:value-type="float" office:value="-5.0590950380739">
                <text:p>-5.0590950380739</text:p>
              </table:table-cell>
              <table:table-cell office:value-type="float" office:value="3.21375354762833">
                <text:p>3.21375354762833</text:p>
              </table:table-cell>
            </table:table-row>
            <table:table-row>
              <table:table-cell office:value-type="float" office:value="4.05070000442764">
                <text:p>4.05070000442764</text:p>
              </table:table-cell>
              <table:table-cell office:value-type="float" office:value="-0.796896225498081">
                <text:p>-0.796896225498081</text:p>
              </table:table-cell>
              <table:table-cell office:value-type="float" office:value="0.0627179376590937">
                <text:p>0.0627179376590937</text:p>
              </table:table-cell>
              <table:table-cell office:value-type="float" office:value="-5.39003404824206">
                <text:p>-5.39003404824206</text:p>
              </table:table-cell>
              <table:table-cell office:value-type="float" office:value="4.05070000442764">
                <text:p>4.05070000442764</text:p>
              </table:table-cell>
            </table:table-row>
            <table:table-row>
              <table:table-cell office:value-type="float" office:value="4.92911260049906">
                <text:p>4.92911260049906</text:p>
              </table:table-cell>
              <table:table-cell office:value-type="float" office:value="-0.895665042554114">
                <text:p>-0.895665042554114</text:p>
              </table:table-cell>
              <table:table-cell office:value-type="float" office:value="0.0783614915184909">
                <text:p>0.0783614915184909</text:p>
              </table:table-cell>
              <table:table-cell office:value-type="float" office:value="-5.58597105613759">
                <text:p>-5.58597105613759</text:p>
              </table:table-cell>
              <table:table-cell office:value-type="float" office:value="4.92911260049906">
                <text:p>4.92911260049906</text:p>
              </table:table-cell>
            </table:table-row>
            <table:table-row>
              <table:table-cell office:value-type="float" office:value="5.82736180149299">
                <text:p>5.82736180149299</text:p>
              </table:table-cell>
              <table:table-cell office:value-type="float" office:value="-0.994145798850943">
                <text:p>-0.994145798850943</text:p>
              </table:table-cell>
              <table:table-cell office:value-type="float" office:value="0.0957264170640973">
                <text:p>0.0957264170640973</text:p>
              </table:table-cell>
              <table:table-cell office:value-type="float" office:value="-5.64208141983072">
                <text:p>-5.64208141983072</text:p>
              </table:table-cell>
              <table:table-cell office:value-type="float" office:value="5.82736180149299">
                <text:p>5.82736180149299</text:p>
              </table:table-cell>
            </table:table-row>
            <table:table-row>
              <table:table-cell office:value-type="string"/>
              <table:table-cell office:value-type="float" office:value="-1.09230849617048">
                <text:p>-1.09230849617048</text:p>
              </table:table-cell>
              <table:table-cell office:value-type="float" office:value="0.11480742476684">
                <text:p>0.11480742476684</text:p>
              </table:table-cell>
              <table:table-cell office:value-type="float" office:value="-5.5569835094993">
                <text:p>-5.5569835094993</text:p>
              </table:table-cell>
              <table:table-cell office:value-type="float" office:value="6.72332962773299">
                <text:p>6.72332962773299</text:p>
              </table:table-cell>
            </table:table-row>
            <table:table-row>
              <table:table-cell office:value-type="string"/>
              <table:table-cell office:value-type="float" office:value="-1.19012323317858">
                <text:p>-1.19012323317858</text:p>
              </table:table-cell>
              <table:table-cell office:value-type="float" office:value="0.135598702361949">
                <text:p>0.135598702361949</text:p>
              </table:table-cell>
              <table:table-cell office:value-type="float" office:value="-5.33277272789922">
                <text:p>-5.33277272789922</text:p>
              </table:table-cell>
              <table:table-cell office:value-type="float" office:value="7.59495427482271">
                <text:p>7.59495427482271</text:p>
              </table:table-cell>
            </table:table-row>
            <table:table-row>
              <table:table-cell office:value-type="string"/>
              <table:table-cell office:value-type="float" office:value="-1.28756021453325">
                <text:p>-1.28756021453325</text:p>
              </table:table-cell>
              <table:table-cell office:value-type="float" office:value="0.158093916619431">
                <text:p>0.158093916619431</text:p>
              </table:table-cell>
              <table:table-cell office:value-type="float" office:value="-4.97496991435343">
                <text:p>-4.97496991435343</text:p>
              </table:table-cell>
              <table:table-cell office:value-type="float" office:value="8.42077335102446">
                <text:p>8.42077335102446</text:p>
              </table:table-cell>
            </table:table-row>
            <table:table-row>
              <table:table-cell office:value-type="string"/>
              <table:table-cell office:value-type="float" office:value="-1.38458975996064">
                <text:p>-1.38458975996064</text:p>
              </table:table-cell>
              <table:table-cell office:value-type="float" office:value="0.182286215273234">
                <text:p>0.182286215273234</text:p>
              </table:table-cell>
              <table:table-cell office:value-type="float" office:value="-4.49238540273076">
                <text:p>-4.49238540273076</text:p>
              </table:table-cell>
              <table:table-cell office:value-type="float" office:value="9.18045235503991">
                <text:p>9.18045235503991</text:p>
              </table:table-cell>
            </table:table-row>
            <table:table-row>
              <table:table-cell office:value-type="string"/>
              <table:table-cell office:value-type="float" office:value="-1.48118231329592">
                <text:p>-1.48118231329592</text:p>
              </table:table-cell>
              <table:table-cell office:value-type="float" office:value="0.208168229108515">
                <text:p>0.208168229108515</text:p>
              </table:table-cell>
              <table:table-cell office:value-type="float" office:value="-3.89690208077375">
                <text:p>-3.89690208077375</text:p>
              </table:table-cell>
              <table:table-cell office:value-type="float" office:value="9.85528538125532">
                <text:p>9.85528538125532</text:p>
              </table:table-cell>
            </table:table-row>
            <table:table-row>
              <table:table-cell office:value-type="string"/>
              <table:table-cell office:value-type="float" office:value="-1.57730845148643">
                <text:p>-1.57730845148643</text:p>
              </table:table-cell>
              <table:table-cell office:value-type="float" office:value="0.235732074206378">
                <text:p>0.235732074206378</text:p>
              </table:table-cell>
              <table:table-cell office:value-type="float" office:value="-3.20318279259972">
                <text:p>-3.20318279259972</text:p>
              </table:table-cell>
              <table:table-cell office:value-type="float" office:value="10.4286557233688">
                <text:p>10.4286557233688</text:p>
              </table:table-cell>
            </table:table-row>
            <table:table-row>
              <table:table-cell office:value-type="string"/>
              <table:table-cell office:value-type="float" office:value="-1.67293889355418">
                <text:p>-1.67293889355418</text:p>
              </table:table-cell>
              <table:table-cell office:value-type="float" office:value="0.264969354345392">
                <text:p>0.264969354345392</text:p>
              </table:table-cell>
              <table:table-cell office:value-type="float" office:value="-2.42830928913037">
                <text:p>-2.42830928913037</text:p>
              </table:table-cell>
              <table:table-cell office:value-type="float" office:value="10.8864450347568">
                <text:p>10.8864450347568</text:p>
              </table:table-cell>
            </table:table-row>
            <table:table-row>
              <table:table-cell office:value-type="string"/>
              <table:table-cell office:value-type="float" office:value="-1.76804450951515">
                <text:p>-1.76804450951515</text:p>
              </table:table-cell>
              <table:table-cell office:value-type="float" office:value="0.295871163559166">
                <text:p>0.295871163559166</text:p>
              </table:table-cell>
              <table:table-cell office:value-type="float" office:value="-1.59136161672985">
                <text:p>-1.59136161672985</text:p>
              </table:table-cell>
              <table:table-cell office:value-type="float" office:value="11.2173809706468">
                <text:p>11.2173809706468</text:p>
              </table:table-cell>
            </table:table-row>
            <table:table-row>
              <table:table-cell office:value-type="string"/>
              <table:table-cell office:value-type="float" office:value="-1.86259632925258">
                <text:p>-1.86259632925258</text:p>
              </table:table-cell>
              <table:table-cell office:value-type="float" office:value="0.328428088849193">
                <text:p>0.328428088849193</text:p>
              </table:table-cell>
              <table:table-cell office:value-type="float" office:value="-0.712948300947532">
                <text:p>-0.712948300947532</text:p>
              </table:table-cell>
              <table:table-cell office:value-type="float" office:value="11.4133147519514">
                <text:p>11.4133147519514</text:p>
              </table:table-cell>
            </table:table-row>
            <table:table-row>
              <table:table-cell office:value-type="string"/>
              <table:table-cell office:value-type="float" office:value="-1.95656555134155">
                <text:p>-1.95656555134155</text:p>
              </table:table-cell>
              <table:table-cell office:value-type="float" office:value="0.362630213052142">
                <text:p>0.362630213052142</text:p>
              </table:table-cell>
              <table:table-cell office:value-type="float" office:value="0.185301106145208">
                <text:p>0.185301106145208</text:p>
              </table:table-cell>
              <table:table-cell office:value-type="float" office:value="11.4694218161906">
                <text:p>11.4694218161906</text:p>
              </table:table-cell>
            </table:table-row>
            <table:table-row>
              <table:table-cell office:value-type="string"/>
              <table:table-cell office:value-type="float" office:value="-2.04992355182218">
                <text:p>-2.04992355182218</text:p>
              </table:table-cell>
              <table:table-cell office:value-type="float" office:value="0.398467117860729">
                <text:p>0.398467117860729</text:p>
              </table:table-cell>
              <table:table-cell office:value-type="float" office:value="1.08126861979708">
                <text:p>1.08126861979708</text:p>
              </table:table-cell>
              <table:table-cell office:value-type="float" office:value="11.3843206147861">
                <text:p>11.3843206147861</text:p>
              </table:table-cell>
            </table:table-row>
            <table:table-row>
              <table:table-cell office:value-type="string"/>
              <table:table-cell office:value-type="float" office:value="-2.14264189291875">
                <text:p>-2.14264189291875</text:p>
              </table:table-cell>
              <table:table-cell office:value-type="float" office:value="0.435927886997232">
                <text:p>0.435927886997232</text:p>
              </table:table-cell>
              <table:table-cell office:value-type="float" office:value="1.95289244330874">
                <text:p>1.95289244330874</text:p>
              </table:table-cell>
              <table:table-cell office:value-type="float" office:value="11.1601066315315">
                <text:p>11.1601066315315</text:p>
              </table:table-cell>
            </table:table-row>
            <table:table-row>
              <table:table-cell office:value-type="string"/>
              <table:table-cell office:value-type="float" office:value="-2.2346923317022">
                <text:p>-2.2346923317022</text:p>
              </table:table-cell>
              <table:table-cell office:value-type="float" office:value="0.475001109538701">
                <text:p>0.475001109538701</text:p>
              </table:table-cell>
              <table:table-cell office:value-type="float" office:value="2.7787102052218">
                <text:p>2.7787102052218</text:p>
              </table:table-cell>
              <table:table-cell office:value-type="float" office:value="10.8023007845852">
                <text:p>10.8023007845852</text:p>
              </table:table-cell>
            </table:table-row>
            <table:table-row>
              <table:table-cell office:value-type="string"/>
              <table:table-cell office:value-type="float" office:value="-2.32604682869311">
                <text:p>-2.32604682869311</text:p>
              </table:table-cell>
              <table:table-cell office:value-type="float" office:value="0.515674883392837">
                <text:p>0.515674883392837</text:p>
              </table:table-cell>
              <table:table-cell office:value-type="float" office:value="3.53838743660023">
                <text:p>3.53838743660023</text:p>
              </table:table-cell>
              <table:table-cell office:value-type="float" office:value="10.319713482509">
                <text:p>10.319713482509</text:p>
              </table:table-cell>
            </table:table-row>
            <table:table-row>
              <table:table-cell office:value-type="string"/>
              <table:table-cell office:value-type="float" office:value="-2.41667755640289">
                <text:p>-2.41667755640289</text:p>
              </table:table-cell>
              <table:table-cell office:value-type="float" office:value="0.557936818923489">
                <text:p>0.557936818923489</text:p>
              </table:table-cell>
              <table:table-cell office:value-type="float" office:value="4.21321827547871">
                <text:p>4.21321827547871</text:p>
              </table:table-cell>
              <table:table-cell office:value-type="float" office:value="9.72422768175592">
                <text:p>9.72422768175592</text:p>
              </table:table-cell>
            </table:table-row>
            <table:table-row>
              <table:table-cell office:value-type="string"/>
              <table:table-cell office:value-type="float" office:value="-2.50655690781024">
                <text:p>-2.50655690781024</text:p>
              </table:table-cell>
              <table:table-cell office:value-type="float" office:value="0.601774042724659">
                <text:p>0.601774042724659</text:p>
              </table:table-cell>
              <table:table-cell office:value-type="float" office:value="4.78658606941509">
                <text:p>4.78658606941509</text:p>
              </table:table-cell>
              <table:table-cell office:value-type="float" office:value="9.03050628747971">
                <text:p>9.03050628747971</text:p>
              </table:table-cell>
            </table:table-row>
            <table:table-row>
              <table:table-cell office:value-type="string"/>
              <table:table-cell office:value-type="float" office:value="-2.59565750477058">
                <text:p>-2.59565750477058</text:p>
              </table:table-cell>
              <table:table-cell office:value-type="float" office:value="0.647173201541873">
                <text:p>0.647173201541873</text:p>
              </table:table-cell>
              <table:table-cell office:value-type="float" office:value="5.24437253453073">
                <text:p>5.24437253453073</text:p>
              </table:table-cell>
              <table:table-cell office:value-type="float" office:value="8.25563110246155">
                <text:p>8.25563110246155</text:p>
              </table:table-cell>
            </table:table-row>
            <table:table-row>
              <table:table-cell office:value-type="string"/>
              <table:table-cell office:value-type="float" office:value="-2.68395220635568">
                <text:p>-2.68395220635568</text:p>
              </table:table-cell>
              <table:table-cell office:value-type="float" office:value="0.694120466339709">
                <text:p>0.694120466339709</text:p>
              </table:table-cell>
              <table:table-cell office:value-type="float" office:value="5.57530539613798">
                <text:p>5.57530539613798</text:p>
              </table:table-cell>
              <table:table-cell office:value-type="float" office:value="7.41868221447111">
                <text:p>7.41868221447111</text:p>
              </table:table-cell>
            </table:table-row>
            <table:table-row>
              <table:table-cell office:value-type="string"/>
              <table:table-cell office:value-type="float" office:value="-2.77141411712105">
                <text:p>-2.77141411712105</text:p>
              </table:table-cell>
              <table:table-cell office:value-type="float" office:value="0.742601536514263">
                <text:p>0.742601536514263</text:p>
              </table:table-cell>
              <table:table-cell office:value-type="float" office:value="5.77123595084896">
                <text:p>5.77123595084896</text:p>
              </table:table-cell>
              <table:table-cell office:value-type="float" office:value="6.54026817898975">
                <text:p>6.54026817898975</text:p>
              </table:table-cell>
            </table:table-row>
            <table:table-row>
              <table:table-cell office:value-type="string"/>
              <table:table-cell office:value-type="float" office:value="-2.85801659529858">
                <text:p>-2.85801659529858</text:p>
              </table:table-cell>
              <table:table-cell office:value-type="float" office:value="0.792601644249257">
                <text:p>0.792601644249257</text:p>
              </table:table-cell>
              <table:table-cell office:value-type="float" office:value="5.82733971563347">
                <text:p>5.82733971563347</text:p>
              </table:table-cell>
              <table:table-cell office:value-type="float" office:value="5.64201856581031">
                <text:p>5.64201856581031</text:p>
              </table:table-cell>
            </table:table-row>
            <table:table-row>
              <table:table-cell office:value-type="string"/>
              <table:table-cell office:value-type="float" office:value="-2.94373326091186">
                <text:p>-2.94373326091186</text:p>
              </table:table-cell>
              <table:table-cell office:value-type="float" office:value="0.844105559014458">
                <text:p>0.844105559014458</text:p>
              </table:table-cell>
              <table:table-cell office:value-type="float" office:value="5.74223522315717">
                <text:p>5.74223522315717</text:p>
              </table:table-cell>
              <table:table-cell office:value-type="float" office:value="4.74605136475865">
                <text:p>4.74605136475865</text:p>
              </table:table-cell>
            </table:table-row>
            <table:table-row>
              <table:table-cell office:value-type="string"/>
              <table:table-cell office:value-type="float" office:value="-3.02853800381181">
                <text:p>-3.02853800381181</text:p>
              </table:table-cell>
              <table:table-cell office:value-type="float" office:value="0.897097592205051">
                <text:p>0.897097592205051</text:p>
              </table:table-cell>
              <table:table-cell office:value-type="float" office:value="5.51801803825093">
                <text:p>5.51801803825093</text:p>
              </table:table-cell>
              <table:table-cell office:value-type="float" office:value="3.87442836483682">
                <text:p>3.87442836483682</text:p>
              </table:table-cell>
            </table:table-row>
            <table:table-row>
              <table:table-cell office:value-type="string"/>
              <table:table-cell office:value-type="float" office:value="-3.11240499163009">
                <text:p>-3.11240499163009</text:p>
              </table:table-cell>
              <table:table-cell office:value-type="float" office:value="0.951561601920545">
                <text:p>0.951561601920545</text:p>
              </table:table-cell>
              <table:table-cell office:value-type="float" office:value="5.1602091579091">
                <text:p>5.1602091579091</text:p>
              </table:table-cell>
              <table:table-cell office:value-type="float" office:value="3.0486119172236">
                <text:p>3.0486119172236</text:p>
              </table:table-cell>
            </table:table-row>
            <table:table-row>
              <table:table-cell office:value-type="string"/>
              <table:table-cell office:value-type="float" office:value="-3.19530867764786">
                <text:p>-3.19530867764786</text:p>
              </table:table-cell>
              <table:table-cell office:value-type="float" office:value="1.00748099788176">
                <text:p>1.00748099788176</text:p>
              </table:table-cell>
              <table:table-cell office:value-type="float" office:value="4.67761906538586">
                <text:p>4.67761906538586</text:p>
              </table:table-cell>
              <table:table-cell office:value-type="float" office:value="2.28893645849243">
                <text:p>2.28893645849243</text:p>
              </table:table-cell>
            </table:table-row>
            <table:table-row>
              <table:table-cell office:value-type="string"/>
              <table:table-cell office:value-type="float" office:value="-3.27722380857761">
                <text:p>-3.27722380857761</text:p>
              </table:table-cell>
              <table:table-cell office:value-type="float" office:value="1.06483874648437">
                <text:p>1.06483874648437</text:p>
              </table:table-cell>
              <table:table-cell office:value-type="float" office:value="4.08213078584468">
                <text:p>4.08213078584468</text:p>
              </table:table-cell>
              <table:table-cell office:value-type="float" office:value="1.61410780695999">
                <text:p>1.61410780695999</text:p>
              </table:table-cell>
            </table:table-row>
            <table:table-row>
              <table:table-cell office:value-type="string"/>
              <table:table-cell office:value-type="float" office:value="-3.35812543225556">
                <text:p>-3.35812543225556</text:p>
              </table:table-cell>
              <table:table-cell office:value-type="float" office:value="1.12361737598756">
                <text:p>1.12361737598756</text:p>
              </table:table-cell>
              <table:table-cell office:value-type="float" office:value="3.38840728547564">
                <text:p>3.38840728547564</text:p>
              </table:table-cell>
              <table:table-cell office:value-type="float" office:value="1.04074256120845">
                <text:p>1.04074256120845</text:p>
              </table:table-cell>
            </table:table-row>
            <table:table-row>
              <table:table-cell office:value-type="string"/>
              <table:table-cell office:value-type="float" office:value="-3.43798890524228">
                <text:p>-3.43798890524228</text:p>
              </table:table-cell>
              <table:table-cell office:value-type="float" office:value="1.18379898183601">
                <text:p>1.18379898183601</text:p>
              </table:table-cell>
              <table:table-cell office:value-type="float" office:value="2.61353041891913">
                <text:p>2.61353041891913</text:p>
              </table:table-cell>
              <table:table-cell office:value-type="float" office:value="0.582958942371383">
                <text:p>0.582958942371383</text:p>
              </table:table-cell>
            </table:table-row>
            <table:table-row>
              <table:table-cell office:value-type="string"/>
              <table:table-cell office:value-type="float" office:value="-3.5167899003294">
                <text:p>-3.5167899003294</text:p>
              </table:table-cell>
              <table:table-cell office:value-type="float" office:value="1.2453652321139">
                <text:p>1.2453652321139</text:p>
              </table:table-cell>
              <table:table-cell office:value-type="float" office:value="1.77658031535006">
                <text:p>1.77658031535006</text:p>
              </table:table-cell>
              <table:table-cell office:value-type="float" office:value="0.252029155051302">
                <text:p>0.252029155051302</text:p>
              </table:table-cell>
            </table:table-row>
            <table:table-row>
              <table:table-cell office:value-type="string"/>
              <table:table-cell office:value-type="float" office:value="-3.59450441394989">
                <text:p>-3.59450441394989</text:p>
              </table:table-cell>
              <table:table-cell office:value-type="float" office:value="1.30829737312889">
                <text:p>1.30829737312889</text:p>
              </table:table-cell>
              <table:table-cell office:value-type="float" office:value="0.898165560181506">
                <text:p>0.898165560181506</text:p>
              </table:table-cell>
              <table:table-cell office:value-type="float" office:value="0.0561018269365677">
                <text:p>0.0561018269365677</text:p>
              </table:table-cell>
            </table:table-row>
            <table:table-row>
              <table:table-cell office:value-type="string"/>
              <table:table-cell office:value-type="float" office:value="-3.67110877348976">
                <text:p>-3.67110877348976</text:p>
              </table:table-cell>
              <table:table-cell office:value-type="float" office:value="1.37257623512478">
                <text:p>1.37257623512478</text:p>
              </table:table-cell>
              <table:table-cell office:value-type="float" office:value="0.0003697241373396">
                <text:p>0.0003697241373396</text:p>
              </table:table-cell>
              <table:table-cell office:value-type="float" office:value="0.11905130494676">
                <text:p>0.11905130494676</text:p>
              </table:table-cell>
            </table:table-row>
            <table:table-row>
              <table:table-cell office:value-type="string"/>
              <table:table-cell office:value-type="float" office:value="-3.74657964449902">
                <text:p>-3.74657964449902</text:p>
              </table:table-cell>
              <table:table-cell office:value-type="float" office:value="1.43818223812072">
                <text:p>1.43818223812072</text:p>
              </table:table-cell>
              <table:table-cell office:value-type="float" office:value="-0.896220194524556">
                <text:p>-0.896220194524556</text:p>
              </table:table-cell>
              <table:table-cell office:value-type="float" office:value="0.0407792297611895">
                <text:p>0.0407792297611895</text:p>
              </table:table-cell>
            </table:table-row>
            <table:table-row>
              <table:table-cell office:value-type="string"/>
              <table:table-cell office:value-type="float" office:value="-3.82089403779955">
                <text:p>-3.82089403779955</text:p>
              </table:table-cell>
              <table:table-cell office:value-type="float" office:value="1.50509539787555">
                <text:p>1.50509539787555</text:p>
              </table:table-cell>
              <table:table-cell office:value-type="float" office:value="-1.7695270733563">
                <text:p>-1.7695270733563</text:p>
              </table:table-cell>
              <table:table-cell office:value-type="float" office:value="-0.176787071363665">
                <text:p>-0.176787071363665</text:p>
              </table:table-cell>
            </table:table-row>
            <table:table-row>
              <table:table-cell office:value-type="string"/>
              <table:table-cell office:value-type="float" office:value="-3.89402931648784">
                <text:p>-3.89402931648784</text:p>
              </table:table-cell>
              <table:table-cell office:value-type="float" office:value="1.57329533197511">
                <text:p>1.57329533197511</text:p>
              </table:table-cell>
              <table:table-cell office:value-type="float" office:value="-2.59804709829839">
                <text:p>-2.59804709829839</text:p>
              </table:table-cell>
              <table:table-cell office:value-type="float" office:value="-0.528290369029515">
                <text:p>-0.528290369029515</text:p>
              </table:table-cell>
            </table:table-row>
            <table:table-row>
              <table:table-cell office:value-type="string"/>
              <table:table-cell office:value-type="float" office:value="-3.96596320283044">
                <text:p>-3.96596320283044</text:p>
              </table:table-cell>
              <table:table-cell office:value-type="float" office:value="1.64276126604103">
                <text:p>1.64276126604103</text:p>
              </table:table-cell>
              <table:table-cell office:value-type="float" office:value="-3.36137926142016">
                <text:p>-3.36137926142016</text:p>
              </table:table-cell>
              <table:table-cell office:value-type="float" office:value="-1.00507544507934">
                <text:p>-1.00507544507934</text:p>
              </table:table-cell>
            </table:table-row>
            <table:table-row>
              <table:table-cell office:value-type="string"/>
              <table:table-cell office:value-type="float" office:value="-4.03667378504995">
                <text:p>-4.03667378504995</text:p>
              </table:table-cell>
              <table:table-cell office:value-type="float" office:value="1.7134720400587">
                <text:p>1.7134720400587</text:p>
              </table:table-cell>
              <table:table-cell office:value-type="float" office:value="-4.04072770378669">
                <text:p>-4.04072770378669</text:p>
              </table:table-cell>
              <table:table-cell office:value-type="float" office:value="-1.59540221378814">
                <text:p>-1.59540221378814</text:p>
              </table:table-cell>
            </table:table-row>
            <table:table-row>
              <table:table-cell office:value-type="string"/>
              <table:table-cell office:value-type="float" office:value="-4.10613952399957">
                <text:p>-4.10613952399957</text:p>
              </table:table-cell>
              <table:table-cell office:value-type="float" office:value="1.78540611482292">
                <text:p>1.78540611482292</text:p>
              </table:table-cell>
              <table:table-cell office:value-type="float" office:value="-4.61936453404574">
                <text:p>-4.61936453404574</text:p>
              </table:table-cell>
              <table:table-cell office:value-type="float" office:value="-2.28473480308576">
                <text:p>-2.28473480308576</text:p>
              </table:table-cell>
            </table:table-row>
            <table:table-row>
              <table:table-cell office:value-type="string"/>
              <table:table-cell office:value-type="float" office:value="-4.17433925972414">
                <text:p>-4.17433925972414</text:p>
              </table:table-cell>
              <table:table-cell office:value-type="float" office:value="1.85854157849888">
                <text:p>1.85854157849888</text:p>
              </table:table-cell>
              <table:table-cell office:value-type="float" office:value="-5.08304172655192">
                <text:p>-5.08304172655192</text:p>
              </table:table-cell>
              <table:table-cell office:value-type="float" office:value="-3.05609947763962">
                <text:p>-3.05609947763962</text:p>
              </table:table-cell>
            </table:table-row>
            <table:table-row>
              <table:table-cell office:value-type="string"/>
              <table:table-cell office:value-type="float" office:value="-4.24125221790571">
                <text:p>-4.24125221790571</text:p>
              </table:table-cell>
              <table:table-cell office:value-type="float" office:value="1.93285615329677">
                <text:p>1.93285615329677</text:p>
              </table:table-cell>
              <table:table-cell office:value-type="float" office:value="-5.42034195668204">
                <text:p>-5.42034195668204</text:p>
              </table:table-cell>
              <table:table-cell office:value-type="float" office:value="-3.89050259050184">
                <text:p>-3.89050259050184</text:p>
              </table:table-cell>
            </table:table-row>
            <table:table-row>
              <table:table-cell office:value-type="string"/>
              <table:table-cell office:value-type="float" office:value="-4.30685801619153">
                <text:p>-4.30685801619153</text:p>
              </table:table-cell>
              <table:table-cell office:value-type="float" office:value="2.00832720225782">
                <text:p>2.00832720225782</text:p>
              </table:table-cell>
              <table:table-cell office:value-type="float" office:value="-5.62295973457136">
                <text:p>-5.62295973457136</text:p>
              </table:table-cell>
              <table:table-cell office:value-type="float" office:value="-4.76739827191623">
                <text:p>-4.76739827191623</text:p>
              </table:table-cell>
            </table:table-row>
            <table:table-row>
              <table:table-cell office:value-type="string"/>
              <table:table-cell office:value-type="float" office:value="-4.37113667040278">
                <text:p>-4.37113667040278</text:p>
              </table:table-cell>
              <table:table-cell office:value-type="float" office:value="2.08493173614969">
                <text:p>2.08493173614969</text:p>
              </table:table-cell>
              <table:table-cell office:value-type="float" office:value="-5.68590591479288">
                <text:p>-5.68590591479288</text:p>
              </table:table-cell>
              <table:table-cell office:value-type="float" office:value="-5.66519433918068">
                <text:p>-5.66519433918068</text:p>
              </table:table-cell>
            </table:table-row>
            <table:table-row>
              <table:table-cell office:value-type="string"/>
              <table:table-cell office:value-type="float" office:value="-4.43406860062192">
                <text:p>-4.43406860062192</text:p>
              </table:table-cell>
              <table:table-cell office:value-type="float" office:value="2.16264642046927">
                <text:p>2.16264642046927</text:p>
              </table:table-cell>
              <table:table-cell office:value-type="float" office:value="-5.60763054624917">
                <text:p>-5.60763054624917</text:p>
              </table:table-cell>
              <table:table-cell office:value-type="float" office:value="-6.56178397032714">
                <text:p>-6.56178397032714</text:p>
              </table:table-cell>
            </table:table-row>
            <table:table-row>
              <table:table-cell office:value-type="string"/>
              <table:table-cell office:value-type="float" office:value="-4.49563463715695">
                <text:p>-4.49563463715695</text:p>
              </table:table-cell>
              <table:table-cell office:value-type="float" office:value="2.2414475825506">
                <text:p>2.2414475825506</text:p>
              </table:table-cell>
              <table:table-cell office:value-type="float" office:value="-5.3900610372905">
                <text:p>-5.3900610372905</text:p>
              </table:table-cell>
              <table:table-cell office:value-type="float" office:value="-7.43509004998735">
                <text:p>-7.43509004998735</text:p>
              </table:table-cell>
            </table:table-row>
            <table:table-row>
              <table:table-cell office:value-type="string"/>
              <table:table-cell office:value-type="float" office:value="-4.55581602638065">
                <text:p>-4.55581602638065</text:p>
              </table:table-cell>
              <table:table-cell office:value-type="float" office:value="2.32131121877577">
                <text:p>2.32131121877577</text:p>
              </table:table-cell>
              <table:table-cell office:value-type="float" office:value="-5.03855469630304">
                <text:p>-5.03855469630304</text:p>
              </table:table-cell>
              <table:table-cell office:value-type="float" office:value="-8.26360878378014">
                <text:p>-8.26360878378014</text:p>
              </table:table-cell>
            </table:table-row>
            <table:table-row>
              <table:table-cell office:value-type="string"/>
              <table:table-cell office:value-type="float" office:value="-4.61459443644316">
                <text:p>-4.61459443644316</text:p>
              </table:table-cell>
              <table:table-cell office:value-type="float" office:value="2.40221300188667">
                <text:p>2.40221300188667</text:p>
              </table:table-cell>
              <table:table-cell office:value-type="float" office:value="-4.56176681638083">
                <text:p>-4.56176681638083</text:p>
              </table:table-cell>
              <table:table-cell office:value-type="float" office:value="-9.02693919556738">
                <text:p>-9.02693919556738</text:p>
              </table:table-cell>
            </table:table-row>
            <table:table-row>
              <table:table-cell office:value-type="string"/>
              <table:table-cell office:value-type="float" office:value="-4.67195196285604">
                <text:p>-4.67195196285604</text:p>
              </table:table-cell>
              <table:table-cell office:value-type="float" office:value="2.48412828839533">
                <text:p>2.48412828839533</text:p>
              </table:table-cell>
              <table:table-cell office:value-type="float" office:value="-3.97143755228985">
                <text:p>-3.97143755228985</text:p>
              </table:table-cell>
              <table:table-cell office:value-type="float" office:value="-9.70628546953803">
                <text:p>-9.70628546953803</text:p>
              </table:table-cell>
            </table:table-row>
            <table:table-row>
              <table:table-cell office:value-type="string"/>
              <table:table-cell office:value-type="float" office:value="-4.72787113394613">
                <text:p>-4.72787113394613</text:p>
              </table:table-cell>
              <table:table-cell office:value-type="float" office:value="2.56703212609056">
                <text:p>2.56703212609056</text:p>
              </table:table-cell>
              <table:table-cell office:value-type="float" office:value="-3.28210283754512">
                <text:p>-3.28210283754512</text:p>
              </table:table-cell>
              <table:table-cell office:value-type="float" office:value="-10.2849197677332">
                <text:p>-10.2849197677332</text:p>
              </table:table-cell>
            </table:table-row>
            <table:table-row>
              <table:table-cell office:value-type="string"/>
              <table:table-cell office:value-type="float" office:value="-4.78233491617761">
                <text:p>-4.78233491617761</text:p>
              </table:table-cell>
              <table:table-cell office:value-type="float" office:value="2.65089926163865">
                <text:p>2.65089926163865</text:p>
              </table:table-cell>
              <table:table-cell office:value-type="float" office:value="-2.51073645981504">
                <text:p>-2.51073645981504</text:p>
              </table:table-cell>
              <table:table-cell office:value-type="float" office:value="-10.7485941268556">
                <text:p>-10.7485941268556</text:p>
              </table:table-cell>
            </table:table-row>
            <table:table-row>
              <table:table-cell office:value-type="string"/>
              <table:table-cell office:value-type="float" office:value="-4.8353267193406">
                <text:p>-4.8353267193406</text:p>
              </table:table-cell>
              <table:table-cell office:value-type="float" office:value="2.73570414827577">
                <text:p>2.73570414827577</text:p>
              </table:table-cell>
              <table:table-cell office:value-type="float" office:value="-1.67633210798552">
                <text:p>-1.67633210798552</text:p>
              </table:table-cell>
              <table:table-cell office:value-type="float" office:value="-11.0858912920497">
                <text:p>-11.0858912920497</text:p>
              </table:table-cell>
            </table:table-row>
            <table:table-row>
              <table:table-cell office:value-type="string"/>
              <table:table-cell office:value-type="float" office:value="-4.88683040160467">
                <text:p>-4.88683040160467</text:p>
              </table:table-cell>
              <table:table-cell office:value-type="float" office:value="2.82142095358979">
                <text:p>2.82142095358979</text:p>
              </table:table-cell>
              <table:table-cell office:value-type="float" office:value="-0.799435682320392">
                <text:p>-0.799435682320392</text:p>
              </table:table-cell>
              <table:table-cell office:value-type="float" office:value="-11.2885058489199">
                <text:p>-11.2885058489199</text:p>
              </table:table-cell>
            </table:table-row>
            <table:table-row>
              <table:table-cell office:value-type="string"/>
              <table:table-cell office:value-type="float" office:value="-4.93683027443582">
                <text:p>-4.93683027443582</text:p>
              </table:table-cell>
              <table:table-cell office:value-type="float" office:value="2.90802356738908">
                <text:p>2.90802356738908</text:p>
              </table:table-cell>
              <table:table-cell office:value-type="float" office:value="0.0983606161522356">
                <text:p>0.0983606161522356</text:p>
              </table:table-cell>
              <table:table-cell office:value-type="float" office:value="-11.3514487313519">
                <text:p>-11.3514487313519</text:p>
              </table:table-cell>
            </table:table-row>
            <table:table-row>
              <table:table-cell office:value-type="string"/>
              <table:table-cell office:value-type="float" office:value="-4.98531110737539">
                <text:p>-4.98531110737539</text:p>
              </table:table-cell>
              <table:table-cell office:value-type="float" office:value="2.99548560965591">
                <text:p>2.99548560965591</text:p>
              </table:table-cell>
              <table:table-cell office:value-type="float" office:value="0.994949959771165">
                <text:p>0.994949959771165</text:p>
              </table:table-cell>
              <table:table-cell office:value-type="float" office:value="-11.2731700694511">
                <text:p>-11.2731700694511</text:p>
              </table:table-cell>
            </table:table-row>
            <table:table-row>
              <table:table-cell office:value-type="string"/>
              <table:table-cell office:value-type="float" office:value="-5.03225813267935">
                <text:p>-5.03225813267935</text:p>
              </table:table-cell>
              <table:table-cell office:value-type="float" office:value="3.08378043858213">
                <text:p>3.08378043858213</text:p>
              </table:table-cell>
              <table:table-cell office:value-type="float" office:value="1.86825524024805">
                <text:p>1.86825524024805</text:p>
              </table:table-cell>
              <table:table-cell office:value-type="float" office:value="-11.0555973526616">
                <text:p>-11.0555973526616</text:p>
              </table:table-cell>
            </table:table-row>
            <table:table-row>
              <table:table-cell office:value-type="string"/>
              <table:table-cell office:value-type="float" office:value="-5.07765704981676">
                <text:p>-5.07765704981676</text:p>
              </table:table-cell>
              <table:table-cell office:value-type="float" office:value="3.17288115868444">
                <text:p>3.17288115868444</text:p>
              </table:table-cell>
              <table:table-cell office:value-type="float" office:value="2.69677268288036">
                <text:p>2.69677268288036</text:p>
              </table:table-cell>
              <table:table-cell office:value-type="float" office:value="-10.7040879683572">
                <text:p>-10.7040879683572</text:p>
              </table:table-cell>
            </table:table-row>
            <table:table-row>
              <table:table-cell office:value-type="string"/>
              <table:table-cell office:value-type="float" office:value="-5.12149402982581">
                <text:p>-5.12149402982581</text:p>
              </table:table-cell>
              <table:table-cell office:value-type="float" office:value="3.26276062899711">
                <text:p>3.26276062899711</text:p>
              </table:table-cell>
              <table:table-cell office:value-type="float" office:value="3.46010134332279">
                <text:p>3.46010134332279</text:p>
              </table:table-cell>
              <table:table-cell office:value-type="float" office:value="-10.2272972845691">
                <text:p>-10.2272972845691</text:p>
              </table:table-cell>
            </table:table-row>
            <table:table-row>
              <table:table-cell office:value-type="string"/>
              <table:table-cell office:value-type="float" office:value="-5.16375571952629">
                <text:p>-5.16375571952629</text:p>
              </table:table-cell>
              <table:table-cell office:value-type="float" office:value="3.35339147133933">
                <text:p>3.35339147133933</text:p>
              </table:table-cell>
              <table:table-cell office:value-type="float" office:value="4.13944544888839">
                <text:p>4.13944544888839</text:p>
              </table:table-cell>
              <table:table-cell office:value-type="float" office:value="-9.63696552510388">
                <text:p>-9.63696552510388</text:p>
              </table:table-cell>
            </table:table-row>
            <table:table-row>
              <table:table-cell office:value-type="string"/>
              <table:table-cell office:value-type="float" office:value="-5.20442924558707">
                <text:p>-5.20442924558707</text:p>
              </table:table-cell>
              <table:table-cell office:value-type="float" office:value="3.44474607865491">
                <text:p>3.44474607865491</text:p>
              </table:table-cell>
              <table:table-cell office:value-type="float" office:value="4.71807721501185">
                <text:p>4.71807721501185</text:p>
              </table:table-cell>
              <table:table-cell office:value-type="float" office:value="-8.94762868492135">
                <text:p>-8.94762868492135</text:p>
              </table:table-cell>
            </table:table-row>
            <table:table-row>
              <table:table-cell office:value-type="string"/>
              <table:table-cell office:value-type="float" office:value="-5.2435022184475">
                <text:p>-5.2435022184475</text:p>
              </table:table-cell>
              <table:table-cell office:value-type="float" office:value="3.53679662342162">
                <text:p>3.53679662342162</text:p>
              </table:table-cell>
              <table:table-cell office:value-type="float" office:value="5.18174874074419">
                <text:p>5.18174874074419</text:p>
              </table:table-cell>
              <table:table-cell office:value-type="float" office:value="-8.17626060402544">
                <text:p>-8.17626060402544</text:p>
              </table:table-cell>
            </table:table-row>
            <table:table-row>
              <table:table-cell office:value-type="string"/>
              <table:table-cell office:value-type="float" office:value="-5.28096273609133">
                <text:p>-5.28096273609133</text:p>
              </table:table-cell>
              <table:table-cell office:value-type="float" office:value="3.62951506612778">
                <text:p>3.62951506612778</text:p>
              </table:table-cell>
              <table:table-cell office:value-type="float" office:value="5.51904284099767">
                <text:p>5.51904284099767</text:p>
              </table:table-cell>
              <table:table-cell office:value-type="float" office:value="-7.34185501323988">
                <text:p>-7.34185501323988</text:p>
              </table:table-cell>
            </table:table-row>
            <table:table-row>
              <table:table-cell office:value-type="string"/>
              <table:table-cell office:value-type="float" office:value="-5.31679938767221">
                <text:p>-5.31679938767221</text:p>
              </table:table-cell>
              <table:table-cell office:value-type="float" office:value="3.72287316381336">
                <text:p>3.72287316381336</text:p>
              </table:table-cell>
              <table:table-cell office:value-type="float" office:value="5.72165417684613">
                <text:p>5.72165417684613</text:p>
              </table:table-cell>
              <table:table-cell office:value-type="float" office:value="-6.46495784333585">
                <text:p>-6.46495784333585</text:p>
              </table:table-cell>
            </table:table-row>
            <table:table-row>
              <table:table-cell office:value-type="string"/>
              <table:table-cell office:value-type="float" office:value="-5.35100125698956">
                <text:p>-5.35100125698956</text:p>
              </table:table-cell>
              <table:table-cell office:value-type="float" office:value="3.81684247867305">
                <text:p>3.81684247867305</text:p>
              </table:table-cell>
              <table:table-cell office:value-type="float" office:value="5.78459376148776">
                <text:p>5.78459376148776</text:p>
              </table:table-cell>
              <table:table-cell office:value-type="float" office:value="-5.56716131366716">
                <text:p>-5.56716131366716</text:p>
              </table:table-cell>
            </table:table-row>
            <table:table-row>
              <table:table-cell office:value-type="string"/>
              <table:table-cell office:value-type="float" office:value="-5.38355792581374">
                <text:p>-5.38355792581374</text:p>
              </table:table-cell>
              <table:table-cell office:value-type="float" office:value="3.9113943867187">
                <text:p>3.9113943867187</text:p>
              </table:table-cell>
              <table:table-cell office:value-type="float" office:value="5.70631180623095">
                <text:p>5.70631180623095</text:p>
              </table:table-cell>
              <table:table-cell office:value-type="float" office:value="-4.67057225758786">
                <text:p>-4.67057225758786</text:p>
              </table:table-cell>
            </table:table-row>
            <table:table-row>
              <table:table-cell office:value-type="string"/>
              <table:table-cell office:value-type="float" office:value="-5.41445947705953">
                <text:p>-5.41445947705953</text:p>
              </table:table-cell>
              <table:table-cell office:value-type="float" office:value="4.00650008649849">
                <text:p>4.00650008649849</text:p>
              </table:table-cell>
              <table:table-cell office:value-type="float" office:value="5.48873588161345">
                <text:p>5.48873588161345</text:p>
              </table:table-cell>
              <table:table-cell office:value-type="float" office:value="-3.79726777630608">
                <text:p>-3.79726777630608</text:p>
              </table:table-cell>
            </table:table-row>
            <table:table-row>
              <table:table-cell office:value-type="string"/>
              <table:table-cell office:value-type="float" office:value="-5.44369649780702">
                <text:p>-5.44369649780702</text:p>
              </table:table-cell>
              <table:table-cell office:value-type="float" office:value="4.10213060787013">
                <text:p>4.10213060787013</text:p>
              </table:table-cell>
              <table:table-cell office:value-type="float" office:value="5.13722345399699">
                <text:p>5.13722345399699</text:p>
              </table:table-cell>
              <table:table-cell office:value-type="float" office:value="-2.96875162484542">
                <text:p>-2.96875162484542</text:p>
              </table:table-cell>
            </table:table-row>
            <table:table-row>
              <table:table-cell office:value-type="string"/>
              <table:table-cell office:value-type="float" office:value="-5.47126008216881">
                <text:p>-5.47126008216881</text:p>
              </table:table-cell>
              <table:table-cell office:value-type="float" office:value="4.19825682082544">
                <text:p>4.19825682082544</text:p>
              </table:table-cell>
              <table:table-cell office:value-type="float" office:value="4.66042996634932">
                <text:p>4.66042996634932</text:p>
              </table:table-cell>
              <table:table-cell office:value-type="float" office:value="-2.20542471575812">
                <text:p>-2.20542471575812</text:p>
              </table:table-cell>
            </table:table-row>
            <table:table-row>
              <table:table-cell office:value-type="string"/>
              <table:table-cell office:value-type="float" office:value="-5.49714183400291">
                <text:p>-5.49714183400291</text:p>
              </table:table-cell>
              <table:table-cell office:value-type="float" office:value="4.29484944436367">
                <text:p>4.29484944436367</text:p>
              </table:table-cell>
              <table:table-cell office:value-type="float" office:value="4.07009571151787">
                <text:p>4.07009571151787</text:p>
              </table:table-cell>
              <table:table-cell office:value-type="float" office:value="-1.52608277860673">
                <text:p>-1.52608277860673</text:p>
              </table:table-cell>
            </table:table-row>
            <table:table-row>
              <table:table-cell office:value-type="string"/>
              <table:table-cell office:value-type="float" office:value="-5.52133386947022">
                <text:p>-5.52133386947022</text:p>
              </table:table-cell>
              <table:table-cell office:value-type="float" office:value="4.39187905541075">
                <text:p>4.39187905541075</text:p>
              </table:table-cell>
              <table:table-cell office:value-type="float" office:value="3.38075674590683">
                <text:p>3.38075674590683</text:p>
              </table:table-cell>
              <table:table-cell office:value-type="float" office:value="-0.947453544562777">
                <text:p>-0.947453544562777</text:p>
              </table:table-cell>
            </table:table-row>
            <table:table-row>
              <table:table-cell office:value-type="string"/>
              <table:table-cell office:value-type="float" office:value="-5.54382881943607">
                <text:p>-5.54382881943607</text:p>
              </table:table-cell>
              <table:table-cell office:value-type="float" office:value="4.48931609778189">
                <text:p>4.48931609778189</text:p>
              </table:table-cell>
              <table:table-cell office:value-type="float" office:value="2.60938696185551">
                <text:p>2.60938696185551</text:p>
              </table:table-cell>
              <table:table-cell office:value-type="float" office:value="-0.483784852226727">
                <text:p>-0.483784852226727</text:p>
              </table:table-cell>
            </table:table-row>
            <table:table-row>
              <table:table-cell office:value-type="string"/>
              <table:table-cell office:value-type="float" office:value="-5.56461983171492">
                <text:p>-5.56461983171492</text:p>
              </table:table-cell>
              <table:table-cell office:value-type="float" office:value="4.58713089118463">
                <text:p>4.58713089118463</text:p>
              </table:table-cell>
              <table:table-cell office:value-type="float" office:value="1.77498013212517">
                <text:p>1.77498013212517</text:p>
              </table:table-cell>
              <table:table-cell office:value-type="float" office:value="-0.146493816918402">
                <text:p>-0.146493816918402</text:p>
              </table:table-cell>
            </table:table-row>
            <table:table-row>
              <table:table-cell office:value-type="string"/>
              <table:table-cell office:value-type="float" office:value="-5.58370057315759">
                <text:p>-5.58370057315759</text:p>
              </table:table-cell>
              <table:table-cell office:value-type="float" office:value="4.68529364025981">
                <text:p>4.68529364025981</text:p>
              </table:table-cell>
              <table:table-cell office:value-type="float" office:value="0.898082217994057">
                <text:p>0.898082217994057</text:p>
              </table:table-cell>
              <table:table-cell office:value-type="float" office:value="0.0561142979055358">
                <text:p>0.0561142979055358</text:p>
              </table:table-cell>
            </table:table-row>
            <table:table-row>
              <table:table-cell office:value-type="string"/>
              <table:table-cell office:value-type="float" office:value="-5.60106523158041">
                <text:p>-5.60106523158041</text:p>
              </table:table-cell>
              <table:table-cell office:value-type="float" office:value="4.78377444365752">
                <text:p>4.78377444365752</text:p>
              </table:table-cell>
              <table:table-cell office:value-type="float" office:value="0.000285457141422363">
                <text:p>0.000285457141422363</text:p>
              </table:table-cell>
              <table:table-cell office:value-type="float" office:value="0.119050584755946">
                <text:p>0.119050584755946</text:p>
              </table:table-cell>
            </table:table-row>
            <table:table-row>
              <table:table-cell office:value-type="string"/>
              <table:table-cell office:value-type="float" office:value="-5.61670851753568">
                <text:p>-5.61670851753568</text:p>
              </table:table-cell>
              <table:table-cell office:value-type="float" office:value="4.88254330314533">
                <text:p>4.88254330314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3062566592288">
                <text:p>-5.63062566592288</text:p>
              </table:table-cell>
              <table:table-cell office:value-type="float" office:value="4.98157013274604">
                <text:p>4.98157013274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4281243744016">
                <text:p>-5.64281243744016</text:p>
              </table:table-cell>
              <table:table-cell office:value-type="float" office:value="5.08082476790222">
                <text:p>5.0808247679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5326511987566">
                <text:p>-5.65326511987566</text:p>
              </table:table-cell>
              <table:table-cell office:value-type="float" office:value="5.18027697466457">
                <text:p>5.1802769746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198052923834">
                <text:p>-5.66198052923834</text:p>
              </table:table-cell>
              <table:table-cell office:value-type="float" office:value="5.27989645890155">
                <text:p>5.2798964589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89560107278">
                <text:p>-5.6689560107278</text:p>
              </table:table-cell>
              <table:table-cell office:value-type="float" office:value="5.3796528755272">
                <text:p>5.379652875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418943954299">
                <text:p>-5.67418943954299</text:p>
              </table:table-cell>
              <table:table-cell office:value-type="float" office:value="5.47951583774461">
                <text:p>5.4795158377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767922152942">
                <text:p>-5.67767922152942</text:p>
              </table:table-cell>
              <table:table-cell office:value-type="float" office:value="5.57945492630203">
                <text:p>5.5794549263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942429366478">
                <text:p>-5.67942429366478</text:p>
              </table:table-cell>
              <table:table-cell office:value-type="float" office:value="5.67943969875885">
                <text:p>5.6794396987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942412438274">
                <text:p>-5.67942412438274</text:p>
              </table:table-cell>
              <table:table-cell office:value-type="float" office:value="5.7794396987587">
                <text:p>5.779439698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767871373487">
                <text:p>-5.67767871373487</text:p>
              </table:table-cell>
              <table:table-cell office:value-type="float" office:value="5.87942446530677">
                <text:p>5.8794244653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418859339061">
                <text:p>-5.67418859339061</text:p>
              </table:table-cell>
              <table:table-cell office:value-type="float" office:value="5.97936354204846">
                <text:p>5.979363542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895482647534">
                <text:p>-5.66895482647534</text:p>
              </table:table-cell>
              <table:table-cell office:value-type="float" office:value="6.07922648654679">
                <text:p>6.0792264865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197900724652">
                <text:p>-5.66197900724652</text:p>
              </table:table-cell>
              <table:table-cell office:value-type="float" office:value="6.1789828795554">
                <text:p>6.178982879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5326326060811">
                <text:p>-5.65326326060811</text:p>
              </table:table-cell>
              <table:table-cell office:value-type="float" office:value="6.27860233428455">
                <text:p>6.2786023342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4281024146321">
                <text:p>-5.64281024146321</text:p>
              </table:table-cell>
              <table:table-cell office:value-type="float" office:value="6.37805450565731">
                <text:p>6.37805450565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3062313390547">
                <text:p>-5.63062313390547</text:p>
              </table:table-cell>
              <table:table-cell office:value-type="float" office:value="6.47730909955289">
                <text:p>6.4773090995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1670565024908">
                <text:p>-5.61670565024908</text:p>
              </table:table-cell>
              <table:table-cell office:value-type="float" office:value="6.57633588203457">
                <text:p>6.5763358820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0106202989802">
                <text:p>-5.60106202989802</text:p>
              </table:table-cell>
              <table:table-cell office:value-type="float" office:value="6.67510468855926">
                <text:p>6.6751046885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8369703805467">
                <text:p>-5.58369703805467</text:p>
              </table:table-cell>
              <table:table-cell office:value-type="float" office:value="6.77358543316591">
                <text:p>6.7735854331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646159642683">
                <text:p>-5.5646159642683</text:p>
              </table:table-cell>
              <table:table-cell office:value-type="float" office:value="6.87174811764">
                <text:p>6.8717481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4382462082382">
                <text:p>-5.54382462082382</text:p>
              </table:table-cell>
              <table:table-cell office:value-type="float" office:value="6.96956284065128">
                <text:p>6.9695628406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2132934097128">
                <text:p>-5.52132934097128</text:p>
              </table:table-cell>
              <table:table-cell office:value-type="float" office:value="7.06699980686204">
                <text:p>7.0669998068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971369769967">
                <text:p>-5.4971369769967</text:p>
              </table:table-cell>
              <table:table-cell office:value-type="float" office:value="7.16402933600302">
                <text:p>7.1640293360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7125489813482">
                <text:p>-5.47125489813482</text:p>
              </table:table-cell>
              <table:table-cell office:value-type="float" office:value="7.26062187191439">
                <text:p>7.2606218719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4369098832436">
                <text:p>-5.44369098832436</text:p>
              </table:table-cell>
              <table:table-cell office:value-type="float" office:value="7.35674799154875">
                <text:p>7.3567479915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1445364380646">
                <text:p>-5.41445364380646</text:p>
              </table:table-cell>
              <table:table-cell office:value-type="float" office:value="7.45237841393379">
                <text:p>7.4523784139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8355177056711">
                <text:p>-5.38355177056711</text:p>
              </table:table-cell>
              <table:table-cell office:value-type="float" office:value="7.54748400909149">
                <text:p>7.5474840090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5099478162432">
                <text:p>-5.35099478162432</text:p>
              </table:table-cell>
              <table:table-cell office:value-type="float" office:value="7.64203580691141">
                <text:p>7.6420358069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1679259416082">
                <text:p>-5.31679259416082</text:p>
              </table:table-cell>
              <table:table-cell office:value-type="float" office:value="7.73600500597531">
                <text:p>7.7360050059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8095562650317">
                <text:p>-5.28095562650317</text:p>
              </table:table-cell>
              <table:table-cell office:value-type="float" office:value="7.82936298233033">
                <text:p>7.8293629823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4349479494821">
                <text:p>-5.24349479494821</text:p>
              </table:table-cell>
              <table:table-cell office:value-type="float" office:value="7.92208129820811">
                <text:p>7.9220812982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0442151043793">
                <text:p>-5.20442151043793</text:p>
              </table:table-cell>
              <table:table-cell office:value-type="float" office:value="8.01413171068724">
                <text:p>8.0141317106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16374767508349">
                <text:p>-5.16374767508349</text:p>
              </table:table-cell>
              <table:table-cell office:value-type="float" office:value="8.10548618029634">
                <text:p>8.1054861802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12148567853979">
                <text:p>-5.12148567853979</text:p>
              </table:table-cell>
              <table:table-cell office:value-type="float" office:value="8.19611687955515">
                <text:p>8.1961168795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7764839423139">
                <text:p>-5.07764839423139</text:p>
              </table:table-cell>
              <table:table-cell office:value-type="float" office:value="8.28599620145104">
                <text:p>8.2859962014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3224917543121">
                <text:p>-5.03224917543121</text:p>
              </table:table-cell>
              <table:table-cell office:value-type="float" office:value="8.37509676784842">
                <text:p>8.3750967678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98530185119295">
                <text:p>-4.98530185119295</text:p>
              </table:table-cell>
              <table:table-cell office:value-type="float" office:value="8.46339143782836">
                <text:p>8.463391437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9368207221386">
                <text:p>-4.9368207221386</text:p>
              </table:table-cell>
              <table:table-cell office:value-type="float" office:value="8.55085331595601">
                <text:p>8.5508533159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8682055610239">
                <text:p>-4.88682055610239</text:p>
              </table:table-cell>
              <table:table-cell office:value-type="float" office:value="8.63745576047319">
                <text:p>8.6374557604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3531658363231">
                <text:p>-4.83531658363231</text:p>
              </table:table-cell>
              <table:table-cell office:value-type="float" office:value="8.72317239141375">
                <text:p>8.7231723914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8232449335074">
                <text:p>-4.78232449335074</text:p>
              </table:table-cell>
              <table:table-cell office:value-type="float" office:value="8.80797709863918">
                <text:p>8.8079770986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2786042717558">
                <text:p>-4.72786042717558</text:p>
              </table:table-cell>
              <table:table-cell office:value-type="float" office:value="8.89184404979199">
                <text:p>8.8918440497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6719409754032">
                <text:p>-4.6719409754032</text:p>
              </table:table-cell>
              <table:table-cell office:value-type="float" office:value="8.97474769816452">
                <text:p>8.974747698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61458317165491">
                <text:p>-4.61458317165491</text:p>
              </table:table-cell>
              <table:table-cell office:value-type="float" office:value="9.05666279048073">
                <text:p>9.0566627904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55580448768836">
                <text:p>-4.55580448768836</text:p>
              </table:table-cell>
              <table:table-cell office:value-type="float" office:value="9.13756437458858">
                <text:p>9.1375643745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9562282807542">
                <text:p>-4.49562282807542</text:p>
              </table:table-cell>
              <table:table-cell office:value-type="float" office:value="9.21742780706073">
                <text:p>9.2174278070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3405652474832">
                <text:p>-4.43405652474832</text:p>
              </table:table-cell>
              <table:table-cell office:value-type="float" office:value="9.29622876070112">
                <text:p>9.2962287607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7112433141554">
                <text:p>-4.37112433141554</text:p>
              </table:table-cell>
              <table:table-cell office:value-type="float" office:value="9.37394323195535">
                <text:p>9.3739432319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0684541784922">
                <text:p>-4.30684541784922</text:p>
              </table:table-cell>
              <table:table-cell office:value-type="float" office:value="9.45054754822235">
                <text:p>9.4505475482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24123936404592">
                <text:p>-4.24123936404592</text:p>
              </table:table-cell>
              <table:table-cell office:value-type="float" office:value="9.5260183750653">
                <text:p>9.526018375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7432615426228">
                <text:p>-4.17432615426228</text:p>
              </table:table-cell>
              <table:table-cell office:value-type="float" office:value="9.60033272331953">
                <text:p>9.6003327233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0612617092769">
                <text:p>-4.10612617092769</text:p>
              </table:table-cell>
              <table:table-cell office:value-type="float" office:value="9.67346795609527">
                <text:p>9.6734679560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03666018843553">
                <text:p>-4.03666018843553</text:p>
              </table:table-cell>
              <table:table-cell office:value-type="float" office:value="9.74540179567303">
                <text:p>9.7454017956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96594936681515">
                <text:p>-3.96594936681515</text:p>
              </table:table-cell>
              <table:table-cell office:value-type="float" office:value="9.81611233028967">
                <text:p>9.81611233028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9401524528626">
                <text:p>-3.89401524528626</text:p>
              </table:table-cell>
              <table:table-cell office:value-type="float" office:value="9.88557802081289">
                <text:p>9.8855780208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2087973569791">
                <text:p>-3.82087973569791</text:p>
              </table:table-cell>
              <table:table-cell office:value-type="float" office:value="9.95377770730229">
                <text:p>9.9537777073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74656511585389">
                <text:p>-3.74656511585389</text:p>
              </table:table-cell>
              <table:table-cell office:value-type="float" office:value="10.0206906154549">
                <text:p>10.020690615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67109402272671">
                <text:p>-3.67109402272671</text:p>
              </table:table-cell>
              <table:table-cell office:value-type="float" office:value="10.0862963629332">
                <text:p>10.086296362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59448944556214">
                <text:p>-3.59448944556214</text:p>
              </table:table-cell>
              <table:table-cell office:value-type="float" office:value="10.1505749655739">
                <text:p>10.150574965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51677471887647">
                <text:p>-3.51677471887647</text:p>
              </table:table-cell>
              <table:table-cell office:value-type="float" office:value="10.2135068434751">
                <text:p>10.213506843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43797351534859">
                <text:p>-3.43797351534859</text:p>
              </table:table-cell>
              <table:table-cell office:value-type="float" office:value="10.2750728269607">
                <text:p>10.275072826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35810983860903">
                <text:p>-3.35810983860903</text:p>
              </table:table-cell>
              <table:table-cell office:value-type="float" office:value="10.3352541624198">
                <text:p>10.335254162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27720801592823">
                <text:p>-3.27720801592823</text:p>
              </table:table-cell>
              <table:table-cell office:value-type="float" office:value="10.3940325180188">
                <text:p>10.394032518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9529269080621">
                <text:p>-3.19529269080621</text:p>
              </table:table-cell>
              <table:table-cell office:value-type="float" office:value="10.4513899892859">
                <text:p>10.451389989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1238881546593">
                <text:p>-3.11238881546593</text:p>
              </table:table-cell>
              <table:table-cell office:value-type="float" office:value="10.5073091045647">
                <text:p>10.507309104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02852164325256">
                <text:p>-3.02852164325256</text:p>
              </table:table-cell>
              <table:table-cell office:value-type="float" office:value="10.5617728303364">
                <text:p>10.561772830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94371672094111">
                <text:p>-2.94371672094111</text:p>
              </table:table-cell>
              <table:table-cell office:value-type="float" office:value="10.6147645764083">
                <text:p>10.614764576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85799988095456">
                <text:p>-2.85799988095456</text:p>
              </table:table-cell>
              <table:table-cell office:value-type="float" office:value="10.6662682009674">
                <text:p>10.666268200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77139723349513">
                <text:p>-2.77139723349513</text:p>
              </table:table-cell>
              <table:table-cell office:value-type="float" office:value="10.7162680154972">
                <text:p>10.716268015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68393515859077">
                <text:p>-2.68393515859077</text:p>
              </table:table-cell>
              <table:table-cell office:value-type="float" office:value="10.7647487895569">
                <text:p>10.764748789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5956402980596">
                <text:p>-2.5956402980596</text:p>
              </table:table-cell>
              <table:table-cell office:value-type="float" office:value="10.8116957554203">
                <text:p>10.811695755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50653954739453">
                <text:p>-2.50653954739453</text:p>
              </table:table-cell>
              <table:table-cell office:value-type="float" office:value="10.8570946125746">
                <text:p>10.85709461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4166600475706">
                <text:p>-2.4166600475706</text:p>
              </table:table-cell>
              <table:table-cell office:value-type="float" office:value="10.9009315320763">
                <text:p>10.900931532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32602917677762">
                <text:p>-2.32602917677762</text:p>
              </table:table-cell>
              <table:table-cell office:value-type="float" office:value="10.9431931607637">
                <text:p>10.943193160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3467454208044">
                <text:p>-2.23467454208044</text:p>
              </table:table-cell>
              <table:table-cell office:value-type="float" office:value="10.9838666253241">
                <text:p>10.983866625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14262397100963">
                <text:p>-2.14262397100963</text:p>
              </table:table-cell>
              <table:table-cell office:value-type="float" office:value="11.0229395362156">
                <text:p>11.022939536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04990550308487">
                <text:p>-2.04990550308487</text:p>
              </table:table-cell>
              <table:table-cell office:value-type="float" office:value="11.0603999914409">
                <text:p>11.060399991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565473812739">
                <text:p>-1.9565473812739</text:p>
              </table:table-cell>
              <table:table-cell office:value-type="float" office:value="11.0962365801726">
                <text:p>11.096236580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6257804338936">
                <text:p>-1.86257804338936</text:p>
              </table:table-cell>
              <table:table-cell office:value-type="float" office:value="11.1304383862293">
                <text:p>11.130438386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76802611342642">
                <text:p>-1.76802611342642</text:p>
              </table:table-cell>
              <table:table-cell office:value-type="float" office:value="11.1629949914007">
                <text:p>11.162994991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7292039284357">
                <text:p>-1.67292039284357</text:p>
              </table:table-cell>
              <table:table-cell office:value-type="float" office:value="11.1938964786208">
                <text:p>11.193896478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57728985178944">
                <text:p>-1.57728985178944</text:p>
              </table:table-cell>
              <table:table-cell office:value-type="float" office:value="11.2231334349893">
                <text:p>11.223133434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4811636202782">
                <text:p>-1.4811636202782</text:p>
              </table:table-cell>
              <table:table-cell office:value-type="float" office:value="11.2506969546385">
                <text:p>11.250696954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38457097931627">
                <text:p>-1.38457097931627</text:p>
              </table:table-cell>
              <table:table-cell office:value-type="float" office:value="11.2765786414459">
                <text:p>11.276578641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8754135198301">
                <text:p>-1.28754135198301</text:p>
              </table:table-cell>
              <table:table-cell office:value-type="float" office:value="11.3007706115924">
                <text:p>11.300770611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19010429446818">
                <text:p>-1.19010429446818</text:p>
              </table:table-cell>
              <table:table-cell office:value-type="float" office:value="11.3232654959631">
                <text:p>11.323265495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09228948706885">
                <text:p>-1.09228948706885</text:p>
              </table:table-cell>
              <table:table-cell office:value-type="float" office:value="11.3440564423926">
                <text:p>11.34405644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94126725148432">
                <text:p>-0.994126725148432</text:p>
              </table:table-cell>
              <table:table-cell office:value-type="float" office:value="11.3631371177516">
                <text:p>11.363137117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95645910060767">
                <text:p>-0.895645910060767</text:p>
              </table:table-cell>
              <table:table-cell office:value-type="float" office:value="11.3805017098766">
                <text:p>11.380501709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96877040041846">
                <text:p>-0.796877040041846</text:p>
              </table:table-cell>
              <table:table-cell office:value-type="float" office:value="11.3961449293402">
                <text:p>11.396144929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97850201072061">
                <text:p>-0.697850201072061</text:p>
              </table:table-cell>
              <table:table-cell office:value-type="float" office:value="11.410062011062">
                <text:p>11.41006201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9859555771171">
                <text:p>-0.59859555771171</text:p>
              </table:table-cell>
              <table:table-cell office:value-type="float" office:value="11.4222487157606">
                <text:p>11.422248715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99143343912577">
                <text:p>-0.499143343912577</text:p>
              </table:table-cell>
              <table:table-cell office:value-type="float" office:value="11.4327013312443">
                <text:p>11.432701331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99523853808367">
                <text:p>-0.399523853808367</text:p>
              </table:table-cell>
              <table:table-cell office:value-type="float" office:value="11.4414166735427">
                <text:p>11.441416673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99767432486811">
                <text:p>-0.299767432486811</text:p>
              </table:table-cell>
              <table:table-cell office:value-type="float" office:value="11.4483920878756">
                <text:p>11.448392087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990446674625">
                <text:p>-0.19990446674625</text:p>
              </table:table-cell>
              <table:table-cell office:value-type="float" office:value="11.4536254494625">
                <text:p>11.453625449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99653758395166">
                <text:p>-0.0999653758395166</text:p>
              </table:table-cell>
              <table:table-cell office:value-type="float" office:value="11.4571151641695">
                <text:p>11.457115164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193977920737581">
                <text:p>0.0000193977920737581</text:p>
              </table:table-cell>
              <table:table-cell office:value-type="float" office:value="11.4588601689946">
                <text:p>11.458860168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0019397791794">
                <text:p>0.100019397791794</text:p>
              </table:table-cell>
              <table:table-cell office:value-type="float" office:value="11.458859932392">
                <text:p>11.45885993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0004163164813">
                <text:p>0.200004163164813</text:p>
              </table:table-cell>
              <table:table-cell office:value-type="float" office:value="11.4571144544339">
                <text:p>11.457114454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994323755692">
                <text:p>0.29994323755692</text:p>
              </table:table-cell>
              <table:table-cell office:value-type="float" office:value="11.4536242668102">
                <text:p>11.453624266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806178531829">
                <text:p>0.399806178531829</text:p>
              </table:table-cell>
              <table:table-cell office:value-type="float" office:value="11.4483904326666">
                <text:p>11.448390432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9562566844253">
                <text:p>0.499562566844253</text:p>
              </table:table-cell>
              <table:table-cell office:value-type="float" office:value="11.4414145462813">
                <text:p>11.441414546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9182015705904">
                <text:p>0.599182015705904</text:p>
              </table:table-cell>
              <table:table-cell office:value-type="float" office:value="11.4326987325786">
                <text:p>11.432698732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8634180041614">
                <text:p>0.698634180041614</text:p>
              </table:table-cell>
              <table:table-cell office:value-type="float" office:value="11.422245646482">
                <text:p>11.42224564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7888765732747">
                <text:p>0.797888765732747</text:p>
              </table:table-cell>
              <table:table-cell office:value-type="float" office:value="11.4100584721055">
                <text:p>11.410058472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915538845084">
                <text:p>0.896915538845084</text:p>
              </table:table-cell>
              <table:table-cell office:value-type="float" office:value="11.3961409217838">
                <text:p>11.396140921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684334838388">
                <text:p>0.995684334838388</text:p>
              </table:table-cell>
              <table:table-cell office:value-type="float" office:value="11.3804972349411">
                <text:p>11.380497234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416506775482">
                <text:p>1.09416506775482</text:p>
              </table:table-cell>
              <table:table-cell office:value-type="float" office:value="11.3631321768">
                <text:p>11.363132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9232773938341">
                <text:p>1.19232773938341</text:p>
              </table:table-cell>
              <table:table-cell office:value-type="float" office:value="11.34405103693">
                <text:p>11.3440510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014244839783">
                <text:p>1.29014244839783</text:p>
              </table:table-cell>
              <table:table-cell office:value-type="float" office:value="11.3232596276362">
                <text:p>11.323259627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757939946462">
                <text:p>1.38757939946462</text:p>
              </table:table-cell>
              <table:table-cell office:value-type="float" office:value="11.3007642821886">
                <text:p>11.300764282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8460891231916">
                <text:p>1.48460891231916</text:p>
              </table:table-cell>
              <table:table-cell office:value-type="float" office:value="11.2765718528933">
                <text:p>11.276571852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120143080656">
                <text:p>1.58120143080656</text:p>
              </table:table-cell>
              <table:table-cell office:value-type="float" office:value="11.2506897090048">
                <text:p>11.250689709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732753188474">
                <text:p>1.67732753188474</text:p>
              </table:table-cell>
              <table:table-cell office:value-type="float" office:value="11.2231257344818">
                <text:p>11.223125734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7295793458703">
                <text:p>1.77295793458703</text:p>
              </table:table-cell>
              <table:table-cell office:value-type="float" office:value="11.193888325585">
                <text:p>11.19388832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680635089414">
                <text:p>1.8680635089414</text:p>
              </table:table-cell>
              <table:table-cell office:value-type="float" office:value="11.1629863883201">
                <text:p>11.1629863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61528484378">
                <text:p>1.96261528484378</text:p>
              </table:table-cell>
              <table:table-cell office:value-type="float" office:value="11.1304293357245">
                <text:p>11.130429335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658446088257">
                <text:p>2.05658446088257</text:p>
              </table:table-cell>
              <table:table-cell office:value-type="float" office:value="11.0962270850005">
                <text:p>11.096227085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4994241311194">
                <text:p>2.14994241311194</text:p>
              </table:table-cell>
              <table:table-cell office:value-type="float" office:value="11.0603900544938">
                <text:p>11.060390054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266070377088">
                <text:p>2.24266070377088</text:p>
              </table:table-cell>
              <table:table-cell office:value-type="float" office:value="11.0229291605204">
                <text:p>11.022929160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471108994565">
                <text:p>2.33471108994565</text:p>
              </table:table-cell>
              <table:table-cell office:value-type="float" office:value="10.9838558140413">
                <text:p>10.9838558140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260655321729">
                <text:p>2.4260655321729</text:p>
              </table:table-cell>
              <table:table-cell office:value-type="float" office:value="10.9431819171866">
                <text:p>10.943181917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1669620298069">
                <text:p>2.51669620298069</text:p>
              </table:table-cell>
              <table:table-cell office:value-type="float" office:value="10.9009198596299">
                <text:p>10.900919859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0657549536508">
                <text:p>2.60657549536508</text:p>
              </table:table-cell>
              <table:table-cell office:value-type="float" office:value="10.8570825148143">
                <text:p>10.857082514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9567603119945">
                <text:p>2.69567603119945</text:p>
              </table:table-cell>
              <table:table-cell office:value-type="float" office:value="10.8116832360311">
                <text:p>10.811683236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839706695742">
                <text:p>2.7839706695742</text:p>
              </table:table-cell>
              <table:table-cell office:value-type="float" office:value="10.7647358523525">
                <text:p>10.764735852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7143251506409">
                <text:p>2.87143251506409</text:p>
              </table:table-cell>
              <table:table-cell office:value-type="float" office:value="10.7162546644183">
                <text:p>10.71625466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5803492592088">
                <text:p>2.95803492592088</text:p>
              </table:table-cell>
              <table:table-cell office:value-type="float" office:value="10.6662544400809">
                <text:p>10.666254440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4375152218869">
                <text:p>3.04375152218869</text:p>
              </table:table-cell>
              <table:table-cell office:value-type="float" office:value="10.614750409906">
                <text:p>10.61475040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855619373956">
                <text:p>3.12855619373956</text:p>
              </table:table-cell>
              <table:table-cell office:value-type="float" office:value="10.5617582625335">
                <text:p>10.561758262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242310822686">
                <text:p>3.21242310822686</text:p>
              </table:table-cell>
              <table:table-cell office:value-type="float" office:value="10.5072941398987">
                <text:p>10.507294139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9532671895411">
                <text:p>3.29532671895411</text:p>
              </table:table-cell>
              <table:table-cell office:value-type="float" office:value="10.4513746323152">
                <text:p>10.451374632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724177265674">
                <text:p>3.37724177265674</text:p>
              </table:table-cell>
              <table:table-cell office:value-type="float" office:value="10.3940167734212">
                <text:p>10.394016773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5814331719447">
                <text:p>3.45814331719447</text:p>
              </table:table-cell>
              <table:table-cell office:value-type="float" office:value="10.3352380349913">
                <text:p>10.3352380349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3800670915199">
                <text:p>3.53800670915199</text:p>
              </table:table-cell>
              <table:table-cell office:value-type="float" office:value="10.2750563216139">
                <text:p>10.275056321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1680762134562">
                <text:p>3.61680762134562</text:p>
              </table:table-cell>
              <table:table-cell office:value-type="float" office:value="10.2134899652376">
                <text:p>10.213489965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9452205023356">
                <text:p>3.69452205023356</text:p>
              </table:table-cell>
              <table:table-cell office:value-type="float" office:value="10.1505577195871">
                <text:p>10.150557719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7112632322766">
                <text:p>3.77112632322766</text:p>
              </table:table-cell>
              <table:table-cell office:value-type="float" office:value="10.0862787544504">
                <text:p>10.08627875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659710590426">
                <text:p>3.84659710590426</text:p>
              </table:table-cell>
              <table:table-cell office:value-type="float" office:value="10.0206726498398">
                <text:p>10.020672649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2091140911216">
                <text:p>3.92091140911216</text:p>
              </table:table-cell>
              <table:table-cell office:value-type="float" office:value="9.95375939002734">
                <text:p>9.953759390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940465959753">
                <text:p>3.9940465959753</text:p>
              </table:table-cell>
              <table:table-cell office:value-type="float" office:value="9.88555935745775">
                <text:p>9.8855593574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659803887882">
                <text:p>4.0659803887882</text:p>
              </table:table-cell>
              <table:table-cell office:value-type="float" office:value="9.81609332653938">
                <text:p>9.8160933265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3669087580194">
                <text:p>4.13669087580194</text:p>
              </table:table-cell>
              <table:table-cell office:value-type="float" office:value="9.74538245731633">
                <text:p>9.7453824573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0615651789872">
                <text:p>4.20615651789872</text:p>
              </table:table-cell>
              <table:table-cell office:value-type="float" office:value="9.6734482890228">
                <text:p>9.673448289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7435615515291">
                <text:p>4.27435615515291</text:p>
              </table:table-cell>
              <table:table-cell office:value-type="float" office:value="9.60031273352209">
                <text:p>9.6003127335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4126901327652">
                <text:p>4.34126901327652</text:p>
              </table:table-cell>
              <table:table-cell office:value-type="float" office:value="9.52599806863198">
                <text:p>9.5259980686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0687470994729">
                <text:p>4.40687470994729</text:p>
              </table:table-cell>
              <table:table-cell office:value-type="float" office:value="9.45052693133869">
                <text:p>9.4505269313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7115326101736">
                <text:p>4.47115326101736</text:p>
              </table:table-cell>
              <table:table-cell office:value-type="float" office:value="9.37392231090146">
                <text:p>9.3739223109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3408508660061">
                <text:p>4.53408508660061</text:p>
              </table:table-cell>
              <table:table-cell office:value-type="float" office:value="9.29620754184975">
                <text:p>9.2962075418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9565101703689">
                <text:p>4.59565101703689</text:p>
              </table:table-cell>
              <table:table-cell office:value-type="float" office:value="9.21740629687536">
                <text:p>9.2174062968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5583229873133">
                <text:p>4.65583229873133</text:p>
              </table:table-cell>
              <table:table-cell office:value-type="float" office:value="9.13754257962143">
                <text:p>9.1375425796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461059986681">
                <text:p>4.71461059986681</text:p>
              </table:table-cell>
              <table:table-cell office:value-type="float" office:value="9.05664071737076">
                <text:p>9.0566407173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7196801598806">
                <text:p>4.77196801598806</text:p>
              </table:table-cell>
              <table:table-cell office:value-type="float" office:value="8.97472535363542">
                <text:p>8.9747253536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2788707545553">
                <text:p>4.82788707545553</text:p>
              </table:table-cell>
              <table:table-cell office:value-type="float" office:value="8.89182144065012">
                <text:p>8.89182144065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823507447674">
                <text:p>4.8823507447674</text:p>
              </table:table-cell>
              <table:table-cell office:value-type="float" office:value="8.80795423177152">
                <text:p>8.8079542317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3534243374818">
                <text:p>4.93534243374818</text:p>
              </table:table-cell>
              <table:table-cell office:value-type="float" office:value="8.72314927378577">
                <text:p>8.7231492737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8684600060223">
                <text:p>4.98684600060223</text:p>
              </table:table-cell>
              <table:table-cell office:value-type="float" office:value="8.63743239912675">
                <text:p>8.637432399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8457568307">
                <text:p>5.0368457568307</text:p>
              </table:table-cell>
              <table:table-cell office:value-type="float" office:value="8.5508297180072">
                <text:p>8.550829718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8532647201044">
                <text:p>5.08532647201044</text:p>
              </table:table-cell>
              <table:table-cell office:value-type="float" office:value="8.46336761046536">
                <text:p>8.4633676104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3227337843331">
                <text:p>5.13227337843331</text:p>
              </table:table-cell>
              <table:table-cell office:value-type="float" office:value="8.37507271832928">
                <text:p>8.3750727183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767217560456">
                <text:p>5.17767217560456</text:p>
              </table:table-cell>
              <table:table-cell office:value-type="float" office:value="8.28597193710148">
                <text:p>8.2859719371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150903459894">
                <text:p>5.22150903459894</text:p>
              </table:table-cell>
              <table:table-cell office:value-type="float" office:value="8.19609240776634">
                <text:p>8.1960924077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6377060227309">
                <text:p>5.26377060227309</text:p>
              </table:table-cell>
              <table:table-cell office:value-type="float" office:value="8.10546150852263">
                <text:p>8.1054615085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0444400533307">
                <text:p>5.30444400533307</text:p>
              </table:table-cell>
              <table:table-cell office:value-type="float" office:value="8.01410684644389">
                <text:p>8.014106846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4351685425568">
                <text:p>5.34351685425568</text:p>
              </table:table-cell>
              <table:table-cell office:value-type="float" office:value="7.92205624906902">
                <text:p>7.9220562490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8097724706242">
                <text:p>5.38097724706242</text:p>
              </table:table-cell>
              <table:table-cell office:value-type="float" office:value="7.82933775592572">
                <text:p>7.8293377559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1681377294498">
                <text:p>5.41681377294498</text:p>
              </table:table-cell>
              <table:table-cell office:value-type="float" office:value="7.73597960998939">
                <text:p>7.7359796099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5101551574106">
                <text:p>5.45101551574106</text:p>
              </table:table-cell>
              <table:table-cell office:value-type="float" office:value="7.64201024908004">
                <text:p>7.6420102490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357205725956">
                <text:p>5.48357205725956</text:p>
              </table:table-cell>
              <table:table-cell office:value-type="float" office:value="7.54745829719985">
                <text:p>7.5474582971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1447348045404">
                <text:p>5.51447348045404</text:p>
              </table:table-cell>
              <table:table-cell office:value-type="float" office:value="7.45235255581398">
                <text:p>7.4523525558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4371037244359">
                <text:p>5.54371037244359</text:p>
              </table:table-cell>
              <table:table-cell office:value-type="float" office:value="7.35672199507741">
                <text:p>7.3567219950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7127382738005">
                <text:p>5.57127382738005</text:p>
              </table:table-cell>
              <table:table-cell office:value-type="float" office:value="7.2605957450103">
                <text:p>7.260595745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9715544916084">
                <text:p>5.59715544916084</text:p>
              </table:table-cell>
              <table:table-cell office:value-type="float" office:value="7.1640030866247">
                <text:p>7.164003086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2134735398647">
                <text:p>5.62134735398647</text:p>
              </table:table-cell>
              <table:table-cell office:value-type="float" office:value="7.0669734430053">
                <text:p>7.066973443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4384217276208">
                <text:p>5.64384217276208</text:p>
              </table:table-cell>
              <table:table-cell office:value-type="float" office:value="6.96953637034683">
                <text:p>6.9695363703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6463305334208">
                <text:p>5.66463305334208</text:p>
              </table:table-cell>
              <table:table-cell office:value-type="float" office:value="6.87172154895095">
                <text:p>6.8717215489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371366261741">
                <text:p>5.68371366261741</text:p>
              </table:table-cell>
              <table:table-cell office:value-type="float" office:value="6.77355877418535">
                <text:p>6.7735587741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0107818844467">
                <text:p>5.70107818844467</text:p>
              </table:table-cell>
              <table:table-cell office:value-type="float" office:value="6.67507794740777">
                <text:p>6.67507794740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72134141653">
                <text:p>5.71672134141653</text:p>
              </table:table-cell>
              <table:table-cell office:value-type="float" office:value="6.57630906685778">
                <text:p>6.5763090668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3063835647299">
                <text:p>5.73063835647299</text:p>
              </table:table-cell>
              <table:table-cell office:value-type="float" office:value="6.47728221851897">
                <text:p>6.4772822185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4282499435281">
                <text:p>5.74282499435281</text:p>
              </table:table-cell>
              <table:table-cell office:value-type="float" office:value="6.37802756695449">
                <text:p>6.3780275669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5327754288484">
                <text:p>5.75327754288484</text:p>
              </table:table-cell>
              <table:table-cell office:value-type="float" office:value="6.27857534611862">
                <text:p>6.2785753461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199281811883">
                <text:p>5.76199281811883</text:p>
              </table:table-cell>
              <table:table-cell office:value-type="float" office:value="6.17895585014722">
                <text:p>6.1789558501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896816529523">
                <text:p>5.76896816529523</text:p>
              </table:table-cell>
              <table:table-cell office:value-type="float" office:value="6.07919942412981">
                <text:p>6.0791994241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420145965391">
                <text:p>5.77420145965391</text:p>
              </table:table-cell>
              <table:table-cell office:value-type="float" office:value="5.97933645486614">
                <text:p>5.9793364548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769110708133">
                <text:p>5.77769110708133</text:p>
              </table:table-cell>
              <table:table-cell office:value-type="float" office:value="5.87939736161014">
                <text:p>5.8793973616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943604459618">
                <text:p>5.77943604459618</text:p>
              </table:table-cell>
              <table:table-cell office:value-type="float" office:value="5.77941258680382">
                <text:p>5.7794125868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943574067313">
                <text:p>5.77943574067313</text:p>
              </table:table-cell>
              <table:table-cell office:value-type="float" office:value="5.67941258680429">
                <text:p>5.6794125868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769019540475">
                <text:p>5.77769019540475</text:p>
              </table:table-cell>
              <table:table-cell office:value-type="float" office:value="5.57942782260635">
                <text:p>5.5794278226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41999405015">
                <text:p>5.7741999405015</text:p>
              </table:table-cell>
              <table:table-cell office:value-type="float" office:value="5.47948875056388">
                <text:p>5.4794887505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896603912976">
                <text:p>5.76896603912976</text:p>
              </table:table-cell>
              <table:table-cell office:value-type="float" office:value="5.37962581311244">
                <text:p>5.3796258131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199008558793">
                <text:p>5.76199008558793</text:p>
              </table:table-cell>
              <table:table-cell office:value-type="float" office:value="5.27986942949624">
                <text:p>5.2798694294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5327420482088">
                <text:p>5.75327420482088</text:p>
              </table:table-cell>
              <table:table-cell office:value-type="float" office:value="5.18024998650214">
                <text:p>5.18024998650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4282105177258">
                <text:p>5.74282105177258</text:p>
              </table:table-cell>
              <table:table-cell office:value-type="float" office:value="5.08079782920353">
                <text:p>5.0807978292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3063381057746">
                <text:p>5.73063381057746</text:p>
              </table:table-cell>
              <table:table-cell office:value-type="float" office:value="4.98154325171688">
                <text:p>4.9815432517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71619359041">
                <text:p>5.71671619359041</text:p>
              </table:table-cell>
              <table:table-cell office:value-type="float" office:value="4.88251648797393">
                <text:p>4.8825164879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0107244025604">
                <text:p>5.70107244025604</text:p>
              </table:table-cell>
              <table:table-cell office:value-type="float" office:value="4.78374770251206">
                <text:p>4.7837477025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370731581724">
                <text:p>5.68370731581724</text:p>
              </table:table-cell>
              <table:table-cell office:value-type="float" office:value="4.6852669812859">
                <text:p>4.685266981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6462610986365">
                <text:p>5.66462610986365</text:p>
              </table:table-cell>
              <table:table-cell office:value-type="float" office:value="4.58710432250285">
                <text:p>4.58710432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4383463472046">
                <text:p>5.64383463472046</text:p>
              </table:table-cell>
              <table:table-cell office:value-type="float" office:value="4.48928962748534">
                <text:p>4.4892896274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2133922367781">
                <text:p>5.62133922367781</text:p>
              </table:table-cell>
              <table:table-cell office:value-type="float" office:value="4.39185269156254">
                <text:p>4.3918526915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9714672906171">
                <text:p>5.59714672906171</text:p>
              </table:table-cell>
              <table:table-cell office:value-type="float" office:value="4.29482319499449">
                <text:p>4.2948231949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7126452014669">
                <text:p>5.57126452014669</text:p>
              </table:table-cell>
              <table:table-cell office:value-type="float" office:value="4.19823069393111">
                <text:p>4.1982306939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4370048091107">
                <text:p>5.54370048091107</text:p>
              </table:table-cell>
              <table:table-cell office:value-type="float" office:value="4.10210461140916">
                <text:p>4.1021046114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1446300763542">
                <text:p>5.51446300763542</text:p>
              </table:table-cell>
              <table:table-cell office:value-type="float" office:value="4.00647422838966">
                <text:p>4.0064742283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356100634496">
                <text:p>5.48356100634496</text:p>
              </table:table-cell>
              <table:table-cell office:value-type="float" office:value="3.91136867483865">
                <text:p>3.9113686748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510038900967">
                <text:p>5.4510038900967</text:p>
              </table:table-cell>
              <table:table-cell office:value-type="float" office:value="3.81681692085387">
                <text:p>3.8168169208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1680157611215">
                <text:p>5.41680157611215</text:p>
              </table:table-cell>
              <table:table-cell office:value-type="float" office:value="3.72284776784022">
                <text:p>3.7228477678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809644827564">
                <text:p>5.3809644827564</text:p>
              </table:table-cell>
              <table:table-cell office:value-type="float" office:value="3.62948983973655">
                <text:p>3.629489839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435035263646">
                <text:p>5.3435035263646</text:p>
              </table:table-cell>
              <table:table-cell office:value-type="float" office:value="3.5367715742965">
                <text:p>3.536771574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0443011791674">
                <text:p>5.30443011791674</text:p>
              </table:table-cell>
              <table:table-cell office:value-type="float" office:value="3.44472121442612">
                <text:p>3.4447212144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6375615956176">
                <text:p>5.26375615956176</text:p>
              </table:table-cell>
              <table:table-cell office:value-type="float" office:value="3.35336679958076">
                <text:p>3.3533667995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1494040992">
                <text:p>5.221494040992</text:p>
              </table:table-cell>
              <table:table-cell office:value-type="float" office:value="3.26273615722402">
                <text:p>3.2627361572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765663566921">
                <text:p>5.17765663566921</text:p>
              </table:table-cell>
              <table:table-cell office:value-type="float" office:value="3.17285689435118">
                <text:p>3.1728568943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3225729690317">
                <text:p>5.13225729690317</text:p>
              </table:table-cell>
              <table:table-cell office:value-type="float" office:value="3.08375638907985">
                <text:p>3.0837563890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853098537841">
                <text:p>5.0853098537841</text:p>
              </table:table-cell>
              <table:table-cell office:value-type="float" office:value="2.99546178231034">
                <text:p>2.995461782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82860697024">
                <text:p>5.03682860697024</text:p>
              </table:table-cell>
              <table:table-cell office:value-type="float" office:value="2.90799996945826">
                <text:p>2.9079999694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8682832433166">
                <text:p>4.98682832433166</text:p>
              </table:table-cell>
              <table:table-cell office:value-type="float" office:value="2.82139759226188">
                <text:p>2.8213975922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3532423645189">
                <text:p>4.93532423645189</text:p>
              </table:table-cell>
              <table:table-cell office:value-type="float" office:value="2.73568103066687">
                <text:p>2.7356810306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8233203198845">
                <text:p>4.88233203198845</text:p>
              </table:table-cell>
              <table:table-cell office:value-type="float" office:value="2.65087639479061">
                <text:p>2.6508763947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2786785289402">
                <text:p>4.82786785289402</text:p>
              </table:table-cell>
              <table:table-cell office:value-type="float" office:value="2.56700951696885">
                <text:p>2.5670095169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7194828949938">
                <text:p>4.77194828949938</text:p>
              </table:table-cell>
              <table:table-cell office:value-type="float" office:value="2.48410594388691">
                <text:p>2.4841059438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459037545983">
                <text:p>4.71459037545983</text:p>
              </table:table-cell>
              <table:table-cell office:value-type="float" office:value="2.4021909287979">
                <text:p>2.402190928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5581158256662">
                <text:p>4.65581158256662</text:p>
              </table:table-cell>
              <table:table-cell office:value-type="float" office:value="2.32128942383034">
                <text:p>2.3212894238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956298154248">
                <text:p>4.5956298154248</text:p>
              </table:table-cell>
              <table:table-cell office:value-type="float" office:value="2.24142607238746">
                <text:p>2.2414260723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3406340599935">
                <text:p>4.53406340599935</text:p>
              </table:table-cell>
              <table:table-cell office:value-type="float" office:value="2.16262520164064">
                <text:p>2.1626252016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7113110803107">
                <text:p>4.47113110803107</text:p>
              </table:table-cell>
              <table:table-cell office:value-type="float" office:value="2.08491081511902">
                <text:p>2.0849108151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0685209132399">
                <text:p>4.40685209132399</text:p>
              </table:table-cell>
              <table:table-cell office:value-type="float" office:value="2.00830658539787">
                <text:p>2.0083065853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4124593590606">
                <text:p>4.34124593590606</text:p>
              </table:table-cell>
              <table:table-cell office:value-type="float" office:value="1.93283584688765">
                <text:p>1.9328358468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7433262606489">
                <text:p>4.27433262606489</text:p>
              </table:table-cell>
              <table:table-cell office:value-type="float" office:value="1.85852158872611">
                <text:p>1.8585215887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0613254426034">
                <text:p>4.20613254426034</text:p>
              </table:table-cell>
              <table:table-cell office:value-type="float" office:value="1.78538644777559">
                <text:p>1.785386447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3666646491579">
                <text:p>4.13666646491579</text:p>
              </table:table-cell>
              <table:table-cell office:value-type="float" office:value="1.71345270172759">
                <text:p>1.7134527017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659555480901">
                <text:p>4.0659555480901</text:p>
              </table:table-cell>
              <table:table-cell office:value-type="float" office:value="1.64274226231679">
                <text:p>1.6427422623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9402133303196">
                <text:p>3.99402133303196</text:p>
              </table:table-cell>
              <table:table-cell office:value-type="float" office:value="1.57327666864647">
                <text:p>1.5732766686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2088573161893">
                <text:p>3.92088573161893</text:p>
              </table:table-cell>
              <table:table-cell office:value-type="float" office:value="1.50507708062752">
                <text:p>1.5050770806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657102168275">
                <text:p>3.84657102168275</text:p>
              </table:table-cell>
              <table:table-cell office:value-type="float" office:value="1.43816427253294">
                <text:p>1.4381642725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7109984022339">
                <text:p>3.77109984022339</text:p>
              </table:table-cell>
              <table:table-cell office:value-type="float" office:value="1.37255862666973">
                <text:p>1.3725586266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9449517651353">
                <text:p>3.69449517651353</text:p>
              </table:table-cell>
              <table:table-cell office:value-type="float" office:value="1.3082801271703">
                <text:p>1.308280127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1678036509582">
                <text:p>3.61678036509582</text:p>
              </table:table-cell>
              <table:table-cell office:value-type="float" office:value="1.24534835390504">
                <text:p>1.2453483539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3797907867495">
                <text:p>3.53797907867495</text:p>
              </table:table-cell>
              <table:table-cell office:value-type="float" office:value="1.18378247651817">
                <text:p>1.1837824765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5811532090669">
                <text:p>3.45811532090669</text:p>
              </table:table-cell>
              <table:table-cell office:value-type="float" office:value="1.12360124858841">
                <text:p>1.1236012485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721341908619">
                <text:p>3.37721341908619</text:p>
              </table:table-cell>
              <table:table-cell office:value-type="float" office:value="1.06482300191649">
                <text:p>1.0648230019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9529801673756">
                <text:p>3.29529801673756</text:p>
              </table:table-cell>
              <table:table-cell office:value-type="float" office:value="1.00746564094108">
                <text:p>1.0074656409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239406610729">
                <text:p>3.21239406610729</text:p>
              </table:table-cell>
              <table:table-cell office:value-type="float" office:value="0.95154663728496">
                <text:p>0.9515466372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852682056349">
                <text:p>3.12852682056349</text:p>
              </table:table-cell>
              <table:table-cell office:value-type="float" office:value="0.897083024432932">
                <text:p>0.89708302443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4372182690349">
                <text:p>3.04372182690349</text:p>
              </table:table-cell>
              <table:table-cell office:value-type="float" office:value="0.844091392543293">
                <text:p>0.8440913925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5800491757202">
                <text:p>2.95800491757202</text:p>
              </table:table-cell>
              <table:table-cell office:value-type="float" office:value="0.792587883394296">
                <text:p>0.79258788339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7140220279241">
                <text:p>2.87140220279241</text:p>
              </table:table-cell>
              <table:table-cell office:value-type="float" office:value="0.742588185467198">
                <text:p>0.74258818546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8394006261312">
                <text:p>2.78394006261312</text:p>
              </table:table-cell>
              <table:table-cell office:value-type="float" office:value="0.694107529167401">
                <text:p>0.69410752916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9564513887216">
                <text:p>2.69564513887216</text:p>
              </table:table-cell>
              <table:table-cell office:value-type="float" office:value="0.647160682185114">
                <text:p>0.647160682185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0654432708169">
                <text:p>2.60654432708169</text:p>
              </table:table-cell>
              <table:table-cell office:value-type="float" office:value="0.601761944996971">
                <text:p>0.60176194499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1666476823537">
                <text:p>2.51666476823537</text:p>
              </table:table-cell>
              <table:table-cell office:value-type="float" office:value="0.557925146509958">
                <text:p>0.55792514650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2603384054098">
                <text:p>2.42603384054098</text:p>
              </table:table-cell>
              <table:table-cell office:value-type="float" office:value="0.515663639848997">
                <text:p>0.51566363984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467915108072">
                <text:p>2.33467915108072</text:p>
              </table:table-cell>
              <table:table-cell office:value-type="float" office:value="0.474990298289448">
                <text:p>0.47499029828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262852740183">
                <text:p>2.24262852740183</text:p>
              </table:table-cell>
              <table:table-cell office:value-type="float" office:value="0.43591751133578">
                <text:p>0.4359175113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4991000904002">
                <text:p>2.14991000904002</text:p>
              </table:table-cell>
              <table:table-cell office:value-type="float" office:value="0.398457180947607">
                <text:p>0.39845718094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655183897838">
                <text:p>2.05655183897838</text:p>
              </table:table-cell>
              <table:table-cell office:value-type="float" office:value="0.362620717914234">
                <text:p>0.36262071791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58245504427">
                <text:p>1.96258245504427</text:p>
              </table:table-cell>
              <table:table-cell office:value-type="float" office:value="0.328419038378811">
                <text:p>0.32841903837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6803048124687">
                <text:p>1.86803048124687</text:p>
              </table:table-cell>
              <table:table-cell office:value-type="float" office:value="0.295862560513174">
                <text:p>0.29586256051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7292471905803">
                <text:p>1.77292471905803</text:p>
              </table:table-cell>
              <table:table-cell office:value-type="float" office:value="0.264961201344363">
                <text:p>0.26496120134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729413863905">
                <text:p>1.67729413863905</text:p>
              </table:table-cell>
              <table:table-cell office:value-type="float" office:value="0.235724373733797">
                <text:p>0.23572437373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11678700161">
                <text:p>1.5811678700161</text:p>
              </table:table-cell>
              <table:table-cell office:value-type="float" office:value="0.208160983510023">
                <text:p>0.20816098351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8457519420689">
                <text:p>1.48457519420689</text:p>
              </table:table-cell>
              <table:table-cell office:value-type="float" office:value="0.182279426755912">
                <text:p>0.182279426755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75455343014">
                <text:p>1.3875455343014</text:p>
              </table:table-cell>
              <table:table-cell office:value-type="float" office:value="0.15808758725113">
                <text:p>0.1580875872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010844649932">
                <text:p>1.29010844649932</text:p>
              </table:table-cell>
              <table:table-cell office:value-type="float" office:value="0.135592834070657">
                <text:p>0.13559283407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9229361110694">
                <text:p>1.19229361110694</text:p>
              </table:table-cell>
              <table:table-cell office:value-type="float" office:value="0.114802019340096">
                <text:p>0.11480201934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41308234962">
                <text:p>1.0941308234962</text:p>
              </table:table-cell>
              <table:table-cell office:value-type="float" office:value="0.0957214761484489">
                <text:p>0.095721476148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649985028756">
                <text:p>0.995649985028756</text:p>
              </table:table-cell>
              <table:table-cell office:value-type="float" office:value="0.07835701661899">
                <text:p>0.0783570166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881093947736">
                <text:p>0.896881093947736</text:p>
              </table:table-cell>
              <table:table-cell office:value-type="float" office:value="0.0627139301388392">
                <text:p>0.06271393013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785423623994">
                <text:p>0.79785423623994</text:p>
              </table:table-cell>
              <table:table-cell office:value-type="float" office:value="0.0487969817477606">
                <text:p>0.048796981747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8599576471376">
                <text:p>0.698599576471376</text:p>
              </table:table-cell>
              <table:table-cell office:value-type="float" office:value="0.0366104106866841">
                <text:p>0.036610410686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9147348598826">
                <text:p>0.599147348598826</text:p>
              </table:table-cell>
              <table:table-cell office:value-type="float" office:value="0.0261579291063907">
                <text:p>0.02615792910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9527846760281">
                <text:p>0.499527846760281</text:p>
              </table:table-cell>
              <table:table-cell office:value-type="float" office:value="0.0174427209367543">
                <text:p>0.017442720936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771416047046">
                <text:p>0.399771416047046</text:p>
              </table:table-cell>
              <table:table-cell office:value-type="float" office:value="0.0104674409168849">
                <text:p>0.010467440916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9908443260325">
                <text:p>0.299908443260325</text:p>
              </table:table-cell>
              <table:table-cell office:value-type="float" office:value="0.00523421378646884">
                <text:p>0.0052342137864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9969347655095">
                <text:p>0.199969347655095</text:p>
              </table:table-cell>
              <table:table-cell office:value-type="float" office:value="0.00174463363855176">
                <text:p>0.0017446336385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99845716741029">
                <text:p>0.0999845716741029</text:p>
              </table:table-cell>
              <table:table-cell office:value-type="float" office:value="-0.000000236566037871769">
                <text:p>-0.00000023656603787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000154283252079834">
                <text:p>-0.0000154283252079834</text:p>
              </table:table-cell>
              <table:table-cell office:value-type="float" office:value="0.000000134677522777362">
                <text:p>0.00000013467752277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000002043062">
                <text:p>-0.1000002043062</text:p>
              </table:table-cell>
              <table:table-cell office:value-type="float" office:value="-0.00174473552706685">
                <text:p>-0.0017447355270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993929991143">
                <text:p>-0.19993929991143</text:p>
              </table:table-cell>
              <table:table-cell office:value-type="float" office:value="-0.00523431567498394">
                <text:p>-0.0052343156749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99802272698151">
                <text:p>-0.299802272698151</text:p>
              </table:table-cell>
              <table:table-cell office:value-type="float" office:value="-0.0104675428054">
                <text:p>-0.01046754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99558703411386">
                <text:p>-0.399558703411386</text:p>
              </table:table-cell>
              <table:table-cell office:value-type="float" office:value="-0.0174428228252694">
                <text:p>-0.017442822825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99178205249931">
                <text:p>-0.499178205249931</text:p>
              </table:table-cell>
              <table:table-cell office:value-type="float" office:value="-0.0261580309949058">
                <text:p>-0.026158030994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98630433122481">
                <text:p>-0.598630433122481</text:p>
              </table:table-cell>
              <table:table-cell office:value-type="float" office:value="-0.0366105125751991">
                <text:p>-0.036610512575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97885092891045">
                <text:p>-0.697885092891045</text:p>
              </table:table-cell>
              <table:table-cell office:value-type="float" office:value="-0.0487970836362756">
                <text:p>-0.048797083636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96911950598841">
                <text:p>-0.796911950598841</text:p>
              </table:table-cell>
              <table:table-cell office:value-type="float" office:value="-0.0627140320273543">
                <text:p>-0.062714032027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95680841679862">
                <text:p>-0.895680841679862</text:p>
              </table:table-cell>
              <table:table-cell office:value-type="float" office:value="-0.0783571185075051">
                <text:p>-0.078357118507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941616801473">
                <text:p>-0.9941616801473</text:p>
              </table:table-cell>
              <table:table-cell office:value-type="float" office:value="-0.095721578036964">
                <text:p>-0.09572157803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09232446775804">
                <text:p>-1.09232446775804</text:p>
              </table:table-cell>
              <table:table-cell office:value-type="float" office:value="-0.114802121228611">
                <text:p>-0.11480212122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19013930315043">
                <text:p>-1.19013930315043</text:p>
              </table:table-cell>
              <table:table-cell office:value-type="float" office:value="-0.135592935959172">
                <text:p>-0.13559293595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8757639095251">
                <text:p>-1.28757639095251</text:p>
              </table:table-cell>
              <table:table-cell office:value-type="float" office:value="-0.158087689139645">
                <text:p>-0.15808768913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38460605085799">
                <text:p>-1.38460605085799</text:p>
              </table:table-cell>
              <table:table-cell office:value-type="float" office:value="-0.182279528644427">
                <text:p>-0.1822795286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48119872666721">
                <text:p>-1.48119872666721</text:p>
              </table:table-cell>
              <table:table-cell office:value-type="float" office:value="-0.208161085398538">
                <text:p>-0.20816108539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57732499529016">
                <text:p>-1.57732499529016</text:p>
              </table:table-cell>
              <table:table-cell office:value-type="float" office:value="-0.235724475622312">
                <text:p>-0.23572447562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7295557570913">
                <text:p>-1.67295557570913</text:p>
              </table:table-cell>
              <table:table-cell office:value-type="float" office:value="-0.264961303232878">
                <text:p>-0.26496130323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76806133789797">
                <text:p>-1.76806133789797</text:p>
              </table:table-cell>
              <table:table-cell office:value-type="float" office:value="-0.295862662401689">
                <text:p>-0.29586266240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6261331169537">
                <text:p>-1.86261331169537</text:p>
              </table:table-cell>
              <table:table-cell office:value-type="float" office:value="-0.328419140267326">
                <text:p>-0.3284191402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5658269562949">
                <text:p>-1.95658269562949</text:p>
              </table:table-cell>
              <table:table-cell office:value-type="float" office:value="-0.362620819802749">
                <text:p>-0.36262081980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04994086569112">
                <text:p>-2.04994086569112</text:p>
              </table:table-cell>
              <table:table-cell office:value-type="float" office:value="-0.398457282836122">
                <text:p>-0.39845728283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14265938405293">
                <text:p>-2.14265938405293</text:p>
              </table:table-cell>
              <table:table-cell office:value-type="float" office:value="-0.435917613224295">
                <text:p>-0.43591761322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3471000773182">
                <text:p>-2.23471000773182</text:p>
              </table:table-cell>
              <table:table-cell office:value-type="float" office:value="-0.474990400177963">
                <text:p>-0.47499040017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32606469719208">
                <text:p>-2.32606469719208</text:p>
              </table:table-cell>
              <table:table-cell office:value-type="float" office:value="-0.515663741737512">
                <text:p>-0.51566374173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41669562488647">
                <text:p>-2.41669562488647</text:p>
              </table:table-cell>
              <table:table-cell office:value-type="float" office:value="-0.557925248398473">
                <text:p>-0.55792524839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50657518373279">
                <text:p>-2.50657518373279</text:p>
              </table:table-cell>
              <table:table-cell office:value-type="float" office:value="-0.601762046885486">
                <text:p>-0.60176204688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59567599552327">
                <text:p>-2.59567599552327</text:p>
              </table:table-cell>
              <table:table-cell office:value-type="float" office:value="-0.647160784073629">
                <text:p>-0.64716078407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68397091926423">
                <text:p>-2.68397091926423</text:p>
              </table:table-cell>
              <table:table-cell office:value-type="float" office:value="-0.694107631055916">
                <text:p>-0.69410763105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77143305944351">
                <text:p>-2.77143305944351</text:p>
              </table:table-cell>
              <table:table-cell office:value-type="float" office:value="-0.742588287355713">
                <text:p>-0.742588287355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85803577422312">
                <text:p>-2.85803577422312</text:p>
              </table:table-cell>
              <table:table-cell office:value-type="float" office:value="-0.792587985282811">
                <text:p>-0.79258798528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94375268355459">
                <text:p>-2.94375268355459</text:p>
              </table:table-cell>
              <table:table-cell office:value-type="float" office:value="-0.844091494431808">
                <text:p>-0.84409149443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0285576772146">
                <text:p>-3.0285576772146</text:p>
              </table:table-cell>
              <table:table-cell office:value-type="float" office:value="-0.897083126321447">
                <text:p>-0.89708312632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124249227584">
                <text:p>-3.1124249227584</text:p>
              </table:table-cell>
              <table:table-cell office:value-type="float" office:value="-0.951546739173475">
                <text:p>-0.95154673917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9532887338867">
                <text:p>-3.19532887338867</text:p>
              </table:table-cell>
              <table:table-cell office:value-type="float" office:value="-1.0074657428296">
                <text:p>-1.007465742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2772442757373">
                <text:p>-3.2772442757373</text:p>
              </table:table-cell>
              <table:table-cell office:value-type="float" office:value="-1.064823103805">
                <text:p>-1.06482310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3581461775578">
                <text:p>-3.3581461775578</text:p>
              </table:table-cell>
              <table:table-cell office:value-type="float" office:value="-1.12360135047692">
                <text:p>-1.1236013504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43800993532605">
                <text:p>-3.43800993532605</text:p>
              </table:table-cell>
              <table:table-cell office:value-type="float" office:value="-1.18378257840669">
                <text:p>-1.1837825784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51681122174692">
                <text:p>-3.51681122174692</text:p>
              </table:table-cell>
              <table:table-cell office:value-type="float" office:value="-1.24534845579356">
                <text:p>-1.2453484557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59452603316464">
                <text:p>-3.59452603316464</text:p>
              </table:table-cell>
              <table:table-cell office:value-type="float" office:value="-1.30828022905881">
                <text:p>-1.3082802290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6711306968745">
                <text:p>-3.6711306968745</text:p>
              </table:table-cell>
              <table:table-cell office:value-type="float" office:value="-1.37255872855825">
                <text:p>-1.3725587285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74660187833386">
                <text:p>-3.74660187833386</text:p>
              </table:table-cell>
              <table:table-cell office:value-type="float" office:value="-1.43816437442145">
                <text:p>-1.4381643744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2091658827003">
                <text:p>-3.82091658827003</text:p>
              </table:table-cell>
              <table:table-cell office:value-type="float" office:value="-1.50507718251604">
                <text:p>-1.5050771825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9405218968307">
                <text:p>-3.89405218968307</text:p>
              </table:table-cell>
              <table:table-cell office:value-type="float" office:value="-1.57327677053498">
                <text:p>-1.5732767705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9659864047412">
                <text:p>-3.9659864047412</text:p>
              </table:table-cell>
              <table:table-cell office:value-type="float" office:value="-1.6427423642053">
                <text:p>-1.642742364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0366973215669">
                <text:p>-4.0366973215669</text:p>
              </table:table-cell>
              <table:table-cell office:value-type="float" office:value="-1.71345280361611">
                <text:p>-1.7134528036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0616340091144">
                <text:p>-4.10616340091144</text:p>
              </table:table-cell>
              <table:table-cell office:value-type="float" office:value="-1.78538654966411">
                <text:p>-1.7853865496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7436348271599">
                <text:p>-4.17436348271599</text:p>
              </table:table-cell>
              <table:table-cell office:value-type="float" office:value="-1.85852169061462">
                <text:p>-1.8585216906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24127679255716">
                <text:p>-4.24127679255716</text:p>
              </table:table-cell>
              <table:table-cell office:value-type="float" office:value="-1.93283594877616">
                <text:p>-1.93283594877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0688294797509">
                <text:p>-4.30688294797509</text:p>
              </table:table-cell>
              <table:table-cell office:value-type="float" office:value="-2.00830668728639">
                <text:p>-2.0083066872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7116196468218">
                <text:p>-4.37116196468218</text:p>
              </table:table-cell>
              <table:table-cell office:value-type="float" office:value="-2.08491091700753">
                <text:p>-2.0849109170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3409426265046">
                <text:p>-4.43409426265046</text:p>
              </table:table-cell>
              <table:table-cell office:value-type="float" office:value="-2.16262530352915">
                <text:p>-2.1626253035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956606720759">
                <text:p>-4.4956606720759</text:p>
              </table:table-cell>
              <table:table-cell office:value-type="float" office:value="-2.24142617427598">
                <text:p>-2.2414261742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55584243921772">
                <text:p>-4.55584243921772</text:p>
              </table:table-cell>
              <table:table-cell office:value-type="float" office:value="-2.32128952571885">
                <text:p>-2.3212895257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61462123211094">
                <text:p>-4.61462123211094</text:p>
              </table:table-cell>
              <table:table-cell office:value-type="float" office:value="-2.40219103068641">
                <text:p>-2.4021910306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67197914615048">
                <text:p>-4.67197914615048</text:p>
              </table:table-cell>
              <table:table-cell office:value-type="float" office:value="-2.48410604577542">
                <text:p>-2.4841060457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2789870954513">
                <text:p>-4.72789870954513</text:p>
              </table:table-cell>
              <table:table-cell office:value-type="float" office:value="-2.56700961885736">
                <text:p>-2.5670096188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8236288863956">
                <text:p>-4.78236288863956</text:p>
              </table:table-cell>
              <table:table-cell office:value-type="float" office:value="-2.65087649667912">
                <text:p>-2.6508764966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3535509310299">
                <text:p>-4.83535509310299</text:p>
              </table:table-cell>
              <table:table-cell office:value-type="float" office:value="-2.73568113255538">
                <text:p>-2.7356811325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8685918098277">
                <text:p>-4.88685918098277</text:p>
              </table:table-cell>
              <table:table-cell office:value-type="float" office:value="-2.8213976941504">
                <text:p>-2.821397694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93685946362134">
                <text:p>-4.93685946362134</text:p>
              </table:table-cell>
              <table:table-cell office:value-type="float" office:value="-2.90800007134677">
                <text:p>-2.9080000713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98534071043521">
                <text:p>-4.98534071043521</text:p>
              </table:table-cell>
              <table:table-cell office:value-type="float" office:value="-2.99546188419886">
                <text:p>-2.99546188419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3228815355427">
                <text:p>-5.03228815355427</text:p>
              </table:table-cell>
              <table:table-cell office:value-type="float" office:value="-3.08375649096837">
                <text:p>-3.0837564909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7768749232031">
                <text:p>-5.07768749232031</text:p>
              </table:table-cell>
              <table:table-cell office:value-type="float" office:value="-3.17285699623969">
                <text:p>-3.1728569962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1215248976431">
                <text:p>-5.1215248976431</text:p>
              </table:table-cell>
              <table:table-cell office:value-type="float" office:value="-3.26273625911254">
                <text:p>-3.2627362591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16378701621286">
                <text:p>-5.16378701621286</text:p>
              </table:table-cell>
              <table:table-cell office:value-type="float" office:value="-3.35336690146928">
                <text:p>-3.3533669014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0446097456785">
                <text:p>-5.20446097456785</text:p>
              </table:table-cell>
              <table:table-cell office:value-type="float" office:value="-3.44472131631463">
                <text:p>-3.4447213163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4353438301571">
                <text:p>-5.24353438301571</text:p>
              </table:table-cell>
              <table:table-cell office:value-type="float" office:value="-3.53677167618501">
                <text:p>-3.5367716761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809953394075">
                <text:p>-5.2809953394075</text:p>
              </table:table-cell>
              <table:table-cell office:value-type="float" office:value="-3.62948994162506">
                <text:p>-3.6294899416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1683243276326">
                <text:p>-5.31683243276326</text:p>
              </table:table-cell>
              <table:table-cell office:value-type="float" office:value="-3.72284786972874">
                <text:p>-3.7228478697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5103474674781">
                <text:p>-5.35103474674781</text:p>
              </table:table-cell>
              <table:table-cell office:value-type="float" office:value="-3.81681702274239">
                <text:p>-3.8168170227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8359186299606">
                <text:p>-5.38359186299606</text:p>
              </table:table-cell>
              <table:table-cell office:value-type="float" office:value="-3.91136877672716">
                <text:p>-3.9113687767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1449386428652">
                <text:p>-5.41449386428652</text:p>
              </table:table-cell>
              <table:table-cell office:value-type="float" office:value="-4.00647433027817">
                <text:p>-4.00647433027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4373133756217">
                <text:p>-5.44373133756217</text:p>
              </table:table-cell>
              <table:table-cell office:value-type="float" office:value="-4.10210471329767">
                <text:p>-4.10210471329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7129537679779">
                <text:p>-5.47129537679779</text:p>
              </table:table-cell>
              <table:table-cell office:value-type="float" office:value="-4.19823079581962">
                <text:p>-4.1982307958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9717758571281">
                <text:p>-5.49717758571281</text:p>
              </table:table-cell>
              <table:table-cell office:value-type="float" office:value="-4.294823296883">
                <text:p>-4.29482329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2137008032891">
                <text:p>-5.52137008032891</text:p>
              </table:table-cell>
              <table:table-cell office:value-type="float" office:value="-4.39185279345106">
                <text:p>-4.3918527934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4386549137156">
                <text:p>-5.54386549137156</text:p>
              </table:table-cell>
              <table:table-cell office:value-type="float" office:value="-4.48928972937385">
                <text:p>-4.4892897293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6465696651476">
                <text:p>-5.56465696651476</text:p>
              </table:table-cell>
              <table:table-cell office:value-type="float" office:value="-4.58710442439137">
                <text:p>-4.5871044243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8373817246834">
                <text:p>-5.58373817246834</text:p>
              </table:table-cell>
              <table:table-cell office:value-type="float" office:value="-4.68526708317441">
                <text:p>-4.6852670831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0110329690715">
                <text:p>-5.60110329690715</text:p>
              </table:table-cell>
              <table:table-cell office:value-type="float" office:value="-4.78374780440057">
                <text:p>-4.7837478044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1674705024152">
                <text:p>-5.61674705024152</text:p>
              </table:table-cell>
              <table:table-cell office:value-type="float" office:value="-4.88251658986245">
                <text:p>-4.8825165898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3066466722856">
                <text:p>-5.63066466722856</text:p>
              </table:table-cell>
              <table:table-cell office:value-type="float" office:value="-4.9815433536054">
                <text:p>-4.981543353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4285190842369">
                <text:p>-5.64285190842369</text:p>
              </table:table-cell>
              <table:table-cell office:value-type="float" office:value="-5.08079793109204">
                <text:p>-5.0807979310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5330506147198">
                <text:p>-5.65330506147198</text:p>
              </table:table-cell>
              <table:table-cell office:value-type="float" office:value="-5.18025008839066">
                <text:p>-5.1802500883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202094223904">
                <text:p>-5.66202094223904</text:p>
              </table:table-cell>
              <table:table-cell office:value-type="float" office:value="-5.27986953138475">
                <text:p>-5.2798695313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899689578086">
                <text:p>-5.66899689578086</text:p>
              </table:table-cell>
              <table:table-cell office:value-type="float" office:value="-5.37962591500095">
                <text:p>-5.379625915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423079715261">
                <text:p>-5.67423079715261</text:p>
              </table:table-cell>
              <table:table-cell office:value-type="float" office:value="-5.4794888524524">
                <text:p>-5.479488852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772105205586">
                <text:p>-5.67772105205586</text:p>
              </table:table-cell>
              <table:table-cell office:value-type="float" office:value="-5.57942792449487">
                <text:p>-5.5794279244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946659732423">
                <text:p>-5.67946659732423</text:p>
              </table:table-cell>
              <table:table-cell office:value-type="float" office:value="-5.6794126886928">
                <text:p>-5.679412688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946690124728">
                <text:p>-5.67946690124728</text:p>
              </table:table-cell>
              <table:table-cell office:value-type="float" office:value="-5.77941268869234">
                <text:p>-5.7794126886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772196373244">
                <text:p>-5.67772196373244</text:p>
              </table:table-cell>
              <table:table-cell office:value-type="float" office:value="-5.87939746349865">
                <text:p>-5.8793974634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7423231630501">
                <text:p>-5.67423231630501</text:p>
              </table:table-cell>
              <table:table-cell office:value-type="float" office:value="-5.97933655675465">
                <text:p>-5.9793365567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899902194634">
                <text:p>-5.66899902194634</text:p>
              </table:table-cell>
              <table:table-cell office:value-type="float" office:value="-6.07919952601832">
                <text:p>-6.0791995260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6202367476994">
                <text:p>-5.66202367476994</text:p>
              </table:table-cell>
              <table:table-cell office:value-type="float" office:value="-6.17895595203574">
                <text:p>-6.1789559520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5330839953595">
                <text:p>-5.65330839953595</text:p>
              </table:table-cell>
              <table:table-cell office:value-type="float" office:value="-6.27857544800714">
                <text:p>-6.278575448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4285585100391">
                <text:p>-5.64285585100391</text:p>
              </table:table-cell>
              <table:table-cell office:value-type="float" office:value="-6.378027668843">
                <text:p>-6.37802766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306692131241">
                <text:p>-5.6306692131241</text:p>
              </table:table-cell>
              <table:table-cell office:value-type="float" office:value="-6.47728232040748">
                <text:p>-6.4772823204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1675219806764">
                <text:p>-5.61675219806764</text:p>
              </table:table-cell>
              <table:table-cell office:value-type="float" office:value="-6.57630916874629">
                <text:p>-6.5763091687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60110904509577">
                <text:p>-5.60110904509577</text:p>
              </table:table-cell>
              <table:table-cell office:value-type="float" office:value="-6.67507804929629">
                <text:p>-6.6750780492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8374451926852">
                <text:p>-5.58374451926852</text:p>
              </table:table-cell>
              <table:table-cell office:value-type="float" office:value="-6.77355887607386">
                <text:p>-6.7735588760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6466390999319">
                <text:p>-5.56466390999319</text:p>
              </table:table-cell>
              <table:table-cell office:value-type="float" office:value="-6.87172165083946">
                <text:p>-6.8717216508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4387302941319">
                <text:p>-5.54387302941319</text:p>
              </table:table-cell>
              <table:table-cell office:value-type="float" office:value="-6.96953647223534">
                <text:p>-6.9695364722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52137821063758">
                <text:p>-5.52137821063758</text:p>
              </table:table-cell>
              <table:table-cell office:value-type="float" office:value="-7.06697354489381">
                <text:p>-7.0669735448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9718630581194">
                <text:p>-5.49718630581194</text:p>
              </table:table-cell>
              <table:table-cell office:value-type="float" office:value="-7.16400318851321">
                <text:p>-7.1640031885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7130468403116">
                <text:p>-5.47130468403116</text:p>
              </table:table-cell>
              <table:table-cell office:value-type="float" office:value="-7.26059584689881">
                <text:p>-7.26059584689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437412290947">
                <text:p>-5.4437412290947</text:p>
              </table:table-cell>
              <table:table-cell office:value-type="float" office:value="-7.35672209696592">
                <text:p>-7.3567220969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41450433710515">
                <text:p>-5.41450433710515</text:p>
              </table:table-cell>
              <table:table-cell office:value-type="float" office:value="-7.4523526577025">
                <text:p>-7.452352657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8360291391066">
                <text:p>-5.38360291391066</text:p>
              </table:table-cell>
              <table:table-cell office:value-type="float" office:value="-7.54745839908836">
                <text:p>-7.5474583990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5104637239216">
                <text:p>-5.35104637239216</text:p>
              </table:table-cell>
              <table:table-cell office:value-type="float" office:value="-7.64201035096856">
                <text:p>-7.6420103509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31684462959608">
                <text:p>-5.31684462959608</text:p>
              </table:table-cell>
              <table:table-cell office:value-type="float" office:value="-7.7359797118779">
                <text:p>-7.735979711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8100810371352">
                <text:p>-5.28100810371352</text:p>
              </table:table-cell>
              <table:table-cell office:value-type="float" office:value="-7.82933785781423">
                <text:p>-7.8293378578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4354771090678">
                <text:p>-5.24354771090678</text:p>
              </table:table-cell>
              <table:table-cell office:value-type="float" office:value="-7.92205635095753">
                <text:p>-7.9220563509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0447486198418">
                <text:p>-5.20447486198418</text:p>
              </table:table-cell>
              <table:table-cell office:value-type="float" office:value="-8.0141069483324">
                <text:p>-8.014106948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16380145892419">
                <text:p>-5.16380145892419</text:p>
              </table:table-cell>
              <table:table-cell office:value-type="float" office:value="-8.10546161041114">
                <text:p>-8.1054616104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12153989125004">
                <text:p>-5.12153989125004</text:p>
              </table:table-cell>
              <table:table-cell office:value-type="float" office:value="-8.19609250965485">
                <text:p>-8.1960925096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7770303225567">
                <text:p>-5.07770303225567</text:p>
              </table:table-cell>
              <table:table-cell office:value-type="float" office:value="-8.28597203898999">
                <text:p>-8.2859720389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03230423508441">
                <text:p>-5.03230423508441</text:p>
              </table:table-cell>
              <table:table-cell office:value-type="float" office:value="-8.37507282021779">
                <text:p>-8.3750728202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98535732866155">
                <text:p>-4.98535732866155</text:p>
              </table:table-cell>
              <table:table-cell office:value-type="float" office:value="-8.46336771235387">
                <text:p>-8.4633677123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9368766134818">
                <text:p>-4.9368766134818</text:p>
              </table:table-cell>
              <table:table-cell office:value-type="float" office:value="-8.55082981989572">
                <text:p>-8.5508298198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8687685725333">
                <text:p>-4.88687685725333</text:p>
              </table:table-cell>
              <table:table-cell office:value-type="float" office:value="-8.63743250101526">
                <text:p>-8.6374325010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3537329039929">
                <text:p>-4.83537329039929</text:p>
              </table:table-cell>
              <table:table-cell office:value-type="float" office:value="-8.72314937567428">
                <text:p>-8.7231493756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8238160141851">
                <text:p>-4.78238160141851</text:p>
              </table:table-cell>
              <table:table-cell office:value-type="float" office:value="-8.80795433366003">
                <text:p>-8.8079543336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72791793210664">
                <text:p>-4.72791793210664</text:p>
              </table:table-cell>
              <table:table-cell office:value-type="float" office:value="-8.89182154253863">
                <text:p>-8.89182154253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67199887263917">
                <text:p>-4.67199887263917</text:p>
              </table:table-cell>
              <table:table-cell office:value-type="float" office:value="-8.97472545552393">
                <text:p>-8.9747254555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61464145651791">
                <text:p>-4.61464145651791</text:p>
              </table:table-cell>
              <table:table-cell office:value-type="float" office:value="-9.05664081925927">
                <text:p>-9.0566408192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55586315538243">
                <text:p>-4.55586315538243</text:p>
              </table:table-cell>
              <table:table-cell office:value-type="float" office:value="-9.13754268150994">
                <text:p>-9.13754268150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9568187368799">
                <text:p>-4.49568187368799</text:p>
              </table:table-cell>
              <table:table-cell office:value-type="float" office:value="-9.21740639876387">
                <text:p>-9.2174063987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3411594325171">
                <text:p>-4.43411594325171</text:p>
              </table:table-cell>
              <table:table-cell office:value-type="float" office:value="-9.29620764373826">
                <text:p>-9.2962076437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7118411766846">
                <text:p>-4.37118411766846</text:p>
              </table:table-cell>
              <table:table-cell office:value-type="float" office:value="-9.37392241278997">
                <text:p>-9.3739224127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30690556659839">
                <text:p>-4.30690556659839</text:p>
              </table:table-cell>
              <table:table-cell office:value-type="float" office:value="-9.4505270332272">
                <text:p>-9.450527033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24129986992762">
                <text:p>-4.24129986992762</text:p>
              </table:table-cell>
              <table:table-cell office:value-type="float" office:value="-9.52599817052049">
                <text:p>-9.5259981705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7438701180401">
                <text:p>-4.17438701180401</text:p>
              </table:table-cell>
              <table:table-cell office:value-type="float" office:value="-9.60031283541061">
                <text:p>-9.600312835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0618737454983">
                <text:p>-4.10618737454983</text:p>
              </table:table-cell>
              <table:table-cell office:value-type="float" office:value="-9.67344839091132">
                <text:p>-9.6734483909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03672173245304">
                <text:p>-4.03672173245304</text:p>
              </table:table-cell>
              <table:table-cell office:value-type="float" office:value="-9.74538255920484">
                <text:p>-9.7453825592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9660112454393">
                <text:p>-3.9660112454393</text:p>
              </table:table-cell>
              <table:table-cell office:value-type="float" office:value="-9.8160934284279">
                <text:p>-9.816093428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9407745262641">
                <text:p>-3.89407745262641</text:p>
              </table:table-cell>
              <table:table-cell office:value-type="float" office:value="-9.88555945934626">
                <text:p>-9.8855594593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82094226576326">
                <text:p>-3.82094226576326</text:p>
              </table:table-cell>
              <table:table-cell office:value-type="float" office:value="-9.95375949191585">
                <text:p>-9.9537594919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74662796255536">
                <text:p>-3.74662796255536</text:p>
              </table:table-cell>
              <table:table-cell office:value-type="float" office:value="-10.0206727517283">
                <text:p>-10.020672751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67115717987876">
                <text:p>-3.67115717987876</text:p>
              </table:table-cell>
              <table:table-cell office:value-type="float" office:value="-10.0862788563389">
                <text:p>-10.08627885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59455290688467">
                <text:p>-3.59455290688467</text:p>
              </table:table-cell>
              <table:table-cell office:value-type="float" office:value="-10.1505578214756">
                <text:p>-10.150557821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51683847799673">
                <text:p>-3.51683847799673</text:p>
              </table:table-cell>
              <table:table-cell office:value-type="float" office:value="-10.2134900671262">
                <text:p>-10.213490067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4380375658031">
                <text:p>-3.4380375658031</text:p>
              </table:table-cell>
              <table:table-cell office:value-type="float" office:value="-10.2750564235024">
                <text:p>-10.275056423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35817417384557">
                <text:p>-3.35817417384557</text:p>
              </table:table-cell>
              <table:table-cell office:value-type="float" office:value="-10.3352381368798">
                <text:p>-10.335238136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27727262930784">
                <text:p>-3.27727262930784</text:p>
              </table:table-cell>
              <table:table-cell office:value-type="float" office:value="-10.3940168753097">
                <text:p>-10.394016875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9535757560522">
                <text:p>-3.19535757560522</text:p>
              </table:table-cell>
              <table:table-cell office:value-type="float" office:value="-10.4513747342037">
                <text:p>-10.45137473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1245396487796">
                <text:p>-3.11245396487796</text:p>
              </table:table-cell>
              <table:table-cell office:value-type="float" office:value="-10.5072942417872">
                <text:p>-10.507294241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02858705039066">
                <text:p>-3.02858705039066</text:p>
              </table:table-cell>
              <table:table-cell office:value-type="float" office:value="-10.561758364422">
                <text:p>-10.56175836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9437823788398">
                <text:p>-2.9437823788398</text:p>
              </table:table-cell>
              <table:table-cell office:value-type="float" office:value="-10.6147505117945">
                <text:p>-10.6147505117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85806578257199">
                <text:p>-2.85806578257199</text:p>
              </table:table-cell>
              <table:table-cell office:value-type="float" office:value="-10.6662545419695">
                <text:p>-10.666254541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77146337171519">
                <text:p>-2.77146337171519</text:p>
              </table:table-cell>
              <table:table-cell office:value-type="float" office:value="-10.7162547663069">
                <text:p>-10.716254766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6840015262253">
                <text:p>-2.6840015262253</text:p>
              </table:table-cell>
              <table:table-cell office:value-type="float" office:value="-10.764735954241">
                <text:p>-10.76473595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59570688785056">
                <text:p>-2.59570688785056</text:p>
              </table:table-cell>
              <table:table-cell office:value-type="float" office:value="-10.8116833379196">
                <text:p>-10.8116833379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50660635201618">
                <text:p>-2.50660635201618</text:p>
              </table:table-cell>
              <table:table-cell office:value-type="float" office:value="-10.8570826167028">
                <text:p>-10.857082616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4167270596318">
                <text:p>-2.4167270596318</text:p>
              </table:table-cell>
              <table:table-cell office:value-type="float" office:value="-10.9009199615184">
                <text:p>-10.900919961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32609638882401">
                <text:p>-2.32609638882401</text:p>
              </table:table-cell>
              <table:table-cell office:value-type="float" office:value="-10.9431820190751">
                <text:p>-10.943182019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3474194659676">
                <text:p>-2.23474194659676</text:p>
              </table:table-cell>
              <table:table-cell office:value-type="float" office:value="-10.9838559159298">
                <text:p>-10.983855915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14269156042198">
                <text:p>-2.14269156042198</text:p>
              </table:table-cell>
              <table:table-cell office:value-type="float" office:value="-11.0229292624089">
                <text:p>-11.022929262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04997326976304">
                <text:p>-2.04997326976304</text:p>
              </table:table-cell>
              <table:table-cell office:value-type="float" office:value="-11.0603901563823">
                <text:p>-11.060390156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5661531753368">
                <text:p>-1.95661531753368</text:p>
              </table:table-cell>
              <table:table-cell office:value-type="float" office:value="-11.096227186889">
                <text:p>-11.09622718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86264614149488">
                <text:p>-1.86264614149488</text:p>
              </table:table-cell>
              <table:table-cell office:value-type="float" office:value="-11.130429437613">
                <text:p>-11.13042943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76809436559251">
                <text:p>-1.76809436559251</text:p>
              </table:table-cell>
              <table:table-cell office:value-type="float" office:value="-11.1629864902086">
                <text:p>-11.162986490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7298879123813">
                <text:p>-1.67298879123813</text:p>
              </table:table-cell>
              <table:table-cell office:value-type="float" office:value="-11.1938884274735">
                <text:p>-11.193888427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57735838853584">
                <text:p>-1.57735838853584</text:p>
              </table:table-cell>
              <table:table-cell office:value-type="float" office:value="-11.2231258363703">
                <text:p>-11.2231258363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48123228745766">
                <text:p>-1.48123228745766</text:p>
              </table:table-cell>
              <table:table-cell office:value-type="float" office:value="-11.2506898108933">
                <text:p>-11.250689810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38463976897027">
                <text:p>-1.38463976897027</text:p>
              </table:table-cell>
              <table:table-cell office:value-type="float" office:value="-11.2765719547818">
                <text:p>-11.276571954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8761025611573">
                <text:p>-1.28761025611573</text:p>
              </table:table-cell>
              <table:table-cell office:value-type="float" office:value="-11.3007643840771">
                <text:p>-11.300764384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19017330504893">
                <text:p>-1.19017330504893</text:p>
              </table:table-cell>
              <table:table-cell office:value-type="float" office:value="-11.3232597295247">
                <text:p>-11.323259729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09235859603451">
                <text:p>-1.09235859603451</text:p>
              </table:table-cell>
              <table:table-cell office:value-type="float" office:value="-11.3440511388186">
                <text:p>-11.344051138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9419592440592">
                <text:p>-0.99419592440592</text:p>
              </table:table-cell>
              <table:table-cell office:value-type="float" office:value="-11.3631322786885">
                <text:p>-11.363132278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95715191489492">
                <text:p>-0.895715191489492</text:p>
              </table:table-cell>
              <table:table-cell office:value-type="float" office:value="-11.3804973368296">
                <text:p>-11.380497336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96946395496188">
                <text:p>-0.796946395496188</text:p>
              </table:table-cell>
              <table:table-cell office:value-type="float" office:value="-11.3961410236723">
                <text:p>-11.396141023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697919622383851">
                <text:p>-0.697919622383851</text:p>
              </table:table-cell>
              <table:table-cell office:value-type="float" office:value="-11.4100585739941">
                <text:p>-11.410058573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98665036692718">
                <text:p>-0.598665036692718</text:p>
              </table:table-cell>
              <table:table-cell office:value-type="float" office:value="-11.4222457483705">
                <text:p>-11.42224574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99212872357008">
                <text:p>-0.499212872357008</text:p>
              </table:table-cell>
              <table:table-cell office:value-type="float" office:value="-11.4326988344671">
                <text:p>-11.432698834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399593423495356">
                <text:p>-0.399593423495356</text:p>
              </table:table-cell>
              <table:table-cell office:value-type="float" office:value="-11.4414146481698">
                <text:p>-11.441414648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299837035182933">
                <text:p>-0.299837035182933</text:p>
              </table:table-cell>
              <table:table-cell office:value-type="float" office:value="-11.4483905345551">
                <text:p>-11.448390534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99974094208023">
                <text:p>-0.199974094208023</text:p>
              </table:table-cell>
              <table:table-cell office:value-type="float" office:value="-11.4536243686987">
                <text:p>-11.453624368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00035019815917">
                <text:p>-0.100035019815917</text:p>
              </table:table-cell>
              <table:table-cell office:value-type="float" office:value="-11.4571145563224">
                <text:p>-11.457114556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000502544428975654">
                <text:p>-0.0000502544428975654</text:p>
              </table:table-cell>
              <table:table-cell office:value-type="float" office:value="-11.4588600342805">
                <text:p>-11.458860034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99497455568225">
                <text:p>0.0999497455568225</text:p>
              </table:table-cell>
              <table:table-cell office:value-type="float" office:value="-11.4588602708831">
                <text:p>-11.4588602708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9934519188413">
                <text:p>0.199934519188413</text:p>
              </table:table-cell>
              <table:table-cell office:value-type="float" office:value="-11.457115266058">
                <text:p>-11.45711526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9873610095146">
                <text:p>0.299873610095146</text:p>
              </table:table-cell>
              <table:table-cell office:value-type="float" office:value="-11.4536255513511">
                <text:p>-11.453625551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736575835707">
                <text:p>0.399736575835707</text:p>
              </table:table-cell>
              <table:table-cell office:value-type="float" office:value="-11.4483921897641">
                <text:p>-11.448392189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9492997157263">
                <text:p>0.499492997157263</text:p>
              </table:table-cell>
              <table:table-cell office:value-type="float" office:value="-11.4414167754312">
                <text:p>-11.44141677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9112487261473">
                <text:p>0.599112487261473</text:p>
              </table:table-cell>
              <table:table-cell office:value-type="float" office:value="-11.4327014331329">
                <text:p>-11.43270143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8564701060606">
                <text:p>0.698564701060606</text:p>
              </table:table-cell>
              <table:table-cell office:value-type="float" office:value="-11.4222488176491">
                <text:p>-11.422248817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7819344420957">
                <text:p>0.797819344420957</text:p>
              </table:table-cell>
              <table:table-cell office:value-type="float" office:value="-11.4100621129505">
                <text:p>-11.410062112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846183390742">
                <text:p>0.896846183390742</text:p>
              </table:table-cell>
              <table:table-cell office:value-type="float" office:value="-11.3961450312287">
                <text:p>-11.396145031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615053409663">
                <text:p>0.995615053409663</text:p>
              </table:table-cell>
              <table:table-cell office:value-type="float" office:value="-11.3805018117651">
                <text:p>-11.380501811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409586849733">
                <text:p>1.09409586849733</text:p>
              </table:table-cell>
              <table:table-cell office:value-type="float" office:value="-11.3631372196401">
                <text:p>-11.363137219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9225863041774">
                <text:p>1.19225863041774</text:p>
              </table:table-cell>
              <table:table-cell office:value-type="float" office:value="-11.3440565442811">
                <text:p>-11.344056544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007343781708">
                <text:p>1.29007343781708</text:p>
              </table:table-cell>
              <table:table-cell office:value-type="float" office:value="-11.3232655978517">
                <text:p>-11.323265597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75104953319">
                <text:p>1.3875104953319</text:p>
              </table:table-cell>
              <table:table-cell office:value-type="float" office:value="-11.3007707134809">
                <text:p>-11.300770713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8454012266516">
                <text:p>1.48454012266516</text:p>
              </table:table-cell>
              <table:table-cell office:value-type="float" office:value="-11.2765787433344">
                <text:p>-11.276578743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11327636271">
                <text:p>1.5811327636271</text:p>
              </table:table-cell>
              <table:table-cell office:value-type="float" office:value="-11.250697056527">
                <text:p>-11.25069705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725899513834">
                <text:p>1.67725899513834</text:p>
              </table:table-cell>
              <table:table-cell office:value-type="float" office:value="-11.2231335368779">
                <text:p>-11.223133536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7288953619246">
                <text:p>1.77288953619246</text:p>
              </table:table-cell>
              <table:table-cell office:value-type="float" office:value="-11.1938965805093">
                <text:p>-11.193896580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6799525677531">
                <text:p>1.86799525677531</text:p>
              </table:table-cell>
              <table:table-cell office:value-type="float" office:value="-11.1629950932892">
                <text:p>-11.162995093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54718673826">
                <text:p>1.96254718673826</text:p>
              </table:table-cell>
              <table:table-cell office:value-type="float" office:value="-11.1304384881178">
                <text:p>-11.130438488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651652462279">
                <text:p>2.05651652462279</text:p>
              </table:table-cell>
              <table:table-cell office:value-type="float" office:value="-11.0962366820611">
                <text:p>-11.096236682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4987464643377">
                <text:p>2.14987464643377</text:p>
              </table:table-cell>
              <table:table-cell office:value-type="float" office:value="-11.0604000933294">
                <text:p>-11.060400093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259311435852">
                <text:p>2.24259311435852</text:p>
              </table:table-cell>
              <table:table-cell office:value-type="float" office:value="-11.0229396381041">
                <text:p>-11.022939638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464368542934">
                <text:p>2.33464368542934</text:p>
              </table:table-cell>
              <table:table-cell office:value-type="float" office:value="-10.9838667272126">
                <text:p>-10.983866727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2599832012651">
                <text:p>2.42599832012651</text:p>
              </table:table-cell>
              <table:table-cell office:value-type="float" office:value="-10.9431932626522">
                <text:p>-10.943193262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166291909195">
                <text:p>2.5166291909195</text:p>
              </table:table-cell>
              <table:table-cell office:value-type="float" office:value="-10.9009316339649">
                <text:p>-10.900931633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0650869074343">
                <text:p>2.60650869074343</text:p>
              </table:table-cell>
              <table:table-cell office:value-type="float" office:value="-10.8570947144631">
                <text:p>-10.857094714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956094414085">
                <text:p>2.6956094414085</text:p>
              </table:table-cell>
              <table:table-cell office:value-type="float" office:value="-10.8116958573088">
                <text:p>-10.811695857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8390430193967">
                <text:p>2.78390430193967</text:p>
              </table:table-cell>
              <table:table-cell office:value-type="float" office:value="-10.7647488914454">
                <text:p>-10.764748891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7136637684403">
                <text:p>2.87136637684403</text:p>
              </table:table-cell>
              <table:table-cell office:value-type="float" office:value="-10.7162681173857">
                <text:p>-10.716268117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5796902430346">
                <text:p>2.95796902430346</text:p>
              </table:table-cell>
              <table:table-cell office:value-type="float" office:value="-10.6662683028559">
                <text:p>-10.666268302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4368586429">
                <text:p>3.04368586429</text:p>
              </table:table-cell>
              <table:table-cell office:value-type="float" office:value="-10.6147646782968">
                <text:p>-10.614764678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849078660146">
                <text:p>3.12849078660146</text:p>
              </table:table-cell>
              <table:table-cell office:value-type="float" office:value="-10.5617729322249">
                <text:p>-10.561772932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235795881482">
                <text:p>3.21235795881482</text:p>
              </table:table-cell>
              <table:table-cell office:value-type="float" office:value="-10.5073092064532">
                <text:p>-10.507309206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9526183415511">
                <text:p>3.29526183415511</text:p>
              </table:table-cell>
              <table:table-cell office:value-type="float" office:value="-10.4513900911744">
                <text:p>-10.451390091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717715927713">
                <text:p>3.37717715927713</text:p>
              </table:table-cell>
              <table:table-cell office:value-type="float" office:value="-10.3940326199074">
                <text:p>-10.394032619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5807898195793">
                <text:p>3.45807898195793</text:p>
              </table:table-cell>
              <table:table-cell office:value-type="float" office:value="-10.3352542643083">
                <text:p>-10.335254264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3794265869749">
                <text:p>3.53794265869749</text:p>
              </table:table-cell>
              <table:table-cell office:value-type="float" office:value="-10.2750729288493">
                <text:p>-10.275072928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1674386222537">
                <text:p>3.61674386222537</text:p>
              </table:table-cell>
              <table:table-cell office:value-type="float" office:value="-10.2135069453636">
                <text:p>-10.213506945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9445858891104">
                <text:p>3.69445858891104</text:p>
              </table:table-cell>
              <table:table-cell office:value-type="float" office:value="-10.1505750674624">
                <text:p>-10.150575067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710631660756">
                <text:p>3.7710631660756</text:p>
              </table:table-cell>
              <table:table-cell office:value-type="float" office:value="-10.0862964648217">
                <text:p>-10.086296464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653425920279">
                <text:p>3.84653425920279</text:p>
              </table:table-cell>
              <table:table-cell office:value-type="float" office:value="-10.0206907173434">
                <text:p>-10.020690717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2084887904681">
                <text:p>3.92084887904681</text:p>
              </table:table-cell>
              <table:table-cell office:value-type="float" office:value="-9.9537778091908">
                <text:p>-9.953777809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9398438863516">
                <text:p>3.99398438863516</text:p>
              </table:table-cell>
              <table:table-cell office:value-type="float" office:value="-9.8855781227014">
                <text:p>-9.885578122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6591851016405">
                <text:p>4.06591851016405</text:p>
              </table:table-cell>
              <table:table-cell office:value-type="float" office:value="-9.81611243217818">
                <text:p>-9.8161124321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3662933178443">
                <text:p>4.13662933178443</text:p>
              </table:table-cell>
              <table:table-cell office:value-type="float" office:value="-9.74540189756154">
                <text:p>-9.7454018975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0609531427659">
                <text:p>4.20609531427659</text:p>
              </table:table-cell>
              <table:table-cell office:value-type="float" office:value="-9.67346805798378">
                <text:p>-9.67346805798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7429529761118">
                <text:p>4.27429529761118</text:p>
              </table:table-cell>
              <table:table-cell office:value-type="float" office:value="-9.60033282520804">
                <text:p>-9.6003328252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4120850739482">
                <text:p>4.34120850739482</text:p>
              </table:table-cell>
              <table:table-cell office:value-type="float" office:value="-9.52601847695381">
                <text:p>-9.5260184769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0681456119812">
                <text:p>4.40681456119812</text:p>
              </table:table-cell>
              <table:table-cell office:value-type="float" office:value="-9.45054765011086">
                <text:p>-9.4505476501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7109347476443">
                <text:p>4.47109347476443</text:p>
              </table:table-cell>
              <table:table-cell office:value-type="float" office:value="-9.37394333384387">
                <text:p>-9.3739433338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3402566809722">
                <text:p>4.53402566809722</text:p>
              </table:table-cell>
              <table:table-cell office:value-type="float" office:value="-9.29622886258963">
                <text:p>-9.2962288625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9559197142432">
                <text:p>4.59559197142432</text:p>
              </table:table-cell>
              <table:table-cell office:value-type="float" office:value="-9.21742790894924">
                <text:p>-9.2174279089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5577363103726">
                <text:p>4.65577363103726</text:p>
              </table:table-cell>
              <table:table-cell office:value-type="float" office:value="-9.1375644764771">
                <text:p>-9.137564476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455231500381">
                <text:p>4.71455231500381</text:p>
              </table:table-cell>
              <table:table-cell office:value-type="float" office:value="-9.05666289236924">
                <text:p>-9.0566628923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719101187521">
                <text:p>4.7719101187521</text:p>
              </table:table-cell>
              <table:table-cell office:value-type="float" office:value="-8.97474780005303">
                <text:p>-8.974747800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2782957052448">
                <text:p>4.82782957052448</text:p>
              </table:table-cell>
              <table:table-cell office:value-type="float" office:value="-8.8918441516805">
                <text:p>-8.891844151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8229363669964">
                <text:p>4.88229363669964</text:p>
              </table:table-cell>
              <table:table-cell office:value-type="float" office:value="-8.8079772005277">
                <text:p>-8.807977200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3528572698121">
                <text:p>4.93528572698121</text:p>
              </table:table-cell>
              <table:table-cell office:value-type="float" office:value="-8.72317249330227">
                <text:p>-8.7231724933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8678969945129">
                <text:p>4.98678969945129</text:p>
              </table:table-cell>
              <table:table-cell office:value-type="float" office:value="-8.6374558623617">
                <text:p>-8.637455862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7898654875">
                <text:p>5.0367898654875</text:p>
              </table:table-cell>
              <table:table-cell office:value-type="float" office:value="-8.55085341784452">
                <text:p>-8.5508534178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8527099454185">
                <text:p>5.08527099454185</text:p>
              </table:table-cell>
              <table:table-cell office:value-type="float" office:value="-8.46339153971687">
                <text:p>-8.4633915397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3221831878011">
                <text:p>5.13221831878011</text:p>
              </table:table-cell>
              <table:table-cell office:value-type="float" office:value="-8.37509686973693">
                <text:p>-8.3750968697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761753758029">
                <text:p>5.17761753758029</text:p>
              </table:table-cell>
              <table:table-cell office:value-type="float" office:value="-8.28599630333955">
                <text:p>-8.2859963033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145482188869">
                <text:p>5.22145482188869</text:p>
              </table:table-cell>
              <table:table-cell office:value-type="float" office:value="-8.19611698144366">
                <text:p>-8.1961169814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6371681843239">
                <text:p>5.26371681843239</text:p>
              </table:table-cell>
              <table:table-cell office:value-type="float" office:value="-8.10548628218486">
                <text:p>-8.1054862821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0439065378683">
                <text:p>5.30439065378683</text:p>
              </table:table-cell>
              <table:table-cell office:value-type="float" office:value="-8.01413181257576">
                <text:p>-8.014131812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4346393829711">
                <text:p>5.34346393829711</text:p>
              </table:table-cell>
              <table:table-cell office:value-type="float" office:value="-7.92208140009662">
                <text:p>-7.92208140009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8092476985207">
                <text:p>5.38092476985207</text:p>
              </table:table-cell>
              <table:table-cell office:value-type="float" office:value="-7.82936308421885">
                <text:p>-7.8293630842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1676173750973">
                <text:p>5.41676173750973</text:p>
              </table:table-cell>
              <table:table-cell office:value-type="float" office:value="-7.73600510786383">
                <text:p>-7.7360051078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5096392497322">
                <text:p>5.45096392497322</text:p>
              </table:table-cell>
              <table:table-cell office:value-type="float" office:value="-7.64203590879992">
                <text:p>-7.6420359087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352091391601">
                <text:p>5.48352091391601</text:p>
              </table:table-cell>
              <table:table-cell office:value-type="float" office:value="-7.54748411098">
                <text:p>-7.5474841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1442278715536">
                <text:p>5.51442278715536</text:p>
              </table:table-cell>
              <table:table-cell office:value-type="float" office:value="-7.45237851582231">
                <text:p>-7.4523785158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4366013167327">
                <text:p>5.54366013167327</text:p>
              </table:table-cell>
              <table:table-cell office:value-type="float" office:value="-7.35674809343727">
                <text:p>-7.3567480934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7122404148373">
                <text:p>5.57122404148373</text:p>
              </table:table-cell>
              <table:table-cell office:value-type="float" office:value="-7.2606219738029">
                <text:p>-7.260621973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971061203456">
                <text:p>5.5971061203456</text:p>
              </table:table-cell>
              <table:table-cell office:value-type="float" office:value="-7.16402943789154">
                <text:p>-7.1640294378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2129848432018">
                <text:p>5.62129848432018</text:p>
              </table:table-cell>
              <table:table-cell office:value-type="float" office:value="-7.06699990875055">
                <text:p>-7.0669999087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4379376417273">
                <text:p>5.64379376417273</text:p>
              </table:table-cell>
              <table:table-cell office:value-type="float" office:value="-6.9695629425398">
                <text:p>-6.969562942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6458510761721">
                <text:p>5.66458510761721</text:p>
              </table:table-cell>
              <table:table-cell office:value-type="float" office:value="-6.87174821952851">
                <text:p>-6.8717482195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366618140357">
                <text:p>5.68366618140357</text:p>
              </table:table-cell>
              <table:table-cell office:value-type="float" office:value="-6.77358553505443">
                <text:p>-6.7735855350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0103117324692">
                <text:p>5.70103117324692</text:p>
              </table:table-cell>
              <table:table-cell office:value-type="float" office:value="-6.67510479044778">
                <text:p>-6.6751047904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67479359798">
                <text:p>5.71667479359798</text:p>
              </table:table-cell>
              <table:table-cell office:value-type="float" office:value="-6.57633598392308">
                <text:p>-6.576335983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3059227725437">
                <text:p>5.73059227725437</text:p>
              </table:table-cell>
              <table:table-cell office:value-type="float" office:value="-6.4773092014414">
                <text:p>-6.477309201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4277938481212">
                <text:p>5.74277938481212</text:p>
              </table:table-cell>
              <table:table-cell office:value-type="float" office:value="-6.37805460754583">
                <text:p>-6.3780546075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5323240395701">
                <text:p>5.75323240395701</text:p>
              </table:table-cell>
              <table:table-cell office:value-type="float" office:value="-6.27860243617307">
                <text:p>-6.2786024361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194815059543">
                <text:p>5.76194815059543</text:p>
              </table:table-cell>
              <table:table-cell office:value-type="float" office:value="-6.17898298144391">
                <text:p>-6.1789829814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892396982424">
                <text:p>5.76892396982424</text:p>
              </table:table-cell>
              <table:table-cell office:value-type="float" office:value="-6.07922658843531">
                <text:p>-6.07922658843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415773673951">
                <text:p>5.77415773673951</text:p>
              </table:table-cell>
              <table:table-cell office:value-type="float" office:value="-5.97936364393698">
                <text:p>-5.97936364393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764785708377">
                <text:p>5.77764785708377</text:p>
              </table:table-cell>
              <table:table-cell office:value-type="float" office:value="-5.87942456719528">
                <text:p>-5.8794245671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939326773164">
                <text:p>5.77939326773164</text:p>
              </table:table-cell>
              <table:table-cell office:value-type="float" office:value="-5.77943980064722">
                <text:p>-5.7794398006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939343701368">
                <text:p>5.77939343701368</text:p>
              </table:table-cell>
              <table:table-cell office:value-type="float" office:value="-5.67943980064736">
                <text:p>-5.6794398006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764836487832">
                <text:p>5.77764836487832</text:p>
              </table:table-cell>
              <table:table-cell office:value-type="float" office:value="-5.57945502819054">
                <text:p>-5.57945502819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415858289189">
                <text:p>5.77415858289189</text:p>
              </table:table-cell>
              <table:table-cell office:value-type="float" office:value="-5.47951593963312">
                <text:p>-5.4795159396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892515407671">
                <text:p>5.76892515407671</text:p>
              </table:table-cell>
              <table:table-cell office:value-type="float" office:value="-5.37965297741571">
                <text:p>-5.3796529774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6194967258725">
                <text:p>5.76194967258725</text:p>
              </table:table-cell>
              <table:table-cell office:value-type="float" office:value="-5.27989656079006">
                <text:p>-5.2798965607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5323426322456">
                <text:p>5.75323426322456</text:p>
              </table:table-cell>
              <table:table-cell office:value-type="float" office:value="-5.18027707655309">
                <text:p>-5.1802770765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4278158078906">
                <text:p>5.74278158078906</text:p>
              </table:table-cell>
              <table:table-cell office:value-type="float" office:value="-5.08082486979073">
                <text:p>-5.0808248697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3059480927179">
                <text:p>5.73059480927179</text:p>
              </table:table-cell>
              <table:table-cell office:value-type="float" office:value="-4.98157023463455">
                <text:p>-4.9815702346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67766088459">
                <text:p>5.71667766088459</text:p>
              </table:table-cell>
              <table:table-cell office:value-type="float" office:value="-4.88254340503384">
                <text:p>-4.8825434050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0103437492931">
                <text:p>5.70103437492931</text:p>
              </table:table-cell>
              <table:table-cell office:value-type="float" office:value="-4.78377454554604">
                <text:p>-4.78377454554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366971650649">
                <text:p>5.68366971650649</text:p>
              </table:table-cell>
              <table:table-cell office:value-type="float" office:value="-4.68529374214833">
                <text:p>-4.6852937421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6458897506382">
                <text:p>5.66458897506382</text:p>
              </table:table-cell>
              <table:table-cell office:value-type="float" office:value="-4.58713099307314">
                <text:p>-4.58713099307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4379796278497">
                <text:p>5.64379796278497</text:p>
              </table:table-cell>
              <table:table-cell office:value-type="float" office:value="-4.4893161996704">
                <text:p>-4.489316199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2130301281912">
                <text:p>5.62130301281912</text:p>
              </table:table-cell>
              <table:table-cell office:value-type="float" office:value="-4.39187915729927">
                <text:p>-4.3918791572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9711097735181">
                <text:p>5.59711097735181</text:p>
              </table:table-cell>
              <table:table-cell office:value-type="float" office:value="-4.29484954625218">
                <text:p>-4.2948495462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7122922551771">
                <text:p>5.57122922551771</text:p>
              </table:table-cell>
              <table:table-cell office:value-type="float" office:value="-4.19825692271395">
                <text:p>-4.198256922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4366564115592">
                <text:p>5.54366564115592</text:p>
              </table:table-cell>
              <table:table-cell office:value-type="float" office:value="-4.10213070975864">
                <text:p>-4.1021307097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1442862040844">
                <text:p>5.51442862040844</text:p>
              </table:table-cell>
              <table:table-cell office:value-type="float" office:value="-4.006500188387">
                <text:p>-4.00650018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352706916264">
                <text:p>5.48352706916264</text:p>
              </table:table-cell>
              <table:table-cell office:value-type="float" office:value="-3.91139448860721">
                <text:p>-3.91139448860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5097040033847">
                <text:p>5.45097040033847</text:p>
              </table:table-cell>
              <table:table-cell office:value-type="float" office:value="-3.81684258056156">
                <text:p>-3.8168425805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1676853102112">
                <text:p>5.41676853102112</text:p>
              </table:table-cell>
              <table:table-cell office:value-type="float" office:value="-3.72287326570188">
                <text:p>-3.7228732657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8093187944023">
                <text:p>5.38093187944023</text:p>
              </table:table-cell>
              <table:table-cell office:value-type="float" office:value="-3.6295151680163">
                <text:p>-3.629515168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4347136179641">
                <text:p>5.34347136179641</text:p>
              </table:table-cell>
              <table:table-cell office:value-type="float" office:value="-3.53679672531013">
                <text:p>-3.5367967253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0439838893598">
                <text:p>5.30439838893598</text:p>
              </table:table-cell>
              <table:table-cell office:value-type="float" office:value="-3.44474618054342">
                <text:p>-3.4447461805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6372486287519">
                <text:p>5.26372486287519</text:p>
              </table:table-cell>
              <table:table-cell office:value-type="float" office:value="-3.35339157322785">
                <text:p>-3.3533915732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146317317471">
                <text:p>5.22146317317471</text:p>
              </table:table-cell>
              <table:table-cell office:value-type="float" office:value="-3.26276073088562">
                <text:p>-3.2627607308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762619316567">
                <text:p>5.17762619316567</text:p>
              </table:table-cell>
              <table:table-cell office:value-type="float" office:value="-3.17288126057295">
                <text:p>-3.17288126057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3222727602826">
                <text:p>5.13222727602826</text:p>
              </table:table-cell>
              <table:table-cell office:value-type="float" office:value="-3.08378054047064">
                <text:p>-3.0837805404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852802507243">
                <text:p>5.0852802507243</text:p>
              </table:table-cell>
              <table:table-cell office:value-type="float" office:value="-2.99548571154443">
                <text:p>-2.995485711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79941778473">
                <text:p>5.03679941778473</text:p>
              </table:table-cell>
              <table:table-cell office:value-type="float" office:value="-2.90802366927759">
                <text:p>-2.9080236692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8679954495357">
                <text:p>4.98679954495357</text:p>
              </table:table-cell>
              <table:table-cell office:value-type="float" office:value="-2.82142105547831">
                <text:p>-2.8214210554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352958626895">
                <text:p>4.9352958626895</text:p>
              </table:table-cell>
              <table:table-cell office:value-type="float" office:value="-2.73570425016428">
                <text:p>-2.7357042501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8230405952652">
                <text:p>4.88230405952652</text:p>
              </table:table-cell>
              <table:table-cell office:value-type="float" office:value="-2.65089936352716">
                <text:p>-2.6508993635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2784027729504">
                <text:p>4.82784027729504</text:p>
              </table:table-cell>
              <table:table-cell office:value-type="float" office:value="-2.56703222797907">
                <text:p>-2.5670322279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7192110620495">
                <text:p>4.77192110620495</text:p>
              </table:table-cell>
              <table:table-cell office:value-type="float" office:value="-2.48412839028384">
                <text:p>-2.4841283902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456357979207">
                <text:p>4.71456357979207</text:p>
              </table:table-cell>
              <table:table-cell office:value-type="float" office:value="-2.40221310377518">
                <text:p>-2.4022131037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5578516972955">
                <text:p>4.65578516972955</text:p>
              </table:table-cell>
              <table:table-cell office:value-type="float" office:value="-2.32131132066428">
                <text:p>-2.3213113206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9560378050585">
                <text:p>4.59560378050585</text:p>
              </table:table-cell>
              <table:table-cell office:value-type="float" office:value="-2.24144768443912">
                <text:p>-2.241447684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3403774397083">
                <text:p>4.53403774397083</text:p>
              </table:table-cell>
              <table:table-cell office:value-type="float" office:value="-2.16264652235779">
                <text:p>-2.1626465223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7110581375168">
                <text:p>4.47110581375168</text:p>
              </table:table-cell>
              <table:table-cell office:value-type="float" office:value="-2.0849318380382">
                <text:p>-2.084931838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0682715954043">
                <text:p>4.40682715954043</text:p>
              </table:table-cell>
              <table:table-cell office:value-type="float" office:value="-2.00832730414633">
                <text:p>-2.0083273041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4122136125461">
                <text:p>4.34122136125461</text:p>
              </table:table-cell>
              <table:table-cell office:value-type="float" office:value="-1.93285625518529">
                <text:p>-1.9328562551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7430840307305">
                <text:p>4.27430840307305</text:p>
              </table:table-cell>
              <table:table-cell office:value-type="float" office:value="-1.85854168038739">
                <text:p>-1.8585416803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0610866734847">
                <text:p>4.20610866734847</text:p>
              </table:table-cell>
              <table:table-cell office:value-type="float" office:value="-1.78540621671143">
                <text:p>-1.7854062167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3664292839885">
                <text:p>4.13664292839885</text:p>
              </table:table-cell>
              <table:table-cell office:value-type="float" office:value="-1.71347214194721">
                <text:p>-1.7134721419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6593234617935">
                <text:p>4.06593234617935</text:p>
              </table:table-cell>
              <table:table-cell office:value-type="float" office:value="-1.64276136792954">
                <text:p>-1.642761367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9399845983675">
                <text:p>3.99399845983675</text:p>
              </table:table-cell>
              <table:table-cell office:value-type="float" office:value="-1.57329543386363">
                <text:p>-1.5732954338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2086318114845">
                <text:p>3.92086318114845</text:p>
              </table:table-cell>
              <table:table-cell office:value-type="float" office:value="-1.50509549976406">
                <text:p>-1.5050954997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654878784793">
                <text:p>3.84654878784793</text:p>
              </table:table-cell>
              <table:table-cell office:value-type="float" office:value="-1.43818234000923">
                <text:p>-1.4381823400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7107791683867">
                <text:p>3.77107791683867</text:p>
              </table:table-cell>
              <table:table-cell office:value-type="float" office:value="-1.37257633701329">
                <text:p>-1.3725763370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944735572988">
                <text:p>3.6944735572988</text:p>
              </table:table-cell>
              <table:table-cell office:value-type="float" office:value="-1.3082974750174">
                <text:p>-1.308297475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1675904367831">
                <text:p>3.61675904367831</text:p>
              </table:table-cell>
              <table:table-cell office:value-type="float" office:value="-1.24536533400241">
                <text:p>-1.2453653340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3795804859118">
                <text:p>3.53795804859118</text:p>
              </table:table-cell>
              <table:table-cell office:value-type="float" office:value="-1.18379908372453">
                <text:p>-1.1837990837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5809457560446">
                <text:p>3.45809457560446</text:p>
              </table:table-cell>
              <table:table-cell office:value-type="float" office:value="-1.12361747787607">
                <text:p>-1.1236174778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719295192652">
                <text:p>3.37719295192652</text:p>
              </table:table-cell>
              <table:table-cell office:value-type="float" office:value="-1.06483884837289">
                <text:p>-1.0648388483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9527782099676">
                <text:p>3.29527782099676</text:p>
              </table:table-cell>
              <table:table-cell office:value-type="float" office:value="-1.00748109977027">
                <text:p>-1.0074810997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237413497899">
                <text:p>3.21237413497899</text:p>
              </table:table-cell>
              <table:table-cell office:value-type="float" office:value="-0.951561703809058">
                <text:p>-0.95156170380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850714716072">
                <text:p>3.12850714716072</text:p>
              </table:table-cell>
              <table:table-cell office:value-type="float" office:value="-0.897097694093563">
                <text:p>-0.89709769409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4370240426077">
                <text:p>3.04370240426077</text:p>
              </table:table-cell>
              <table:table-cell office:value-type="float" office:value="-0.84410566090297">
                <text:p>-0.8441056609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5798573864749">
                <text:p>2.95798573864749</text:p>
              </table:table-cell>
              <table:table-cell office:value-type="float" office:value="-0.792601746137769">
                <text:p>-0.79260174613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7138326046996">
                <text:p>2.87138326046996</text:p>
              </table:table-cell>
              <table:table-cell office:value-type="float" office:value="-0.742601638402775">
                <text:p>-0.74260163840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8392134970459">
                <text:p>2.78392134970459</text:p>
              </table:table-cell>
              <table:table-cell office:value-type="float" office:value="-0.694120568228221">
                <text:p>-0.69412056822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9562664811949">
                <text:p>2.69562664811949</text:p>
              </table:table-cell>
              <table:table-cell office:value-type="float" office:value="-0.647173303430385">
                <text:p>-0.64717330343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0652605115914">
                <text:p>2.60652605115914</text:p>
              </table:table-cell>
              <table:table-cell office:value-type="float" office:value="-0.601774144613171">
                <text:p>-0.60177414461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1664669975179">
                <text:p>2.51664669975179</text:p>
              </table:table-cell>
              <table:table-cell office:value-type="float" office:value="-0.557936920812">
                <text:p>-0.5579369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2601597204202">
                <text:p>2.42601597204202</text:p>
              </table:table-cell>
              <table:table-cell office:value-type="float" office:value="-0.515674985281348">
                <text:p>-0.51567498528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466147505111">
                <text:p>2.33466147505111</text:p>
              </table:table-cell>
              <table:table-cell office:value-type="float" office:value="-0.475001211427212">
                <text:p>-0.47500121142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261103626766">
                <text:p>2.24261103626766</text:p>
              </table:table-cell>
              <table:table-cell office:value-type="float" office:value="-0.435927988885743">
                <text:p>-0.43592798888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4989269517108">
                <text:p>2.14989269517108</text:p>
              </table:table-cell>
              <table:table-cell office:value-type="float" office:value="-0.39846721974924">
                <text:p>-0.3984672197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653469469046">
                <text:p>2.05653469469046</text:p>
              </table:table-cell>
              <table:table-cell office:value-type="float" office:value="-0.362630314940653">
                <text:p>-0.36263031494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56547260149">
                <text:p>1.96256547260149</text:p>
              </table:table-cell>
              <table:table-cell office:value-type="float" office:value="-0.328428190737704">
                <text:p>-0.32842819073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6801365286406">
                <text:p>1.86801365286406</text:p>
              </table:table-cell>
              <table:table-cell office:value-type="float" office:value="-0.295871265447677">
                <text:p>-0.29587126544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7290803690309">
                <text:p>1.77290803690309</text:p>
              </table:table-cell>
              <table:table-cell office:value-type="float" office:value="-0.264969456233903">
                <text:p>-0.26496945623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727759483534">
                <text:p>1.67727759483534</text:p>
              </table:table-cell>
              <table:table-cell office:value-type="float" office:value="-0.235732176094889">
                <text:p>-0.23573217609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115145664483">
                <text:p>1.58115145664483</text:p>
              </table:table-cell>
              <table:table-cell office:value-type="float" office:value="-0.208168330997026">
                <text:p>-0.20816833099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8455890330954">
                <text:p>1.48455890330954</text:p>
              </table:table-cell>
              <table:table-cell office:value-type="float" office:value="-0.182286317161745">
                <text:p>-0.18228631716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752935788216">
                <text:p>1.38752935788216</text:p>
              </table:table-cell>
              <table:table-cell office:value-type="float" office:value="-0.158094018507942">
                <text:p>-0.15809401850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9009237652749">
                <text:p>1.29009237652749</text:p>
              </table:table-cell>
              <table:table-cell office:value-type="float" office:value="-0.13559880425046">
                <text:p>-0.1355988042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9227763951939">
                <text:p>1.19227763951939</text:p>
              </table:table-cell>
              <table:table-cell office:value-type="float" office:value="-0.11480752665535">
                <text:p>-0.1148075266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411494219985">
                <text:p>1.09411494219985</text:p>
              </table:table-cell>
              <table:table-cell office:value-type="float" office:value="-0.0957265189526076">
                <text:p>-0.095726518952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634185903021">
                <text:p>0.995634185903021</text:p>
              </table:table-cell>
              <table:table-cell office:value-type="float" office:value="-0.0783615934070011">
                <text:p>-0.078361593407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865368846988">
                <text:p>0.896865368846988</text:p>
              </table:table-cell>
              <table:table-cell office:value-type="float" office:value="-0.0627180395476038">
                <text:p>-0.062718039547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783857699601">
                <text:p>0.79783857699601</text:p>
              </table:table-cell>
              <table:table-cell office:value-type="float" office:value="-0.0488006225565481">
                <text:p>-0.048800622556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8583974896032">
                <text:p>0.698583974896032</text:p>
              </table:table-cell>
              <table:table-cell office:value-type="float" office:value="-0.0366135818175042">
                <text:p>-0.036613581817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913179648627">
                <text:p>0.59913179648627</text:p>
              </table:table-cell>
              <table:table-cell office:value-type="float" office:value="-0.0261606296243217">
                <text:p>-0.026160629624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9512335889649">
                <text:p>0.499512335889649</text:p>
              </table:table-cell>
              <table:table-cell office:value-type="float" office:value="-0.0174449500502278">
                <text:p>-0.017444950050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755938184912">
                <text:p>0.399755938184912</text:p>
              </table:table-cell>
              <table:table-cell office:value-type="float" office:value="-0.010469197977927">
                <text:p>-0.01046919797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9892990163206">
                <text:p>0.299892990163206</text:p>
              </table:table-cell>
              <table:table-cell office:value-type="float" office:value="-0.00523549829089752">
                <text:p>-0.00523549829089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9953911071966">
                <text:p>0.199953911071966</text:p>
              </table:table-cell>
              <table:table-cell office:value-type="float" office:value="-0.00174544522613045">
                <text:p>-0.0017454452261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99691433489078">
                <text:p>0.0999691433489078</text:p>
              </table:table-cell>
              <table:table-cell office:value-type="float" office:value="-0.000000101888509427021">
                <text:p>-0.00000010188850942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